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543in"/>
    </style:style>
    <style:style style:name="co2" style:family="table-column">
      <style:table-column-properties fo:break-before="auto" style:column-width="1.0646in"/>
    </style:style>
    <style:style style:name="co3" style:family="table-column">
      <style:table-column-properties fo:break-before="auto" style:column-width="1.13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3.4835in" svg:height="19.9882in" svg:x="6.7909in" svg:y="0.7669in">
            <draw:object draw:notify-on-update-of-ranges="Sheet1.A1:Sheet1.A1 Sheet1.A2:Sheet1.A797 Sheet1.B1:Sheet1.B1 Sheet1.B2:Sheet1.B797 Sheet1.A1:Sheet1.A1 Sheet1.A2:Sheet1.A797 Sheet1.C1:Sheet1.C1 Sheet1.C2:Sheet1.C797 Sheet1.A1:Sheet1.A1 Sheet1.A2:Sheet1.A797 Sheet1.D1:Sheet1.D1 Sheet1.D2:Sheet1.D797 Sheet1.A1:Sheet1.A1 Sheet1.A2:Sheet1.A797 Sheet1.E1:Sheet1.E1 Sheet1.E2:Sheet1.E79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>
            <text:p>Similarity-Threshold</text:p>
          </table:table-cell>
          <table:table-cell office:value-type="string">
            <text:p>Clique</text:p>
          </table:table-cell>
          <table:table-cell office:value-type="string">
            <text:p>Single-Link</text:p>
          </table:table-cell>
          <table:table-cell office:value-type="string">
            <text:p>Star</text:p>
          </table:table-cell>
          <table:table-cell office:value-type="string">
            <text:p>String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4" office:value-type="float" office:value="503">
            <text:p>50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0.0891058372964">
            <text:p>90.0891058373</text:p>
          </table:table-cell>
          <table:table-cell office:value-type="float" office:value="503">
            <text:p>503</text:p>
          </table:table-cell>
          <table:table-cell office:value-type="float" office:value="87.969696969697">
            <text:p>87.9696969697</text:p>
          </table:table-cell>
          <table:table-cell office:value-type="float" office:value="41.9166666666667">
            <text:p>41.916666666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5.3554208512827">
            <text:p>85.3554208513</text:p>
          </table:table-cell>
          <table:table-cell office:value-type="float" office:value="503">
            <text:p>503</text:p>
          </table:table-cell>
          <table:table-cell office:value-type="float" office:value="75.989247311828">
            <text:p>75.9892473118</text:p>
          </table:table-cell>
          <table:table-cell office:value-type="float" office:value="35.9285714285714">
            <text:p>35.928571428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2.587675285043">
            <text:p>82.587675285</text:p>
          </table:table-cell>
          <table:table-cell office:value-type="float" office:value="503">
            <text:p>503</text:p>
          </table:table-cell>
          <table:table-cell office:value-type="float" office:value="66.8034188034188">
            <text:p>66.8034188034</text:p>
          </table:table-cell>
          <table:table-cell office:value-type="float" office:value="16.7666666666667">
            <text:p>16.7666666667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8.1907325900936">
            <text:p>78.1907325901</text:p>
          </table:table-cell>
          <table:table-cell office:value-type="float" office:value="503">
            <text:p>503</text:p>
          </table:table-cell>
          <table:table-cell office:value-type="float" office:value="61.4137931034483">
            <text:p>61.4137931034</text:p>
          </table:table-cell>
          <table:table-cell office:value-type="float" office:value="12.575">
            <text:p>12.57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2.3697904310004">
            <text:p>72.369790431</text:p>
          </table:table-cell>
          <table:table-cell office:value-type="float" office:value="503">
            <text:p>503</text:p>
          </table:table-cell>
          <table:table-cell office:value-type="float" office:value="55.3920454545455">
            <text:p>55.3920454545</text:p>
          </table:table-cell>
          <table:table-cell office:value-type="float" office:value="8.67241379310345">
            <text:p>8.67241379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0.1751598173516">
            <text:p>70.1751598174</text:p>
          </table:table-cell>
          <table:table-cell office:value-type="float" office:value="503">
            <text:p>503</text:p>
          </table:table-cell>
          <table:table-cell office:value-type="float" office:value="52.039603960396">
            <text:p>52.0396039604</text:p>
          </table:table-cell>
          <table:table-cell office:value-type="float" office:value="6.06024096385542">
            <text:p>6.060240963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9.1952678159305">
            <text:p>69.1952678159</text:p>
          </table:table-cell>
          <table:table-cell office:value-type="float" office:value="503">
            <text:p>503</text:p>
          </table:table-cell>
          <table:table-cell office:value-type="float" office:value="47.5680751173709">
            <text:p>47.5680751174</text:p>
          </table:table-cell>
          <table:table-cell office:value-type="float" office:value="4.88349514563107">
            <text:p>4.883495145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6.250846310088">
            <text:p>66.2508463101</text:p>
          </table:table-cell>
          <table:table-cell office:value-type="float" office:value="503">
            <text:p>503</text:p>
          </table:table-cell>
          <table:table-cell office:value-type="float" office:value="45.1106382978723">
            <text:p>45.1106382979</text:p>
          </table:table-cell>
          <table:table-cell office:value-type="float" office:value="4.53153153153153">
            <text:p>4.531531531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62.3712711381341">
            <text:p>62.3712711381</text:p>
          </table:table-cell>
          <table:table-cell office:value-type="float" office:value="503">
            <text:p>503</text:p>
          </table:table-cell>
          <table:table-cell office:value-type="float" office:value="40.7561983471074">
            <text:p>40.7561983471</text:p>
          </table:table-cell>
          <table:table-cell office:value-type="float" office:value="3.61870503597122">
            <text:p>3.61870503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9.8510288065844">
            <text:p>59.8510288066</text:p>
          </table:table-cell>
          <table:table-cell office:value-type="float" office:value="503">
            <text:p>503</text:p>
          </table:table-cell>
          <table:table-cell office:value-type="float" office:value="38.1887550200803">
            <text:p>38.1887550201</text:p>
          </table:table-cell>
          <table:table-cell office:value-type="float" office:value="3.30921052631579">
            <text:p>3.3092105263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7.1578231292517">
            <text:p>57.1578231293</text:p>
          </table:table-cell>
          <table:table-cell office:value-type="float" office:value="503">
            <text:p>503</text:p>
          </table:table-cell>
          <table:table-cell office:value-type="float" office:value="36.2669172932331">
            <text:p>36.2669172932</text:p>
          </table:table-cell>
          <table:table-cell office:value-type="float" office:value="2.99404761904762">
            <text:p>2.99404761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6.5167409438921">
            <text:p>56.5167409439</text:p>
          </table:table-cell>
          <table:table-cell office:value-type="float" office:value="503">
            <text:p>503</text:p>
          </table:table-cell>
          <table:table-cell office:value-type="float" office:value="34.4509090909091">
            <text:p>34.4509090909</text:p>
          </table:table-cell>
          <table:table-cell office:value-type="float" office:value="2.71891891891892">
            <text:p>2.7189189189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4.0087562834441">
            <text:p>54.0087562834</text:p>
          </table:table-cell>
          <table:table-cell office:value-type="float" office:value="503">
            <text:p>503</text:p>
          </table:table-cell>
          <table:table-cell office:value-type="float" office:value="33.0418118466899">
            <text:p>33.0418118467</text:p>
          </table:table-cell>
          <table:table-cell office:value-type="float" office:value="2.56632653061224">
            <text:p>2.566326530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2.6767597939753">
            <text:p>52.676759794</text:p>
          </table:table-cell>
          <table:table-cell office:value-type="float" office:value="503">
            <text:p>503</text:p>
          </table:table-cell>
          <table:table-cell office:value-type="float" office:value="31.3092783505155">
            <text:p>31.3092783505</text:p>
          </table:table-cell>
          <table:table-cell office:value-type="float" office:value="2.515">
            <text:p>2.5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0.5323772272925">
            <text:p>50.5323772273</text:p>
          </table:table-cell>
          <table:table-cell office:value-type="float" office:value="503">
            <text:p>503</text:p>
          </table:table-cell>
          <table:table-cell office:value-type="float" office:value="30.0546623794212">
            <text:p>30.0546623794</text:p>
          </table:table-cell>
          <table:table-cell office:value-type="float" office:value="2.30733944954128">
            <text:p>2.307339449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8.4606492867683">
            <text:p>48.4606492868</text:p>
          </table:table-cell>
          <table:table-cell office:value-type="float" office:value="503">
            <text:p>503</text:p>
          </table:table-cell>
          <table:table-cell office:value-type="float" office:value="29.0664556962025">
            <text:p>29.0664556962</text:p>
          </table:table-cell>
          <table:table-cell office:value-type="float" office:value="2.20614035087719">
            <text:p>2.206140350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6.8864671437866">
            <text:p>46.8864671438</text:p>
          </table:table-cell>
          <table:table-cell office:value-type="float" office:value="503">
            <text:p>503</text:p>
          </table:table-cell>
          <table:table-cell office:value-type="float" office:value="27.6234567901235">
            <text:p>27.6234567901</text:p>
          </table:table-cell>
          <table:table-cell office:value-type="float" office:value="2.11344537815126">
            <text:p>2.1134453782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46.0125159642401">
            <text:p>46.0125159642</text:p>
          </table:table-cell>
          <table:table-cell office:value-type="float" office:value="503">
            <text:p>503</text:p>
          </table:table-cell>
          <table:table-cell office:value-type="float" office:value="26.0820668693009">
            <text:p>26.0820668693</text:p>
          </table:table-cell>
          <table:table-cell office:value-type="float" office:value="2.03643724696356">
            <text:p>2.036437247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5.4671945701358">
            <text:p>45.4671945701</text:p>
          </table:table-cell>
          <table:table-cell office:value-type="float" office:value="503">
            <text:p>503</text:p>
          </table:table-cell>
          <table:table-cell office:value-type="float" office:value="25.1771771771772">
            <text:p>25.1771771772</text:p>
          </table:table-cell>
          <table:table-cell office:value-type="float" office:value="1.98031496062992">
            <text:p>1.980314960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3.6757585044438">
            <text:p>43.6757585044</text:p>
          </table:table-cell>
          <table:table-cell office:value-type="float" office:value="503">
            <text:p>503</text:p>
          </table:table-cell>
          <table:table-cell office:value-type="float" office:value="24.8431952662722">
            <text:p>24.8431952663</text:p>
          </table:table-cell>
          <table:table-cell office:value-type="float" office:value="1.9272030651341">
            <text:p>1.927203065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2.3895582329317">
            <text:p>42.3895582329</text:p>
          </table:table-cell>
          <table:table-cell office:value-type="float" office:value="503">
            <text:p>503</text:p>
          </table:table-cell>
          <table:table-cell office:value-type="float" office:value="23.6820809248555">
            <text:p>23.6820809249</text:p>
          </table:table-cell>
          <table:table-cell office:value-type="float" office:value="1.88389513108614">
            <text:p>1.883895131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0.8692660550459">
            <text:p>40.869266055</text:p>
          </table:table-cell>
          <table:table-cell office:value-type="float" office:value="503">
            <text:p>503</text:p>
          </table:table-cell>
          <table:table-cell office:value-type="float" office:value="22.8775510204082">
            <text:p>22.8775510204</text:p>
          </table:table-cell>
          <table:table-cell office:value-type="float" office:value="1.84926470588235">
            <text:p>1.849264705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0.6116088819634">
            <text:p>40.611608882</text:p>
          </table:table-cell>
          <table:table-cell office:value-type="float" office:value="503">
            <text:p>503</text:p>
          </table:table-cell>
          <table:table-cell office:value-type="float" office:value="22.3114285714286">
            <text:p>22.3114285714</text:p>
          </table:table-cell>
          <table:table-cell office:value-type="float" office:value="1.80286738351254">
            <text:p>1.802867383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8.7355855855856">
            <text:p>38.7355855856</text:p>
          </table:table-cell>
          <table:table-cell office:value-type="float" office:value="503">
            <text:p>503</text:p>
          </table:table-cell>
          <table:table-cell office:value-type="float" office:value="21.6136363636364">
            <text:p>21.6136363636</text:p>
          </table:table-cell>
          <table:table-cell office:value-type="float" office:value="1.75874125874126">
            <text:p>1.758741258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6.6457544618713">
            <text:p>36.6457544619</text:p>
          </table:table-cell>
          <table:table-cell office:value-type="float" office:value="503">
            <text:p>503</text:p>
          </table:table-cell>
          <table:table-cell office:value-type="float" office:value="20.5014245014245">
            <text:p>20.5014245014</text:p>
          </table:table-cell>
          <table:table-cell office:value-type="float" office:value="1.7108843537415">
            <text:p>1.710884353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5.5226567349472">
            <text:p>35.5226567349</text:p>
          </table:table-cell>
          <table:table-cell office:value-type="float" office:value="503">
            <text:p>503</text:p>
          </table:table-cell>
          <table:table-cell office:value-type="float" office:value="20.2011173184357">
            <text:p>20.2011173184</text:p>
          </table:table-cell>
          <table:table-cell office:value-type="float" office:value="1.66006600660066">
            <text:p>1.660066006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4.5180802103879">
            <text:p>34.5180802104</text:p>
          </table:table-cell>
          <table:table-cell office:value-type="float" office:value="503">
            <text:p>503</text:p>
          </table:table-cell>
          <table:table-cell office:value-type="float" office:value="19.6225895316804">
            <text:p>19.6225895317</text:p>
          </table:table-cell>
          <table:table-cell office:value-type="float" office:value="1.66006600660066">
            <text:p>1.660066006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.4578947368421">
            <text:p>33.4578947368</text:p>
          </table:table-cell>
          <table:table-cell office:value-type="float" office:value="503">
            <text:p>503</text:p>
          </table:table-cell>
          <table:table-cell office:value-type="float" office:value="19.4715447154472">
            <text:p>19.4715447154</text:p>
          </table:table-cell>
          <table:table-cell office:value-type="float" office:value="1.62258064516129">
            <text:p>1.622580645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1.965991902834">
            <text:p>31.9659919028</text:p>
          </table:table-cell>
          <table:table-cell office:value-type="float" office:value="503">
            <text:p>503</text:p>
          </table:table-cell>
          <table:table-cell office:value-type="float" office:value="18.9228723404255">
            <text:p>18.9228723404</text:p>
          </table:table-cell>
          <table:table-cell office:value-type="float" office:value="1.60191082802548">
            <text:p>1.601910828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0.3836003770028">
            <text:p>30.383600377</text:p>
          </table:table-cell>
          <table:table-cell office:value-type="float" office:value="503">
            <text:p>503</text:p>
          </table:table-cell>
          <table:table-cell office:value-type="float" office:value="18.6772486772487">
            <text:p>18.6772486772</text:p>
          </table:table-cell>
          <table:table-cell office:value-type="float" office:value="1.58675078864353">
            <text:p>1.586750788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9.0970072239422">
            <text:p>29.0970072239</text:p>
          </table:table-cell>
          <table:table-cell office:value-type="float" office:value="503">
            <text:p>503</text:p>
          </table:table-cell>
          <table:table-cell office:value-type="float" office:value="18.1989528795812">
            <text:p>18.1989528796</text:p>
          </table:table-cell>
          <table:table-cell office:value-type="float" office:value="1.571875">
            <text:p>1.571875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8.9532908704883">
            <text:p>28.9532908705</text:p>
          </table:table-cell>
          <table:table-cell office:value-type="float" office:value="503">
            <text:p>503</text:p>
          </table:table-cell>
          <table:table-cell office:value-type="float" office:value="17.8358974358974">
            <text:p>17.8358974359</text:p>
          </table:table-cell>
          <table:table-cell office:value-type="float" office:value="1.52887537993921">
            <text:p>1.5288753799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7.9408418657565">
            <text:p>27.9408418658</text:p>
          </table:table-cell>
          <table:table-cell office:value-type="float" office:value="503">
            <text:p>503</text:p>
          </table:table-cell>
          <table:table-cell office:value-type="float" office:value="17.304347826087">
            <text:p>17.3043478261</text:p>
          </table:table-cell>
          <table:table-cell office:value-type="float" office:value="1.51963746223565">
            <text:p>1.5196374622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6.7056019070322">
            <text:p>26.705601907</text:p>
          </table:table-cell>
          <table:table-cell office:value-type="float" office:value="503">
            <text:p>503</text:p>
          </table:table-cell>
          <table:table-cell office:value-type="float" office:value="13.4351851851852">
            <text:p>13.4351851852</text:p>
          </table:table-cell>
          <table:table-cell office:value-type="float" office:value="1.51506024096386">
            <text:p>1.51506024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6.0485678704857">
            <text:p>26.0485678705</text:p>
          </table:table-cell>
          <table:table-cell office:value-type="float" office:value="503">
            <text:p>503</text:p>
          </table:table-cell>
          <table:table-cell office:value-type="float" office:value="13.2256097560976">
            <text:p>13.2256097561</text:p>
          </table:table-cell>
          <table:table-cell office:value-type="float" office:value="1.49702380952381">
            <text:p>1.497023809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5.2212041884817">
            <text:p>25.2212041885</text:p>
          </table:table-cell>
          <table:table-cell office:value-type="float" office:value="503">
            <text:p>503</text:p>
          </table:table-cell>
          <table:table-cell office:value-type="float" office:value="13.2395209580838">
            <text:p>13.2395209581</text:p>
          </table:table-cell>
          <table:table-cell office:value-type="float" office:value="1.48377581120944">
            <text:p>1.483775811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24.3939808481532">
            <text:p>24.3939808482</text:p>
          </table:table-cell>
          <table:table-cell office:value-type="float" office:value="503">
            <text:p>503</text:p>
          </table:table-cell>
          <table:table-cell office:value-type="float" office:value="12.8862275449102">
            <text:p>12.8862275449</text:p>
          </table:table-cell>
          <table:table-cell office:value-type="float" office:value="1.47076023391813">
            <text:p>1.4707602339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3.8206896551724">
            <text:p>23.8206896552</text:p>
          </table:table-cell>
          <table:table-cell office:value-type="float" office:value="503">
            <text:p>503</text:p>
          </table:table-cell>
          <table:table-cell office:value-type="float" office:value="12.6187683284457">
            <text:p>12.6187683284</text:p>
          </table:table-cell>
          <table:table-cell office:value-type="float" office:value="1.44956772334294">
            <text:p>1.449567723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3.4252717391304">
            <text:p>23.4252717391</text:p>
          </table:table-cell>
          <table:table-cell office:value-type="float" office:value="503">
            <text:p>503</text:p>
          </table:table-cell>
          <table:table-cell office:value-type="float" office:value="12.402332361516">
            <text:p>12.4023323615</text:p>
          </table:table-cell>
          <table:table-cell office:value-type="float" office:value="1.42897727272727">
            <text:p>1.428977272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22.8517482517482">
            <text:p>22.8517482517</text:p>
          </table:table-cell>
          <table:table-cell office:value-type="float" office:value="503">
            <text:p>503</text:p>
          </table:table-cell>
          <table:table-cell office:value-type="float" office:value="12.3025936599424">
            <text:p>12.3025936599</text:p>
          </table:table-cell>
          <table:table-cell office:value-type="float" office:value="1.41292134831461">
            <text:p>1.412921348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1.5393939393939">
            <text:p>21.5393939394</text:p>
          </table:table-cell>
          <table:table-cell office:value-type="float" office:value="503">
            <text:p>503</text:p>
          </table:table-cell>
          <table:table-cell office:value-type="float" office:value="12.225988700565">
            <text:p>12.2259887006</text:p>
          </table:table-cell>
          <table:table-cell office:value-type="float" office:value="1.40111420612813">
            <text:p>1.4011142061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0.9006211180124">
            <text:p>20.900621118</text:p>
          </table:table-cell>
          <table:table-cell office:value-type="float" office:value="503">
            <text:p>503</text:p>
          </table:table-cell>
          <table:table-cell office:value-type="float" office:value="12.0561797752809">
            <text:p>12.0561797753</text:p>
          </table:table-cell>
          <table:table-cell office:value-type="float" office:value="1.38950276243094">
            <text:p>1.3895027624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0.4644549763033">
            <text:p>20.4644549763</text:p>
          </table:table-cell>
          <table:table-cell office:value-type="float" office:value="503">
            <text:p>503</text:p>
          </table:table-cell>
          <table:table-cell office:value-type="float" office:value="11.9385474860335">
            <text:p>11.938547486</text:p>
          </table:table-cell>
          <table:table-cell office:value-type="float" office:value="1.39335180055402">
            <text:p>1.393351800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9.8633440514469">
            <text:p>19.8633440514</text:p>
          </table:table-cell>
          <table:table-cell office:value-type="float" office:value="503">
            <text:p>503</text:p>
          </table:table-cell>
          <table:table-cell office:value-type="float" office:value="11.7063711911357">
            <text:p>11.7063711911</text:p>
          </table:table-cell>
          <table:table-cell office:value-type="float" office:value="1.38567493112948">
            <text:p>1.385674931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9.7624398073836">
            <text:p>19.7624398074</text:p>
          </table:table-cell>
          <table:table-cell office:value-type="float" office:value="503">
            <text:p>503</text:p>
          </table:table-cell>
          <table:table-cell office:value-type="float" office:value="11.4701086956522">
            <text:p>11.4701086957</text:p>
          </table:table-cell>
          <table:table-cell office:value-type="float" office:value="1.36314363143631">
            <text:p>1.363143631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8.9917218543046">
            <text:p>18.9917218543</text:p>
          </table:table-cell>
          <table:table-cell office:value-type="float" office:value="503">
            <text:p>503</text:p>
          </table:table-cell>
          <table:table-cell office:value-type="float" office:value="11.3477088948787">
            <text:p>11.3477088949</text:p>
          </table:table-cell>
          <table:table-cell office:value-type="float" office:value="1.36314363143631">
            <text:p>1.3631436314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18.496632996633">
            <text:p>18.4966329966</text:p>
          </table:table-cell>
          <table:table-cell office:value-type="float" office:value="503">
            <text:p>503</text:p>
          </table:table-cell>
          <table:table-cell office:value-type="float" office:value="11.1968085106383">
            <text:p>11.1968085106</text:p>
          </table:table-cell>
          <table:table-cell office:value-type="float" office:value="1.36314363143631">
            <text:p>1.363143631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7.6900175131349">
            <text:p>17.6900175131</text:p>
          </table:table-cell>
          <table:table-cell office:value-type="float" office:value="503">
            <text:p>503</text:p>
          </table:table-cell>
          <table:table-cell office:value-type="float" office:value="11.0185676392573">
            <text:p>11.0185676393</text:p>
          </table:table-cell>
          <table:table-cell office:value-type="float" office:value="1.35579514824798">
            <text:p>1.355795148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16.8076225045372">
            <text:p>16.8076225045</text:p>
          </table:table-cell>
          <table:table-cell office:value-type="float" office:value="503">
            <text:p>503</text:p>
          </table:table-cell>
          <table:table-cell office:value-type="float" office:value="10.8874345549738">
            <text:p>10.887434555</text:p>
          </table:table-cell>
          <table:table-cell office:value-type="float" office:value="1.34133333333333">
            <text:p>1.341333333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6.7615658362989">
            <text:p>16.7615658363</text:p>
          </table:table-cell>
          <table:table-cell office:value-type="float" office:value="503">
            <text:p>503</text:p>
          </table:table-cell>
          <table:table-cell office:value-type="float" office:value="10.7578125">
            <text:p>10.7578125</text:p>
          </table:table-cell>
          <table:table-cell office:value-type="float" office:value="1.3342175066313">
            <text:p>1.3342175066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6.3693693693694">
            <text:p>16.3693693694</text:p>
          </table:table-cell>
          <table:table-cell office:value-type="float" office:value="503">
            <text:p>503</text:p>
          </table:table-cell>
          <table:table-cell office:value-type="float" office:value="10.6692506459948">
            <text:p>10.669250646</text:p>
          </table:table-cell>
          <table:table-cell office:value-type="float" office:value="1.32368421052632">
            <text:p>1.323684210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15.8213627992634">
            <text:p>15.8213627993</text:p>
          </table:table-cell>
          <table:table-cell office:value-type="float" office:value="503">
            <text:p>503</text:p>
          </table:table-cell>
          <table:table-cell office:value-type="float" office:value="10.6803069053708">
            <text:p>10.6803069054</text:p>
          </table:table-cell>
          <table:table-cell office:value-type="float" office:value="1.32020997375328">
            <text:p>1.320209973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15.9159049360146">
            <text:p>15.915904936</text:p>
          </table:table-cell>
          <table:table-cell office:value-type="float" office:value="503">
            <text:p>503</text:p>
          </table:table-cell>
          <table:table-cell office:value-type="float" office:value="10.6430379746835">
            <text:p>10.6430379747</text:p>
          </table:table-cell>
          <table:table-cell office:value-type="float" office:value="1.31331592689295">
            <text:p>1.3133159269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15.976618705036">
            <text:p>15.976618705</text:p>
          </table:table-cell>
          <table:table-cell office:value-type="float" office:value="503">
            <text:p>503</text:p>
          </table:table-cell>
          <table:table-cell office:value-type="float" office:value="10.4582278481013">
            <text:p>10.4582278481</text:p>
          </table:table-cell>
          <table:table-cell office:value-type="float" office:value="1.30989583333333">
            <text:p>1.3098958333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15.9299820466786">
            <text:p>15.9299820467</text:p>
          </table:table-cell>
          <table:table-cell office:value-type="float" office:value="503">
            <text:p>503</text:p>
          </table:table-cell>
          <table:table-cell office:value-type="float" office:value="10.3383838383838">
            <text:p>10.3383838384</text:p>
          </table:table-cell>
          <table:table-cell office:value-type="float" office:value="1.29305912596401">
            <text:p>1.29305912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5.4716636197441">
            <text:p>15.4716636197</text:p>
          </table:table-cell>
          <table:table-cell office:value-type="float" office:value="503">
            <text:p>503</text:p>
          </table:table-cell>
          <table:table-cell office:value-type="float" office:value="10.2587939698492">
            <text:p>10.2587939698</text:p>
          </table:table-cell>
          <table:table-cell office:value-type="float" office:value="1.29305912596401">
            <text:p>1.293059126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15.0520446096654">
            <text:p>15.0520446097</text:p>
          </table:table-cell>
          <table:table-cell office:value-type="float" office:value="503">
            <text:p>503</text:p>
          </table:table-cell>
          <table:table-cell office:value-type="float" office:value="10.115">
            <text:p>10.115</text:p>
          </table:table-cell>
          <table:table-cell office:value-type="float" office:value="1.29305912596401">
            <text:p>1.29305912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5.3532608695652">
            <text:p>15.3532608696</text:p>
          </table:table-cell>
          <table:table-cell office:value-type="float" office:value="251.5">
            <text:p>251.5</text:p>
          </table:table-cell>
          <table:table-cell office:value-type="float" office:value="10.0519801980198">
            <text:p>10.051980198</text:p>
          </table:table-cell>
          <table:table-cell office:value-type="float" office:value="1.27341772151899">
            <text:p>1.273417721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15.1865942028986">
            <text:p>15.1865942029</text:p>
          </table:table-cell>
          <table:table-cell office:value-type="float" office:value="251.5">
            <text:p>251.5</text:p>
          </table:table-cell>
          <table:table-cell office:value-type="float" office:value="10.0024630541872">
            <text:p>10.0024630542</text:p>
          </table:table-cell>
          <table:table-cell office:value-type="float" office:value="1.28316326530612">
            <text:p>1.283163265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14.7463503649635">
            <text:p>14.746350365</text:p>
          </table:table-cell>
          <table:table-cell office:value-type="float" office:value="251.5">
            <text:p>251.5</text:p>
          </table:table-cell>
          <table:table-cell office:value-type="float" office:value="9.90487804878049">
            <text:p>9.9048780488</text:p>
          </table:table-cell>
          <table:table-cell office:value-type="float" office:value="1.27989821882952">
            <text:p>1.2798982188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4.3240223463687">
            <text:p>14.3240223464</text:p>
          </table:table-cell>
          <table:table-cell office:value-type="float" office:value="167.666666666667">
            <text:p>167.6666666667</text:p>
          </table:table-cell>
          <table:table-cell office:value-type="float" office:value="9.77858880778589">
            <text:p>9.7785888078</text:p>
          </table:table-cell>
          <table:table-cell office:value-type="float" office:value="1.27341772151899">
            <text:p>1.2734177215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3.9356060606061">
            <text:p>13.9356060606</text:p>
          </table:table-cell>
          <table:table-cell office:value-type="float" office:value="167.666666666667">
            <text:p>167.6666666667</text:p>
          </table:table-cell>
          <table:table-cell office:value-type="float" office:value="9.63260340632603">
            <text:p>9.6326034063</text:p>
          </table:table-cell>
          <table:table-cell office:value-type="float" office:value="1.27664974619289">
            <text:p>1.276649746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13.5278310940499">
            <text:p>13.527831094</text:p>
          </table:table-cell>
          <table:table-cell office:value-type="float" office:value="125.75">
            <text:p>125.75</text:p>
          </table:table-cell>
          <table:table-cell office:value-type="float" office:value="9.60532687651332">
            <text:p>9.6053268765</text:p>
          </table:table-cell>
          <table:table-cell office:value-type="float" office:value="1.26700251889169">
            <text:p>1.2670025189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4.5527272727273">
            <text:p>14.5527272727</text:p>
          </table:table-cell>
          <table:table-cell office:value-type="float" office:value="125.75">
            <text:p>125.75</text:p>
          </table:table-cell>
          <table:table-cell office:value-type="float" office:value="9.54939759036145">
            <text:p>9.5493975904</text:p>
          </table:table-cell>
          <table:table-cell office:value-type="float" office:value="1.26700251889169">
            <text:p>1.2670025189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14.3180987202925">
            <text:p>14.3180987203</text:p>
          </table:table-cell>
          <table:table-cell office:value-type="float" office:value="125.75">
            <text:p>125.75</text:p>
          </table:table-cell>
          <table:table-cell office:value-type="float" office:value="9.40481927710843">
            <text:p>9.4048192771</text:p>
          </table:table-cell>
          <table:table-cell office:value-type="float" office:value="1.26065162907268">
            <text:p>1.260651629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3.75">
            <text:p>13.75</text:p>
          </table:table-cell>
          <table:table-cell office:value-type="float" office:value="125.75">
            <text:p>125.75</text:p>
          </table:table-cell>
          <table:table-cell office:value-type="float" office:value="9.27644230769231">
            <text:p>9.2764423077</text:p>
          </table:table-cell>
          <table:table-cell office:value-type="float" office:value="1.26381909547739">
            <text:p>1.2638190955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3.2">
            <text:p>13.2</text:p>
          </table:table-cell>
          <table:table-cell office:value-type="float" office:value="125.75">
            <text:p>125.75</text:p>
          </table:table-cell>
          <table:table-cell office:value-type="float" office:value="9.15827338129497">
            <text:p>9.1582733813</text:p>
          </table:table-cell>
          <table:table-cell office:value-type="float" office:value="1.26065162907268">
            <text:p>1.2606516291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3.219696969697">
            <text:p>13.2196969697</text:p>
          </table:table-cell>
          <table:table-cell office:value-type="float" office:value="125.75">
            <text:p>125.75</text:p>
          </table:table-cell>
          <table:table-cell office:value-type="float" office:value="9.08612440191388">
            <text:p>9.0861244019</text:p>
          </table:table-cell>
          <table:table-cell office:value-type="float" office:value="1.25124378109453">
            <text:p>1.251243781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12.9524714828897">
            <text:p>12.9524714829</text:p>
          </table:table-cell>
          <table:table-cell office:value-type="float" office:value="125.75">
            <text:p>125.75</text:p>
          </table:table-cell>
          <table:table-cell office:value-type="float" office:value="8.95226730310263">
            <text:p>8.9522673031</text:p>
          </table:table-cell>
          <table:table-cell office:value-type="float" office:value="1.25124378109453">
            <text:p>1.2512437811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12.8669201520913">
            <text:p>12.8669201521</text:p>
          </table:table-cell>
          <table:table-cell office:value-type="float" office:value="125.75">
            <text:p>125.75</text:p>
          </table:table-cell>
          <table:table-cell office:value-type="float" office:value="8.88095238095238">
            <text:p>8.880952381</text:p>
          </table:table-cell>
          <table:table-cell office:value-type="float" office:value="1.2450495049505">
            <text:p>1.24504950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.4280230326296">
            <text:p>12.4280230326</text:p>
          </table:table-cell>
          <table:table-cell office:value-type="float" office:value="125.75">
            <text:p>125.75</text:p>
          </table:table-cell>
          <table:table-cell office:value-type="float" office:value="8.8274231678487">
            <text:p>8.8274231678</text:p>
          </table:table-cell>
          <table:table-cell office:value-type="float" office:value="1.2450495049505">
            <text:p>1.245049505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12.3747609942639">
            <text:p>12.3747609943</text:p>
          </table:table-cell>
          <table:table-cell office:value-type="float" office:value="125.75">
            <text:p>125.75</text:p>
          </table:table-cell>
          <table:table-cell office:value-type="float" office:value="8.71867612293144">
            <text:p>8.7186761229</text:p>
          </table:table-cell>
          <table:table-cell office:value-type="float" office:value="1.24197530864198">
            <text:p>1.241975308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12.1714836223507">
            <text:p>12.1714836224</text:p>
          </table:table-cell>
          <table:table-cell office:value-type="float" office:value="125.75">
            <text:p>125.75</text:p>
          </table:table-cell>
          <table:table-cell office:value-type="float" office:value="8.61465721040189">
            <text:p>8.6146572104</text:p>
          </table:table-cell>
          <table:table-cell office:value-type="float" office:value="1.23891625615764">
            <text:p>1.2389162562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1.9633204633205">
            <text:p>11.9633204633</text:p>
          </table:table-cell>
          <table:table-cell office:value-type="float" office:value="125.75">
            <text:p>125.75</text:p>
          </table:table-cell>
          <table:table-cell office:value-type="float" office:value="8.48936170212766">
            <text:p>8.4893617021</text:p>
          </table:table-cell>
          <table:table-cell office:value-type="float" office:value="1.22982885085575">
            <text:p>1.2298288509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11.6924564796905">
            <text:p>11.6924564797</text:p>
          </table:table-cell>
          <table:table-cell office:value-type="float" office:value="125.75">
            <text:p>125.75</text:p>
          </table:table-cell>
          <table:table-cell office:value-type="float" office:value="8.35697399527187">
            <text:p>8.3569739953</text:p>
          </table:table-cell>
          <table:table-cell office:value-type="float" office:value="1.22384428223844">
            <text:p>1.223844282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1.2632612966601">
            <text:p>11.2632612967</text:p>
          </table:table-cell>
          <table:table-cell office:value-type="float" office:value="100.6">
            <text:p>100.6</text:p>
          </table:table-cell>
          <table:table-cell office:value-type="float" office:value="8.24113475177305">
            <text:p>8.2411347518</text:p>
          </table:table-cell>
          <table:table-cell office:value-type="float" office:value="1.21791767554479">
            <text:p>1.217917675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1.0457256461233">
            <text:p>11.0457256461</text:p>
          </table:table-cell>
          <table:table-cell office:value-type="float" office:value="100.6">
            <text:p>100.6</text:p>
          </table:table-cell>
          <table:table-cell office:value-type="float" office:value="8.15130023640662">
            <text:p>8.1513002364</text:p>
          </table:table-cell>
          <table:table-cell office:value-type="float" office:value="1.22087378640777">
            <text:p>1.220873786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10.856">
            <text:p>10.856</text:p>
          </table:table-cell>
          <table:table-cell office:value-type="float" office:value="71.8571428571429">
            <text:p>71.8571428571</text:p>
          </table:table-cell>
          <table:table-cell office:value-type="float" office:value="8.14754098360656">
            <text:p>8.1475409836</text:p>
          </table:table-cell>
          <table:table-cell office:value-type="float" office:value="1.21791767554479">
            <text:p>1.217917675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10.6706827309237">
            <text:p>10.6706827309</text:p>
          </table:table-cell>
          <table:table-cell office:value-type="float" office:value="71.8571428571429">
            <text:p>71.8571428571</text:p>
          </table:table-cell>
          <table:table-cell office:value-type="float" office:value="8.04683840749414">
            <text:p>8.0468384075</text:p>
          </table:table-cell>
          <table:table-cell office:value-type="float" office:value="1.21204819277108">
            <text:p>1.2120481928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10.4516129032258">
            <text:p>10.4516129032</text:p>
          </table:table-cell>
          <table:table-cell office:value-type="float" office:value="62.875">
            <text:p>62.875</text:p>
          </table:table-cell>
          <table:table-cell office:value-type="float" office:value="7.94379391100703">
            <text:p>7.943793911</text:p>
          </table:table-cell>
          <table:table-cell office:value-type="float" office:value="1.21204819277108">
            <text:p>1.2120481928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10.1906693711968">
            <text:p>10.1906693712</text:p>
          </table:table-cell>
          <table:table-cell office:value-type="float" office:value="62.875">
            <text:p>62.875</text:p>
          </table:table-cell>
          <table:table-cell office:value-type="float" office:value="7.91627906976744">
            <text:p>7.9162790698</text:p>
          </table:table-cell>
          <table:table-cell office:value-type="float" office:value="1.21204819277108">
            <text:p>1.2120481928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.96319018404908">
            <text:p>9.963190184</text:p>
          </table:table-cell>
          <table:table-cell office:value-type="float" office:value="62.875">
            <text:p>62.875</text:p>
          </table:table-cell>
          <table:table-cell office:value-type="float" office:value="7.82790697674419">
            <text:p>7.8279069767</text:p>
          </table:table-cell>
          <table:table-cell office:value-type="float" office:value="1.21497584541063">
            <text:p>1.2149758454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10.0345528455285">
            <text:p>10.0345528455</text:p>
          </table:table-cell>
          <table:table-cell office:value-type="float" office:value="55.8888888888889">
            <text:p>55.8888888889</text:p>
          </table:table-cell>
          <table:table-cell office:value-type="float" office:value="7.76334106728538">
            <text:p>7.7633410673</text:p>
          </table:table-cell>
          <table:table-cell office:value-type="float" office:value="1.21497584541063">
            <text:p>1.214975845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9.74332648870637">
            <text:p>9.7433264887</text:p>
          </table:table-cell>
          <table:table-cell office:value-type="float" office:value="55.8888888888889">
            <text:p>55.8888888889</text:p>
          </table:table-cell>
          <table:table-cell office:value-type="float" office:value="7.72350230414747">
            <text:p>7.7235023041</text:p>
          </table:table-cell>
          <table:table-cell office:value-type="float" office:value="1.20913461538462">
            <text:p>1.2091346154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.63449691991787">
            <text:p>9.6344969199</text:p>
          </table:table-cell>
          <table:table-cell office:value-type="float" office:value="50.3">
            <text:p>50.3</text:p>
          </table:table-cell>
          <table:table-cell office:value-type="float" office:value="7.67126436781609">
            <text:p>7.6712643678</text:p>
          </table:table-cell>
          <table:table-cell office:value-type="float" office:value="1.20913461538462">
            <text:p>1.2091346154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9.59753593429158">
            <text:p>9.5975359343</text:p>
          </table:table-cell>
          <table:table-cell office:value-type="float" office:value="50.3">
            <text:p>50.3</text:p>
          </table:table-cell>
          <table:table-cell office:value-type="float" office:value="7.65366972477064">
            <text:p>7.6536697248</text:p>
          </table:table-cell>
          <table:table-cell office:value-type="float" office:value="1.20047732696897">
            <text:p>1.20047732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9.49075975359343">
            <text:p>9.4907597536</text:p>
          </table:table-cell>
          <table:table-cell office:value-type="float" office:value="50.3">
            <text:p>50.3</text:p>
          </table:table-cell>
          <table:table-cell office:value-type="float" office:value="7.59725400457666">
            <text:p>7.5972540046</text:p>
          </table:table-cell>
          <table:table-cell office:value-type="float" office:value="1.19477434679335">
            <text:p>1.1947743468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9.57926829268293">
            <text:p>9.5792682927</text:p>
          </table:table-cell>
          <table:table-cell office:value-type="float" office:value="50.3">
            <text:p>50.3</text:p>
          </table:table-cell>
          <table:table-cell office:value-type="float" office:value="7.47597254004577">
            <text:p>7.47597254</text:p>
          </table:table-cell>
          <table:table-cell office:value-type="float" office:value="1.19477434679335">
            <text:p>1.194774346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.4765784114053">
            <text:p>9.4765784114</text:p>
          </table:table-cell>
          <table:table-cell office:value-type="float" office:value="45.7272727272727">
            <text:p>45.7272727273</text:p>
          </table:table-cell>
          <table:table-cell office:value-type="float" office:value="7.39588100686499">
            <text:p>7.3958810069</text:p>
          </table:table-cell>
          <table:table-cell office:value-type="float" office:value="1.19477434679335">
            <text:p>1.1947743468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9.67871485943775">
            <text:p>9.6787148594</text:p>
          </table:table-cell>
          <table:table-cell office:value-type="float" office:value="45.7272727272727">
            <text:p>45.7272727273</text:p>
          </table:table-cell>
          <table:table-cell office:value-type="float" office:value="7.37214611872146">
            <text:p>7.3721461187</text:p>
          </table:table-cell>
          <table:table-cell office:value-type="float" office:value="1.18632075471698">
            <text:p>1.186320754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9.56048387096774">
            <text:p>9.560483871</text:p>
          </table:table-cell>
          <table:table-cell office:value-type="float" office:value="45.7272727272727">
            <text:p>45.7272727273</text:p>
          </table:table-cell>
          <table:table-cell office:value-type="float" office:value="7.33485193621868">
            <text:p>7.3348519362</text:p>
          </table:table-cell>
          <table:table-cell office:value-type="float" office:value="1.18352941176471">
            <text:p>1.1835294118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.3582995951417">
            <text:p>9.3582995951</text:p>
          </table:table-cell>
          <table:table-cell office:value-type="float" office:value="38.6923076923077">
            <text:p>38.6923076923</text:p>
          </table:table-cell>
          <table:table-cell office:value-type="float" office:value="7.27107061503417">
            <text:p>7.271070615</text:p>
          </table:table-cell>
          <table:table-cell office:value-type="float" office:value="1.19477434679335">
            <text:p>1.1947743468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9.11836734693878">
            <text:p>9.1183673469</text:p>
          </table:table-cell>
          <table:table-cell office:value-type="float" office:value="35.9285714285714">
            <text:p>35.9285714286</text:p>
          </table:table-cell>
          <table:table-cell office:value-type="float" office:value="7.20501138952164">
            <text:p>7.2050113895</text:p>
          </table:table-cell>
          <table:table-cell office:value-type="float" office:value="1.18632075471698">
            <text:p>1.1863207547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9.16227180527383">
            <text:p>9.1622718053</text:p>
          </table:table-cell>
          <table:table-cell office:value-type="float" office:value="35.9285714285714">
            <text:p>35.9285714286</text:p>
          </table:table-cell>
          <table:table-cell office:value-type="float" office:value="7.11617312072893">
            <text:p>7.1161731207</text:p>
          </table:table-cell>
          <table:table-cell office:value-type="float" office:value="1.18632075471698">
            <text:p>1.1863207547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8.96741344195519">
            <text:p>8.967413442</text:p>
          </table:table-cell>
          <table:table-cell office:value-type="float" office:value="33.5333333333333">
            <text:p>33.5333333333</text:p>
          </table:table-cell>
          <table:table-cell office:value-type="float" office:value="7.05909090909091">
            <text:p>7.0590909091</text:p>
          </table:table-cell>
          <table:table-cell office:value-type="float" office:value="1.18632075471698">
            <text:p>1.186320754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.71047227926078">
            <text:p>8.7104722793</text:p>
          </table:table-cell>
          <table:table-cell office:value-type="float" office:value="33.5333333333333">
            <text:p>33.5333333333</text:p>
          </table:table-cell>
          <table:table-cell office:value-type="float" office:value="7.03619909502262">
            <text:p>7.036199095</text:p>
          </table:table-cell>
          <table:table-cell office:value-type="float" office:value="1.18352941176471">
            <text:p>1.1835294118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8.64065708418891">
            <text:p>8.6406570842</text:p>
          </table:table-cell>
          <table:table-cell office:value-type="float" office:value="31.4375">
            <text:p>31.4375</text:p>
          </table:table-cell>
          <table:table-cell office:value-type="float" office:value="6.98194130925508">
            <text:p>6.9819413093</text:p>
          </table:table-cell>
          <table:table-cell office:value-type="float" office:value="1.18075117370892">
            <text:p>1.1807511737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8.54320987654321">
            <text:p>8.5432098765</text:p>
          </table:table-cell>
          <table:table-cell office:value-type="float" office:value="29.5882352941176">
            <text:p>29.5882352941</text:p>
          </table:table-cell>
          <table:table-cell office:value-type="float" office:value="6.92099322799097">
            <text:p>6.920993228</text:p>
          </table:table-cell>
          <table:table-cell office:value-type="float" office:value="1.17523364485981">
            <text:p>1.1752336449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8.42061855670103">
            <text:p>8.4206185567</text:p>
          </table:table-cell>
          <table:table-cell office:value-type="float" office:value="27.9444444444444">
            <text:p>27.9444444444</text:p>
          </table:table-cell>
          <table:table-cell office:value-type="float" office:value="6.8510158013544">
            <text:p>6.8510158014</text:p>
          </table:table-cell>
          <table:table-cell office:value-type="float" office:value="1.17249417249417">
            <text:p>1.1724941725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8.5">
            <text:p>8.5</text:p>
          </table:table-cell>
          <table:table-cell office:value-type="float" office:value="27.9444444444444">
            <text:p>27.9444444444</text:p>
          </table:table-cell>
          <table:table-cell office:value-type="float" office:value="6.78103837471783">
            <text:p>6.7810383747</text:p>
          </table:table-cell>
          <table:table-cell office:value-type="float" office:value="1.17249417249417">
            <text:p>1.1724941725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8.77867203219316">
            <text:p>8.7786720322</text:p>
          </table:table-cell>
          <table:table-cell office:value-type="float" office:value="27.9444444444444">
            <text:p>27.9444444444</text:p>
          </table:table-cell>
          <table:table-cell office:value-type="float" office:value="6.71331828442438">
            <text:p>6.7133182844</text:p>
          </table:table-cell>
          <table:table-cell office:value-type="float" office:value="1.16976744186047">
            <text:p>1.1697674419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8.72635814889336">
            <text:p>8.7263581489</text:p>
          </table:table-cell>
          <table:table-cell office:value-type="float" office:value="27.9444444444444">
            <text:p>27.9444444444</text:p>
          </table:table-cell>
          <table:table-cell office:value-type="float" office:value="6.65914221218962">
            <text:p>6.6591422122</text:p>
          </table:table-cell>
          <table:table-cell office:value-type="float" office:value="1.17523364485981">
            <text:p>1.1752336449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8.66398390342052">
            <text:p>8.6639839034</text:p>
          </table:table-cell>
          <table:table-cell office:value-type="float" office:value="27.9444444444444">
            <text:p>27.9444444444</text:p>
          </table:table-cell>
          <table:table-cell office:value-type="float" office:value="6.60270880361174">
            <text:p>6.6027088036</text:p>
          </table:table-cell>
          <table:table-cell office:value-type="float" office:value="1.17523364485981">
            <text:p>1.1752336449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8.50909090909091">
            <text:p>8.5090909091</text:p>
          </table:table-cell>
          <table:table-cell office:value-type="float" office:value="26.4736842105263">
            <text:p>26.4736842105</text:p>
          </table:table-cell>
          <table:table-cell office:value-type="float" office:value="6.58333333333333">
            <text:p>6.5833333333</text:p>
          </table:table-cell>
          <table:table-cell office:value-type="float" office:value="1.16705336426914">
            <text:p>1.167053364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8.85573122529644">
            <text:p>8.8557312253</text:p>
          </table:table-cell>
          <table:table-cell office:value-type="float" office:value="26.4736842105263">
            <text:p>26.4736842105</text:p>
          </table:table-cell>
          <table:table-cell office:value-type="float" office:value="6.61210762331839">
            <text:p>6.6121076233</text:p>
          </table:table-cell>
          <table:table-cell office:value-type="float" office:value="1.16435185185185">
            <text:p>1.164351851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8.92534381139489">
            <text:p>8.9253438114</text:p>
          </table:table-cell>
          <table:table-cell office:value-type="float" office:value="26.4736842105263">
            <text:p>26.4736842105</text:p>
          </table:table-cell>
          <table:table-cell office:value-type="float" office:value="6.5695067264574">
            <text:p>6.5695067265</text:p>
          </table:table-cell>
          <table:table-cell office:value-type="float" office:value="1.16435185185185">
            <text:p>1.1643518519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8.84117647058824">
            <text:p>8.8411764706</text:p>
          </table:table-cell>
          <table:table-cell office:value-type="float" office:value="23.952380952381">
            <text:p>23.9523809524</text:p>
          </table:table-cell>
          <table:table-cell office:value-type="float" office:value="6.57718120805369">
            <text:p>6.5771812081</text:p>
          </table:table-cell>
          <table:table-cell office:value-type="float" office:value="1.15898617511521">
            <text:p>1.1589861751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8.66666666666667">
            <text:p>8.6666666667</text:p>
          </table:table-cell>
          <table:table-cell office:value-type="float" office:value="22.8636363636364">
            <text:p>22.8636363636</text:p>
          </table:table-cell>
          <table:table-cell office:value-type="float" office:value="6.52796420581656">
            <text:p>6.5279642058</text:p>
          </table:table-cell>
          <table:table-cell office:value-type="float" office:value="1.15898617511521">
            <text:p>1.1589861751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8.56015779092702">
            <text:p>8.5601577909</text:p>
          </table:table-cell>
          <table:table-cell office:value-type="float" office:value="22.8636363636364">
            <text:p>22.8636363636</text:p>
          </table:table-cell>
          <table:table-cell office:value-type="float" office:value="6.4675615212528">
            <text:p>6.4675615213</text:p>
          </table:table-cell>
          <table:table-cell office:value-type="float" office:value="1.15632183908046">
            <text:p>1.1563218391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8.3531746031746">
            <text:p>8.3531746032</text:p>
          </table:table-cell>
          <table:table-cell office:value-type="float" office:value="21.8695652173913">
            <text:p>21.8695652174</text:p>
          </table:table-cell>
          <table:table-cell office:value-type="float" office:value="6.45758928571429">
            <text:p>6.4575892857</text:p>
          </table:table-cell>
          <table:table-cell office:value-type="float" office:value="1.15898617511521">
            <text:p>1.1589861751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8.32673267326733">
            <text:p>8.3267326733</text:p>
          </table:table-cell>
          <table:table-cell office:value-type="float" office:value="21.8695652173913">
            <text:p>21.8695652174</text:p>
          </table:table-cell>
          <table:table-cell office:value-type="float" office:value="6.49333333333333">
            <text:p>6.4933333333</text:p>
          </table:table-cell>
          <table:table-cell office:value-type="float" office:value="1.15898617511521">
            <text:p>1.1589861751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8.220675944334">
            <text:p>8.2206759443</text:p>
          </table:table-cell>
          <table:table-cell office:value-type="float" office:value="21.8695652173913">
            <text:p>21.8695652174</text:p>
          </table:table-cell>
          <table:table-cell office:value-type="float" office:value="6.48337028824834">
            <text:p>6.4833702882</text:p>
          </table:table-cell>
          <table:table-cell office:value-type="float" office:value="1.15898617511521">
            <text:p>1.1589861751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8.09580838323353">
            <text:p>8.0958083832</text:p>
          </table:table-cell>
          <table:table-cell office:value-type="float" office:value="20.9583333333333">
            <text:p>20.9583333333</text:p>
          </table:table-cell>
          <table:table-cell office:value-type="float" office:value="6.43015521064302">
            <text:p>6.4301552106</text:p>
          </table:table-cell>
          <table:table-cell office:value-type="float" office:value="1.15632183908046">
            <text:p>1.1563218391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.8508064516129">
            <text:p>7.8508064516</text:p>
          </table:table-cell>
          <table:table-cell office:value-type="float" office:value="20.9583333333333">
            <text:p>20.9583333333</text:p>
          </table:table-cell>
          <table:table-cell office:value-type="float" office:value="6.4083885209713">
            <text:p>6.408388521</text:p>
          </table:table-cell>
          <table:table-cell office:value-type="float" office:value="1.15366972477064">
            <text:p>1.1536697248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.80241935483871">
            <text:p>7.8024193548</text:p>
          </table:table-cell>
          <table:table-cell office:value-type="float" office:value="20.12">
            <text:p>20.12</text:p>
          </table:table-cell>
          <table:table-cell office:value-type="float" office:value="6.38325991189427">
            <text:p>6.3832599119</text:p>
          </table:table-cell>
          <table:table-cell office:value-type="float" office:value="1.15366972477064">
            <text:p>1.1536697248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.64574898785425">
            <text:p>7.6457489879</text:p>
          </table:table-cell>
          <table:table-cell office:value-type="float" office:value="19.3461538461538">
            <text:p>19.3461538462</text:p>
          </table:table-cell>
          <table:table-cell office:value-type="float" office:value="6.34505494505495">
            <text:p>6.3450549451</text:p>
          </table:table-cell>
          <table:table-cell office:value-type="float" office:value="1.15632183908046">
            <text:p>1.1563218391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.61010101010101">
            <text:p>7.6101010101</text:p>
          </table:table-cell>
          <table:table-cell office:value-type="float" office:value="17.9642857142857">
            <text:p>17.9642857143</text:p>
          </table:table-cell>
          <table:table-cell office:value-type="float" office:value="6.27032967032967">
            <text:p>6.2703296703</text:p>
          </table:table-cell>
          <table:table-cell office:value-type="float" office:value="1.15632183908046">
            <text:p>1.1563218391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7.49290060851927">
            <text:p>7.4929006085</text:p>
          </table:table-cell>
          <table:table-cell office:value-type="float" office:value="17.3448275862069">
            <text:p>17.3448275862</text:p>
          </table:table-cell>
          <table:table-cell office:value-type="float" office:value="6.21538461538462">
            <text:p>6.2153846154</text:p>
          </table:table-cell>
          <table:table-cell office:value-type="float" office:value="1.15366972477064">
            <text:p>1.1536697248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7.38821138211382">
            <text:p>7.3882113821</text:p>
          </table:table-cell>
          <table:table-cell office:value-type="float" office:value="16.2258064516129">
            <text:p>16.2258064516</text:p>
          </table:table-cell>
          <table:table-cell office:value-type="float" office:value="6.15384615384615">
            <text:p>6.1538461538</text:p>
          </table:table-cell>
          <table:table-cell office:value-type="float" office:value="1.15102974828375">
            <text:p>1.151029748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7.31707317073171">
            <text:p>7.3170731707</text:p>
          </table:table-cell>
          <table:table-cell office:value-type="float" office:value="15.71875">
            <text:p>15.71875</text:p>
          </table:table-cell>
          <table:table-cell office:value-type="float" office:value="6.10526315789474">
            <text:p>6.1052631579</text:p>
          </table:table-cell>
          <table:table-cell office:value-type="float" office:value="1.14578587699317">
            <text:p>1.145785877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.22810590631365">
            <text:p>7.2281059063</text:p>
          </table:table-cell>
          <table:table-cell office:value-type="float" office:value="15.71875">
            <text:p>15.71875</text:p>
          </table:table-cell>
          <table:table-cell office:value-type="float" office:value="6.10503282275711">
            <text:p>6.1050328228</text:p>
          </table:table-cell>
          <table:table-cell office:value-type="float" office:value="1.14578587699317">
            <text:p>1.145785877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7.17922606924644">
            <text:p>7.1792260692</text:p>
          </table:table-cell>
          <table:table-cell office:value-type="float" office:value="15.2424242424242">
            <text:p>15.2424242424</text:p>
          </table:table-cell>
          <table:table-cell office:value-type="float" office:value="6.08515283842795">
            <text:p>6.0851528384</text:p>
          </table:table-cell>
          <table:table-cell office:value-type="float" office:value="1.14578587699317">
            <text:p>1.145785877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.09795918367347">
            <text:p>7.0979591837</text:p>
          </table:table-cell>
          <table:table-cell office:value-type="float" office:value="15.2424242424242">
            <text:p>15.2424242424</text:p>
          </table:table-cell>
          <table:table-cell office:value-type="float" office:value="6.03930131004367">
            <text:p>6.03930131</text:p>
          </table:table-cell>
          <table:table-cell office:value-type="float" office:value="1.14578587699317">
            <text:p>1.145785877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7.04294478527607">
            <text:p>7.0429447853</text:p>
          </table:table-cell>
          <table:table-cell office:value-type="float" office:value="14.3714285714286">
            <text:p>14.3714285714</text:p>
          </table:table-cell>
          <table:table-cell office:value-type="float" office:value="6.04357298474946">
            <text:p>6.0435729847</text:p>
          </table:table-cell>
          <table:table-cell office:value-type="float" office:value="1.14318181818182">
            <text:p>1.1431818182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6.97950819672131">
            <text:p>6.9795081967</text:p>
          </table:table-cell>
          <table:table-cell office:value-type="float" office:value="13.9722222222222">
            <text:p>13.9722222222</text:p>
          </table:table-cell>
          <table:table-cell office:value-type="float" office:value="6.00217864923747">
            <text:p>6.0021786492</text:p>
          </table:table-cell>
          <table:table-cell office:value-type="float" office:value="1.14318181818182">
            <text:p>1.1431818182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6.88501026694045">
            <text:p>6.8850102669</text:p>
          </table:table-cell>
          <table:table-cell office:value-type="float" office:value="13.5945945945946">
            <text:p>13.5945945946</text:p>
          </table:table-cell>
          <table:table-cell office:value-type="float" office:value="5.96078431372549">
            <text:p>5.9607843137</text:p>
          </table:table-cell>
          <table:table-cell office:value-type="float" office:value="1.14318181818182">
            <text:p>1.143181818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6.86065573770492">
            <text:p>6.8606557377</text:p>
          </table:table-cell>
          <table:table-cell office:value-type="float" office:value="13.5945945945946">
            <text:p>13.5945945946</text:p>
          </table:table-cell>
          <table:table-cell office:value-type="float" office:value="5.95869565217391">
            <text:p>5.9586956522</text:p>
          </table:table-cell>
          <table:table-cell office:value-type="float" office:value="1.140589569161">
            <text:p>1.140589569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6.76180698151951">
            <text:p>6.7618069815</text:p>
          </table:table-cell>
          <table:table-cell office:value-type="float" office:value="13.5945945945946">
            <text:p>13.5945945946</text:p>
          </table:table-cell>
          <table:table-cell office:value-type="float" office:value="5.89565217391304">
            <text:p>5.8956521739</text:p>
          </table:table-cell>
          <table:table-cell office:value-type="float" office:value="1.140589569161">
            <text:p>1.140589569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6.70431211498973">
            <text:p>6.704312115</text:p>
          </table:table-cell>
          <table:table-cell office:value-type="float" office:value="12.575">
            <text:p>12.575</text:p>
          </table:table-cell>
          <table:table-cell office:value-type="float" office:value="5.84347826086957">
            <text:p>5.8434782609</text:p>
          </table:table-cell>
          <table:table-cell office:value-type="float" office:value="1.13800904977376">
            <text:p>1.1380090498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6.65030674846626">
            <text:p>6.6503067485</text:p>
          </table:table-cell>
          <table:table-cell office:value-type="float" office:value="11.9761904761905">
            <text:p>11.9761904762</text:p>
          </table:table-cell>
          <table:table-cell office:value-type="float" office:value="5.82646420824295">
            <text:p>5.8264642082</text:p>
          </table:table-cell>
          <table:table-cell office:value-type="float" office:value="1.13800904977376">
            <text:p>1.1380090498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6.53593429158111">
            <text:p>6.5359342916</text:p>
          </table:table-cell>
          <table:table-cell office:value-type="float" office:value="11.6976744186047">
            <text:p>11.6976744186</text:p>
          </table:table-cell>
          <table:table-cell office:value-type="float" office:value="5.77006507592191">
            <text:p>5.7700650759</text:p>
          </table:table-cell>
          <table:table-cell office:value-type="float" office:value="1.13800904977376">
            <text:p>1.1380090498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6.48665297741273">
            <text:p>6.4866529774</text:p>
          </table:table-cell>
          <table:table-cell office:value-type="float" office:value="11.1777777777778">
            <text:p>11.1777777778</text:p>
          </table:table-cell>
          <table:table-cell office:value-type="float" office:value="5.72017353579176">
            <text:p>5.7201735358</text:p>
          </table:table-cell>
          <table:table-cell office:value-type="float" office:value="1.13800904977376">
            <text:p>1.1380090498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6.44969199178645">
            <text:p>6.4496919918</text:p>
          </table:table-cell>
          <table:table-cell office:value-type="float" office:value="10.9347826086957">
            <text:p>10.9347826087</text:p>
          </table:table-cell>
          <table:table-cell office:value-type="float" office:value="5.68763557483731">
            <text:p>5.6876355748</text:p>
          </table:table-cell>
          <table:table-cell office:value-type="float" office:value="1.13800904977376">
            <text:p>1.1380090498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6.29545454545455">
            <text:p>6.2954545455</text:p>
          </table:table-cell>
          <table:table-cell office:value-type="float" office:value="10.9347826086957">
            <text:p>10.9347826087</text:p>
          </table:table-cell>
          <table:table-cell office:value-type="float" office:value="5.65943600867679">
            <text:p>5.6594360087</text:p>
          </table:table-cell>
          <table:table-cell office:value-type="float" office:value="1.13544018058691">
            <text:p>1.135440180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6.32098765432099">
            <text:p>6.3209876543</text:p>
          </table:table-cell>
          <table:table-cell office:value-type="float" office:value="10.9347826086957">
            <text:p>10.9347826087</text:p>
          </table:table-cell>
          <table:table-cell office:value-type="float" office:value="5.66017316017316">
            <text:p>5.6601731602</text:p>
          </table:table-cell>
          <table:table-cell office:value-type="float" office:value="1.13544018058691">
            <text:p>1.13544018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6.25360824742268">
            <text:p>6.2536082474</text:p>
          </table:table-cell>
          <table:table-cell office:value-type="float" office:value="10.7021276595745">
            <text:p>10.7021276596</text:p>
          </table:table-cell>
          <table:table-cell office:value-type="float" office:value="5.54013015184382">
            <text:p>5.5401301518</text:p>
          </table:table-cell>
          <table:table-cell office:value-type="float" office:value="1.13288288288288">
            <text:p>1.1328828829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6.09128630705394">
            <text:p>6.0912863071</text:p>
          </table:table-cell>
          <table:table-cell office:value-type="float" office:value="10.4791666666667">
            <text:p>10.4791666667</text:p>
          </table:table-cell>
          <table:table-cell office:value-type="float" office:value="5.52277657266811">
            <text:p>5.5227765727</text:p>
          </table:table-cell>
          <table:table-cell office:value-type="float" office:value="1.13033707865169">
            <text:p>1.1303370787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6.05394190871369">
            <text:p>6.0539419087</text:p>
          </table:table-cell>
          <table:table-cell office:value-type="float" office:value="10.4791666666667">
            <text:p>10.4791666667</text:p>
          </table:table-cell>
          <table:table-cell office:value-type="float" office:value="5.48373101952278">
            <text:p>5.4837310195</text:p>
          </table:table-cell>
          <table:table-cell office:value-type="float" office:value="1.13033707865169">
            <text:p>1.1303370787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5.997920997921">
            <text:p>5.9979209979</text:p>
          </table:table-cell>
          <table:table-cell office:value-type="float" office:value="10.4791666666667">
            <text:p>10.4791666667</text:p>
          </table:table-cell>
          <table:table-cell office:value-type="float" office:value="5.46203904555315">
            <text:p>5.4620390456</text:p>
          </table:table-cell>
          <table:table-cell office:value-type="float" office:value="1.13033707865169">
            <text:p>1.1303370787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5.96881496881497">
            <text:p>5.9688149688</text:p>
          </table:table-cell>
          <table:table-cell office:value-type="float" office:value="10.4791666666667">
            <text:p>10.4791666667</text:p>
          </table:table-cell>
          <table:table-cell office:value-type="float" office:value="5.43600867678959">
            <text:p>5.4360086768</text:p>
          </table:table-cell>
          <table:table-cell office:value-type="float" office:value="1.13033707865169">
            <text:p>1.1303370787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5.92723492723493">
            <text:p>5.9272349272</text:p>
          </table:table-cell>
          <table:table-cell office:value-type="float" office:value="10.265306122449">
            <text:p>10.2653061224</text:p>
          </table:table-cell>
          <table:table-cell office:value-type="float" office:value="5.39262472885033">
            <text:p>5.3926247289</text:p>
          </table:table-cell>
          <table:table-cell office:value-type="float" office:value="1.13033707865169">
            <text:p>1.13033707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5.8960498960499">
            <text:p>5.896049896</text:p>
          </table:table-cell>
          <table:table-cell office:value-type="float" office:value="9.86274509803922">
            <text:p>9.862745098</text:p>
          </table:table-cell>
          <table:table-cell office:value-type="float" office:value="5.40476190476191">
            <text:p>5.4047619048</text:p>
          </table:table-cell>
          <table:table-cell office:value-type="float" office:value="1.12780269058296">
            <text:p>1.1278026906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5.85625">
            <text:p>5.85625</text:p>
          </table:table-cell>
          <table:table-cell office:value-type="float" office:value="9.86274509803922">
            <text:p>9.862745098</text:p>
          </table:table-cell>
          <table:table-cell office:value-type="float" office:value="5.38528138528139">
            <text:p>5.3852813853</text:p>
          </table:table-cell>
          <table:table-cell office:value-type="float" office:value="1.12780269058296">
            <text:p>1.127802690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5.82291666666667">
            <text:p>5.8229166667</text:p>
          </table:table-cell>
          <table:table-cell office:value-type="float" office:value="9.49056603773585">
            <text:p>9.4905660377</text:p>
          </table:table-cell>
          <table:table-cell office:value-type="float" office:value="5.35281385281385">
            <text:p>5.3528138528</text:p>
          </table:table-cell>
          <table:table-cell office:value-type="float" office:value="1.12527964205817">
            <text:p>1.1252796421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5.86514522821577">
            <text:p>5.8651452282</text:p>
          </table:table-cell>
          <table:table-cell office:value-type="float" office:value="9.31481481481482">
            <text:p>9.3148148148</text:p>
          </table:table-cell>
          <table:table-cell office:value-type="float" office:value="5.31385281385281">
            <text:p>5.3138528139</text:p>
          </table:table-cell>
          <table:table-cell office:value-type="float" office:value="1.12527964205817">
            <text:p>1.125279642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5.83160083160083">
            <text:p>5.8316008316</text:p>
          </table:table-cell>
          <table:table-cell office:value-type="float" office:value="9.14545454545454">
            <text:p>9.1454545455</text:p>
          </table:table-cell>
          <table:table-cell office:value-type="float" office:value="5.30885529157667">
            <text:p>5.3088552916</text:p>
          </table:table-cell>
          <table:table-cell office:value-type="float" office:value="1.12276785714286">
            <text:p>1.1227678571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5.82572614107884">
            <text:p>5.8257261411</text:p>
          </table:table-cell>
          <table:table-cell office:value-type="float" office:value="8.98214285714286">
            <text:p>8.9821428571</text:p>
          </table:table-cell>
          <table:table-cell office:value-type="float" office:value="5.27213822894168">
            <text:p>5.2721382289</text:p>
          </table:table-cell>
          <table:table-cell office:value-type="float" office:value="1.12026726057906">
            <text:p>1.1202672606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5.79253112033195">
            <text:p>5.7925311203</text:p>
          </table:table-cell>
          <table:table-cell office:value-type="float" office:value="8.82456140350877">
            <text:p>8.8245614035</text:p>
          </table:table-cell>
          <table:table-cell office:value-type="float" office:value="5.23758099352052">
            <text:p>5.2375809935</text:p>
          </table:table-cell>
          <table:table-cell office:value-type="float" office:value="1.12026726057906">
            <text:p>1.1202672606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5.95687885010267">
            <text:p>5.9568788501</text:p>
          </table:table-cell>
          <table:table-cell office:value-type="float" office:value="8.82456140350877">
            <text:p>8.8245614035</text:p>
          </table:table-cell>
          <table:table-cell office:value-type="float" office:value="5.20518358531318">
            <text:p>5.2051835853</text:p>
          </table:table-cell>
          <table:table-cell office:value-type="float" office:value="1.12026726057906">
            <text:p>1.120267260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5.91786447638604">
            <text:p>5.9178644764</text:p>
          </table:table-cell>
          <table:table-cell office:value-type="float" office:value="8.52542372881356">
            <text:p>8.5254237288</text:p>
          </table:table-cell>
          <table:table-cell office:value-type="float" office:value="5.16414686825054">
            <text:p>5.1641468683</text:p>
          </table:table-cell>
          <table:table-cell office:value-type="float" office:value="1.12026726057906">
            <text:p>1.120267260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5.81855670103093">
            <text:p>5.818556701</text:p>
          </table:table-cell>
          <table:table-cell office:value-type="float" office:value="8.52542372881356">
            <text:p>8.5254237288</text:p>
          </table:table-cell>
          <table:table-cell office:value-type="float" office:value="5.14254859611231">
            <text:p>5.1425485961</text:p>
          </table:table-cell>
          <table:table-cell office:value-type="float" office:value="1.12026726057906">
            <text:p>1.1202672606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5.75413223140496">
            <text:p>5.7541322314</text:p>
          </table:table-cell>
          <table:table-cell office:value-type="float" office:value="8.24590163934426">
            <text:p>8.2459016393</text:p>
          </table:table-cell>
          <table:table-cell office:value-type="float" office:value="5.13146551724138">
            <text:p>5.1314655172</text:p>
          </table:table-cell>
          <table:table-cell office:value-type="float" office:value="1.11777777777778">
            <text:p>1.117777777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5.72727272727273">
            <text:p>5.7272727273</text:p>
          </table:table-cell>
          <table:table-cell office:value-type="float" office:value="7.98412698412698">
            <text:p>7.9841269841</text:p>
          </table:table-cell>
          <table:table-cell office:value-type="float" office:value="5.10344827586207">
            <text:p>5.1034482759</text:p>
          </table:table-cell>
          <table:table-cell office:value-type="float" office:value="1.11777777777778">
            <text:p>1.117777777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5.69896907216495">
            <text:p>5.6989690722</text:p>
          </table:table-cell>
          <table:table-cell office:value-type="float" office:value="7.98412698412698">
            <text:p>7.9841269841</text:p>
          </table:table-cell>
          <table:table-cell office:value-type="float" office:value="5.07112068965517">
            <text:p>5.0711206897</text:p>
          </table:table-cell>
          <table:table-cell office:value-type="float" office:value="1.11777777777778">
            <text:p>1.1177777778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5.67010309278351">
            <text:p>5.6701030928</text:p>
          </table:table-cell>
          <table:table-cell office:value-type="float" office:value="7.98412698412698">
            <text:p>7.9841269841</text:p>
          </table:table-cell>
          <table:table-cell office:value-type="float" office:value="5.04525862068966">
            <text:p>5.0452586207</text:p>
          </table:table-cell>
          <table:table-cell office:value-type="float" office:value="1.11777777777778">
            <text:p>1.1177777778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.64123711340206">
            <text:p>5.6412371134</text:p>
          </table:table-cell>
          <table:table-cell office:value-type="float" office:value="7.98412698412698">
            <text:p>7.9841269841</text:p>
          </table:table-cell>
          <table:table-cell office:value-type="float" office:value="5.01508620689655">
            <text:p>5.0150862069</text:p>
          </table:table-cell>
          <table:table-cell office:value-type="float" office:value="1.11777777777778">
            <text:p>1.117777777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5.61649484536082">
            <text:p>5.6164948454</text:p>
          </table:table-cell>
          <table:table-cell office:value-type="float" office:value="7.859375">
            <text:p>7.859375</text:p>
          </table:table-cell>
          <table:table-cell office:value-type="float" office:value="4.99137931034483">
            <text:p>4.9913793103</text:p>
          </table:table-cell>
          <table:table-cell office:value-type="float" office:value="1.11777777777778">
            <text:p>1.1177777778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5.59587628865979">
            <text:p>5.5958762887</text:p>
          </table:table-cell>
          <table:table-cell office:value-type="float" office:value="7.859375">
            <text:p>7.859375</text:p>
          </table:table-cell>
          <table:table-cell office:value-type="float" office:value="4.97198275862069">
            <text:p>4.9719827586</text:p>
          </table:table-cell>
          <table:table-cell office:value-type="float" office:value="1.11777777777778">
            <text:p>1.1177777778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5.56494845360825">
            <text:p>5.5649484536</text:p>
          </table:table-cell>
          <table:table-cell office:value-type="float" office:value="7.50746268656716">
            <text:p>7.5074626866</text:p>
          </table:table-cell>
          <table:table-cell office:value-type="float" office:value="4.93965517241379">
            <text:p>4.9396551724</text:p>
          </table:table-cell>
          <table:table-cell office:value-type="float" office:value="1.11777777777778">
            <text:p>1.1177777778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5.67893660531697">
            <text:p>5.6789366053</text:p>
          </table:table-cell>
          <table:table-cell office:value-type="float" office:value="7.39705882352941">
            <text:p>7.3970588235</text:p>
          </table:table-cell>
          <table:table-cell office:value-type="float" office:value="4.89008620689655">
            <text:p>4.8900862069</text:p>
          </table:table-cell>
          <table:table-cell office:value-type="float" office:value="1.11529933481153">
            <text:p>1.1152993348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5.43388429752066">
            <text:p>5.4338842975</text:p>
          </table:table-cell>
          <table:table-cell office:value-type="float" office:value="7.39705882352941">
            <text:p>7.3970588235</text:p>
          </table:table-cell>
          <table:table-cell office:value-type="float" office:value="4.89462365591398">
            <text:p>4.8946236559</text:p>
          </table:table-cell>
          <table:table-cell office:value-type="float" office:value="1.11529933481153">
            <text:p>1.1152993348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5.39256198347107">
            <text:p>5.3925619835</text:p>
          </table:table-cell>
          <table:table-cell office:value-type="float" office:value="6.98611111111111">
            <text:p>6.9861111111</text:p>
          </table:table-cell>
          <table:table-cell office:value-type="float" office:value="4.85591397849462">
            <text:p>4.8559139785</text:p>
          </table:table-cell>
          <table:table-cell office:value-type="float" office:value="1.11529933481153">
            <text:p>1.1152993348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5.39381443298969">
            <text:p>5.393814433</text:p>
          </table:table-cell>
          <table:table-cell office:value-type="float" office:value="6.89041095890411">
            <text:p>6.8904109589</text:p>
          </table:table-cell>
          <table:table-cell office:value-type="float" office:value="4.83655913978495">
            <text:p>4.8365591398</text:p>
          </table:table-cell>
          <table:table-cell office:value-type="float" office:value="1.11529933481153">
            <text:p>1.1152993348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5.39506172839506">
            <text:p>5.3950617284</text:p>
          </table:table-cell>
          <table:table-cell office:value-type="float" office:value="6.70666666666667">
            <text:p>6.7066666667</text:p>
          </table:table-cell>
          <table:table-cell office:value-type="float" office:value="4.80645161290323">
            <text:p>4.8064516129</text:p>
          </table:table-cell>
          <table:table-cell office:value-type="float" office:value="1.11529933481153">
            <text:p>1.1152993348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5.32164948453608">
            <text:p>5.3216494845</text:p>
          </table:table-cell>
          <table:table-cell office:value-type="float" office:value="6.61842105263158">
            <text:p>6.6184210526</text:p>
          </table:table-cell>
          <table:table-cell office:value-type="float" office:value="4.7741935483871">
            <text:p>4.7741935484</text:p>
          </table:table-cell>
          <table:table-cell office:value-type="float" office:value="1.11529933481153">
            <text:p>1.115299334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5.28247422680412">
            <text:p>5.2824742268</text:p>
          </table:table-cell>
          <table:table-cell office:value-type="float" office:value="6.2875">
            <text:p>6.2875</text:p>
          </table:table-cell>
          <table:table-cell office:value-type="float" office:value="4.73978494623656">
            <text:p>4.7397849462</text:p>
          </table:table-cell>
          <table:table-cell office:value-type="float" office:value="1.11529933481153">
            <text:p>1.1152993348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5.19502074688797">
            <text:p>5.1950207469</text:p>
          </table:table-cell>
          <table:table-cell office:value-type="float" office:value="6.20987654320988">
            <text:p>6.2098765432</text:p>
          </table:table-cell>
          <table:table-cell office:value-type="float" office:value="4.71888412017167">
            <text:p>4.7188841202</text:p>
          </table:table-cell>
          <table:table-cell office:value-type="float" office:value="1.11283185840708">
            <text:p>1.1128318584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5.16804979253112">
            <text:p>5.1680497925</text:p>
          </table:table-cell>
          <table:table-cell office:value-type="float" office:value="6.20987654320988">
            <text:p>6.2098765432</text:p>
          </table:table-cell>
          <table:table-cell office:value-type="float" office:value="4.69098712446352">
            <text:p>4.6909871245</text:p>
          </table:table-cell>
          <table:table-cell office:value-type="float" office:value="1.11529933481153">
            <text:p>1.1152993348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5.20289855072464">
            <text:p>5.2028985507</text:p>
          </table:table-cell>
          <table:table-cell office:value-type="float" office:value="6.20987654320988">
            <text:p>6.2098765432</text:p>
          </table:table-cell>
          <table:table-cell office:value-type="float" office:value="4.68522483940043">
            <text:p>4.6852248394</text:p>
          </table:table-cell>
          <table:table-cell office:value-type="float" office:value="1.11283185840708">
            <text:p>1.1128318584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5.19047619047619">
            <text:p>5.1904761905</text:p>
          </table:table-cell>
          <table:table-cell office:value-type="float" office:value="6.20987654320988">
            <text:p>6.2098765432</text:p>
          </table:table-cell>
          <table:table-cell office:value-type="float" office:value="4.67237687366167">
            <text:p>4.6723768737</text:p>
          </table:table-cell>
          <table:table-cell office:value-type="float" office:value="1.11283185840708">
            <text:p>1.1128318584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5.16149068322981">
            <text:p>5.1614906832</text:p>
          </table:table-cell>
          <table:table-cell office:value-type="float" office:value="5.98809523809524">
            <text:p>5.9880952381</text:p>
          </table:table-cell>
          <table:table-cell office:value-type="float" office:value="4.6423982869379">
            <text:p>4.6423982869</text:p>
          </table:table-cell>
          <table:table-cell office:value-type="float" office:value="1.11037527593819">
            <text:p>1.1103752759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5.12215320910973">
            <text:p>5.1221532091</text:p>
          </table:table-cell>
          <table:table-cell office:value-type="float" office:value="5.91764705882353">
            <text:p>5.9176470588</text:p>
          </table:table-cell>
          <table:table-cell office:value-type="float" office:value="4.60385438972163">
            <text:p>4.6038543897</text:p>
          </table:table-cell>
          <table:table-cell office:value-type="float" office:value="1.11037527593819">
            <text:p>1.1103752759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5.09316770186335">
            <text:p>5.0931677019</text:p>
          </table:table-cell>
          <table:table-cell office:value-type="float" office:value="5.71590909090909">
            <text:p>5.7159090909</text:p>
          </table:table-cell>
          <table:table-cell office:value-type="float" office:value="4.57387580299786">
            <text:p>4.573875803</text:p>
          </table:table-cell>
          <table:table-cell office:value-type="float" office:value="1.1079295154185">
            <text:p>1.1079295154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5.05383022774327">
            <text:p>5.0538302277</text:p>
          </table:table-cell>
          <table:table-cell office:value-type="float" office:value="5.71590909090909">
            <text:p>5.7159090909</text:p>
          </table:table-cell>
          <table:table-cell office:value-type="float" office:value="4.53533190578158">
            <text:p>4.5353319058</text:p>
          </table:table-cell>
          <table:table-cell office:value-type="float" office:value="1.1079295154185">
            <text:p>1.1079295154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5.01863354037267">
            <text:p>5.0186335404</text:p>
          </table:table-cell>
          <table:table-cell office:value-type="float" office:value="5.65168539325843">
            <text:p>5.6516853933</text:p>
          </table:table-cell>
          <table:table-cell office:value-type="float" office:value="4.51282051282051">
            <text:p>4.5128205128</text:p>
          </table:table-cell>
          <table:table-cell office:value-type="float" office:value="1.1079295154185">
            <text:p>1.1079295154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4.99171842650104">
            <text:p>4.9917184265</text:p>
          </table:table-cell>
          <table:table-cell office:value-type="float" office:value="5.58888888888889">
            <text:p>5.5888888889</text:p>
          </table:table-cell>
          <table:table-cell office:value-type="float" office:value="4.48931623931624">
            <text:p>4.4893162393</text:p>
          </table:table-cell>
          <table:table-cell office:value-type="float" office:value="1.1079295154185">
            <text:p>1.1079295154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4.96680497925311">
            <text:p>4.9668049793</text:p>
          </table:table-cell>
          <table:table-cell office:value-type="float" office:value="5.52747252747253">
            <text:p>5.5274725275</text:p>
          </table:table-cell>
          <table:table-cell office:value-type="float" office:value="4.46581196581197">
            <text:p>4.4658119658</text:p>
          </table:table-cell>
          <table:table-cell office:value-type="float" office:value="1.1079295154185">
            <text:p>1.1079295154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4.93360995850622">
            <text:p>4.9336099585</text:p>
          </table:table-cell>
          <table:table-cell office:value-type="float" office:value="5.52747252747253">
            <text:p>5.5274725275</text:p>
          </table:table-cell>
          <table:table-cell office:value-type="float" office:value="4.47761194029851">
            <text:p>4.4776119403</text:p>
          </table:table-cell>
          <table:table-cell office:value-type="float" office:value="1.1079295154185">
            <text:p>1.1079295154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4.86902286902287">
            <text:p>4.869022869</text:p>
          </table:table-cell>
          <table:table-cell office:value-type="float" office:value="5.46739130434783">
            <text:p>5.4673913043</text:p>
          </table:table-cell>
          <table:table-cell office:value-type="float" office:value="4.49574468085106">
            <text:p>4.4957446809</text:p>
          </table:table-cell>
          <table:table-cell office:value-type="float" office:value="1.11037527593819">
            <text:p>1.1103752759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4.83367983367983">
            <text:p>4.8336798337</text:p>
          </table:table-cell>
          <table:table-cell office:value-type="float" office:value="5.40860215053763">
            <text:p>5.4086021505</text:p>
          </table:table-cell>
          <table:table-cell office:value-type="float" office:value="4.46808510638298">
            <text:p>4.4680851064</text:p>
          </table:table-cell>
          <table:table-cell office:value-type="float" office:value="1.11037527593819">
            <text:p>1.1103752759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4.81081081081081">
            <text:p>4.8108108108</text:p>
          </table:table-cell>
          <table:table-cell office:value-type="float" office:value="5.35106382978723">
            <text:p>5.3510638298</text:p>
          </table:table-cell>
          <table:table-cell office:value-type="float" office:value="4.4468085106383">
            <text:p>4.4468085106</text:p>
          </table:table-cell>
          <table:table-cell office:value-type="float" office:value="1.11037527593819">
            <text:p>1.1103752759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4.8343685300207">
            <text:p>4.83436853</text:p>
          </table:table-cell>
          <table:table-cell office:value-type="float" office:value="5.18556701030928">
            <text:p>5.1855670103</text:p>
          </table:table-cell>
          <table:table-cell office:value-type="float" office:value="4.4468085106383">
            <text:p>4.4468085106</text:p>
          </table:table-cell>
          <table:table-cell office:value-type="float" office:value="1.11037527593819">
            <text:p>1.110375275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4.7888198757764">
            <text:p>4.7888198758</text:p>
          </table:table-cell>
          <table:table-cell office:value-type="float" office:value="5.13265306122449">
            <text:p>5.1326530612</text:p>
          </table:table-cell>
          <table:table-cell office:value-type="float" office:value="4.41063829787234">
            <text:p>4.4106382979</text:p>
          </table:table-cell>
          <table:table-cell office:value-type="float" office:value="1.11037527593819">
            <text:p>1.1103752759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4.76239669421488">
            <text:p>4.7623966942</text:p>
          </table:table-cell>
          <table:table-cell office:value-type="float" office:value="5.13265306122449">
            <text:p>5.1326530612</text:p>
          </table:table-cell>
          <table:table-cell office:value-type="float" office:value="4.38428874734607">
            <text:p>4.3842887473</text:p>
          </table:table-cell>
          <table:table-cell office:value-type="float" office:value="1.1079295154185">
            <text:p>1.1079295154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4.75257731958763">
            <text:p>4.7525773196</text:p>
          </table:table-cell>
          <table:table-cell office:value-type="float" office:value="5.08080808080808">
            <text:p>5.0808080808</text:p>
          </table:table-cell>
          <table:table-cell office:value-type="float" office:value="4.36093418259023">
            <text:p>4.3609341826</text:p>
          </table:table-cell>
          <table:table-cell office:value-type="float" office:value="1.10549450549451">
            <text:p>1.1054945055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4.75102880658436">
            <text:p>4.7510288066</text:p>
          </table:table-cell>
          <table:table-cell office:value-type="float" office:value="4.88349514563107">
            <text:p>4.8834951456</text:p>
          </table:table-cell>
          <table:table-cell office:value-type="float" office:value="4.375">
            <text:p>4.375</text:p>
          </table:table-cell>
          <table:table-cell office:value-type="float" office:value="1.10549450549451">
            <text:p>1.1054945055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4.71810699588477">
            <text:p>4.7181069959</text:p>
          </table:table-cell>
          <table:table-cell office:value-type="float" office:value="4.83653846153846">
            <text:p>4.8365384615</text:p>
          </table:table-cell>
          <table:table-cell office:value-type="float" office:value="4.34322033898305">
            <text:p>4.343220339</text:p>
          </table:table-cell>
          <table:table-cell office:value-type="float" office:value="1.10549450549451">
            <text:p>1.1054945055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4.6301652892562">
            <text:p>4.6301652893</text:p>
          </table:table-cell>
          <table:table-cell office:value-type="float" office:value="4.79047619047619">
            <text:p>4.7904761905</text:p>
          </table:table-cell>
          <table:table-cell office:value-type="float" office:value="4.30508474576271">
            <text:p>4.3050847458</text:p>
          </table:table-cell>
          <table:table-cell office:value-type="float" office:value="1.10549450549451">
            <text:p>1.1054945055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4.59917355371901">
            <text:p>4.5991735537</text:p>
          </table:table-cell>
          <table:table-cell office:value-type="float" office:value="4.70093457943925">
            <text:p>4.7009345794</text:p>
          </table:table-cell>
          <table:table-cell office:value-type="float" office:value="4.29175475687104">
            <text:p>4.2917547569</text:p>
          </table:table-cell>
          <table:table-cell office:value-type="float" office:value="1.1030701754386">
            <text:p>1.1030701754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4.53830227743271">
            <text:p>4.5383022774</text:p>
          </table:table-cell>
          <table:table-cell office:value-type="float" office:value="4.61467889908257">
            <text:p>4.6146788991</text:p>
          </table:table-cell>
          <table:table-cell office:value-type="float" office:value="4.26427061310782">
            <text:p>4.2642706131</text:p>
          </table:table-cell>
          <table:table-cell office:value-type="float" office:value="1.1030701754386">
            <text:p>1.1030701754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4.51966873706004">
            <text:p>4.5196687371</text:p>
          </table:table-cell>
          <table:table-cell office:value-type="float" office:value="4.61467889908257">
            <text:p>4.6146788991</text:p>
          </table:table-cell>
          <table:table-cell office:value-type="float" office:value="4.25369978858351">
            <text:p>4.2536997886</text:p>
          </table:table-cell>
          <table:table-cell office:value-type="float" office:value="1.1030701754386">
            <text:p>1.103070175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4.48447204968944">
            <text:p>4.4844720497</text:p>
          </table:table-cell>
          <table:table-cell office:value-type="float" office:value="4.53153153153153">
            <text:p>4.5315315315</text:p>
          </table:table-cell>
          <table:table-cell office:value-type="float" office:value="4.23255813953488">
            <text:p>4.2325581395</text:p>
          </table:table-cell>
          <table:table-cell office:value-type="float" office:value="1.1030701754386">
            <text:p>1.1030701754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4.48347107438017">
            <text:p>4.4834710744</text:p>
          </table:table-cell>
          <table:table-cell office:value-type="float" office:value="4.53153153153153">
            <text:p>4.5315315315</text:p>
          </table:table-cell>
          <table:table-cell office:value-type="float" office:value="4.27157894736842">
            <text:p>4.2715789474</text:p>
          </table:table-cell>
          <table:table-cell office:value-type="float" office:value="1.1030701754386">
            <text:p>1.1030701754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4.70468431771894">
            <text:p>4.7046843177</text:p>
          </table:table-cell>
          <table:table-cell office:value-type="float" office:value="4.53153153153153">
            <text:p>4.5315315315</text:p>
          </table:table-cell>
          <table:table-cell office:value-type="float" office:value="4.29621848739496">
            <text:p>4.2962184874</text:p>
          </table:table-cell>
          <table:table-cell office:value-type="float" office:value="1.1030701754386">
            <text:p>1.1030701754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4.69042769857434">
            <text:p>4.6904276986</text:p>
          </table:table-cell>
          <table:table-cell office:value-type="float" office:value="4.53153153153153">
            <text:p>4.5315315315</text:p>
          </table:table-cell>
          <table:table-cell office:value-type="float" office:value="4.28151260504202">
            <text:p>4.281512605</text:p>
          </table:table-cell>
          <table:table-cell office:value-type="float" office:value="1.1030701754386">
            <text:p>1.1030701754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4.64285714285714">
            <text:p>4.6428571429</text:p>
          </table:table-cell>
          <table:table-cell office:value-type="float" office:value="4.53153153153153">
            <text:p>4.5315315315</text:p>
          </table:table-cell>
          <table:table-cell office:value-type="float" office:value="4.25840336134454">
            <text:p>4.2584033613</text:p>
          </table:table-cell>
          <table:table-cell office:value-type="float" office:value="1.09825327510917">
            <text:p>1.0982532751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4.58282208588957">
            <text:p>4.5828220859</text:p>
          </table:table-cell>
          <table:table-cell office:value-type="float" office:value="4.53153153153153">
            <text:p>4.5315315315</text:p>
          </table:table-cell>
          <table:table-cell office:value-type="float" office:value="4.22689075630252">
            <text:p>4.2268907563</text:p>
          </table:table-cell>
          <table:table-cell office:value-type="float" office:value="1.09825327510917">
            <text:p>1.0982532751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4.57259713701431">
            <text:p>4.572597137</text:p>
          </table:table-cell>
          <table:table-cell office:value-type="float" office:value="4.49107142857143">
            <text:p>4.4910714286</text:p>
          </table:table-cell>
          <table:table-cell office:value-type="float" office:value="4.21638655462185">
            <text:p>4.2163865546</text:p>
          </table:table-cell>
          <table:table-cell office:value-type="float" office:value="1.09825327510917">
            <text:p>1.0982532751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4.55010224948875">
            <text:p>4.5501022495</text:p>
          </table:table-cell>
          <table:table-cell office:value-type="float" office:value="4.41228070175439">
            <text:p>4.4122807018</text:p>
          </table:table-cell>
          <table:table-cell office:value-type="float" office:value="4.20964360587002">
            <text:p>4.2096436059</text:p>
          </table:table-cell>
          <table:table-cell office:value-type="float" office:value="1.09825327510917">
            <text:p>1.0982532751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4.53783231083845">
            <text:p>4.5378323108</text:p>
          </table:table-cell>
          <table:table-cell office:value-type="float" office:value="4.41228070175439">
            <text:p>4.4122807018</text:p>
          </table:table-cell>
          <table:table-cell office:value-type="float" office:value="4.19916142557652">
            <text:p>4.1991614256</text:p>
          </table:table-cell>
          <table:table-cell office:value-type="float" office:value="1.09825327510917">
            <text:p>1.0982532751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4.52147239263804">
            <text:p>4.5214723926</text:p>
          </table:table-cell>
          <table:table-cell office:value-type="float" office:value="4.41228070175439">
            <text:p>4.4122807018</text:p>
          </table:table-cell>
          <table:table-cell office:value-type="float" office:value="4.18238993710692">
            <text:p>4.1823899371</text:p>
          </table:table-cell>
          <table:table-cell office:value-type="float" office:value="1.09825327510917">
            <text:p>1.098253275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4.46311475409836">
            <text:p>4.4631147541</text:p>
          </table:table-cell>
          <table:table-cell office:value-type="float" office:value="4.33620689655172">
            <text:p>4.3362068966</text:p>
          </table:table-cell>
          <table:table-cell office:value-type="float" office:value="4.15932914046122">
            <text:p>4.1593291405</text:p>
          </table:table-cell>
          <table:table-cell office:value-type="float" office:value="1.09825327510917">
            <text:p>1.0982532751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4.43852459016394">
            <text:p>4.4385245902</text:p>
          </table:table-cell>
          <table:table-cell office:value-type="float" office:value="4.2991452991453">
            <text:p>4.2991452991</text:p>
          </table:table-cell>
          <table:table-cell office:value-type="float" office:value="4.13836477987421">
            <text:p>4.1383647799</text:p>
          </table:table-cell>
          <table:table-cell office:value-type="float" office:value="1.09825327510917">
            <text:p>1.0982532751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4.38809034907598">
            <text:p>4.3880903491</text:p>
          </table:table-cell>
          <table:table-cell office:value-type="float" office:value="4.2991452991453">
            <text:p>4.2991452991</text:p>
          </table:table-cell>
          <table:table-cell office:value-type="float" office:value="4.11320754716981">
            <text:p>4.1132075472</text:p>
          </table:table-cell>
          <table:table-cell office:value-type="float" office:value="1.09825327510917">
            <text:p>1.0982532751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4.37371663244353">
            <text:p>4.3737166324</text:p>
          </table:table-cell>
          <table:table-cell office:value-type="float" office:value="4.26271186440678">
            <text:p>4.2627118644</text:p>
          </table:table-cell>
          <table:table-cell office:value-type="float" office:value="4.09853249475891">
            <text:p>4.0985324948</text:p>
          </table:table-cell>
          <table:table-cell office:value-type="float" office:value="1.0958605664488">
            <text:p>1.0958605664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4.36344969199179">
            <text:p>4.363449692</text:p>
          </table:table-cell>
          <table:table-cell office:value-type="float" office:value="4.26271186440678">
            <text:p>4.2627118644</text:p>
          </table:table-cell>
          <table:table-cell office:value-type="float" office:value="4.08805031446541">
            <text:p>4.0880503145</text:p>
          </table:table-cell>
          <table:table-cell office:value-type="float" office:value="1.0958605664488">
            <text:p>1.0958605664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4.34086242299795">
            <text:p>4.340862423</text:p>
          </table:table-cell>
          <table:table-cell office:value-type="float" office:value="4.26271186440678">
            <text:p>4.2627118644</text:p>
          </table:table-cell>
          <table:table-cell office:value-type="float" office:value="4.06708595387841">
            <text:p>4.0670859539</text:p>
          </table:table-cell>
          <table:table-cell office:value-type="float" office:value="1.0958605664488">
            <text:p>1.0958605664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4.30246913580247">
            <text:p>4.3024691358</text:p>
          </table:table-cell>
          <table:table-cell office:value-type="float" office:value="4.22689075630252">
            <text:p>4.2268907563</text:p>
          </table:table-cell>
          <table:table-cell office:value-type="float" office:value="4.04821802935011">
            <text:p>4.0482180294</text:p>
          </table:table-cell>
          <table:table-cell office:value-type="float" office:value="1.0958605664488">
            <text:p>1.0958605664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4.28189300411523">
            <text:p>4.2818930041</text:p>
          </table:table-cell>
          <table:table-cell office:value-type="float" office:value="4.19166666666667">
            <text:p>4.1916666667</text:p>
          </table:table-cell>
          <table:table-cell office:value-type="float" office:value="4.0272536687631">
            <text:p>4.0272536688</text:p>
          </table:table-cell>
          <table:table-cell office:value-type="float" office:value="1.0958605664488">
            <text:p>1.0958605664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4.26543209876543">
            <text:p>4.2654320988</text:p>
          </table:table-cell>
          <table:table-cell office:value-type="float" office:value="4.12295081967213">
            <text:p>4.1229508197</text:p>
          </table:table-cell>
          <table:table-cell office:value-type="float" office:value="4.0104821802935">
            <text:p>4.0104821803</text:p>
          </table:table-cell>
          <table:table-cell office:value-type="float" office:value="1.0958605664488">
            <text:p>1.0958605664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4.25102880658436">
            <text:p>4.2510288066</text:p>
          </table:table-cell>
          <table:table-cell office:value-type="float" office:value="4.08943089430894">
            <text:p>4.0894308943</text:p>
          </table:table-cell>
          <table:table-cell office:value-type="float" office:value="3.9958071278826">
            <text:p>3.9958071279</text:p>
          </table:table-cell>
          <table:table-cell office:value-type="float" office:value="1.09347826086957">
            <text:p>1.0934782609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4.26694045174538">
            <text:p>4.2669404517</text:p>
          </table:table-cell>
          <table:table-cell office:value-type="float" office:value="4.05645161290323">
            <text:p>4.0564516129</text:p>
          </table:table-cell>
          <table:table-cell office:value-type="float" office:value="3.979035639413">
            <text:p>3.9790356394</text:p>
          </table:table-cell>
          <table:table-cell office:value-type="float" office:value="1.09347826086957">
            <text:p>1.0934782609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4.24845995893224">
            <text:p>4.2484599589</text:p>
          </table:table-cell>
          <table:table-cell office:value-type="float" office:value="4.024">
            <text:p>4.024</text:p>
          </table:table-cell>
          <table:table-cell office:value-type="float" office:value="3.9601677148847">
            <text:p>3.9601677149</text:p>
          </table:table-cell>
          <table:table-cell office:value-type="float" office:value="1.09110629067245">
            <text:p>1.0911062907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4.2299794661191">
            <text:p>4.2299794661</text:p>
          </table:table-cell>
          <table:table-cell office:value-type="float" office:value="4.024">
            <text:p>4.024</text:p>
          </table:table-cell>
          <table:table-cell office:value-type="float" office:value="3.94129979035639">
            <text:p>3.9412997904</text:p>
          </table:table-cell>
          <table:table-cell office:value-type="float" office:value="1.09110629067245">
            <text:p>1.0911062907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4.21971252566735">
            <text:p>4.2197125257</text:p>
          </table:table-cell>
          <table:table-cell office:value-type="float" office:value="4.024">
            <text:p>4.024</text:p>
          </table:table-cell>
          <table:table-cell office:value-type="float" office:value="3.93081761006289">
            <text:p>3.9308176101</text:p>
          </table:table-cell>
          <table:table-cell office:value-type="float" office:value="1.09110629067245">
            <text:p>1.0911062907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4.18930041152263">
            <text:p>4.1893004115</text:p>
          </table:table-cell>
          <table:table-cell office:value-type="float" office:value="4.024">
            <text:p>4.024</text:p>
          </table:table-cell>
          <table:table-cell office:value-type="float" office:value="3.92243186582809">
            <text:p>3.9224318658</text:p>
          </table:table-cell>
          <table:table-cell office:value-type="float" office:value="1.09110629067245">
            <text:p>1.091106290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4.17078189300412">
            <text:p>4.170781893</text:p>
          </table:table-cell>
          <table:table-cell office:value-type="float" office:value="4.024">
            <text:p>4.024</text:p>
          </table:table-cell>
          <table:table-cell office:value-type="float" office:value="3.90775681341719">
            <text:p>3.9077568134</text:p>
          </table:table-cell>
          <table:table-cell office:value-type="float" office:value="1.09110629067245">
            <text:p>1.0911062907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4.1522633744856">
            <text:p>4.1522633745</text:p>
          </table:table-cell>
          <table:table-cell office:value-type="float" office:value="3.99206349206349">
            <text:p>3.9920634921</text:p>
          </table:table-cell>
          <table:table-cell office:value-type="float" office:value="3.90794979079498">
            <text:p>3.9079497908</text:p>
          </table:table-cell>
          <table:table-cell office:value-type="float" office:value="1.09110629067245">
            <text:p>1.0911062907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4.11134020618557">
            <text:p>4.1113402062</text:p>
          </table:table-cell>
          <table:table-cell office:value-type="float" office:value="3.96062992125984">
            <text:p>3.9606299213</text:p>
          </table:table-cell>
          <table:table-cell office:value-type="float" office:value="3.89539748953975">
            <text:p>3.8953974895</text:p>
          </table:table-cell>
          <table:table-cell office:value-type="float" office:value="1.09110629067245">
            <text:p>1.0911062907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4.09690721649485">
            <text:p>4.0969072165</text:p>
          </table:table-cell>
          <table:table-cell office:value-type="float" office:value="3.96062992125984">
            <text:p>3.9606299213</text:p>
          </table:table-cell>
          <table:table-cell office:value-type="float" office:value="3.88284518828452">
            <text:p>3.8828451883</text:p>
          </table:table-cell>
          <table:table-cell office:value-type="float" office:value="1.09110629067245">
            <text:p>1.0911062907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4.08659793814433">
            <text:p>4.0865979381</text:p>
          </table:table-cell>
          <table:table-cell office:value-type="float" office:value="3.9296875">
            <text:p>3.9296875</text:p>
          </table:table-cell>
          <table:table-cell office:value-type="float" office:value="3.87238493723849">
            <text:p>3.8723849372</text:p>
          </table:table-cell>
          <table:table-cell office:value-type="float" office:value="1.09110629067245">
            <text:p>1.091106290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4.07010309278351">
            <text:p>4.0701030928</text:p>
          </table:table-cell>
          <table:table-cell office:value-type="float" office:value="3.9296875">
            <text:p>3.9296875</text:p>
          </table:table-cell>
          <table:table-cell office:value-type="float" office:value="3.85564853556485">
            <text:p>3.8556485356</text:p>
          </table:table-cell>
          <table:table-cell office:value-type="float" office:value="1.09110629067245">
            <text:p>1.091106290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4.03711340206186">
            <text:p>4.0371134021</text:p>
          </table:table-cell>
          <table:table-cell office:value-type="float" office:value="3.86923076923077">
            <text:p>3.8692307692</text:p>
          </table:table-cell>
          <table:table-cell office:value-type="float" office:value="3.82426778242678">
            <text:p>3.8242677824</text:p>
          </table:table-cell>
          <table:table-cell office:value-type="float" office:value="1.09110629067245">
            <text:p>1.0911062907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4.03298969072165">
            <text:p>4.0329896907</text:p>
          </table:table-cell>
          <table:table-cell office:value-type="float" office:value="3.86923076923077">
            <text:p>3.8692307692</text:p>
          </table:table-cell>
          <table:table-cell office:value-type="float" office:value="3.82008368200837">
            <text:p>3.820083682</text:p>
          </table:table-cell>
          <table:table-cell office:value-type="float" office:value="1.09110629067245">
            <text:p>1.0911062907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.9896694214876">
            <text:p>3.9896694215</text:p>
          </table:table-cell>
          <table:table-cell office:value-type="float" office:value="3.83969465648855">
            <text:p>3.8396946565</text:p>
          </table:table-cell>
          <table:table-cell office:value-type="float" office:value="3.80753138075314">
            <text:p>3.8075313808</text:p>
          </table:table-cell>
          <table:table-cell office:value-type="float" office:value="1.08874458874459">
            <text:p>1.088744588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.98347107438017">
            <text:p>3.9834710744</text:p>
          </table:table-cell>
          <table:table-cell office:value-type="float" office:value="3.83969465648855">
            <text:p>3.8396946565</text:p>
          </table:table-cell>
          <table:table-cell office:value-type="float" office:value="3.80125523012552">
            <text:p>3.8012552301</text:p>
          </table:table-cell>
          <table:table-cell office:value-type="float" office:value="1.08874458874459">
            <text:p>1.0887445887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.97107438016529">
            <text:p>3.9710743802</text:p>
          </table:table-cell>
          <table:table-cell office:value-type="float" office:value="3.83969465648855">
            <text:p>3.8396946565</text:p>
          </table:table-cell>
          <table:table-cell office:value-type="float" office:value="3.78870292887029">
            <text:p>3.7887029289</text:p>
          </table:table-cell>
          <table:table-cell office:value-type="float" office:value="1.08874458874459">
            <text:p>1.088744588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3.95661157024793">
            <text:p>3.9566115702</text:p>
          </table:table-cell>
          <table:table-cell office:value-type="float" office:value="3.81060606060606">
            <text:p>3.8106060606</text:p>
          </table:table-cell>
          <table:table-cell office:value-type="float" office:value="3.77405857740586">
            <text:p>3.7740585774</text:p>
          </table:table-cell>
          <table:table-cell office:value-type="float" office:value="1.08874458874459">
            <text:p>1.0887445887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.9400826446281">
            <text:p>3.9400826446</text:p>
          </table:table-cell>
          <table:table-cell office:value-type="float" office:value="3.78195488721804">
            <text:p>3.7819548872</text:p>
          </table:table-cell>
          <table:table-cell office:value-type="float" office:value="3.75732217573222">
            <text:p>3.7573221757</text:p>
          </table:table-cell>
          <table:table-cell office:value-type="float" office:value="1.08874458874459">
            <text:p>1.0887445887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.93595041322314">
            <text:p>3.9359504132</text:p>
          </table:table-cell>
          <table:table-cell office:value-type="float" office:value="3.78195488721804">
            <text:p>3.7819548872</text:p>
          </table:table-cell>
          <table:table-cell office:value-type="float" office:value="3.75313807531381">
            <text:p>3.7531380753</text:p>
          </table:table-cell>
          <table:table-cell office:value-type="float" office:value="1.08874458874459">
            <text:p>1.0887445887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.92148760330579">
            <text:p>3.9214876033</text:p>
          </table:table-cell>
          <table:table-cell office:value-type="float" office:value="3.78195488721804">
            <text:p>3.7819548872</text:p>
          </table:table-cell>
          <table:table-cell office:value-type="float" office:value="3.74058577405858">
            <text:p>3.7405857741</text:p>
          </table:table-cell>
          <table:table-cell office:value-type="float" office:value="1.08874458874459">
            <text:p>1.0887445887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.87370600414079">
            <text:p>3.8737060041</text:p>
          </table:table-cell>
          <table:table-cell office:value-type="float" office:value="3.75373134328358">
            <text:p>3.7537313433</text:p>
          </table:table-cell>
          <table:table-cell office:value-type="float" office:value="3.71966527196653">
            <text:p>3.719665272</text:p>
          </table:table-cell>
          <table:table-cell office:value-type="float" office:value="1.08874458874459">
            <text:p>1.0887445887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3.85300207039337">
            <text:p>3.8530020704</text:p>
          </table:table-cell>
          <table:table-cell office:value-type="float" office:value="3.72592592592593">
            <text:p>3.7259259259</text:p>
          </table:table-cell>
          <table:table-cell office:value-type="float" office:value="3.69874476987448">
            <text:p>3.6987447699</text:p>
          </table:table-cell>
          <table:table-cell office:value-type="float" office:value="1.08874458874459">
            <text:p>1.0887445887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.8343685300207">
            <text:p>3.83436853</text:p>
          </table:table-cell>
          <table:table-cell office:value-type="float" office:value="3.67153284671533">
            <text:p>3.6715328467</text:p>
          </table:table-cell>
          <table:table-cell office:value-type="float" office:value="3.67991631799163">
            <text:p>3.679916318</text:p>
          </table:table-cell>
          <table:table-cell office:value-type="float" office:value="1.08874458874459">
            <text:p>1.0887445887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.82608695652174">
            <text:p>3.8260869565</text:p>
          </table:table-cell>
          <table:table-cell office:value-type="float" office:value="3.67153284671533">
            <text:p>3.6715328467</text:p>
          </table:table-cell>
          <table:table-cell office:value-type="float" office:value="3.67364016736402">
            <text:p>3.6736401674</text:p>
          </table:table-cell>
          <table:table-cell office:value-type="float" office:value="1.08874458874459">
            <text:p>1.0887445887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.81159420289855">
            <text:p>3.8115942029</text:p>
          </table:table-cell>
          <table:table-cell office:value-type="float" office:value="3.64492753623188">
            <text:p>3.6449275362</text:p>
          </table:table-cell>
          <table:table-cell office:value-type="float" office:value="3.65899581589958">
            <text:p>3.6589958159</text:p>
          </table:table-cell>
          <table:table-cell office:value-type="float" office:value="1.08874458874459">
            <text:p>1.0887445887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3.8639175257732">
            <text:p>3.8639175258</text:p>
          </table:table-cell>
          <table:table-cell office:value-type="float" office:value="3.64492753623188">
            <text:p>3.6449275362</text:p>
          </table:table-cell>
          <table:table-cell office:value-type="float" office:value="3.68058455114823">
            <text:p>3.6805845511</text:p>
          </table:table-cell>
          <table:table-cell office:value-type="float" office:value="1.08874458874459">
            <text:p>1.0887445887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.84123711340206">
            <text:p>3.8412371134</text:p>
          </table:table-cell>
          <table:table-cell office:value-type="float" office:value="3.59285714285714">
            <text:p>3.5928571429</text:p>
          </table:table-cell>
          <table:table-cell office:value-type="float" office:value="3.66597077244259">
            <text:p>3.6659707724</text:p>
          </table:table-cell>
          <table:table-cell office:value-type="float" office:value="1.08874458874459">
            <text:p>1.0887445887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.83092783505155">
            <text:p>3.8309278351</text:p>
          </table:table-cell>
          <table:table-cell office:value-type="float" office:value="3.56737588652482">
            <text:p>3.5673758865</text:p>
          </table:table-cell>
          <table:table-cell office:value-type="float" office:value="3.65553235908142">
            <text:p>3.6555323591</text:p>
          </table:table-cell>
          <table:table-cell office:value-type="float" office:value="1.08874458874459">
            <text:p>1.0887445887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.81443298969072">
            <text:p>3.8144329897</text:p>
          </table:table-cell>
          <table:table-cell office:value-type="float" office:value="3.56737588652482">
            <text:p>3.5673758865</text:p>
          </table:table-cell>
          <table:table-cell office:value-type="float" office:value="3.63883089770355">
            <text:p>3.6388308977</text:p>
          </table:table-cell>
          <table:table-cell office:value-type="float" office:value="1.08639308855292">
            <text:p>1.0863930886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3.8">
            <text:p>3.8</text:p>
          </table:table-cell>
          <table:table-cell office:value-type="float" office:value="3.56737588652482">
            <text:p>3.5673758865</text:p>
          </table:table-cell>
          <table:table-cell office:value-type="float" office:value="3.62421711899791">
            <text:p>3.624217119</text:p>
          </table:table-cell>
          <table:table-cell office:value-type="float" office:value="1.08639308855292">
            <text:p>1.0863930886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3.75826446280992">
            <text:p>3.7582644628</text:p>
          </table:table-cell>
          <table:table-cell office:value-type="float" office:value="3.56737588652482">
            <text:p>3.5673758865</text:p>
          </table:table-cell>
          <table:table-cell office:value-type="float" office:value="3.61169102296451">
            <text:p>3.611691023</text:p>
          </table:table-cell>
          <table:table-cell office:value-type="float" office:value="1.08639308855292">
            <text:p>1.086393088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.75">
            <text:p>3.75</text:p>
          </table:table-cell>
          <table:table-cell office:value-type="float" office:value="3.54225352112676">
            <text:p>3.5422535211</text:p>
          </table:table-cell>
          <table:table-cell office:value-type="float" office:value="3.60334029227557">
            <text:p>3.6033402923</text:p>
          </table:table-cell>
          <table:table-cell office:value-type="float" office:value="1.08639308855292">
            <text:p>1.0863930886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3.73140495867769">
            <text:p>3.7314049587</text:p>
          </table:table-cell>
          <table:table-cell office:value-type="float" office:value="3.51748251748252">
            <text:p>3.5174825175</text:p>
          </table:table-cell>
          <table:table-cell office:value-type="float" office:value="3.58455114822547">
            <text:p>3.5845511482</text:p>
          </table:table-cell>
          <table:table-cell office:value-type="float" office:value="1.08405172413793">
            <text:p>1.0840517241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.72314049586777">
            <text:p>3.7231404959</text:p>
          </table:table-cell>
          <table:table-cell office:value-type="float" office:value="3.49305555555556">
            <text:p>3.4930555556</text:p>
          </table:table-cell>
          <table:table-cell office:value-type="float" office:value="3.57620041753653">
            <text:p>3.5762004175</text:p>
          </table:table-cell>
          <table:table-cell office:value-type="float" office:value="1.08405172413793">
            <text:p>1.0840517241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.71280991735537">
            <text:p>3.7128099174</text:p>
          </table:table-cell>
          <table:table-cell office:value-type="float" office:value="3.49305555555556">
            <text:p>3.4930555556</text:p>
          </table:table-cell>
          <table:table-cell office:value-type="float" office:value="3.56576200417537">
            <text:p>3.5657620042</text:p>
          </table:table-cell>
          <table:table-cell office:value-type="float" office:value="1.08405172413793">
            <text:p>1.0840517241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.7004132231405">
            <text:p>3.7004132231</text:p>
          </table:table-cell>
          <table:table-cell office:value-type="float" office:value="3.49305555555556">
            <text:p>3.4930555556</text:p>
          </table:table-cell>
          <table:table-cell office:value-type="float" office:value="3.55323590814196">
            <text:p>3.5532359081</text:p>
          </table:table-cell>
          <table:table-cell office:value-type="float" office:value="1.08405172413793">
            <text:p>1.0840517241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3.6797520661157">
            <text:p>3.6797520661</text:p>
          </table:table-cell>
          <table:table-cell office:value-type="float" office:value="3.46896551724138">
            <text:p>3.4689655172</text:p>
          </table:table-cell>
          <table:table-cell office:value-type="float" office:value="3.53444676409186">
            <text:p>3.5344467641</text:p>
          </table:table-cell>
          <table:table-cell office:value-type="float" office:value="1.08405172413793">
            <text:p>1.0840517241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.66115702479339">
            <text:p>3.6611570248</text:p>
          </table:table-cell>
          <table:table-cell office:value-type="float" office:value="3.44520547945205">
            <text:p>3.4452054795</text:p>
          </table:table-cell>
          <table:table-cell office:value-type="float" office:value="3.51565762004175">
            <text:p>3.51565762</text:p>
          </table:table-cell>
          <table:table-cell office:value-type="float" office:value="1.08405172413793">
            <text:p>1.0840517241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3.64462809917355">
            <text:p>3.6446280992</text:p>
          </table:table-cell>
          <table:table-cell office:value-type="float" office:value="3.44520547945205">
            <text:p>3.4452054795</text:p>
          </table:table-cell>
          <table:table-cell office:value-type="float" office:value="3.50104384133612">
            <text:p>3.5010438413</text:p>
          </table:table-cell>
          <table:table-cell office:value-type="float" office:value="1.08405172413793">
            <text:p>1.0840517241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3.63223140495868">
            <text:p>3.632231405</text:p>
          </table:table-cell>
          <table:table-cell office:value-type="float" office:value="3.42176870748299">
            <text:p>3.4217687075</text:p>
          </table:table-cell>
          <table:table-cell office:value-type="float" office:value="3.48851774530271">
            <text:p>3.4885177453</text:p>
          </table:table-cell>
          <table:table-cell office:value-type="float" office:value="1.08405172413793">
            <text:p>1.084051724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3.62396694214876">
            <text:p>3.6239669421</text:p>
          </table:table-cell>
          <table:table-cell office:value-type="float" office:value="3.39864864864865">
            <text:p>3.3986486486</text:p>
          </table:table-cell>
          <table:table-cell office:value-type="float" office:value="3.48016701461378">
            <text:p>3.4801670146</text:p>
          </table:table-cell>
          <table:table-cell office:value-type="float" office:value="1.08405172413793">
            <text:p>1.0840517241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3.60537190082645">
            <text:p>3.6053719008</text:p>
          </table:table-cell>
          <table:table-cell office:value-type="float" office:value="3.35333333333333">
            <text:p>3.3533333333</text:p>
          </table:table-cell>
          <table:table-cell office:value-type="float" office:value="3.46137787056367">
            <text:p>3.4613778706</text:p>
          </table:table-cell>
          <table:table-cell office:value-type="float" office:value="1.08405172413793">
            <text:p>1.084051724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.58677685950413">
            <text:p>3.5867768595</text:p>
          </table:table-cell>
          <table:table-cell office:value-type="float" office:value="3.30921052631579">
            <text:p>3.3092105263</text:p>
          </table:table-cell>
          <table:table-cell office:value-type="float" office:value="3.4446764091858">
            <text:p>3.4446764092</text:p>
          </table:table-cell>
          <table:table-cell office:value-type="float" office:value="1.08405172413793">
            <text:p>1.0840517241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3.62757201646091">
            <text:p>3.6275720165</text:p>
          </table:table-cell>
          <table:table-cell office:value-type="float" office:value="3.30921052631579">
            <text:p>3.3092105263</text:p>
          </table:table-cell>
          <table:table-cell office:value-type="float" office:value="3.33473684210526">
            <text:p>3.3347368421</text:p>
          </table:table-cell>
          <table:table-cell office:value-type="float" office:value="1.08405172413793">
            <text:p>1.084051724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.58969072164948">
            <text:p>3.5896907216</text:p>
          </table:table-cell>
          <table:table-cell office:value-type="float" office:value="3.30921052631579">
            <text:p>3.3092105263</text:p>
          </table:table-cell>
          <table:table-cell office:value-type="float" office:value="3.34663865546218">
            <text:p>3.3466386555</text:p>
          </table:table-cell>
          <table:table-cell office:value-type="float" office:value="1.08405172413793">
            <text:p>1.084051724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.57938144329897">
            <text:p>3.5793814433</text:p>
          </table:table-cell>
          <table:table-cell office:value-type="float" office:value="3.30921052631579">
            <text:p>3.3092105263</text:p>
          </table:table-cell>
          <table:table-cell office:value-type="float" office:value="3.33613445378151">
            <text:p>3.3361344538</text:p>
          </table:table-cell>
          <table:table-cell office:value-type="float" office:value="1.08405172413793">
            <text:p>1.084051724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.56494845360825">
            <text:p>3.5649484536</text:p>
          </table:table-cell>
          <table:table-cell office:value-type="float" office:value="3.24516129032258">
            <text:p>3.2451612903</text:p>
          </table:table-cell>
          <table:table-cell office:value-type="float" office:value="3.32352941176471">
            <text:p>3.3235294118</text:p>
          </table:table-cell>
          <table:table-cell office:value-type="float" office:value="1.08405172413793">
            <text:p>1.0840517241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.54845360824742">
            <text:p>3.5484536082</text:p>
          </table:table-cell>
          <table:table-cell office:value-type="float" office:value="3.24516129032258">
            <text:p>3.2451612903</text:p>
          </table:table-cell>
          <table:table-cell office:value-type="float" office:value="3.30672268907563">
            <text:p>3.3067226891</text:p>
          </table:table-cell>
          <table:table-cell office:value-type="float" office:value="1.08405172413793">
            <text:p>1.084051724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3.54020618556701">
            <text:p>3.5402061856</text:p>
          </table:table-cell>
          <table:table-cell office:value-type="float" office:value="3.22435897435897">
            <text:p>3.2243589744</text:p>
          </table:table-cell>
          <table:table-cell office:value-type="float" office:value="3.29831932773109">
            <text:p>3.2983193277</text:p>
          </table:table-cell>
          <table:table-cell office:value-type="float" office:value="1.08405172413793">
            <text:p>1.084051724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3.52783505154639">
            <text:p>3.5278350515</text:p>
          </table:table-cell>
          <table:table-cell office:value-type="float" office:value="3.18354430379747">
            <text:p>3.1835443038</text:p>
          </table:table-cell>
          <table:table-cell office:value-type="float" office:value="3.28781512605042">
            <text:p>3.2878151261</text:p>
          </table:table-cell>
          <table:table-cell office:value-type="float" office:value="1.08405172413793">
            <text:p>1.0840517241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.55144032921811">
            <text:p>3.5514403292</text:p>
          </table:table-cell>
          <table:table-cell office:value-type="float" office:value="3.18354430379747">
            <text:p>3.1835443038</text:p>
          </table:table-cell>
          <table:table-cell office:value-type="float" office:value="3.31027253668763">
            <text:p>3.3102725367</text:p>
          </table:table-cell>
          <table:table-cell office:value-type="float" office:value="1.08405172413793">
            <text:p>1.0840517241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.53086419753086">
            <text:p>3.5308641975</text:p>
          </table:table-cell>
          <table:table-cell office:value-type="float" office:value="3.18354430379747">
            <text:p>3.1835443038</text:p>
          </table:table-cell>
          <table:table-cell office:value-type="float" office:value="3.29140461215933">
            <text:p>3.2914046122</text:p>
          </table:table-cell>
          <table:table-cell office:value-type="float" office:value="1.08405172413793">
            <text:p>1.0840517241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3.51851851851852">
            <text:p>3.5185185185</text:p>
          </table:table-cell>
          <table:table-cell office:value-type="float" office:value="3.16352201257862">
            <text:p>3.1635220126</text:p>
          </table:table-cell>
          <table:table-cell office:value-type="float" office:value="3.27882599580713">
            <text:p>3.2788259958</text:p>
          </table:table-cell>
          <table:table-cell office:value-type="float" office:value="1.08405172413793">
            <text:p>1.0840517241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3.51028806584362">
            <text:p>3.5102880658</text:p>
          </table:table-cell>
          <table:table-cell office:value-type="float" office:value="3.16352201257862">
            <text:p>3.1635220126</text:p>
          </table:table-cell>
          <table:table-cell office:value-type="float" office:value="3.27253668763103">
            <text:p>3.2725366876</text:p>
          </table:table-cell>
          <table:table-cell office:value-type="float" office:value="1.08172043010753">
            <text:p>1.081720430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3.50924024640657">
            <text:p>3.5092402464</text:p>
          </table:table-cell>
          <table:table-cell office:value-type="float" office:value="3.14375">
            <text:p>3.14375</text:p>
          </table:table-cell>
          <table:table-cell office:value-type="float" office:value="3.24737945492662">
            <text:p>3.2473794549</text:p>
          </table:table-cell>
          <table:table-cell office:value-type="float" office:value="1.08172043010753">
            <text:p>1.081720430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3.48254620123203">
            <text:p>3.4825462012</text:p>
          </table:table-cell>
          <table:table-cell office:value-type="float" office:value="3.08588957055215">
            <text:p>3.0858895706</text:p>
          </table:table-cell>
          <table:table-cell office:value-type="float" office:value="3.22222222222222">
            <text:p>3.2222222222</text:p>
          </table:table-cell>
          <table:table-cell office:value-type="float" office:value="1.08172043010753">
            <text:p>1.0817204301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3.47022587268994">
            <text:p>3.4702258727</text:p>
          </table:table-cell>
          <table:table-cell office:value-type="float" office:value="3.06707317073171">
            <text:p>3.0670731707</text:p>
          </table:table-cell>
          <table:table-cell office:value-type="float" office:value="3.20964360587002">
            <text:p>3.2096436059</text:p>
          </table:table-cell>
          <table:table-cell office:value-type="float" office:value="1.08172043010753">
            <text:p>1.0817204301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3.46817248459959">
            <text:p>3.4681724846</text:p>
          </table:table-cell>
          <table:table-cell office:value-type="float" office:value="3.06707317073171">
            <text:p>3.0670731707</text:p>
          </table:table-cell>
          <table:table-cell office:value-type="float" office:value="3.20754716981132">
            <text:p>3.2075471698</text:p>
          </table:table-cell>
          <table:table-cell office:value-type="float" office:value="1.08172043010753">
            <text:p>1.0817204301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.45790554414784">
            <text:p>3.4579055441</text:p>
          </table:table-cell>
          <table:table-cell office:value-type="float" office:value="3.04848484848485">
            <text:p>3.0484848485</text:p>
          </table:table-cell>
          <table:table-cell office:value-type="float" office:value="3.19706498951782">
            <text:p>3.1970649895</text:p>
          </table:table-cell>
          <table:table-cell office:value-type="float" office:value="1.08172043010753">
            <text:p>1.0817204301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.4476386036961">
            <text:p>3.4476386037</text:p>
          </table:table-cell>
          <table:table-cell office:value-type="float" office:value="3.04848484848485">
            <text:p>3.0484848485</text:p>
          </table:table-cell>
          <table:table-cell office:value-type="float" office:value="3.18658280922432">
            <text:p>3.1865828092</text:p>
          </table:table-cell>
          <table:table-cell office:value-type="float" office:value="1.08172043010753">
            <text:p>1.0817204301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3.435318275154">
            <text:p>3.4353182752</text:p>
          </table:table-cell>
          <table:table-cell office:value-type="float" office:value="3.03012048192771">
            <text:p>3.0301204819</text:p>
          </table:table-cell>
          <table:table-cell office:value-type="float" office:value="3.17400419287212">
            <text:p>3.1740041929</text:p>
          </table:table-cell>
          <table:table-cell office:value-type="float" office:value="1.08172043010753">
            <text:p>1.0817204301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3.41683778234086">
            <text:p>3.4168377823</text:p>
          </table:table-cell>
          <table:table-cell office:value-type="float" office:value="2.97633136094675">
            <text:p>2.9763313609</text:p>
          </table:table-cell>
          <table:table-cell office:value-type="float" office:value="3.15513626834382">
            <text:p>3.1551362683</text:p>
          </table:table-cell>
          <table:table-cell office:value-type="float" office:value="1.08172043010753">
            <text:p>1.0817204301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3.41598360655738">
            <text:p>3.4159836066</text:p>
          </table:table-cell>
          <table:table-cell office:value-type="float" office:value="2.97633136094675">
            <text:p>2.9763313609</text:p>
          </table:table-cell>
          <table:table-cell office:value-type="float" office:value="3.14046121593291">
            <text:p>3.1404612159</text:p>
          </table:table-cell>
          <table:table-cell office:value-type="float" office:value="1.08172043010753">
            <text:p>1.0817204301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3.41188524590164">
            <text:p>3.4118852459</text:p>
          </table:table-cell>
          <table:table-cell office:value-type="float" office:value="2.97633136094675">
            <text:p>2.9763313609</text:p>
          </table:table-cell>
          <table:table-cell office:value-type="float" office:value="3.13626834381551">
            <text:p>3.1362683438</text:p>
          </table:table-cell>
          <table:table-cell office:value-type="float" office:value="1.08172043010753">
            <text:p>1.0817204301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3.40163934426229">
            <text:p>3.4016393443</text:p>
          </table:table-cell>
          <table:table-cell office:value-type="float" office:value="2.95882352941176">
            <text:p>2.9588235294</text:p>
          </table:table-cell>
          <table:table-cell office:value-type="float" office:value="3.12578616352201">
            <text:p>3.1257861635</text:p>
          </table:table-cell>
          <table:table-cell office:value-type="float" office:value="1.08172043010753">
            <text:p>1.0817204301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3.38524590163934">
            <text:p>3.3852459016</text:p>
          </table:table-cell>
          <table:table-cell office:value-type="float" office:value="2.95882352941176">
            <text:p>2.9588235294</text:p>
          </table:table-cell>
          <table:table-cell office:value-type="float" office:value="3.11320754716981">
            <text:p>3.1132075472</text:p>
          </table:table-cell>
          <table:table-cell office:value-type="float" office:value="1.0793991416309">
            <text:p>1.0793991416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3.34496919917864">
            <text:p>3.3449691992</text:p>
          </table:table-cell>
          <table:table-cell office:value-type="float" office:value="2.94152046783626">
            <text:p>2.9415204678</text:p>
          </table:table-cell>
          <table:table-cell office:value-type="float" office:value="3.09643605870021">
            <text:p>3.0964360587</text:p>
          </table:table-cell>
          <table:table-cell office:value-type="float" office:value="1.0793991416309">
            <text:p>1.0793991416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3.3264887063655">
            <text:p>3.3264887064</text:p>
          </table:table-cell>
          <table:table-cell office:value-type="float" office:value="2.92441860465116">
            <text:p>2.9244186047</text:p>
          </table:table-cell>
          <table:table-cell office:value-type="float" office:value="3.07756813417191">
            <text:p>3.0775681342</text:p>
          </table:table-cell>
          <table:table-cell office:value-type="float" office:value="1.0793991416309">
            <text:p>1.0793991416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3.31622176591376">
            <text:p>3.3162217659</text:p>
          </table:table-cell>
          <table:table-cell office:value-type="float" office:value="2.90751445086705">
            <text:p>2.9075144509</text:p>
          </table:table-cell>
          <table:table-cell office:value-type="float" office:value="3.06708595387841">
            <text:p>3.0670859539</text:p>
          </table:table-cell>
          <table:table-cell office:value-type="float" office:value="1.07708779443255">
            <text:p>1.0770877944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3.29979466119096">
            <text:p>3.2997946612</text:p>
          </table:table-cell>
          <table:table-cell office:value-type="float" office:value="2.89080459770115">
            <text:p>2.8908045977</text:p>
          </table:table-cell>
          <table:table-cell office:value-type="float" office:value="3.0503144654088">
            <text:p>3.0503144654</text:p>
          </table:table-cell>
          <table:table-cell office:value-type="float" office:value="1.07708779443255">
            <text:p>1.0770877944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3.24536082474227">
            <text:p>3.2453608247</text:p>
          </table:table-cell>
          <table:table-cell office:value-type="float" office:value="2.87428571428571">
            <text:p>2.8742857143</text:p>
          </table:table-cell>
          <table:table-cell office:value-type="float" office:value="3.0377358490566">
            <text:p>3.0377358491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3.23711340206186">
            <text:p>3.2371134021</text:p>
          </table:table-cell>
          <table:table-cell office:value-type="float" office:value="2.87428571428571">
            <text:p>2.8742857143</text:p>
          </table:table-cell>
          <table:table-cell office:value-type="float" office:value="3.0293501048218">
            <text:p>3.0293501048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3.21855670103093">
            <text:p>3.218556701</text:p>
          </table:table-cell>
          <table:table-cell office:value-type="float" office:value="2.82584269662921">
            <text:p>2.8258426966</text:p>
          </table:table-cell>
          <table:table-cell office:value-type="float" office:value="3.0104821802935">
            <text:p>3.0104821803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3.20824742268041">
            <text:p>3.2082474227</text:p>
          </table:table-cell>
          <table:table-cell office:value-type="float" office:value="2.81005586592179">
            <text:p>2.8100558659</text:p>
          </table:table-cell>
          <table:table-cell office:value-type="float" office:value="3">
            <text:p>3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3.19381443298969">
            <text:p>3.193814433</text:p>
          </table:table-cell>
          <table:table-cell office:value-type="float" office:value="2.79444444444444">
            <text:p>2.7944444444</text:p>
          </table:table-cell>
          <table:table-cell office:value-type="float" office:value="2.9853249475891">
            <text:p>2.9853249476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3.16735537190083">
            <text:p>3.1673553719</text:p>
          </table:table-cell>
          <table:table-cell office:value-type="float" office:value="2.79444444444444">
            <text:p>2.7944444444</text:p>
          </table:table-cell>
          <table:table-cell office:value-type="float" office:value="2.9811320754717">
            <text:p>2.9811320755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3.16322314049587">
            <text:p>3.1632231405</text:p>
          </table:table-cell>
          <table:table-cell office:value-type="float" office:value="2.79444444444444">
            <text:p>2.7944444444</text:p>
          </table:table-cell>
          <table:table-cell office:value-type="float" office:value="2.9769392033543">
            <text:p>2.9769392034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3.15495867768595">
            <text:p>3.1549586777</text:p>
          </table:table-cell>
          <table:table-cell office:value-type="float" office:value="2.79444444444444">
            <text:p>2.7944444444</text:p>
          </table:table-cell>
          <table:table-cell office:value-type="float" office:value="2.9685534591195">
            <text:p>2.9685534591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3.15082644628099">
            <text:p>3.1508264463</text:p>
          </table:table-cell>
          <table:table-cell office:value-type="float" office:value="2.79444444444444">
            <text:p>2.7944444444</text:p>
          </table:table-cell>
          <table:table-cell office:value-type="float" office:value="2.9643605870021">
            <text:p>2.964360587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3.14462809917355">
            <text:p>3.1446280992</text:p>
          </table:table-cell>
          <table:table-cell office:value-type="float" office:value="2.79444444444444">
            <text:p>2.7944444444</text:p>
          </table:table-cell>
          <table:table-cell office:value-type="float" office:value="2.958071278826">
            <text:p>2.9580712788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3.13429752066116">
            <text:p>3.1342975207</text:p>
          </table:table-cell>
          <table:table-cell office:value-type="float" office:value="2.77900552486188">
            <text:p>2.7790055249</text:p>
          </table:table-cell>
          <table:table-cell office:value-type="float" office:value="2.94758909853249">
            <text:p>2.9475890985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3.12603305785124">
            <text:p>3.1260330579</text:p>
          </table:table-cell>
          <table:table-cell office:value-type="float" office:value="2.76373626373626">
            <text:p>2.7637362637</text:p>
          </table:table-cell>
          <table:table-cell office:value-type="float" office:value="2.93920335429769">
            <text:p>2.9392033543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3.11363636363636">
            <text:p>3.1136363636</text:p>
          </table:table-cell>
          <table:table-cell office:value-type="float" office:value="2.74863387978142">
            <text:p>2.7486338798</text:p>
          </table:table-cell>
          <table:table-cell office:value-type="float" office:value="2.93081761006289">
            <text:p>2.9308176101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3.10537190082645">
            <text:p>3.1053719008</text:p>
          </table:table-cell>
          <table:table-cell office:value-type="float" office:value="2.73369565217391">
            <text:p>2.7336956522</text:p>
          </table:table-cell>
          <table:table-cell office:value-type="float" office:value="2.92243186582809">
            <text:p>2.9224318658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3.12577319587629">
            <text:p>3.1257731959</text:p>
          </table:table-cell>
          <table:table-cell office:value-type="float" office:value="2.70430107526882">
            <text:p>2.7043010753</text:p>
          </table:table-cell>
          <table:table-cell office:value-type="float" office:value="2.91194968553459">
            <text:p>2.9119496855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3.14814814814815">
            <text:p>3.1481481481</text:p>
          </table:table-cell>
          <table:table-cell office:value-type="float" office:value="2.68983957219251">
            <text:p>2.6898395722</text:p>
          </table:table-cell>
          <table:table-cell office:value-type="float" office:value="2.92887029288703">
            <text:p>2.9288702929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3.12757201646091">
            <text:p>3.1275720165</text:p>
          </table:table-cell>
          <table:table-cell office:value-type="float" office:value="2.66137566137566">
            <text:p>2.6613756614</text:p>
          </table:table-cell>
          <table:table-cell office:value-type="float" office:value="2.90794979079498">
            <text:p>2.9079497908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3.11522633744856">
            <text:p>3.1152263374</text:p>
          </table:table-cell>
          <table:table-cell office:value-type="float" office:value="2.64736842105263">
            <text:p>2.6473684211</text:p>
          </table:table-cell>
          <table:table-cell office:value-type="float" office:value="2.89539748953975">
            <text:p>2.8953974895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3.11111111111111">
            <text:p>3.1111111111</text:p>
          </table:table-cell>
          <table:table-cell office:value-type="float" office:value="2.64736842105263">
            <text:p>2.6473684211</text:p>
          </table:table-cell>
          <table:table-cell office:value-type="float" office:value="2.89121338912134">
            <text:p>2.8912133891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3.10288065843621">
            <text:p>3.1028806584</text:p>
          </table:table-cell>
          <table:table-cell office:value-type="float" office:value="2.64736842105263">
            <text:p>2.6473684211</text:p>
          </table:table-cell>
          <table:table-cell office:value-type="float" office:value="2.88493723849372">
            <text:p>2.8849372385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3.09670781893004">
            <text:p>3.0967078189</text:p>
          </table:table-cell>
          <table:table-cell office:value-type="float" office:value="2.64736842105263">
            <text:p>2.6473684211</text:p>
          </table:table-cell>
          <table:table-cell office:value-type="float" office:value="2.88075313807531">
            <text:p>2.8807531381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3.08847736625514">
            <text:p>3.0884773663</text:p>
          </table:table-cell>
          <table:table-cell office:value-type="float" office:value="2.63350785340314">
            <text:p>2.6335078534</text:p>
          </table:table-cell>
          <table:table-cell office:value-type="float" office:value="2.87238493723849">
            <text:p>2.8723849372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3.0843621399177">
            <text:p>3.0843621399</text:p>
          </table:table-cell>
          <table:table-cell office:value-type="float" office:value="2.63350785340314">
            <text:p>2.6335078534</text:p>
          </table:table-cell>
          <table:table-cell office:value-type="float" office:value="2.86820083682008">
            <text:p>2.8682008368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3.06995884773663">
            <text:p>3.0699588477</text:p>
          </table:table-cell>
          <table:table-cell office:value-type="float" office:value="2.61979166666667">
            <text:p>2.6197916667</text:p>
          </table:table-cell>
          <table:table-cell office:value-type="float" office:value="2.85774058577406">
            <text:p>2.8577405858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3.05761316872428">
            <text:p>3.0576131687</text:p>
          </table:table-cell>
          <table:table-cell office:value-type="float" office:value="2.60621761658031">
            <text:p>2.6062176166</text:p>
          </table:table-cell>
          <table:table-cell office:value-type="float" office:value="2.84518828451883">
            <text:p>2.8451882845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3.04732510288066">
            <text:p>3.0473251029</text:p>
          </table:table-cell>
          <table:table-cell office:value-type="float" office:value="2.60621761658031">
            <text:p>2.6062176166</text:p>
          </table:table-cell>
          <table:table-cell office:value-type="float" office:value="2.83682008368201">
            <text:p>2.8368200837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3.02880658436214">
            <text:p>3.0288065844</text:p>
          </table:table-cell>
          <table:table-cell office:value-type="float" office:value="2.59278350515464">
            <text:p>2.5927835052</text:p>
          </table:table-cell>
          <table:table-cell office:value-type="float" office:value="2.81799163179916">
            <text:p>2.8179916318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3.05133470225873">
            <text:p>3.0513347023</text:p>
          </table:table-cell>
          <table:table-cell office:value-type="float" office:value="2.56632653061224">
            <text:p>2.5663265306</text:p>
          </table:table-cell>
          <table:table-cell office:value-type="float" office:value="2.8455114822547">
            <text:p>2.8455114823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3.04312114989733">
            <text:p>3.0431211499</text:p>
          </table:table-cell>
          <table:table-cell office:value-type="float" office:value="2.56632653061224">
            <text:p>2.5663265306</text:p>
          </table:table-cell>
          <table:table-cell office:value-type="float" office:value="2.83716075156576">
            <text:p>2.8371607516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3.00617283950617">
            <text:p>3.0061728395</text:p>
          </table:table-cell>
          <table:table-cell office:value-type="float" office:value="2.56632653061224">
            <text:p>2.5663265306</text:p>
          </table:table-cell>
          <table:table-cell office:value-type="float" office:value="2.83089770354906">
            <text:p>2.8308977035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3">
            <text:p>3</text:p>
          </table:table-cell>
          <table:table-cell office:value-type="float" office:value="2.56632653061224">
            <text:p>2.5663265306</text:p>
          </table:table-cell>
          <table:table-cell office:value-type="float" office:value="2.82463465553236">
            <text:p>2.8246346555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3">
            <text:p>3</text:p>
          </table:table-cell>
          <table:table-cell office:value-type="float" office:value="2.56632653061224">
            <text:p>2.5663265306</text:p>
          </table:table-cell>
          <table:table-cell office:value-type="float" office:value="2.82463465553236">
            <text:p>2.8246346555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.99382716049383">
            <text:p>2.9938271605</text:p>
          </table:table-cell>
          <table:table-cell office:value-type="float" office:value="2.56632653061224">
            <text:p>2.5663265306</text:p>
          </table:table-cell>
          <table:table-cell office:value-type="float" office:value="2.81837160751566">
            <text:p>2.8183716075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.98971193415638">
            <text:p>2.9897119342</text:p>
          </table:table-cell>
          <table:table-cell office:value-type="float" office:value="2.55329949238579">
            <text:p>2.5532994924</text:p>
          </table:table-cell>
          <table:table-cell office:value-type="float" office:value="2.81419624217119">
            <text:p>2.8141962422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.98559670781893">
            <text:p>2.9855967078</text:p>
          </table:table-cell>
          <table:table-cell office:value-type="float" office:value="2.55329949238579">
            <text:p>2.5532994924</text:p>
          </table:table-cell>
          <table:table-cell office:value-type="float" office:value="2.81002087682672">
            <text:p>2.8100208768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.97736625514403">
            <text:p>2.9773662551</text:p>
          </table:table-cell>
          <table:table-cell office:value-type="float" office:value="2.54040404040404">
            <text:p>2.5404040404</text:p>
          </table:table-cell>
          <table:table-cell office:value-type="float" office:value="2.80167014613779">
            <text:p>2.8016701461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.97119341563786">
            <text:p>2.9711934156</text:p>
          </table:table-cell>
          <table:table-cell office:value-type="float" office:value="2.52763819095477">
            <text:p>2.527638191</text:p>
          </table:table-cell>
          <table:table-cell office:value-type="float" office:value="2.79540709812109">
            <text:p>2.7954070981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2.96502057613169">
            <text:p>2.9650205761</text:p>
          </table:table-cell>
          <table:table-cell office:value-type="float" office:value="2.52763819095477">
            <text:p>2.527638191</text:p>
          </table:table-cell>
          <table:table-cell office:value-type="float" office:value="2.78914405010438">
            <text:p>2.7891440501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.95679012345679">
            <text:p>2.9567901235</text:p>
          </table:table-cell>
          <table:table-cell office:value-type="float" office:value="2.52763819095477">
            <text:p>2.527638191</text:p>
          </table:table-cell>
          <table:table-cell office:value-type="float" office:value="2.78079331941545">
            <text:p>2.7807933194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.94855967078189">
            <text:p>2.9485596708</text:p>
          </table:table-cell>
          <table:table-cell office:value-type="float" office:value="2.52763819095477">
            <text:p>2.527638191</text:p>
          </table:table-cell>
          <table:table-cell office:value-type="float" office:value="2.7875">
            <text:p>2.7875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3.00204918032787">
            <text:p>3.0020491803</text:p>
          </table:table-cell>
          <table:table-cell office:value-type="float" office:value="2.515">
            <text:p>2.515</text:p>
          </table:table-cell>
          <table:table-cell office:value-type="float" office:value="2.78333333333333">
            <text:p>2.7833333333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.99180327868852">
            <text:p>2.9918032787</text:p>
          </table:table-cell>
          <table:table-cell office:value-type="float" office:value="2.515">
            <text:p>2.515</text:p>
          </table:table-cell>
          <table:table-cell office:value-type="float" office:value="2.77291666666667">
            <text:p>2.7729166667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2.98155737704918">
            <text:p>2.981557377</text:p>
          </table:table-cell>
          <table:table-cell office:value-type="float" office:value="2.50248756218905">
            <text:p>2.5024875622</text:p>
          </table:table-cell>
          <table:table-cell office:value-type="float" office:value="2.76666666666667">
            <text:p>2.7666666667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2.97745901639344">
            <text:p>2.9774590164</text:p>
          </table:table-cell>
          <table:table-cell office:value-type="float" office:value="2.49009900990099">
            <text:p>2.4900990099</text:p>
          </table:table-cell>
          <table:table-cell office:value-type="float" office:value="2.7625">
            <text:p>2.7625</text:p>
          </table:table-cell>
          <table:table-cell office:value-type="float" office:value="1.0724946695096">
            <text:p>1.0724946695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.96311475409836">
            <text:p>2.9631147541</text:p>
          </table:table-cell>
          <table:table-cell office:value-type="float" office:value="2.4656862745098">
            <text:p>2.4656862745</text:p>
          </table:table-cell>
          <table:table-cell office:value-type="float" office:value="2.76715176715177">
            <text:p>2.7671517672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.95696721311475">
            <text:p>2.9569672131</text:p>
          </table:table-cell>
          <table:table-cell office:value-type="float" office:value="2.45365853658537">
            <text:p>2.4536585366</text:p>
          </table:table-cell>
          <table:table-cell office:value-type="float" office:value="2.76091476091476">
            <text:p>2.7609147609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2.9405737704918">
            <text:p>2.9405737705</text:p>
          </table:table-cell>
          <table:table-cell office:value-type="float" office:value="2.41826923076923">
            <text:p>2.4182692308</text:p>
          </table:table-cell>
          <table:table-cell office:value-type="float" office:value="2.74428274428274">
            <text:p>2.7442827443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.8952772073922">
            <text:p>2.8952772074</text:p>
          </table:table-cell>
          <table:table-cell office:value-type="float" office:value="2.3952380952381">
            <text:p>2.3952380952</text:p>
          </table:table-cell>
          <table:table-cell office:value-type="float" office:value="2.72765072765073">
            <text:p>2.7276507277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.88911704312115">
            <text:p>2.8891170431</text:p>
          </table:table-cell>
          <table:table-cell office:value-type="float" office:value="2.3952380952381">
            <text:p>2.3952380952</text:p>
          </table:table-cell>
          <table:table-cell office:value-type="float" office:value="2.72349272349272">
            <text:p>2.7234927235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2.88090349075975">
            <text:p>2.8809034908</text:p>
          </table:table-cell>
          <table:table-cell office:value-type="float" office:value="2.37264150943396">
            <text:p>2.3726415094</text:p>
          </table:table-cell>
          <table:table-cell office:value-type="float" office:value="2.71517671517672">
            <text:p>2.7151767152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2.87268993839836">
            <text:p>2.8726899384</text:p>
          </table:table-cell>
          <table:table-cell office:value-type="float" office:value="2.36150234741784">
            <text:p>2.3615023474</text:p>
          </table:table-cell>
          <table:table-cell office:value-type="float" office:value="2.70686070686071">
            <text:p>2.7068607069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2.86447638603696">
            <text:p>2.864476386</text:p>
          </table:table-cell>
          <table:table-cell office:value-type="float" office:value="2.35046728971963">
            <text:p>2.3504672897</text:p>
          </table:table-cell>
          <table:table-cell office:value-type="float" office:value="2.7006237006237">
            <text:p>2.7006237006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.85831622176591">
            <text:p>2.8583162218</text:p>
          </table:table-cell>
          <table:table-cell office:value-type="float" office:value="2.3287037037037">
            <text:p>2.3287037037</text:p>
          </table:table-cell>
          <table:table-cell office:value-type="float" office:value="2.69438669438669">
            <text:p>2.6943866944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2.85215605749487">
            <text:p>2.8521560575</text:p>
          </table:table-cell>
          <table:table-cell office:value-type="float" office:value="2.31797235023041">
            <text:p>2.3179723502</text:p>
          </table:table-cell>
          <table:table-cell office:value-type="float" office:value="2.68814968814969">
            <text:p>2.6881496881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.84188911704312">
            <text:p>2.841889117</text:p>
          </table:table-cell>
          <table:table-cell office:value-type="float" office:value="2.31797235023041">
            <text:p>2.3179723502</text:p>
          </table:table-cell>
          <table:table-cell office:value-type="float" office:value="2.67983367983368">
            <text:p>2.6798336798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2.83983572895277">
            <text:p>2.839835729</text:p>
          </table:table-cell>
          <table:table-cell office:value-type="float" office:value="2.31797235023041">
            <text:p>2.3179723502</text:p>
          </table:table-cell>
          <table:table-cell office:value-type="float" office:value="2.67775467775468">
            <text:p>2.6777546778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.83983572895277">
            <text:p>2.839835729</text:p>
          </table:table-cell>
          <table:table-cell office:value-type="float" office:value="2.31797235023041">
            <text:p>2.3179723502</text:p>
          </table:table-cell>
          <table:table-cell office:value-type="float" office:value="2.67775467775468">
            <text:p>2.6777546778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.83162217659138">
            <text:p>2.8316221766</text:p>
          </table:table-cell>
          <table:table-cell office:value-type="float" office:value="2.31797235023041">
            <text:p>2.3179723502</text:p>
          </table:table-cell>
          <table:table-cell office:value-type="float" office:value="2.67151767151767">
            <text:p>2.6715176715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.82340862422998">
            <text:p>2.8234086242</text:p>
          </table:table-cell>
          <table:table-cell office:value-type="float" office:value="2.30733944954128">
            <text:p>2.3073394495</text:p>
          </table:table-cell>
          <table:table-cell office:value-type="float" office:value="2.66320166320166">
            <text:p>2.6632016632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2.81930184804928">
            <text:p>2.819301848</text:p>
          </table:table-cell>
          <table:table-cell office:value-type="float" office:value="2.30733944954128">
            <text:p>2.3073394495</text:p>
          </table:table-cell>
          <table:table-cell office:value-type="float" office:value="2.65904365904366">
            <text:p>2.659043659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.81108829568788">
            <text:p>2.8110882957</text:p>
          </table:table-cell>
          <table:table-cell office:value-type="float" office:value="2.29680365296804">
            <text:p>2.296803653</text:p>
          </table:table-cell>
          <table:table-cell office:value-type="float" office:value="2.65072765072765">
            <text:p>2.6507276507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2.79876796714579">
            <text:p>2.7987679671</text:p>
          </table:table-cell>
          <table:table-cell office:value-type="float" office:value="2.29680365296804">
            <text:p>2.296803653</text:p>
          </table:table-cell>
          <table:table-cell office:value-type="float" office:value="2.63825363825364">
            <text:p>2.6382536383</text:p>
          </table:table-cell>
          <table:table-cell office:value-type="float" office:value="1.07021276595745">
            <text:p>1.070212766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2.76337448559671">
            <text:p>2.7633744856</text:p>
          </table:table-cell>
          <table:table-cell office:value-type="float" office:value="2.28636363636364">
            <text:p>2.2863636364</text:p>
          </table:table-cell>
          <table:table-cell office:value-type="float" office:value="2.63201663201663">
            <text:p>2.632016632</text:p>
          </table:table-cell>
          <table:table-cell office:value-type="float" office:value="1.06794055201699">
            <text:p>1.067940552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2.75102880658436">
            <text:p>2.7510288066</text:p>
          </table:table-cell>
          <table:table-cell office:value-type="float" office:value="2.27601809954751">
            <text:p>2.2760180995</text:p>
          </table:table-cell>
          <table:table-cell office:value-type="float" office:value="2.61954261954262">
            <text:p>2.6195426195</text:p>
          </table:table-cell>
          <table:table-cell office:value-type="float" office:value="1.06794055201699">
            <text:p>1.067940552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.74485596707819">
            <text:p>2.7448559671</text:p>
          </table:table-cell>
          <table:table-cell office:value-type="float" office:value="2.27601809954751">
            <text:p>2.2760180995</text:p>
          </table:table-cell>
          <table:table-cell office:value-type="float" office:value="2.61330561330561">
            <text:p>2.6133056133</text:p>
          </table:table-cell>
          <table:table-cell office:value-type="float" office:value="1.06794055201699">
            <text:p>1.067940552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.73456790123457">
            <text:p>2.7345679012</text:p>
          </table:table-cell>
          <table:table-cell office:value-type="float" office:value="2.26576576576577">
            <text:p>2.2657657658</text:p>
          </table:table-cell>
          <table:table-cell office:value-type="float" office:value="2.6029106029106">
            <text:p>2.6029106029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2.73045267489712">
            <text:p>2.7304526749</text:p>
          </table:table-cell>
          <table:table-cell office:value-type="float" office:value="2.25560538116592">
            <text:p>2.2556053812</text:p>
          </table:table-cell>
          <table:table-cell office:value-type="float" office:value="2.5987525987526">
            <text:p>2.5987525988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.71399176954732">
            <text:p>2.7139917695</text:p>
          </table:table-cell>
          <table:table-cell office:value-type="float" office:value="2.25560538116592">
            <text:p>2.2556053812</text:p>
          </table:table-cell>
          <table:table-cell office:value-type="float" office:value="2.58212058212058">
            <text:p>2.5821205821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2.73305954825462">
            <text:p>2.7330595483</text:p>
          </table:table-cell>
          <table:table-cell office:value-type="float" office:value="2.24553571428571">
            <text:p>2.2455357143</text:p>
          </table:table-cell>
          <table:table-cell office:value-type="float" office:value="2.57380457380457">
            <text:p>2.5738045738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2.72279260780287">
            <text:p>2.7227926078</text:p>
          </table:table-cell>
          <table:table-cell office:value-type="float" office:value="2.23555555555556">
            <text:p>2.2355555556</text:p>
          </table:table-cell>
          <table:table-cell office:value-type="float" office:value="2.56340956340956">
            <text:p>2.5634095634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2.72279260780287">
            <text:p>2.7227926078</text:p>
          </table:table-cell>
          <table:table-cell office:value-type="float" office:value="2.23555555555556">
            <text:p>2.2355555556</text:p>
          </table:table-cell>
          <table:table-cell office:value-type="float" office:value="2.56340956340956">
            <text:p>2.5634095634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2.71047227926078">
            <text:p>2.7104722793</text:p>
          </table:table-cell>
          <table:table-cell office:value-type="float" office:value="2.215859030837">
            <text:p>2.2158590308</text:p>
          </table:table-cell>
          <table:table-cell office:value-type="float" office:value="2.55301455301455">
            <text:p>2.553014553</text:p>
          </table:table-cell>
          <table:table-cell office:value-type="float" office:value="1.06342494714588">
            <text:p>1.0634249471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2.70636550308008">
            <text:p>2.7063655031</text:p>
          </table:table-cell>
          <table:table-cell office:value-type="float" office:value="2.215859030837">
            <text:p>2.2158590308</text:p>
          </table:table-cell>
          <table:table-cell office:value-type="float" office:value="2.54885654885655">
            <text:p>2.5488565489</text:p>
          </table:table-cell>
          <table:table-cell office:value-type="float" office:value="1.06342494714588">
            <text:p>1.0634249471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2.69404517453799">
            <text:p>2.6940451745</text:p>
          </table:table-cell>
          <table:table-cell office:value-type="float" office:value="2.16810344827586">
            <text:p>2.1681034483</text:p>
          </table:table-cell>
          <table:table-cell office:value-type="float" office:value="2.53638253638254">
            <text:p>2.5363825364</text:p>
          </table:table-cell>
          <table:table-cell office:value-type="float" office:value="1.06342494714588">
            <text:p>1.0634249471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.68172484599589">
            <text:p>2.681724846</text:p>
          </table:table-cell>
          <table:table-cell office:value-type="float" office:value="2.16810344827586">
            <text:p>2.1681034483</text:p>
          </table:table-cell>
          <table:table-cell office:value-type="float" office:value="2.52598752598753">
            <text:p>2.525987526</text:p>
          </table:table-cell>
          <table:table-cell office:value-type="float" office:value="1.06342494714588">
            <text:p>1.0634249471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.6776180698152">
            <text:p>2.6776180698</text:p>
          </table:table-cell>
          <table:table-cell office:value-type="float" office:value="2.16810344827586">
            <text:p>2.1681034483</text:p>
          </table:table-cell>
          <table:table-cell office:value-type="float" office:value="2.54564315352697">
            <text:p>2.5456431535</text:p>
          </table:table-cell>
          <table:table-cell office:value-type="float" office:value="1.06342494714588">
            <text:p>1.0634249471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.6694045174538">
            <text:p>2.6694045175</text:p>
          </table:table-cell>
          <table:table-cell office:value-type="float" office:value="2.16810344827586">
            <text:p>2.1681034483</text:p>
          </table:table-cell>
          <table:table-cell office:value-type="float" office:value="2.53734439834025">
            <text:p>2.5373443983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.65913757700205">
            <text:p>2.659137577</text:p>
          </table:table-cell>
          <table:table-cell office:value-type="float" office:value="2.14957264957265">
            <text:p>2.1495726496</text:p>
          </table:table-cell>
          <table:table-cell office:value-type="float" office:value="2.52697095435685">
            <text:p>2.5269709544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2.67622950819672">
            <text:p>2.6762295082</text:p>
          </table:table-cell>
          <table:table-cell office:value-type="float" office:value="2.14957264957265">
            <text:p>2.1495726496</text:p>
          </table:table-cell>
          <table:table-cell office:value-type="float" office:value="2.54658385093168">
            <text:p>2.5465838509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2.66598360655738">
            <text:p>2.6659836066</text:p>
          </table:table-cell>
          <table:table-cell office:value-type="float" office:value="2.14957264957265">
            <text:p>2.1495726496</text:p>
          </table:table-cell>
          <table:table-cell office:value-type="float" office:value="2.53830227743271">
            <text:p>2.5383022774</text:p>
          </table:table-cell>
          <table:table-cell office:value-type="float" office:value="1.06342494714588">
            <text:p>1.0634249471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2.6577868852459">
            <text:p>2.6577868852</text:p>
          </table:table-cell>
          <table:table-cell office:value-type="float" office:value="2.14042553191489">
            <text:p>2.1404255319</text:p>
          </table:table-cell>
          <table:table-cell office:value-type="float" office:value="2.53002070393375">
            <text:p>2.5300207039</text:p>
          </table:table-cell>
          <table:table-cell office:value-type="float" office:value="1.06342494714588">
            <text:p>1.0634249471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2.65163934426229">
            <text:p>2.6516393443</text:p>
          </table:table-cell>
          <table:table-cell office:value-type="float" office:value="2.14042553191489">
            <text:p>2.1404255319</text:p>
          </table:table-cell>
          <table:table-cell office:value-type="float" office:value="2.52380952380952">
            <text:p>2.5238095238</text:p>
          </table:table-cell>
          <table:table-cell office:value-type="float" office:value="1.06342494714588">
            <text:p>1.0634249471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2.64344262295082">
            <text:p>2.643442623</text:p>
          </table:table-cell>
          <table:table-cell office:value-type="float" office:value="2.13135593220339">
            <text:p>2.1313559322</text:p>
          </table:table-cell>
          <table:table-cell office:value-type="float" office:value="2.51552795031056">
            <text:p>2.5155279503</text:p>
          </table:table-cell>
          <table:table-cell office:value-type="float" office:value="1.06342494714588">
            <text:p>1.0634249471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2.63729508196721">
            <text:p>2.637295082</text:p>
          </table:table-cell>
          <table:table-cell office:value-type="float" office:value="2.13135593220339">
            <text:p>2.1313559322</text:p>
          </table:table-cell>
          <table:table-cell office:value-type="float" office:value="2.50931677018634">
            <text:p>2.5093167702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.62909836065574">
            <text:p>2.6290983607</text:p>
          </table:table-cell>
          <table:table-cell office:value-type="float" office:value="2.10460251046025">
            <text:p>2.1046025105</text:p>
          </table:table-cell>
          <table:table-cell office:value-type="float" office:value="2.50103519668737">
            <text:p>2.5010351967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.62909836065574">
            <text:p>2.6290983607</text:p>
          </table:table-cell>
          <table:table-cell office:value-type="float" office:value="2.10460251046025">
            <text:p>2.1046025105</text:p>
          </table:table-cell>
          <table:table-cell office:value-type="float" office:value="2.50103519668737">
            <text:p>2.5010351967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.62704918032787">
            <text:p>2.6270491803</text:p>
          </table:table-cell>
          <table:table-cell office:value-type="float" office:value="2.10460251046025">
            <text:p>2.1046025105</text:p>
          </table:table-cell>
          <table:table-cell office:value-type="float" office:value="2.49896480331263">
            <text:p>2.4989648033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.625">
            <text:p>2.625</text:p>
          </table:table-cell>
          <table:table-cell office:value-type="float" office:value="2.09583333333333">
            <text:p>2.0958333333</text:p>
          </table:table-cell>
          <table:table-cell office:value-type="float" office:value="2.49689440993789">
            <text:p>2.4968944099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2.61680327868852">
            <text:p>2.6168032787</text:p>
          </table:table-cell>
          <table:table-cell office:value-type="float" office:value="2.09583333333333">
            <text:p>2.0958333333</text:p>
          </table:table-cell>
          <table:table-cell office:value-type="float" office:value="2.48861283643892">
            <text:p>2.4886128364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.60860655737705">
            <text:p>2.6086065574</text:p>
          </table:table-cell>
          <table:table-cell office:value-type="float" office:value="2.09583333333333">
            <text:p>2.0958333333</text:p>
          </table:table-cell>
          <table:table-cell office:value-type="float" office:value="2.50826446280992">
            <text:p>2.5082644628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2.59631147540984">
            <text:p>2.5963114754</text:p>
          </table:table-cell>
          <table:table-cell office:value-type="float" office:value="2.07851239669421">
            <text:p>2.0785123967</text:p>
          </table:table-cell>
          <table:table-cell office:value-type="float" office:value="2.49586776859504">
            <text:p>2.4958677686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.5922131147541">
            <text:p>2.5922131148</text:p>
          </table:table-cell>
          <table:table-cell office:value-type="float" office:value="2.07851239669421">
            <text:p>2.0785123967</text:p>
          </table:table-cell>
          <table:table-cell office:value-type="float" office:value="2.49173553719008">
            <text:p>2.4917355372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2.57991803278689">
            <text:p>2.5799180328</text:p>
          </table:table-cell>
          <table:table-cell office:value-type="float" office:value="2.07851239669421">
            <text:p>2.0785123967</text:p>
          </table:table-cell>
          <table:table-cell office:value-type="float" office:value="2.50515463917526">
            <text:p>2.5051546392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2.57581967213115">
            <text:p>2.5758196721</text:p>
          </table:table-cell>
          <table:table-cell office:value-type="float" office:value="2.06995884773663">
            <text:p>2.0699588477</text:p>
          </table:table-cell>
          <table:table-cell office:value-type="float" office:value="2.50103092783505">
            <text:p>2.5010309278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.57172131147541">
            <text:p>2.5717213115</text:p>
          </table:table-cell>
          <table:table-cell office:value-type="float" office:value="2.06995884773663">
            <text:p>2.0699588477</text:p>
          </table:table-cell>
          <table:table-cell office:value-type="float" office:value="2.49690721649485">
            <text:p>2.4969072165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.56147540983607">
            <text:p>2.5614754098</text:p>
          </table:table-cell>
          <table:table-cell office:value-type="float" office:value="2.06995884773663">
            <text:p>2.0699588477</text:p>
          </table:table-cell>
          <table:table-cell office:value-type="float" office:value="2.48659793814433">
            <text:p>2.4865979381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2.54918032786885">
            <text:p>2.5491803279</text:p>
          </table:table-cell>
          <table:table-cell office:value-type="float" office:value="2.06995884773663">
            <text:p>2.0699588477</text:p>
          </table:table-cell>
          <table:table-cell office:value-type="float" office:value="2.47422680412371">
            <text:p>2.4742268041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2.54303278688525">
            <text:p>2.5430327869</text:p>
          </table:table-cell>
          <table:table-cell office:value-type="float" office:value="2.06995884773663">
            <text:p>2.0699588477</text:p>
          </table:table-cell>
          <table:table-cell office:value-type="float" office:value="2.47010309278351">
            <text:p>2.4701030928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2.53893442622951">
            <text:p>2.5389344262</text:p>
          </table:table-cell>
          <table:table-cell office:value-type="float" office:value="2.06995884773663">
            <text:p>2.0699588477</text:p>
          </table:table-cell>
          <table:table-cell office:value-type="float" office:value="2.4659793814433">
            <text:p>2.4659793814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2.53483606557377">
            <text:p>2.5348360656</text:p>
          </table:table-cell>
          <table:table-cell office:value-type="float" office:value="2.06995884773663">
            <text:p>2.0699588477</text:p>
          </table:table-cell>
          <table:table-cell office:value-type="float" office:value="2.46185567010309">
            <text:p>2.4618556701</text:p>
          </table:table-cell>
          <table:table-cell office:value-type="float" office:value="1.06567796610169">
            <text:p>1.0656779661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2.52459016393443">
            <text:p>2.5245901639</text:p>
          </table:table-cell>
          <table:table-cell office:value-type="float" office:value="2.06995884773663">
            <text:p>2.0699588477</text:p>
          </table:table-cell>
          <table:table-cell office:value-type="float" office:value="2.45154639175258">
            <text:p>2.4515463918</text:p>
          </table:table-cell>
          <table:table-cell office:value-type="float" office:value="1.06342494714588">
            <text:p>1.0634249471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2.51229508196721">
            <text:p>2.512295082</text:p>
          </table:table-cell>
          <table:table-cell office:value-type="float" office:value="2.0530612244898">
            <text:p>2.0530612245</text:p>
          </table:table-cell>
          <table:table-cell office:value-type="float" office:value="2.43917525773196">
            <text:p>2.4391752577</text:p>
          </table:table-cell>
          <table:table-cell office:value-type="float" office:value="1.06342494714588">
            <text:p>1.0634249471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.50819672131148">
            <text:p>2.5081967213</text:p>
          </table:table-cell>
          <table:table-cell office:value-type="float" office:value="2.04471544715447">
            <text:p>2.0447154472</text:p>
          </table:table-cell>
          <table:table-cell office:value-type="float" office:value="2.43505154639175">
            <text:p>2.4350515464</text:p>
          </table:table-cell>
          <table:table-cell office:value-type="float" office:value="1.06342494714588">
            <text:p>1.0634249471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2.49795081967213">
            <text:p>2.4979508197</text:p>
          </table:table-cell>
          <table:table-cell office:value-type="float" office:value="2.02822580645161">
            <text:p>2.0282258065</text:p>
          </table:table-cell>
          <table:table-cell office:value-type="float" office:value="2.42474226804124">
            <text:p>2.424742268</text:p>
          </table:table-cell>
          <table:table-cell office:value-type="float" office:value="1.06342494714588">
            <text:p>1.0634249471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.49180327868852">
            <text:p>2.4918032787</text:p>
          </table:table-cell>
          <table:table-cell office:value-type="float" office:value="2.02008032128514">
            <text:p>2.0200803213</text:p>
          </table:table-cell>
          <table:table-cell office:value-type="float" office:value="2.41855670103093">
            <text:p>2.418556701</text:p>
          </table:table-cell>
          <table:table-cell office:value-type="float" office:value="1.06342494714588">
            <text:p>1.0634249471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.48565573770492">
            <text:p>2.4856557377</text:p>
          </table:table-cell>
          <table:table-cell office:value-type="float" office:value="2.02008032128514">
            <text:p>2.0200803213</text:p>
          </table:table-cell>
          <table:table-cell office:value-type="float" office:value="2.41237113402062">
            <text:p>2.412371134</text:p>
          </table:table-cell>
          <table:table-cell office:value-type="float" office:value="1.06342494714588">
            <text:p>1.0634249471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2.48360655737705">
            <text:p>2.4836065574</text:p>
          </table:table-cell>
          <table:table-cell office:value-type="float" office:value="2.02008032128514">
            <text:p>2.0200803213</text:p>
          </table:table-cell>
          <table:table-cell office:value-type="float" office:value="2.41030927835052">
            <text:p>2.4103092784</text:p>
          </table:table-cell>
          <table:table-cell office:value-type="float" office:value="1.06342494714588">
            <text:p>1.0634249471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.47745901639344">
            <text:p>2.4774590164</text:p>
          </table:table-cell>
          <table:table-cell office:value-type="float" office:value="2.012">
            <text:p>2.012</text:p>
          </table:table-cell>
          <table:table-cell office:value-type="float" office:value="2.40412371134021">
            <text:p>2.4041237113</text:p>
          </table:table-cell>
          <table:table-cell office:value-type="float" office:value="1.06342494714588">
            <text:p>1.0634249471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2.47745901639344">
            <text:p>2.4774590164</text:p>
          </table:table-cell>
          <table:table-cell office:value-type="float" office:value="2.012">
            <text:p>2.012</text:p>
          </table:table-cell>
          <table:table-cell office:value-type="float" office:value="2.40412371134021">
            <text:p>2.4041237113</text:p>
          </table:table-cell>
          <table:table-cell office:value-type="float" office:value="1.06342494714588">
            <text:p>1.0634249471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2.46926229508197">
            <text:p>2.4692622951</text:p>
          </table:table-cell>
          <table:table-cell office:value-type="float" office:value="2.00398406374502">
            <text:p>2.0039840637</text:p>
          </table:table-cell>
          <table:table-cell office:value-type="float" office:value="2.39587628865979">
            <text:p>2.3958762887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.46106557377049">
            <text:p>2.4610655738</text:p>
          </table:table-cell>
          <table:table-cell office:value-type="float" office:value="1.98814229249012">
            <text:p>1.9881422925</text:p>
          </table:table-cell>
          <table:table-cell office:value-type="float" office:value="2.38762886597938">
            <text:p>2.387628866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2.45081967213115">
            <text:p>2.4508196721</text:p>
          </table:table-cell>
          <table:table-cell office:value-type="float" office:value="1.97254901960784">
            <text:p>1.9725490196</text:p>
          </table:table-cell>
          <table:table-cell office:value-type="float" office:value="2.37731958762887">
            <text:p>2.3773195876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2.44877049180328">
            <text:p>2.4487704918</text:p>
          </table:table-cell>
          <table:table-cell office:value-type="float" office:value="1.96484375">
            <text:p>1.96484375</text:p>
          </table:table-cell>
          <table:table-cell office:value-type="float" office:value="2.37525773195876">
            <text:p>2.375257732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2.47239263803681">
            <text:p>2.472392638</text:p>
          </table:table-cell>
          <table:table-cell office:value-type="float" office:value="1.96484375">
            <text:p>1.96484375</text:p>
          </table:table-cell>
          <table:table-cell office:value-type="float" office:value="2.40123456790123">
            <text:p>2.4012345679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.47034764826176">
            <text:p>2.4703476483</text:p>
          </table:table-cell>
          <table:table-cell office:value-type="float" office:value="1.96484375">
            <text:p>1.96484375</text:p>
          </table:table-cell>
          <table:table-cell office:value-type="float" office:value="2.39917695473251">
            <text:p>2.3991769547</text:p>
          </table:table-cell>
          <table:table-cell office:value-type="float" office:value="1.06342494714588">
            <text:p>1.0634249471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2.46625766871166">
            <text:p>2.4662576687</text:p>
          </table:table-cell>
          <table:table-cell office:value-type="float" office:value="1.96484375">
            <text:p>1.96484375</text:p>
          </table:table-cell>
          <table:table-cell office:value-type="float" office:value="2.39506172839506">
            <text:p>2.3950617284</text:p>
          </table:table-cell>
          <table:table-cell office:value-type="float" office:value="1.06342494714588">
            <text:p>1.0634249471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2.46216768916155">
            <text:p>2.4621676892</text:p>
          </table:table-cell>
          <table:table-cell office:value-type="float" office:value="1.96484375">
            <text:p>1.96484375</text:p>
          </table:table-cell>
          <table:table-cell office:value-type="float" office:value="2.39094650205761">
            <text:p>2.3909465021</text:p>
          </table:table-cell>
          <table:table-cell office:value-type="float" office:value="1.06342494714588">
            <text:p>1.0634249471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2.45807770961145">
            <text:p>2.4580777096</text:p>
          </table:table-cell>
          <table:table-cell office:value-type="float" office:value="1.96484375">
            <text:p>1.96484375</text:p>
          </table:table-cell>
          <table:table-cell office:value-type="float" office:value="2.38683127572016">
            <text:p>2.3868312757</text:p>
          </table:table-cell>
          <table:table-cell office:value-type="float" office:value="1.06342494714588">
            <text:p>1.0634249471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2.4519427402863">
            <text:p>2.4519427403</text:p>
          </table:table-cell>
          <table:table-cell office:value-type="float" office:value="1.95719844357977">
            <text:p>1.9571984436</text:p>
          </table:table-cell>
          <table:table-cell office:value-type="float" office:value="2.38065843621399">
            <text:p>2.3806584362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2.4478527607362">
            <text:p>2.4478527607</text:p>
          </table:table-cell>
          <table:table-cell office:value-type="float" office:value="1.94961240310078">
            <text:p>1.9496124031</text:p>
          </table:table-cell>
          <table:table-cell office:value-type="float" office:value="2.37654320987654">
            <text:p>2.3765432099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2.44171779141104">
            <text:p>2.4417177914</text:p>
          </table:table-cell>
          <table:table-cell office:value-type="float" office:value="1.93461538461538">
            <text:p>1.9346153846</text:p>
          </table:table-cell>
          <table:table-cell office:value-type="float" office:value="2.37037037037037">
            <text:p>2.3703703704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2.43762781186094">
            <text:p>2.4376278119</text:p>
          </table:table-cell>
          <table:table-cell office:value-type="float" office:value="1.93461538461538">
            <text:p>1.9346153846</text:p>
          </table:table-cell>
          <table:table-cell office:value-type="float" office:value="2.36625514403292">
            <text:p>2.366255144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2.45510204081633">
            <text:p>2.4551020408</text:p>
          </table:table-cell>
          <table:table-cell office:value-type="float" office:value="1.93461538461538">
            <text:p>1.9346153846</text:p>
          </table:table-cell>
          <table:table-cell office:value-type="float" office:value="2.36213991769547">
            <text:p>2.3621399177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2.45102040816327">
            <text:p>2.4510204082</text:p>
          </table:table-cell>
          <table:table-cell office:value-type="float" office:value="1.93461538461538">
            <text:p>1.9346153846</text:p>
          </table:table-cell>
          <table:table-cell office:value-type="float" office:value="2.35802469135802">
            <text:p>2.3580246914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.44489795918367">
            <text:p>2.4448979592</text:p>
          </table:table-cell>
          <table:table-cell office:value-type="float" office:value="1.9272030651341">
            <text:p>1.9272030651</text:p>
          </table:table-cell>
          <table:table-cell office:value-type="float" office:value="2.35185185185185">
            <text:p>2.3518518519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2.44285714285714">
            <text:p>2.4428571429</text:p>
          </table:table-cell>
          <table:table-cell office:value-type="float" office:value="1.91984732824427">
            <text:p>1.9198473282</text:p>
          </table:table-cell>
          <table:table-cell office:value-type="float" office:value="2.34979423868313">
            <text:p>2.3497942387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2.43469387755102">
            <text:p>2.4346938776</text:p>
          </table:table-cell>
          <table:table-cell office:value-type="float" office:value="1.91254752851711">
            <text:p>1.9125475285</text:p>
          </table:table-cell>
          <table:table-cell office:value-type="float" office:value="2.34156378600823">
            <text:p>2.341563786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2.43061224489796">
            <text:p>2.4306122449</text:p>
          </table:table-cell>
          <table:table-cell office:value-type="float" office:value="1.89811320754717">
            <text:p>1.8981132075</text:p>
          </table:table-cell>
          <table:table-cell office:value-type="float" office:value="2.33744855967078">
            <text:p>2.3374485597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2.42857142857143">
            <text:p>2.4285714286</text:p>
          </table:table-cell>
          <table:table-cell office:value-type="float" office:value="1.89811320754717">
            <text:p>1.8981132075</text:p>
          </table:table-cell>
          <table:table-cell office:value-type="float" office:value="2.33539094650206">
            <text:p>2.3353909465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2.42448979591837">
            <text:p>2.4244897959</text:p>
          </table:table-cell>
          <table:table-cell office:value-type="float" office:value="1.88389513108614">
            <text:p>1.8838951311</text:p>
          </table:table-cell>
          <table:table-cell office:value-type="float" office:value="2.33127572016461">
            <text:p>2.3312757202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2.42448979591837">
            <text:p>2.4244897959</text:p>
          </table:table-cell>
          <table:table-cell office:value-type="float" office:value="1.88389513108614">
            <text:p>1.8838951311</text:p>
          </table:table-cell>
          <table:table-cell office:value-type="float" office:value="2.33127572016461">
            <text:p>2.3312757202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2.41632653061224">
            <text:p>2.4163265306</text:p>
          </table:table-cell>
          <table:table-cell office:value-type="float" office:value="1.87686567164179">
            <text:p>1.8768656716</text:p>
          </table:table-cell>
          <table:table-cell office:value-type="float" office:value="2.32304526748971">
            <text:p>2.3230452675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2.40816326530612">
            <text:p>2.4081632653</text:p>
          </table:table-cell>
          <table:table-cell office:value-type="float" office:value="1.86988847583643">
            <text:p>1.8698884758</text:p>
          </table:table-cell>
          <table:table-cell office:value-type="float" office:value="2.31481481481481">
            <text:p>2.3148148148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2.37832310838446">
            <text:p>2.3783231084</text:p>
          </table:table-cell>
          <table:table-cell office:value-type="float" office:value="1.86296296296296">
            <text:p>1.862962963</text:p>
          </table:table-cell>
          <table:table-cell office:value-type="float" office:value="2.30658436213992">
            <text:p>2.3065843621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.37832310838446">
            <text:p>2.3783231084</text:p>
          </table:table-cell>
          <table:table-cell office:value-type="float" office:value="1.86296296296296">
            <text:p>1.862962963</text:p>
          </table:table-cell>
          <table:table-cell office:value-type="float" office:value="2.30658436213992">
            <text:p>2.3065843621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2.37423312883436">
            <text:p>2.3742331288</text:p>
          </table:table-cell>
          <table:table-cell office:value-type="float" office:value="1.85608856088561">
            <text:p>1.8560885609</text:p>
          </table:table-cell>
          <table:table-cell office:value-type="float" office:value="2.30246913580247">
            <text:p>2.3024691358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2.3721881390593">
            <text:p>2.3721881391</text:p>
          </table:table-cell>
          <table:table-cell office:value-type="float" office:value="1.85608856088561">
            <text:p>1.8560885609</text:p>
          </table:table-cell>
          <table:table-cell office:value-type="float" office:value="2.30041152263374">
            <text:p>2.3004115226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2.3640081799591">
            <text:p>2.36400818</text:p>
          </table:table-cell>
          <table:table-cell office:value-type="float" office:value="1.84249084249084">
            <text:p>1.8424908425</text:p>
          </table:table-cell>
          <table:table-cell office:value-type="float" office:value="2.29218106995885">
            <text:p>2.29218107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2.359918200409">
            <text:p>2.3599182004</text:p>
          </table:table-cell>
          <table:table-cell office:value-type="float" office:value="1.83576642335766">
            <text:p>1.8357664234</text:p>
          </table:table-cell>
          <table:table-cell office:value-type="float" office:value="2.2880658436214">
            <text:p>2.2880658436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2.35787321063395">
            <text:p>2.3578732106</text:p>
          </table:table-cell>
          <table:table-cell office:value-type="float" office:value="1.83576642335766">
            <text:p>1.8357664234</text:p>
          </table:table-cell>
          <table:table-cell office:value-type="float" office:value="2.28600823045267">
            <text:p>2.2860082305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2.35378323108384">
            <text:p>2.3537832311</text:p>
          </table:table-cell>
          <table:table-cell office:value-type="float" office:value="1.83576642335766">
            <text:p>1.8357664234</text:p>
          </table:table-cell>
          <table:table-cell office:value-type="float" office:value="2.28189300411523">
            <text:p>2.2818930041</text:p>
          </table:table-cell>
          <table:table-cell office:value-type="float" office:value="1.06118143459916">
            <text:p>1.0611814346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2.32991803278689">
            <text:p>2.3299180328</text:p>
          </table:table-cell>
          <table:table-cell office:value-type="float" office:value="1.83576642335766">
            <text:p>1.8357664234</text:p>
          </table:table-cell>
          <table:table-cell office:value-type="float" office:value="2.28189300411523">
            <text:p>2.2818930041</text:p>
          </table:table-cell>
          <table:table-cell office:value-type="float" office:value="1.05894736842105">
            <text:p>1.0589473684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2.31762295081967">
            <text:p>2.3176229508</text:p>
          </table:table-cell>
          <table:table-cell office:value-type="float" office:value="1.82246376811594">
            <text:p>1.8224637681</text:p>
          </table:table-cell>
          <table:table-cell office:value-type="float" office:value="2.26954732510288">
            <text:p>2.2695473251</text:p>
          </table:table-cell>
          <table:table-cell office:value-type="float" office:value="1.05894736842105">
            <text:p>1.0589473684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2.31762295081967">
            <text:p>2.3176229508</text:p>
          </table:table-cell>
          <table:table-cell office:value-type="float" office:value="1.82246376811594">
            <text:p>1.8224637681</text:p>
          </table:table-cell>
          <table:table-cell office:value-type="float" office:value="2.26954732510288">
            <text:p>2.2695473251</text:p>
          </table:table-cell>
          <table:table-cell office:value-type="float" office:value="1.05894736842105">
            <text:p>1.0589473684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.31147540983607">
            <text:p>2.3114754098</text:p>
          </table:table-cell>
          <table:table-cell office:value-type="float" office:value="1.82246376811594">
            <text:p>1.8224637681</text:p>
          </table:table-cell>
          <table:table-cell office:value-type="float" office:value="2.26337448559671">
            <text:p>2.2633744856</text:p>
          </table:table-cell>
          <table:table-cell office:value-type="float" office:value="1.05894736842105">
            <text:p>1.0589473684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2.30122950819672">
            <text:p>2.3012295082</text:p>
          </table:table-cell>
          <table:table-cell office:value-type="float" office:value="1.80935251798561">
            <text:p>1.809352518</text:p>
          </table:table-cell>
          <table:table-cell office:value-type="float" office:value="2.25308641975309">
            <text:p>2.2530864198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2.29713114754098">
            <text:p>2.2971311475</text:p>
          </table:table-cell>
          <table:table-cell office:value-type="float" office:value="1.80935251798561">
            <text:p>1.809352518</text:p>
          </table:table-cell>
          <table:table-cell office:value-type="float" office:value="2.24897119341564">
            <text:p>2.2489711934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2.29508196721311">
            <text:p>2.2950819672</text:p>
          </table:table-cell>
          <table:table-cell office:value-type="float" office:value="1.80935251798561">
            <text:p>1.809352518</text:p>
          </table:table-cell>
          <table:table-cell office:value-type="float" office:value="2.24691358024691">
            <text:p>2.2469135802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2.29303278688525">
            <text:p>2.2930327869</text:p>
          </table:table-cell>
          <table:table-cell office:value-type="float" office:value="1.80286738351254">
            <text:p>1.8028673835</text:p>
          </table:table-cell>
          <table:table-cell office:value-type="float" office:value="2.24485596707819">
            <text:p>2.2448559671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2.28893442622951">
            <text:p>2.2889344262</text:p>
          </table:table-cell>
          <table:table-cell office:value-type="float" office:value="1.80286738351254">
            <text:p>1.8028673835</text:p>
          </table:table-cell>
          <table:table-cell office:value-type="float" office:value="2.24074074074074">
            <text:p>2.2407407407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2.28688524590164">
            <text:p>2.2868852459</text:p>
          </table:table-cell>
          <table:table-cell office:value-type="float" office:value="1.80286738351254">
            <text:p>1.8028673835</text:p>
          </table:table-cell>
          <table:table-cell office:value-type="float" office:value="2.23868312757202">
            <text:p>2.2386831276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2.28073770491803">
            <text:p>2.2807377049</text:p>
          </table:table-cell>
          <table:table-cell office:value-type="float" office:value="1.79642857142857">
            <text:p>1.7964285714</text:p>
          </table:table-cell>
          <table:table-cell office:value-type="float" office:value="2.23251028806584">
            <text:p>2.2325102881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2.28073770491803">
            <text:p>2.2807377049</text:p>
          </table:table-cell>
          <table:table-cell office:value-type="float" office:value="1.79642857142857">
            <text:p>1.7964285714</text:p>
          </table:table-cell>
          <table:table-cell office:value-type="float" office:value="2.23251028806584">
            <text:p>2.2325102881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2.27459016393443">
            <text:p>2.2745901639</text:p>
          </table:table-cell>
          <table:table-cell office:value-type="float" office:value="1.79003558718861">
            <text:p>1.7900355872</text:p>
          </table:table-cell>
          <table:table-cell office:value-type="float" office:value="2.22633744855967">
            <text:p>2.2263374486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.27459016393443">
            <text:p>2.2745901639</text:p>
          </table:table-cell>
          <table:table-cell office:value-type="float" office:value="1.79003558718861">
            <text:p>1.7900355872</text:p>
          </table:table-cell>
          <table:table-cell office:value-type="float" office:value="2.22633744855967">
            <text:p>2.2263374486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2.27254098360656">
            <text:p>2.2725409836</text:p>
          </table:table-cell>
          <table:table-cell office:value-type="float" office:value="1.78368794326241">
            <text:p>1.7836879433</text:p>
          </table:table-cell>
          <table:table-cell office:value-type="float" office:value="2.22427983539095">
            <text:p>2.2242798354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2.26639344262295">
            <text:p>2.2663934426</text:p>
          </table:table-cell>
          <table:table-cell office:value-type="float" office:value="1.78368794326241">
            <text:p>1.7836879433</text:p>
          </table:table-cell>
          <table:table-cell office:value-type="float" office:value="2.21810699588477">
            <text:p>2.2181069959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2.26024590163934">
            <text:p>2.2602459016</text:p>
          </table:table-cell>
          <table:table-cell office:value-type="float" office:value="1.78368794326241">
            <text:p>1.7836879433</text:p>
          </table:table-cell>
          <table:table-cell office:value-type="float" office:value="2.2119341563786">
            <text:p>2.2119341564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2.23408624229979">
            <text:p>2.2340862423</text:p>
          </table:table-cell>
          <table:table-cell office:value-type="float" office:value="1.78368794326241">
            <text:p>1.7836879433</text:p>
          </table:table-cell>
          <table:table-cell office:value-type="float" office:value="2.20781893004115">
            <text:p>2.20781893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2.2258726899384">
            <text:p>2.2258726899</text:p>
          </table:table-cell>
          <table:table-cell office:value-type="float" office:value="1.78368794326241">
            <text:p>1.7836879433</text:p>
          </table:table-cell>
          <table:table-cell office:value-type="float" office:value="2.19958847736626">
            <text:p>2.1995884774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2.22381930184805">
            <text:p>2.2238193018</text:p>
          </table:table-cell>
          <table:table-cell office:value-type="float" office:value="1.78368794326241">
            <text:p>1.7836879433</text:p>
          </table:table-cell>
          <table:table-cell office:value-type="float" office:value="2.22381930184805">
            <text:p>2.2238193018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2.2217659137577">
            <text:p>2.2217659138</text:p>
          </table:table-cell>
          <table:table-cell office:value-type="float" office:value="1.78368794326241">
            <text:p>1.7836879433</text:p>
          </table:table-cell>
          <table:table-cell office:value-type="float" office:value="2.2217659137577">
            <text:p>2.2217659138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2.217659137577">
            <text:p>2.2176591376</text:p>
          </table:table-cell>
          <table:table-cell office:value-type="float" office:value="1.7773851590106">
            <text:p>1.777385159</text:p>
          </table:table-cell>
          <table:table-cell office:value-type="float" office:value="2.217659137577">
            <text:p>2.2176591376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2.21560574948665">
            <text:p>2.2156057495</text:p>
          </table:table-cell>
          <table:table-cell office:value-type="float" office:value="1.7773851590106">
            <text:p>1.777385159</text:p>
          </table:table-cell>
          <table:table-cell office:value-type="float" office:value="2.21560574948665">
            <text:p>2.2156057495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.21560574948665">
            <text:p>2.2156057495</text:p>
          </table:table-cell>
          <table:table-cell office:value-type="float" office:value="1.7773851590106">
            <text:p>1.777385159</text:p>
          </table:table-cell>
          <table:table-cell office:value-type="float" office:value="2.21560574948665">
            <text:p>2.2156057495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2.21149897330595">
            <text:p>2.2114989733</text:p>
          </table:table-cell>
          <table:table-cell office:value-type="float" office:value="1.7773851590106">
            <text:p>1.777385159</text:p>
          </table:table-cell>
          <table:table-cell office:value-type="float" office:value="2.21149897330595">
            <text:p>2.2114989733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2.20739219712526">
            <text:p>2.2073921971</text:p>
          </table:table-cell>
          <table:table-cell office:value-type="float" office:value="1.77112676056338">
            <text:p>1.7711267606</text:p>
          </table:table-cell>
          <table:table-cell office:value-type="float" office:value="2.20739219712526">
            <text:p>2.2073921971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2.20328542094456">
            <text:p>2.2032854209</text:p>
          </table:table-cell>
          <table:table-cell office:value-type="float" office:value="1.76491228070175">
            <text:p>1.7649122807</text:p>
          </table:table-cell>
          <table:table-cell office:value-type="float" office:value="2.20328542094456">
            <text:p>2.2032854209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2.19917864476386">
            <text:p>2.1991786448</text:p>
          </table:table-cell>
          <table:table-cell office:value-type="float" office:value="1.75874125874126">
            <text:p>1.7587412587</text:p>
          </table:table-cell>
          <table:table-cell office:value-type="float" office:value="2.19917864476386">
            <text:p>2.1991786448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2.19712525667351">
            <text:p>2.1971252567</text:p>
          </table:table-cell>
          <table:table-cell office:value-type="float" office:value="1.75261324041812">
            <text:p>1.7526132404</text:p>
          </table:table-cell>
          <table:table-cell office:value-type="float" office:value="2.19712525667351">
            <text:p>2.1971252567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2.19507186858316">
            <text:p>2.1950718686</text:p>
          </table:table-cell>
          <table:table-cell office:value-type="float" office:value="1.74652777777778">
            <text:p>1.7465277778</text:p>
          </table:table-cell>
          <table:table-cell office:value-type="float" office:value="2.19507186858316">
            <text:p>2.1950718686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2.19507186858316">
            <text:p>2.1950718686</text:p>
          </table:table-cell>
          <table:table-cell office:value-type="float" office:value="1.74652777777778">
            <text:p>1.7465277778</text:p>
          </table:table-cell>
          <table:table-cell office:value-type="float" office:value="2.19507186858316">
            <text:p>2.1950718686</text:p>
          </table:table-cell>
          <table:table-cell office:value-type="float" office:value="1.05672268907563">
            <text:p>1.0567226891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2.2172131147541">
            <text:p>2.2172131148</text:p>
          </table:table-cell>
          <table:table-cell office:value-type="float" office:value="1.74652777777778">
            <text:p>1.7465277778</text:p>
          </table:table-cell>
          <table:table-cell office:value-type="float" office:value="2.2172131147541">
            <text:p>2.2172131148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2.21516393442623">
            <text:p>2.2151639344</text:p>
          </table:table-cell>
          <table:table-cell office:value-type="float" office:value="1.74652777777778">
            <text:p>1.7465277778</text:p>
          </table:table-cell>
          <table:table-cell office:value-type="float" office:value="2.21516393442623">
            <text:p>2.2151639344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.21311475409836">
            <text:p>2.2131147541</text:p>
          </table:table-cell>
          <table:table-cell office:value-type="float" office:value="1.74652777777778">
            <text:p>1.7465277778</text:p>
          </table:table-cell>
          <table:table-cell office:value-type="float" office:value="2.21311475409836">
            <text:p>2.2131147541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2.20901639344262">
            <text:p>2.2090163934</text:p>
          </table:table-cell>
          <table:table-cell office:value-type="float" office:value="1.74048442906574">
            <text:p>1.7404844291</text:p>
          </table:table-cell>
          <table:table-cell office:value-type="float" office:value="2.20901639344262">
            <text:p>2.2090163934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2.20491803278689">
            <text:p>2.2049180328</text:p>
          </table:table-cell>
          <table:table-cell office:value-type="float" office:value="1.73448275862069">
            <text:p>1.7344827586</text:p>
          </table:table-cell>
          <table:table-cell office:value-type="float" office:value="2.20491803278689">
            <text:p>2.2049180328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2.20081967213115">
            <text:p>2.2008196721</text:p>
          </table:table-cell>
          <table:table-cell office:value-type="float" office:value="1.73448275862069">
            <text:p>1.7344827586</text:p>
          </table:table-cell>
          <table:table-cell office:value-type="float" office:value="2.20081967213115">
            <text:p>2.2008196721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2.19672131147541">
            <text:p>2.1967213115</text:p>
          </table:table-cell>
          <table:table-cell office:value-type="float" office:value="1.72852233676976">
            <text:p>1.7285223368</text:p>
          </table:table-cell>
          <table:table-cell office:value-type="float" office:value="2.19672131147541">
            <text:p>2.1967213115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2.19467213114754">
            <text:p>2.1946721311</text:p>
          </table:table-cell>
          <table:table-cell office:value-type="float" office:value="1.72852233676976">
            <text:p>1.7285223368</text:p>
          </table:table-cell>
          <table:table-cell office:value-type="float" office:value="2.19467213114754">
            <text:p>2.1946721311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2.19467213114754">
            <text:p>2.1946721311</text:p>
          </table:table-cell>
          <table:table-cell office:value-type="float" office:value="1.72852233676976">
            <text:p>1.7285223368</text:p>
          </table:table-cell>
          <table:table-cell office:value-type="float" office:value="2.19467213114754">
            <text:p>2.1946721311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2.19262295081967">
            <text:p>2.1926229508</text:p>
          </table:table-cell>
          <table:table-cell office:value-type="float" office:value="1.72260273972603">
            <text:p>1.7226027397</text:p>
          </table:table-cell>
          <table:table-cell office:value-type="float" office:value="2.19262295081967">
            <text:p>2.1926229508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2.20654396728016">
            <text:p>2.2065439673</text:p>
          </table:table-cell>
          <table:table-cell office:value-type="float" office:value="1.72260273972603">
            <text:p>1.7226027397</text:p>
          </table:table-cell>
          <table:table-cell office:value-type="float" office:value="2.18647540983607">
            <text:p>2.1864754098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2.20245398773006">
            <text:p>2.2024539877</text:p>
          </table:table-cell>
          <table:table-cell office:value-type="float" office:value="1.72260273972603">
            <text:p>1.7226027397</text:p>
          </table:table-cell>
          <table:table-cell office:value-type="float" office:value="2.18237704918033">
            <text:p>2.1823770492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.19836400817996">
            <text:p>2.1983640082</text:p>
          </table:table-cell>
          <table:table-cell office:value-type="float" office:value="1.72260273972603">
            <text:p>1.7226027397</text:p>
          </table:table-cell>
          <table:table-cell office:value-type="float" office:value="2.17827868852459">
            <text:p>2.1782786885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2.19427402862986">
            <text:p>2.1942740286</text:p>
          </table:table-cell>
          <table:table-cell office:value-type="float" office:value="1.72260273972603">
            <text:p>1.7226027397</text:p>
          </table:table-cell>
          <table:table-cell office:value-type="float" office:value="2.17418032786885">
            <text:p>2.1741803279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2.19427402862986">
            <text:p>2.1942740286</text:p>
          </table:table-cell>
          <table:table-cell office:value-type="float" office:value="1.72260273972603">
            <text:p>1.7226027397</text:p>
          </table:table-cell>
          <table:table-cell office:value-type="float" office:value="2.17418032786885">
            <text:p>2.1741803279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2.19222903885481">
            <text:p>2.1922290389</text:p>
          </table:table-cell>
          <table:table-cell office:value-type="float" office:value="1.72260273972603">
            <text:p>1.7226027397</text:p>
          </table:table-cell>
          <table:table-cell office:value-type="float" office:value="2.17213114754098">
            <text:p>2.1721311475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2.1840490797546">
            <text:p>2.1840490798</text:p>
          </table:table-cell>
          <table:table-cell office:value-type="float" office:value="1.71672354948805">
            <text:p>1.7167235495</text:p>
          </table:table-cell>
          <table:table-cell office:value-type="float" office:value="2.16393442622951">
            <text:p>2.1639344262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2.18200408997955">
            <text:p>2.18200409</text:p>
          </table:table-cell>
          <table:table-cell office:value-type="float" office:value="1.71672354948805">
            <text:p>1.7167235495</text:p>
          </table:table-cell>
          <table:table-cell office:value-type="float" office:value="2.16188524590164">
            <text:p>2.1618852459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2.1758691206544">
            <text:p>2.1758691207</text:p>
          </table:table-cell>
          <table:table-cell office:value-type="float" office:value="1.71672354948805">
            <text:p>1.7167235495</text:p>
          </table:table-cell>
          <table:table-cell office:value-type="float" office:value="2.15573770491803">
            <text:p>2.1557377049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2.17177914110429">
            <text:p>2.1717791411</text:p>
          </table:table-cell>
          <table:table-cell office:value-type="float" office:value="1.71672354948805">
            <text:p>1.7167235495</text:p>
          </table:table-cell>
          <table:table-cell office:value-type="float" office:value="2.15163934426229">
            <text:p>2.1516393443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2.16768916155419">
            <text:p>2.1676891616</text:p>
          </table:table-cell>
          <table:table-cell office:value-type="float" office:value="1.71672354948805">
            <text:p>1.7167235495</text:p>
          </table:table-cell>
          <table:table-cell office:value-type="float" office:value="2.14754098360656">
            <text:p>2.1475409836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2.16359918200409">
            <text:p>2.163599182</text:p>
          </table:table-cell>
          <table:table-cell office:value-type="float" office:value="1.71672354948805">
            <text:p>1.7167235495</text:p>
          </table:table-cell>
          <table:table-cell office:value-type="float" office:value="2.14344262295082">
            <text:p>2.143442623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.15950920245399">
            <text:p>2.1595092025</text:p>
          </table:table-cell>
          <table:table-cell office:value-type="float" office:value="1.7108843537415">
            <text:p>1.7108843537</text:p>
          </table:table-cell>
          <table:table-cell office:value-type="float" office:value="2.15950920245399">
            <text:p>2.1595092025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2.15541922290389">
            <text:p>2.1554192229</text:p>
          </table:table-cell>
          <table:table-cell office:value-type="float" office:value="1.7108843537415">
            <text:p>1.7108843537</text:p>
          </table:table-cell>
          <table:table-cell office:value-type="float" office:value="2.15541922290389">
            <text:p>2.1554192229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2.15541922290389">
            <text:p>2.1554192229</text:p>
          </table:table-cell>
          <table:table-cell office:value-type="float" office:value="1.7108843537415">
            <text:p>1.7108843537</text:p>
          </table:table-cell>
          <table:table-cell office:value-type="float" office:value="2.15541922290389">
            <text:p>2.1554192229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2.15132924335378">
            <text:p>2.1513292434</text:p>
          </table:table-cell>
          <table:table-cell office:value-type="float" office:value="1.70508474576271">
            <text:p>1.7050847458</text:p>
          </table:table-cell>
          <table:table-cell office:value-type="float" office:value="2.15132924335378">
            <text:p>2.1513292434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2.14314928425358">
            <text:p>2.1431492843</text:p>
          </table:table-cell>
          <table:table-cell office:value-type="float" office:value="1.69932432432432">
            <text:p>1.6993243243</text:p>
          </table:table-cell>
          <table:table-cell office:value-type="float" office:value="2.14314928425358">
            <text:p>2.1431492843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2.14110429447853">
            <text:p>2.1411042945</text:p>
          </table:table-cell>
          <table:table-cell office:value-type="float" office:value="1.69932432432432">
            <text:p>1.6993243243</text:p>
          </table:table-cell>
          <table:table-cell office:value-type="float" office:value="2.14110429447853">
            <text:p>2.1411042945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2.13701431492843">
            <text:p>2.1370143149</text:p>
          </table:table-cell>
          <table:table-cell office:value-type="float" office:value="1.69932432432432">
            <text:p>1.6993243243</text:p>
          </table:table-cell>
          <table:table-cell office:value-type="float" office:value="2.13701431492843">
            <text:p>2.1370143149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2.13496932515337">
            <text:p>2.1349693252</text:p>
          </table:table-cell>
          <table:table-cell office:value-type="float" office:value="1.69932432432432">
            <text:p>1.6993243243</text:p>
          </table:table-cell>
          <table:table-cell office:value-type="float" office:value="2.13496932515337">
            <text:p>2.1349693252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2.1530612244898">
            <text:p>2.1530612245</text:p>
          </table:table-cell>
          <table:table-cell office:value-type="float" office:value="1.69932432432432">
            <text:p>1.6993243243</text:p>
          </table:table-cell>
          <table:table-cell office:value-type="float" office:value="2.12883435582822">
            <text:p>2.1288343558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2.14897959183673">
            <text:p>2.1489795918</text:p>
          </table:table-cell>
          <table:table-cell office:value-type="float" office:value="1.69360269360269">
            <text:p>1.6936026936</text:p>
          </table:table-cell>
          <table:table-cell office:value-type="float" office:value="2.12474437627812">
            <text:p>2.1247443763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.1469387755102">
            <text:p>2.1469387755</text:p>
          </table:table-cell>
          <table:table-cell office:value-type="float" office:value="1.68791946308725">
            <text:p>1.6879194631</text:p>
          </table:table-cell>
          <table:table-cell office:value-type="float" office:value="2.12269938650307">
            <text:p>2.1226993865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2.14489795918367">
            <text:p>2.1448979592</text:p>
          </table:table-cell>
          <table:table-cell office:value-type="float" office:value="1.68791946308725">
            <text:p>1.6879194631</text:p>
          </table:table-cell>
          <table:table-cell office:value-type="float" office:value="2.12065439672802">
            <text:p>2.1206543967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2.14489795918367">
            <text:p>2.1448979592</text:p>
          </table:table-cell>
          <table:table-cell office:value-type="float" office:value="1.68791946308725">
            <text:p>1.6879194631</text:p>
          </table:table-cell>
          <table:table-cell office:value-type="float" office:value="2.12065439672802">
            <text:p>2.1206543967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2.14081632653061">
            <text:p>2.1408163265</text:p>
          </table:table-cell>
          <table:table-cell office:value-type="float" office:value="1.68791946308725">
            <text:p>1.6879194631</text:p>
          </table:table-cell>
          <table:table-cell office:value-type="float" office:value="2.11656441717791">
            <text:p>2.1165644172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2.13877551020408">
            <text:p>2.1387755102</text:p>
          </table:table-cell>
          <table:table-cell office:value-type="float" office:value="1.68791946308725">
            <text:p>1.6879194631</text:p>
          </table:table-cell>
          <table:table-cell office:value-type="float" office:value="2.11451942740286">
            <text:p>2.1145194274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2.13673469387755">
            <text:p>2.1367346939</text:p>
          </table:table-cell>
          <table:table-cell office:value-type="float" office:value="1.68791946308725">
            <text:p>1.6879194631</text:p>
          </table:table-cell>
          <table:table-cell office:value-type="float" office:value="2.11247443762781">
            <text:p>2.1124744376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2.13673469387755">
            <text:p>2.1367346939</text:p>
          </table:table-cell>
          <table:table-cell office:value-type="float" office:value="1.68791946308725">
            <text:p>1.6879194631</text:p>
          </table:table-cell>
          <table:table-cell office:value-type="float" office:value="2.11247443762781">
            <text:p>2.1124744376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2.13265306122449">
            <text:p>2.1326530612</text:p>
          </table:table-cell>
          <table:table-cell office:value-type="float" office:value="1.68791946308725">
            <text:p>1.6879194631</text:p>
          </table:table-cell>
          <table:table-cell office:value-type="float" office:value="2.10838445807771">
            <text:p>2.1083844581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2.12857142857143">
            <text:p>2.1285714286</text:p>
          </table:table-cell>
          <table:table-cell office:value-type="float" office:value="1.68791946308725">
            <text:p>1.6879194631</text:p>
          </table:table-cell>
          <table:table-cell office:value-type="float" office:value="2.10429447852761">
            <text:p>2.1042944785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2.12448979591837">
            <text:p>2.1244897959</text:p>
          </table:table-cell>
          <table:table-cell office:value-type="float" office:value="1.68791946308725">
            <text:p>1.6879194631</text:p>
          </table:table-cell>
          <table:table-cell office:value-type="float" office:value="2.10020449897751">
            <text:p>2.100204499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.12040816326531">
            <text:p>2.1204081633</text:p>
          </table:table-cell>
          <table:table-cell office:value-type="float" office:value="1.68791946308725">
            <text:p>1.6879194631</text:p>
          </table:table-cell>
          <table:table-cell office:value-type="float" office:value="2.0961145194274">
            <text:p>2.0961145194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office:value-type="float" office:value="2.11836734693878">
            <text:p>2.1183673469</text:p>
          </table:table-cell>
          <table:table-cell office:value-type="float" office:value="1.68791946308725">
            <text:p>1.6879194631</text:p>
          </table:table-cell>
          <table:table-cell office:value-type="float" office:value="2.09406952965235">
            <text:p>2.0940695297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office:value-type="float" office:value="2.11428571428571">
            <text:p>2.1142857143</text:p>
          </table:table-cell>
          <table:table-cell office:value-type="float" office:value="1.68227424749164">
            <text:p>1.6822742475</text:p>
          </table:table-cell>
          <table:table-cell office:value-type="float" office:value="2.08997955010225">
            <text:p>2.0899795501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office:value-type="float" office:value="2.10612244897959">
            <text:p>2.106122449</text:p>
          </table:table-cell>
          <table:table-cell office:value-type="float" office:value="1.68227424749164">
            <text:p>1.6822742475</text:p>
          </table:table-cell>
          <table:table-cell office:value-type="float" office:value="2.08179959100204">
            <text:p>2.081799591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office:value-type="float" office:value="2.1">
            <text:p>2.1</text:p>
          </table:table-cell>
          <table:table-cell office:value-type="float" office:value="1.67666666666667">
            <text:p>1.6766666667</text:p>
          </table:table-cell>
          <table:table-cell office:value-type="float" office:value="2.07566462167689">
            <text:p>2.0756646217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office:value-type="float" office:value="2.09591836734694">
            <text:p>2.0959183673</text:p>
          </table:table-cell>
          <table:table-cell office:value-type="float" office:value="1.67666666666667">
            <text:p>1.6766666667</text:p>
          </table:table-cell>
          <table:table-cell office:value-type="float" office:value="2.07157464212679">
            <text:p>2.0715746421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office:value-type="float" office:value="2.09183673469388">
            <text:p>2.0918367347</text:p>
          </table:table-cell>
          <table:table-cell office:value-type="float" office:value="1.67666666666667">
            <text:p>1.6766666667</text:p>
          </table:table-cell>
          <table:table-cell office:value-type="float" office:value="2.06748466257669">
            <text:p>2.0674846626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office:value-type="float" office:value="2.08979591836735">
            <text:p>2.0897959184</text:p>
          </table:table-cell>
          <table:table-cell office:value-type="float" office:value="1.67666666666667">
            <text:p>1.6766666667</text:p>
          </table:table-cell>
          <table:table-cell office:value-type="float" office:value="2.06543967280164">
            <text:p>2.0654396728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office:value-type="float" office:value="2.08979591836735">
            <text:p>2.0897959184</text:p>
          </table:table-cell>
          <table:table-cell office:value-type="float" office:value="1.67666666666667">
            <text:p>1.6766666667</text:p>
          </table:table-cell>
          <table:table-cell office:value-type="float" office:value="2.06543967280164">
            <text:p>2.0654396728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office:value-type="float" office:value="2.08775510204082">
            <text:p>2.087755102</text:p>
          </table:table-cell>
          <table:table-cell office:value-type="float" office:value="1.67666666666667">
            <text:p>1.6766666667</text:p>
          </table:table-cell>
          <table:table-cell office:value-type="float" office:value="2.06339468302658">
            <text:p>2.063394683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.09979633401222">
            <text:p>2.099796334</text:p>
          </table:table-cell>
          <table:table-cell office:value-type="float" office:value="1.67666666666667">
            <text:p>1.6766666667</text:p>
          </table:table-cell>
          <table:table-cell office:value-type="float" office:value="2.05725971370143">
            <text:p>2.0572597137</text:p>
          </table:table-cell>
          <table:table-cell office:value-type="float" office:value="1.05450733752621">
            <text:p>1.0545073375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office:value-type="float" office:value="2.07755102040816">
            <text:p>2.0775510204</text:p>
          </table:table-cell>
          <table:table-cell office:value-type="float" office:value="1.67666666666667">
            <text:p>1.6766666667</text:p>
          </table:table-cell>
          <table:table-cell office:value-type="float" office:value="2.05521472392638">
            <text:p>2.0552147239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2.07551020408163">
            <text:p>2.0755102041</text:p>
          </table:table-cell>
          <table:table-cell office:value-type="float" office:value="1.67666666666667">
            <text:p>1.6766666667</text:p>
          </table:table-cell>
          <table:table-cell office:value-type="float" office:value="2.05316973415133">
            <text:p>2.0531697342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office:value-type="float" office:value="2.0734693877551">
            <text:p>2.0734693878</text:p>
          </table:table-cell>
          <table:table-cell office:value-type="float" office:value="1.67666666666667">
            <text:p>1.6766666667</text:p>
          </table:table-cell>
          <table:table-cell office:value-type="float" office:value="2.05112474437628">
            <text:p>2.0511247444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2.07142857142857">
            <text:p>2.0714285714</text:p>
          </table:table-cell>
          <table:table-cell office:value-type="float" office:value="1.67666666666667">
            <text:p>1.6766666667</text:p>
          </table:table-cell>
          <table:table-cell office:value-type="float" office:value="2.04907975460123">
            <text:p>2.0490797546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office:value-type="float" office:value="2.06122448979592">
            <text:p>2.0612244898</text:p>
          </table:table-cell>
          <table:table-cell office:value-type="float" office:value="1.67666666666667">
            <text:p>1.6766666667</text:p>
          </table:table-cell>
          <table:table-cell office:value-type="float" office:value="2.03885480572597">
            <text:p>2.0388548057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office:value-type="float" office:value="2.05510204081633">
            <text:p>2.0551020408</text:p>
          </table:table-cell>
          <table:table-cell office:value-type="float" office:value="1.67666666666667">
            <text:p>1.6766666667</text:p>
          </table:table-cell>
          <table:table-cell office:value-type="float" office:value="2.03271983640082">
            <text:p>2.0327198364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office:value-type="float" office:value="2.07331975560081">
            <text:p>2.0733197556</text:p>
          </table:table-cell>
          <table:table-cell office:value-type="float" office:value="1.67666666666667">
            <text:p>1.6766666667</text:p>
          </table:table-cell>
          <table:table-cell office:value-type="float" office:value="2.02862985685072">
            <text:p>2.0286298569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office:value-type="float" office:value="2.06924643584521">
            <text:p>2.0692464358</text:p>
          </table:table-cell>
          <table:table-cell office:value-type="float" office:value="1.67666666666667">
            <text:p>1.6766666667</text:p>
          </table:table-cell>
          <table:table-cell office:value-type="float" office:value="2.02453987730061">
            <text:p>2.0245398773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office:value-type="float" office:value="2.06924643584521">
            <text:p>2.0692464358</text:p>
          </table:table-cell>
          <table:table-cell office:value-type="float" office:value="1.67666666666667">
            <text:p>1.6766666667</text:p>
          </table:table-cell>
          <table:table-cell office:value-type="float" office:value="2.02453987730061">
            <text:p>2.0245398773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.06924643584521">
            <text:p>2.0692464358</text:p>
          </table:table-cell>
          <table:table-cell office:value-type="float" office:value="1.67666666666667">
            <text:p>1.6766666667</text:p>
          </table:table-cell>
          <table:table-cell office:value-type="float" office:value="2.02453987730061">
            <text:p>2.0245398773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21">
            <text:p>521</text:p>
          </table:table-cell>
          <table:table-cell office:value-type="float" office:value="2.06517311608961">
            <text:p>2.0651731161</text:p>
          </table:table-cell>
          <table:table-cell office:value-type="float" office:value="1.67666666666667">
            <text:p>1.6766666667</text:p>
          </table:table-cell>
          <table:table-cell office:value-type="float" office:value="2.02044989775051">
            <text:p>2.0204498978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22">
            <text:p>522</text:p>
          </table:table-cell>
          <table:table-cell office:value-type="float" office:value="2.06109979633401">
            <text:p>2.0610997963</text:p>
          </table:table-cell>
          <table:table-cell office:value-type="float" office:value="1.67109634551495">
            <text:p>1.6710963455</text:p>
          </table:table-cell>
          <table:table-cell office:value-type="float" office:value="2.01635991820041">
            <text:p>2.0163599182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23">
            <text:p>523</text:p>
          </table:table-cell>
          <table:table-cell office:value-type="float" office:value="2.05702647657841">
            <text:p>2.0570264766</text:p>
          </table:table-cell>
          <table:table-cell office:value-type="float" office:value="1.66556291390728">
            <text:p>1.6655629139</text:p>
          </table:table-cell>
          <table:table-cell office:value-type="float" office:value="2.01226993865031">
            <text:p>2.0122699387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24">
            <text:p>524</text:p>
          </table:table-cell>
          <table:table-cell office:value-type="float" office:value="2.05498981670061">
            <text:p>2.0549898167</text:p>
          </table:table-cell>
          <table:table-cell office:value-type="float" office:value="1.66556291390728">
            <text:p>1.6655629139</text:p>
          </table:table-cell>
          <table:table-cell office:value-type="float" office:value="2.01022494887526">
            <text:p>2.0102249489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25">
            <text:p>525</text:p>
          </table:table-cell>
          <table:table-cell office:value-type="float" office:value="2.05295315682281">
            <text:p>2.0529531568</text:p>
          </table:table-cell>
          <table:table-cell office:value-type="float" office:value="1.66556291390728">
            <text:p>1.6655629139</text:p>
          </table:table-cell>
          <table:table-cell office:value-type="float" office:value="2.0081799591002">
            <text:p>2.0081799591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26">
            <text:p>526</text:p>
          </table:table-cell>
          <table:table-cell office:value-type="float" office:value="2.05295315682281">
            <text:p>2.0529531568</text:p>
          </table:table-cell>
          <table:table-cell office:value-type="float" office:value="1.66556291390728">
            <text:p>1.6655629139</text:p>
          </table:table-cell>
          <table:table-cell office:value-type="float" office:value="2.0081799591002">
            <text:p>2.0081799591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27">
            <text:p>527</text:p>
          </table:table-cell>
          <table:table-cell office:value-type="float" office:value="2.05295315682281">
            <text:p>2.0529531568</text:p>
          </table:table-cell>
          <table:table-cell office:value-type="float" office:value="1.66556291390728">
            <text:p>1.6655629139</text:p>
          </table:table-cell>
          <table:table-cell office:value-type="float" office:value="2.0081799591002">
            <text:p>2.0081799591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2.05091649694501">
            <text:p>2.0509164969</text:p>
          </table:table-cell>
          <table:table-cell office:value-type="float" office:value="1.66556291390728">
            <text:p>1.6655629139</text:p>
          </table:table-cell>
          <table:table-cell office:value-type="float" office:value="2.00613496932515">
            <text:p>2.0061349693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29">
            <text:p>529</text:p>
          </table:table-cell>
          <table:table-cell office:value-type="float" office:value="2.04684317718941">
            <text:p>2.0468431772</text:p>
          </table:table-cell>
          <table:table-cell office:value-type="float" office:value="1.66556291390728">
            <text:p>1.6655629139</text:p>
          </table:table-cell>
          <table:table-cell office:value-type="float" office:value="2.00204498977505">
            <text:p>2.0020449898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.04684317718941">
            <text:p>2.0468431772</text:p>
          </table:table-cell>
          <table:table-cell office:value-type="float" office:value="1.66556291390728">
            <text:p>1.6655629139</text:p>
          </table:table-cell>
          <table:table-cell office:value-type="float" office:value="2.00204498977505">
            <text:p>2.0020449898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31">
            <text:p>531</text:p>
          </table:table-cell>
          <table:table-cell office:value-type="float" office:value="2.04276985743381">
            <text:p>2.0427698574</text:p>
          </table:table-cell>
          <table:table-cell office:value-type="float" office:value="1.66006600660066">
            <text:p>1.6600660066</text:p>
          </table:table-cell>
          <table:table-cell office:value-type="float" office:value="1.99795501022495">
            <text:p>1.9979550102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32">
            <text:p>532</text:p>
          </table:table-cell>
          <table:table-cell office:value-type="float" office:value="2.03258655804481">
            <text:p>2.032586558</text:p>
          </table:table-cell>
          <table:table-cell office:value-type="float" office:value="1.6437908496732">
            <text:p>1.6437908497</text:p>
          </table:table-cell>
          <table:table-cell office:value-type="float" office:value="1.98773006134969">
            <text:p>1.9877300613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33">
            <text:p>533</text:p>
          </table:table-cell>
          <table:table-cell office:value-type="float" office:value="2.03054989816701">
            <text:p>2.0305498982</text:p>
          </table:table-cell>
          <table:table-cell office:value-type="float" office:value="1.6437908496732">
            <text:p>1.6437908497</text:p>
          </table:table-cell>
          <table:table-cell office:value-type="float" office:value="2.00816326530612">
            <text:p>2.0081632653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34">
            <text:p>534</text:p>
          </table:table-cell>
          <table:table-cell office:value-type="float" office:value="2.02647657841141">
            <text:p>2.0264765784</text:p>
          </table:table-cell>
          <table:table-cell office:value-type="float" office:value="1.6437908496732">
            <text:p>1.6437908497</text:p>
          </table:table-cell>
          <table:table-cell office:value-type="float" office:value="2.00408163265306">
            <text:p>2.0040816327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35">
            <text:p>535</text:p>
          </table:table-cell>
          <table:table-cell office:value-type="float" office:value="2.0183299389002">
            <text:p>2.0183299389</text:p>
          </table:table-cell>
          <table:table-cell office:value-type="float" office:value="1.63843648208469">
            <text:p>1.6384364821</text:p>
          </table:table-cell>
          <table:table-cell office:value-type="float" office:value="1.99591836734694">
            <text:p>1.9959183673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float" office:value="2.0162932790224">
            <text:p>2.016293279</text:p>
          </table:table-cell>
          <table:table-cell office:value-type="float" office:value="1.63843648208469">
            <text:p>1.6384364821</text:p>
          </table:table-cell>
          <table:table-cell office:value-type="float" office:value="1.99387755102041">
            <text:p>1.993877551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37">
            <text:p>537</text:p>
          </table:table-cell>
          <table:table-cell office:value-type="float" office:value="2.0142566191446">
            <text:p>2.0142566191</text:p>
          </table:table-cell>
          <table:table-cell office:value-type="float" office:value="1.63843648208469">
            <text:p>1.6384364821</text:p>
          </table:table-cell>
          <table:table-cell office:value-type="float" office:value="1.99183673469388">
            <text:p>1.9918367347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38">
            <text:p>538</text:p>
          </table:table-cell>
          <table:table-cell office:value-type="float" office:value="2.0081466395112">
            <text:p>2.0081466395</text:p>
          </table:table-cell>
          <table:table-cell office:value-type="float" office:value="1.62783171521036">
            <text:p>1.6278317152</text:p>
          </table:table-cell>
          <table:table-cell office:value-type="float" office:value="1.98571428571429">
            <text:p>1.9857142857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39">
            <text:p>539</text:p>
          </table:table-cell>
          <table:table-cell office:value-type="float" office:value="2.0081466395112">
            <text:p>2.0081466395</text:p>
          </table:table-cell>
          <table:table-cell office:value-type="float" office:value="1.62783171521036">
            <text:p>1.6278317152</text:p>
          </table:table-cell>
          <table:table-cell office:value-type="float" office:value="1.98571428571429">
            <text:p>1.9857142857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.0061099796334">
            <text:p>2.0061099796</text:p>
          </table:table-cell>
          <table:table-cell office:value-type="float" office:value="1.62783171521036">
            <text:p>1.6278317152</text:p>
          </table:table-cell>
          <table:table-cell office:value-type="float" office:value="1.98367346938776">
            <text:p>1.9836734694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41">
            <text:p>541</text:p>
          </table:table-cell>
          <table:table-cell office:value-type="float" office:value="2.0020366598778">
            <text:p>2.0020366599</text:p>
          </table:table-cell>
          <table:table-cell office:value-type="float" office:value="1.62783171521036">
            <text:p>1.6278317152</text:p>
          </table:table-cell>
          <table:table-cell office:value-type="float" office:value="1.97959183673469">
            <text:p>1.9795918367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42">
            <text:p>542</text:p>
          </table:table-cell>
          <table:table-cell office:value-type="float" office:value="2.0020366598778">
            <text:p>2.0020366599</text:p>
          </table:table-cell>
          <table:table-cell office:value-type="float" office:value="1.62783171521036">
            <text:p>1.6278317152</text:p>
          </table:table-cell>
          <table:table-cell office:value-type="float" office:value="1.97959183673469">
            <text:p>1.9795918367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43">
            <text:p>543</text:p>
          </table:table-cell>
          <table:table-cell office:value-type="float" office:value="2">
            <text:p>2</text:p>
          </table:table-cell>
          <table:table-cell office:value-type="float" office:value="1.62783171521036">
            <text:p>1.6278317152</text:p>
          </table:table-cell>
          <table:table-cell office:value-type="float" office:value="1.97755102040816">
            <text:p>1.9775510204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44">
            <text:p>544</text:p>
          </table:table-cell>
          <table:table-cell office:value-type="float" office:value="1.9959266802444">
            <text:p>1.9959266802</text:p>
          </table:table-cell>
          <table:table-cell office:value-type="float" office:value="1.62258064516129">
            <text:p>1.6225806452</text:p>
          </table:table-cell>
          <table:table-cell office:value-type="float" office:value="1.9734693877551">
            <text:p>1.9734693878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45">
            <text:p>545</text:p>
          </table:table-cell>
          <table:table-cell office:value-type="float" office:value="1.989816700611">
            <text:p>1.9898167006</text:p>
          </table:table-cell>
          <table:table-cell office:value-type="float" office:value="1.61736334405145">
            <text:p>1.6173633441</text:p>
          </table:table-cell>
          <table:table-cell office:value-type="float" office:value="1.96734693877551">
            <text:p>1.9673469388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46">
            <text:p>546</text:p>
          </table:table-cell>
          <table:table-cell office:value-type="float" office:value="1.9877800407332">
            <text:p>1.9877800407</text:p>
          </table:table-cell>
          <table:table-cell office:value-type="float" office:value="1.61736334405145">
            <text:p>1.6173633441</text:p>
          </table:table-cell>
          <table:table-cell office:value-type="float" office:value="1.96530612244898">
            <text:p>1.9653061224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47">
            <text:p>547</text:p>
          </table:table-cell>
          <table:table-cell office:value-type="float" office:value="1.9857433808554">
            <text:p>1.9857433809</text:p>
          </table:table-cell>
          <table:table-cell office:value-type="float" office:value="1.61736334405145">
            <text:p>1.6173633441</text:p>
          </table:table-cell>
          <table:table-cell office:value-type="float" office:value="1.96326530612245">
            <text:p>1.9632653061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48">
            <text:p>548</text:p>
          </table:table-cell>
          <table:table-cell office:value-type="float" office:value="1.9837067209776">
            <text:p>1.983706721</text:p>
          </table:table-cell>
          <table:table-cell office:value-type="float" office:value="1.61736334405145">
            <text:p>1.6173633441</text:p>
          </table:table-cell>
          <table:table-cell office:value-type="float" office:value="1.96122448979592">
            <text:p>1.9612244898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49">
            <text:p>549</text:p>
          </table:table-cell>
          <table:table-cell office:value-type="float" office:value="1.9816700610998">
            <text:p>1.9816700611</text:p>
          </table:table-cell>
          <table:table-cell office:value-type="float" office:value="1.61736334405145">
            <text:p>1.6173633441</text:p>
          </table:table-cell>
          <table:table-cell office:value-type="float" office:value="1.95918367346939">
            <text:p>1.9591836735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1.9755600814664">
            <text:p>1.9755600815</text:p>
          </table:table-cell>
          <table:table-cell office:value-type="float" office:value="1.60702875399361">
            <text:p>1.607028754</text:p>
          </table:table-cell>
          <table:table-cell office:value-type="float" office:value="1.9530612244898">
            <text:p>1.9530612245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51">
            <text:p>551</text:p>
          </table:table-cell>
          <table:table-cell office:value-type="float" office:value="1.9755600814664">
            <text:p>1.9755600815</text:p>
          </table:table-cell>
          <table:table-cell office:value-type="float" office:value="1.60702875399361">
            <text:p>1.607028754</text:p>
          </table:table-cell>
          <table:table-cell office:value-type="float" office:value="1.9530612244898">
            <text:p>1.9530612245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52">
            <text:p>552</text:p>
          </table:table-cell>
          <table:table-cell office:value-type="float" office:value="1.9755600814664">
            <text:p>1.9755600815</text:p>
          </table:table-cell>
          <table:table-cell office:value-type="float" office:value="1.60702875399361">
            <text:p>1.607028754</text:p>
          </table:table-cell>
          <table:table-cell office:value-type="float" office:value="1.9530612244898">
            <text:p>1.9530612245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53">
            <text:p>553</text:p>
          </table:table-cell>
          <table:table-cell office:value-type="float" office:value="1.97352342158859">
            <text:p>1.9735234216</text:p>
          </table:table-cell>
          <table:table-cell office:value-type="float" office:value="1.60702875399361">
            <text:p>1.607028754</text:p>
          </table:table-cell>
          <table:table-cell office:value-type="float" office:value="1.95102040816327">
            <text:p>1.9510204082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54">
            <text:p>554</text:p>
          </table:table-cell>
          <table:table-cell office:value-type="float" office:value="1.97148676171079">
            <text:p>1.9714867617</text:p>
          </table:table-cell>
          <table:table-cell office:value-type="float" office:value="1.60702875399361">
            <text:p>1.607028754</text:p>
          </table:table-cell>
          <table:table-cell office:value-type="float" office:value="1.94897959183673">
            <text:p>1.9489795918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55">
            <text:p>555</text:p>
          </table:table-cell>
          <table:table-cell office:value-type="float" office:value="1.96741344195519">
            <text:p>1.967413442</text:p>
          </table:table-cell>
          <table:table-cell office:value-type="float" office:value="1.60702875399361">
            <text:p>1.607028754</text:p>
          </table:table-cell>
          <table:table-cell office:value-type="float" office:value="1.94489795918367">
            <text:p>1.9448979592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56">
            <text:p>556</text:p>
          </table:table-cell>
          <table:table-cell office:value-type="float" office:value="1.96741344195519">
            <text:p>1.967413442</text:p>
          </table:table-cell>
          <table:table-cell office:value-type="float" office:value="1.60702875399361">
            <text:p>1.607028754</text:p>
          </table:table-cell>
          <table:table-cell office:value-type="float" office:value="1.94489795918367">
            <text:p>1.9448979592</text:p>
          </table:table-cell>
          <table:table-cell office:value-type="float" office:value="1.05230125523013">
            <text:p>1.0523012552</text:p>
          </table:table-cell>
        </table:table-row>
        <table:table-row table:style-name="ro1">
          <table:table-cell office:value-type="float" office:value="557">
            <text:p>557</text:p>
          </table:table-cell>
          <table:table-cell office:value-type="float" office:value="1.96334012219959">
            <text:p>1.9633401222</text:p>
          </table:table-cell>
          <table:table-cell office:value-type="float" office:value="1.60702875399361">
            <text:p>1.607028754</text:p>
          </table:table-cell>
          <table:table-cell office:value-type="float" office:value="1.92433537832311">
            <text:p>1.9243353783</text:p>
          </table:table-cell>
          <table:table-cell office:value-type="float" office:value="1.05010438413361">
            <text:p>1.0501043841</text:p>
          </table:table-cell>
        </table:table-row>
        <table:table-row table:style-name="ro1">
          <table:table-cell office:value-type="float" office:value="558">
            <text:p>558</text:p>
          </table:table-cell>
          <table:table-cell office:value-type="float" office:value="1.96130346232179">
            <text:p>1.9613034623</text:p>
          </table:table-cell>
          <table:table-cell office:value-type="float" office:value="1.60702875399361">
            <text:p>1.607028754</text:p>
          </table:table-cell>
          <table:table-cell office:value-type="float" office:value="1.92229038854806">
            <text:p>1.9222903885</text:p>
          </table:table-cell>
          <table:table-cell office:value-type="float" office:value="1.05010438413361">
            <text:p>1.0501043841</text:p>
          </table:table-cell>
        </table:table-row>
        <table:table-row table:style-name="ro1">
          <table:table-cell office:value-type="float" office:value="559">
            <text:p>559</text:p>
          </table:table-cell>
          <table:table-cell office:value-type="float" office:value="1.96130346232179">
            <text:p>1.9613034623</text:p>
          </table:table-cell>
          <table:table-cell office:value-type="float" office:value="1.60702875399361">
            <text:p>1.607028754</text:p>
          </table:table-cell>
          <table:table-cell office:value-type="float" office:value="1.92229038854806">
            <text:p>1.9222903885</text:p>
          </table:table-cell>
          <table:table-cell office:value-type="float" office:value="1.05010438413361">
            <text:p>1.0501043841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1.95519348268839">
            <text:p>1.9551934827</text:p>
          </table:table-cell>
          <table:table-cell office:value-type="float" office:value="1.60191082802548">
            <text:p>1.601910828</text:p>
          </table:table-cell>
          <table:table-cell office:value-type="float" office:value="1.93469387755102">
            <text:p>1.9346938776</text:p>
          </table:table-cell>
          <table:table-cell office:value-type="float" office:value="1.05010438413361">
            <text:p>1.0501043841</text:p>
          </table:table-cell>
        </table:table-row>
        <table:table-row table:style-name="ro1">
          <table:table-cell office:value-type="float" office:value="561">
            <text:p>561</text:p>
          </table:table-cell>
          <table:table-cell office:value-type="float" office:value="1.95112016293279">
            <text:p>1.9511201629</text:p>
          </table:table-cell>
          <table:table-cell office:value-type="float" office:value="1.5968253968254">
            <text:p>1.5968253968</text:p>
          </table:table-cell>
          <table:table-cell office:value-type="float" office:value="1.93061224489796">
            <text:p>1.9306122449</text:p>
          </table:table-cell>
          <table:table-cell office:value-type="float" office:value="1.05010438413361">
            <text:p>1.0501043841</text:p>
          </table:table-cell>
        </table:table-row>
        <table:table-row table:style-name="ro1">
          <table:table-cell office:value-type="float" office:value="562">
            <text:p>562</text:p>
          </table:table-cell>
          <table:table-cell office:value-type="float" office:value="1.94908350305499">
            <text:p>1.9490835031</text:p>
          </table:table-cell>
          <table:table-cell office:value-type="float" office:value="1.5968253968254">
            <text:p>1.5968253968</text:p>
          </table:table-cell>
          <table:table-cell office:value-type="float" office:value="1.92857142857143">
            <text:p>1.9285714286</text:p>
          </table:table-cell>
          <table:table-cell office:value-type="float" office:value="1.05010438413361">
            <text:p>1.0501043841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float" office:value="1.94704684317719">
            <text:p>1.9470468432</text:p>
          </table:table-cell>
          <table:table-cell office:value-type="float" office:value="1.5968253968254">
            <text:p>1.5968253968</text:p>
          </table:table-cell>
          <table:table-cell office:value-type="float" office:value="1.9265306122449">
            <text:p>1.9265306122</text:p>
          </table:table-cell>
          <table:table-cell office:value-type="float" office:value="1.05010438413361">
            <text:p>1.0501043841</text:p>
          </table:table-cell>
        </table:table-row>
        <table:table-row table:style-name="ro1">
          <table:table-cell office:value-type="float" office:value="564">
            <text:p>564</text:p>
          </table:table-cell>
          <table:table-cell office:value-type="float" office:value="1.94297352342159">
            <text:p>1.9429735234</text:p>
          </table:table-cell>
          <table:table-cell office:value-type="float" office:value="1.59177215189873">
            <text:p>1.5917721519</text:p>
          </table:table-cell>
          <table:table-cell office:value-type="float" office:value="1.92244897959184">
            <text:p>1.9224489796</text:p>
          </table:table-cell>
          <table:table-cell office:value-type="float" office:value="1.05010438413361">
            <text:p>1.0501043841</text:p>
          </table:table-cell>
        </table:table-row>
        <table:table-row table:style-name="ro1">
          <table:table-cell office:value-type="float" office:value="565">
            <text:p>565</text:p>
          </table:table-cell>
          <table:table-cell office:value-type="float" office:value="1.94297352342159">
            <text:p>1.9429735234</text:p>
          </table:table-cell>
          <table:table-cell office:value-type="float" office:value="1.59177215189873">
            <text:p>1.5917721519</text:p>
          </table:table-cell>
          <table:table-cell office:value-type="float" office:value="1.92244897959184">
            <text:p>1.9224489796</text:p>
          </table:table-cell>
          <table:table-cell office:value-type="float" office:value="1.05010438413361">
            <text:p>1.0501043841</text:p>
          </table:table-cell>
        </table:table-row>
        <table:table-row table:style-name="ro1">
          <table:table-cell office:value-type="float" office:value="566">
            <text:p>566</text:p>
          </table:table-cell>
          <table:table-cell office:value-type="float" office:value="1.94093686354379">
            <text:p>1.9409368635</text:p>
          </table:table-cell>
          <table:table-cell office:value-type="float" office:value="1.58675078864353">
            <text:p>1.5867507886</text:p>
          </table:table-cell>
          <table:table-cell office:value-type="float" office:value="1.92040816326531">
            <text:p>1.9204081633</text:p>
          </table:table-cell>
          <table:table-cell office:value-type="float" office:value="1.05010438413361">
            <text:p>1.0501043841</text:p>
          </table:table-cell>
        </table:table-row>
        <table:table-row table:style-name="ro1">
          <table:table-cell office:value-type="float" office:value="567">
            <text:p>567</text:p>
          </table:table-cell>
          <table:table-cell office:value-type="float" office:value="1.93890020366599">
            <text:p>1.9389002037</text:p>
          </table:table-cell>
          <table:table-cell office:value-type="float" office:value="1.58176100628931">
            <text:p>1.5817610063</text:p>
          </table:table-cell>
          <table:table-cell office:value-type="float" office:value="1.91836734693878">
            <text:p>1.9183673469</text:p>
          </table:table-cell>
          <table:table-cell office:value-type="float" office:value="1.05010438413361">
            <text:p>1.0501043841</text:p>
          </table:table-cell>
        </table:table-row>
        <table:table-row table:style-name="ro1">
          <table:table-cell office:value-type="float" office:value="568">
            <text:p>568</text:p>
          </table:table-cell>
          <table:table-cell office:value-type="float" office:value="1.93686354378819">
            <text:p>1.9368635438</text:p>
          </table:table-cell>
          <table:table-cell office:value-type="float" office:value="1.58176100628931">
            <text:p>1.5817610063</text:p>
          </table:table-cell>
          <table:table-cell office:value-type="float" office:value="1.91632653061225">
            <text:p>1.9163265306</text:p>
          </table:table-cell>
          <table:table-cell office:value-type="float" office:value="1.05010438413361">
            <text:p>1.0501043841</text:p>
          </table:table-cell>
        </table:table-row>
        <table:table-row table:style-name="ro1">
          <table:table-cell office:value-type="float" office:value="569">
            <text:p>569</text:p>
          </table:table-cell>
          <table:table-cell office:value-type="float" office:value="1.93279022403259">
            <text:p>1.932790224</text:p>
          </table:table-cell>
          <table:table-cell office:value-type="float" office:value="1.58176100628931">
            <text:p>1.5817610063</text:p>
          </table:table-cell>
          <table:table-cell office:value-type="float" office:value="1.91224489795918">
            <text:p>1.912244898</text:p>
          </table:table-cell>
          <table:table-cell office:value-type="float" office:value="1.05010438413361">
            <text:p>1.0501043841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1.93075356415479">
            <text:p>1.9307535642</text:p>
          </table:table-cell>
          <table:table-cell office:value-type="float" office:value="1.58176100628931">
            <text:p>1.5817610063</text:p>
          </table:table-cell>
          <table:table-cell office:value-type="float" office:value="1.91020408163265">
            <text:p>1.9102040816</text:p>
          </table:table-cell>
          <table:table-cell office:value-type="float" office:value="1.05010438413361">
            <text:p>1.0501043841</text:p>
          </table:table-cell>
        </table:table-row>
        <table:table-row table:style-name="ro1">
          <table:table-cell office:value-type="float" office:value="571">
            <text:p>571</text:p>
          </table:table-cell>
          <table:table-cell office:value-type="float" office:value="1.92871690427699">
            <text:p>1.9287169043</text:p>
          </table:table-cell>
          <table:table-cell office:value-type="float" office:value="1.58176100628931">
            <text:p>1.5817610063</text:p>
          </table:table-cell>
          <table:table-cell office:value-type="float" office:value="1.90816326530612">
            <text:p>1.9081632653</text:p>
          </table:table-cell>
          <table:table-cell office:value-type="float" office:value="1.05010438413361">
            <text:p>1.0501043841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.92668024439919">
            <text:p>1.9266802444</text:p>
          </table:table-cell>
          <table:table-cell office:value-type="float" office:value="1.58176100628931">
            <text:p>1.5817610063</text:p>
          </table:table-cell>
          <table:table-cell office:value-type="float" office:value="1.90612244897959">
            <text:p>1.906122449</text:p>
          </table:table-cell>
          <table:table-cell office:value-type="float" office:value="1.05010438413361">
            <text:p>1.0501043841</text:p>
          </table:table-cell>
        </table:table-row>
        <table:table-row table:style-name="ro1">
          <table:table-cell office:value-type="float" office:value="573">
            <text:p>573</text:p>
          </table:table-cell>
          <table:table-cell office:value-type="float" office:value="1.92464358452139">
            <text:p>1.9246435845</text:p>
          </table:table-cell>
          <table:table-cell office:value-type="float" office:value="1.58176100628931">
            <text:p>1.5817610063</text:p>
          </table:table-cell>
          <table:table-cell office:value-type="float" office:value="1.90408163265306">
            <text:p>1.9040816327</text:p>
          </table:table-cell>
          <table:table-cell office:value-type="float" office:value="1.05010438413361">
            <text:p>1.0501043841</text:p>
          </table:table-cell>
        </table:table-row>
        <table:table-row table:style-name="ro1">
          <table:table-cell office:value-type="float" office:value="574">
            <text:p>574</text:p>
          </table:table-cell>
          <table:table-cell office:value-type="float" office:value="1.91853360488798">
            <text:p>1.9185336049</text:p>
          </table:table-cell>
          <table:table-cell office:value-type="float" office:value="1.57680250783699">
            <text:p>1.5768025078</text:p>
          </table:table-cell>
          <table:table-cell office:value-type="float" office:value="1.89795918367347">
            <text:p>1.8979591837</text:p>
          </table:table-cell>
          <table:table-cell office:value-type="float" office:value="1.05010438413361">
            <text:p>1.0501043841</text:p>
          </table:table-cell>
        </table:table-row>
        <table:table-row table:style-name="ro1">
          <table:table-cell office:value-type="float" office:value="575">
            <text:p>575</text:p>
          </table:table-cell>
          <table:table-cell office:value-type="float" office:value="1.91649694501018">
            <text:p>1.916496945</text:p>
          </table:table-cell>
          <table:table-cell office:value-type="float" office:value="1.57680250783699">
            <text:p>1.5768025078</text:p>
          </table:table-cell>
          <table:table-cell office:value-type="float" office:value="1.89591836734694">
            <text:p>1.8959183673</text:p>
          </table:table-cell>
          <table:table-cell office:value-type="float" office:value="1.05010438413361">
            <text:p>1.0501043841</text:p>
          </table:table-cell>
        </table:table-row>
        <table:table-row table:style-name="ro1">
          <table:table-cell office:value-type="float" office:value="576">
            <text:p>576</text:p>
          </table:table-cell>
          <table:table-cell office:value-type="float" office:value="1.91446028513238">
            <text:p>1.9144602851</text:p>
          </table:table-cell>
          <table:table-cell office:value-type="float" office:value="1.57680250783699">
            <text:p>1.5768025078</text:p>
          </table:table-cell>
          <table:table-cell office:value-type="float" office:value="1.89387755102041">
            <text:p>1.893877551</text:p>
          </table:table-cell>
          <table:table-cell office:value-type="float" office:value="1.05010438413361">
            <text:p>1.0501043841</text:p>
          </table:table-cell>
        </table:table-row>
        <table:table-row table:style-name="ro1">
          <table:table-cell office:value-type="float" office:value="577">
            <text:p>577</text:p>
          </table:table-cell>
          <table:table-cell office:value-type="float" office:value="1.91446028513238">
            <text:p>1.9144602851</text:p>
          </table:table-cell>
          <table:table-cell office:value-type="float" office:value="1.57680250783699">
            <text:p>1.5768025078</text:p>
          </table:table-cell>
          <table:table-cell office:value-type="float" office:value="1.89387755102041">
            <text:p>1.893877551</text:p>
          </table:table-cell>
          <table:table-cell office:value-type="float" office:value="1.05010438413361">
            <text:p>1.0501043841</text:p>
          </table:table-cell>
        </table:table-row>
        <table:table-row table:style-name="ro1">
          <table:table-cell office:value-type="float" office:value="578">
            <text:p>578</text:p>
          </table:table-cell>
          <table:table-cell office:value-type="float" office:value="1.90835030549898">
            <text:p>1.9083503055</text:p>
          </table:table-cell>
          <table:table-cell office:value-type="float" office:value="1.571875">
            <text:p>1.571875</text:p>
          </table:table-cell>
          <table:table-cell office:value-type="float" office:value="1.88775510204082">
            <text:p>1.887755102</text:p>
          </table:table-cell>
          <table:table-cell office:value-type="float" office:value="1.05010438413361">
            <text:p>1.0501043841</text:p>
          </table:table-cell>
        </table:table-row>
        <table:table-row table:style-name="ro1">
          <table:table-cell office:value-type="float" office:value="579">
            <text:p>579</text:p>
          </table:table-cell>
          <table:table-cell office:value-type="float" office:value="1.90427698574338">
            <text:p>1.9042769857</text:p>
          </table:table-cell>
          <table:table-cell office:value-type="float" office:value="1.56697819314642">
            <text:p>1.5669781931</text:p>
          </table:table-cell>
          <table:table-cell office:value-type="float" office:value="1.88367346938776">
            <text:p>1.8836734694</text:p>
          </table:table-cell>
          <table:table-cell office:value-type="float" office:value="1.05010438413361">
            <text:p>1.0501043841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1.90020366598778">
            <text:p>1.900203666</text:p>
          </table:table-cell>
          <table:table-cell office:value-type="float" office:value="1.56211180124224">
            <text:p>1.5621118012</text:p>
          </table:table-cell>
          <table:table-cell office:value-type="float" office:value="1.87959183673469">
            <text:p>1.8795918367</text:p>
          </table:table-cell>
          <table:table-cell office:value-type="float" office:value="1.05010438413361">
            <text:p>1.0501043841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float" office:value="1.89613034623218">
            <text:p>1.8961303462</text:p>
          </table:table-cell>
          <table:table-cell office:value-type="float" office:value="1.55727554179567">
            <text:p>1.5572755418</text:p>
          </table:table-cell>
          <table:table-cell office:value-type="float" office:value="1.87551020408163">
            <text:p>1.8755102041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582">
            <text:p>582</text:p>
          </table:table-cell>
          <table:table-cell office:value-type="float" office:value="1.89613034623218">
            <text:p>1.8961303462</text:p>
          </table:table-cell>
          <table:table-cell office:value-type="float" office:value="1.55727554179567">
            <text:p>1.5572755418</text:p>
          </table:table-cell>
          <table:table-cell office:value-type="float" office:value="1.87551020408163">
            <text:p>1.8755102041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583">
            <text:p>583</text:p>
          </table:table-cell>
          <table:table-cell office:value-type="float" office:value="1.89409368635438">
            <text:p>1.8940936864</text:p>
          </table:table-cell>
          <table:table-cell office:value-type="float" office:value="1.55246913580247">
            <text:p>1.5524691358</text:p>
          </table:table-cell>
          <table:table-cell office:value-type="float" office:value="1.8734693877551">
            <text:p>1.8734693878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584">
            <text:p>584</text:p>
          </table:table-cell>
          <table:table-cell office:value-type="float" office:value="1.89409368635438">
            <text:p>1.8940936864</text:p>
          </table:table-cell>
          <table:table-cell office:value-type="float" office:value="1.55246913580247">
            <text:p>1.5524691358</text:p>
          </table:table-cell>
          <table:table-cell office:value-type="float" office:value="1.8734693877551">
            <text:p>1.8734693878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585">
            <text:p>585</text:p>
          </table:table-cell>
          <table:table-cell office:value-type="float" office:value="1.89205702647658">
            <text:p>1.8920570265</text:p>
          </table:table-cell>
          <table:table-cell office:value-type="float" office:value="1.55246913580247">
            <text:p>1.5524691358</text:p>
          </table:table-cell>
          <table:table-cell office:value-type="float" office:value="1.87142857142857">
            <text:p>1.8714285714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586">
            <text:p>586</text:p>
          </table:table-cell>
          <table:table-cell office:value-type="float" office:value="1.89205702647658">
            <text:p>1.8920570265</text:p>
          </table:table-cell>
          <table:table-cell office:value-type="float" office:value="1.55246913580247">
            <text:p>1.5524691358</text:p>
          </table:table-cell>
          <table:table-cell office:value-type="float" office:value="1.87142857142857">
            <text:p>1.8714285714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587">
            <text:p>587</text:p>
          </table:table-cell>
          <table:table-cell office:value-type="float" office:value="1.88594704684318">
            <text:p>1.8859470468</text:p>
          </table:table-cell>
          <table:table-cell office:value-type="float" office:value="1.53822629969419">
            <text:p>1.5382262997</text:p>
          </table:table-cell>
          <table:table-cell office:value-type="float" office:value="1.86530612244898">
            <text:p>1.8653061224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float" office:value="1.87983706720978">
            <text:p>1.8798370672</text:p>
          </table:table-cell>
          <table:table-cell office:value-type="float" office:value="1.53353658536585">
            <text:p>1.5335365854</text:p>
          </table:table-cell>
          <table:table-cell office:value-type="float" office:value="1.85918367346939">
            <text:p>1.8591836735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float" office:value="1.87983706720978">
            <text:p>1.8798370672</text:p>
          </table:table-cell>
          <table:table-cell office:value-type="float" office:value="1.53353658536585">
            <text:p>1.5335365854</text:p>
          </table:table-cell>
          <table:table-cell office:value-type="float" office:value="1.85918367346939">
            <text:p>1.8591836735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1.87780040733198">
            <text:p>1.8778004073</text:p>
          </table:table-cell>
          <table:table-cell office:value-type="float" office:value="1.53353658536585">
            <text:p>1.5335365854</text:p>
          </table:table-cell>
          <table:table-cell office:value-type="float" office:value="1.85918367346939">
            <text:p>1.8591836735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float" office:value="1.87780040733198">
            <text:p>1.8778004073</text:p>
          </table:table-cell>
          <table:table-cell office:value-type="float" office:value="1.53353658536585">
            <text:p>1.5335365854</text:p>
          </table:table-cell>
          <table:table-cell office:value-type="float" office:value="1.85918367346939">
            <text:p>1.8591836735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592">
            <text:p>592</text:p>
          </table:table-cell>
          <table:table-cell office:value-type="float" office:value="1.86965376782077">
            <text:p>1.8696537678</text:p>
          </table:table-cell>
          <table:table-cell office:value-type="float" office:value="1.52887537993921">
            <text:p>1.5288753799</text:p>
          </table:table-cell>
          <table:table-cell office:value-type="float" office:value="1.85102040816327">
            <text:p>1.8510204082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float" office:value="1.86965376782077">
            <text:p>1.8696537678</text:p>
          </table:table-cell>
          <table:table-cell office:value-type="float" office:value="1.52887537993921">
            <text:p>1.5288753799</text:p>
          </table:table-cell>
          <table:table-cell office:value-type="float" office:value="1.85102040816327">
            <text:p>1.8510204082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594">
            <text:p>594</text:p>
          </table:table-cell>
          <table:table-cell office:value-type="float" office:value="1.86558044806517">
            <text:p>1.8655804481</text:p>
          </table:table-cell>
          <table:table-cell office:value-type="float" office:value="1.52424242424242">
            <text:p>1.5242424242</text:p>
          </table:table-cell>
          <table:table-cell office:value-type="float" office:value="1.8469387755102">
            <text:p>1.8469387755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float" office:value="1.86150712830957">
            <text:p>1.8615071283</text:p>
          </table:table-cell>
          <table:table-cell office:value-type="float" office:value="1.52424242424242">
            <text:p>1.5242424242</text:p>
          </table:table-cell>
          <table:table-cell office:value-type="float" office:value="1.84285714285714">
            <text:p>1.8428571429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596">
            <text:p>596</text:p>
          </table:table-cell>
          <table:table-cell office:value-type="float" office:value="1.85539714867617">
            <text:p>1.8553971487</text:p>
          </table:table-cell>
          <table:table-cell office:value-type="float" office:value="1.52424242424242">
            <text:p>1.5242424242</text:p>
          </table:table-cell>
          <table:table-cell office:value-type="float" office:value="1.83673469387755">
            <text:p>1.8367346939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597">
            <text:p>597</text:p>
          </table:table-cell>
          <table:table-cell office:value-type="float" office:value="1.85539714867617">
            <text:p>1.8553971487</text:p>
          </table:table-cell>
          <table:table-cell office:value-type="float" office:value="1.52424242424242">
            <text:p>1.5242424242</text:p>
          </table:table-cell>
          <table:table-cell office:value-type="float" office:value="1.83673469387755">
            <text:p>1.8367346939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598">
            <text:p>598</text:p>
          </table:table-cell>
          <table:table-cell office:value-type="float" office:value="1.85539714867617">
            <text:p>1.8553971487</text:p>
          </table:table-cell>
          <table:table-cell office:value-type="float" office:value="1.52424242424242">
            <text:p>1.5242424242</text:p>
          </table:table-cell>
          <table:table-cell office:value-type="float" office:value="1.83673469387755">
            <text:p>1.8367346939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599">
            <text:p>599</text:p>
          </table:table-cell>
          <table:table-cell office:value-type="float" office:value="1.85336048879837">
            <text:p>1.8533604888</text:p>
          </table:table-cell>
          <table:table-cell office:value-type="float" office:value="1.52424242424242">
            <text:p>1.5242424242</text:p>
          </table:table-cell>
          <table:table-cell office:value-type="float" office:value="1.83469387755102">
            <text:p>1.8346938776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1.85336048879837">
            <text:p>1.8533604888</text:p>
          </table:table-cell>
          <table:table-cell office:value-type="float" office:value="1.52424242424242">
            <text:p>1.5242424242</text:p>
          </table:table-cell>
          <table:table-cell office:value-type="float" office:value="1.83469387755102">
            <text:p>1.8346938776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float" office:value="1.85336048879837">
            <text:p>1.8533604888</text:p>
          </table:table-cell>
          <table:table-cell office:value-type="float" office:value="1.52424242424242">
            <text:p>1.5242424242</text:p>
          </table:table-cell>
          <table:table-cell office:value-type="float" office:value="1.83469387755102">
            <text:p>1.8346938776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02">
            <text:p>602</text:p>
          </table:table-cell>
          <table:table-cell office:value-type="float" office:value="1.84928716904277">
            <text:p>1.849287169</text:p>
          </table:table-cell>
          <table:table-cell office:value-type="float" office:value="1.52424242424242">
            <text:p>1.5242424242</text:p>
          </table:table-cell>
          <table:table-cell office:value-type="float" office:value="1.83061224489796">
            <text:p>1.8306122449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03">
            <text:p>603</text:p>
          </table:table-cell>
          <table:table-cell office:value-type="float" office:value="1.84928716904277">
            <text:p>1.849287169</text:p>
          </table:table-cell>
          <table:table-cell office:value-type="float" office:value="1.52424242424242">
            <text:p>1.5242424242</text:p>
          </table:table-cell>
          <table:table-cell office:value-type="float" office:value="1.83061224489796">
            <text:p>1.8306122449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04">
            <text:p>604</text:p>
          </table:table-cell>
          <table:table-cell office:value-type="float" office:value="1.84725050916497">
            <text:p>1.8472505092</text:p>
          </table:table-cell>
          <table:table-cell office:value-type="float" office:value="1.51963746223565">
            <text:p>1.5196374622</text:p>
          </table:table-cell>
          <table:table-cell office:value-type="float" office:value="1.82857142857143">
            <text:p>1.8285714286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05">
            <text:p>605</text:p>
          </table:table-cell>
          <table:table-cell office:value-type="float" office:value="1.84114052953157">
            <text:p>1.8411405295</text:p>
          </table:table-cell>
          <table:table-cell office:value-type="float" office:value="1.51963746223565">
            <text:p>1.5196374622</text:p>
          </table:table-cell>
          <table:table-cell office:value-type="float" office:value="1.82244897959184">
            <text:p>1.8224489796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1.84114052953157">
            <text:p>1.8411405295</text:p>
          </table:table-cell>
          <table:table-cell office:value-type="float" office:value="1.51963746223565">
            <text:p>1.5196374622</text:p>
          </table:table-cell>
          <table:table-cell office:value-type="float" office:value="1.82244897959184">
            <text:p>1.8224489796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1.84114052953157">
            <text:p>1.8411405295</text:p>
          </table:table-cell>
          <table:table-cell office:value-type="float" office:value="1.51963746223565">
            <text:p>1.5196374622</text:p>
          </table:table-cell>
          <table:table-cell office:value-type="float" office:value="1.82244897959184">
            <text:p>1.8224489796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float" office:value="1.83910386965377">
            <text:p>1.8391038697</text:p>
          </table:table-cell>
          <table:table-cell office:value-type="float" office:value="1.51963746223565">
            <text:p>1.5196374622</text:p>
          </table:table-cell>
          <table:table-cell office:value-type="float" office:value="1.82040816326531">
            <text:p>1.8204081633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09">
            <text:p>609</text:p>
          </table:table-cell>
          <table:table-cell office:value-type="float" office:value="1.83706720977597">
            <text:p>1.8370672098</text:p>
          </table:table-cell>
          <table:table-cell office:value-type="float" office:value="1.51963746223565">
            <text:p>1.5196374622</text:p>
          </table:table-cell>
          <table:table-cell office:value-type="float" office:value="1.81836734693878">
            <text:p>1.8183673469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1.83706720977597">
            <text:p>1.8370672098</text:p>
          </table:table-cell>
          <table:table-cell office:value-type="float" office:value="1.51963746223565">
            <text:p>1.5196374622</text:p>
          </table:table-cell>
          <table:table-cell office:value-type="float" office:value="1.81836734693878">
            <text:p>1.8183673469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11">
            <text:p>611</text:p>
          </table:table-cell>
          <table:table-cell office:value-type="float" office:value="1.83706720977597">
            <text:p>1.8370672098</text:p>
          </table:table-cell>
          <table:table-cell office:value-type="float" office:value="1.51963746223565">
            <text:p>1.5196374622</text:p>
          </table:table-cell>
          <table:table-cell office:value-type="float" office:value="1.81836734693878">
            <text:p>1.8183673469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12">
            <text:p>612</text:p>
          </table:table-cell>
          <table:table-cell office:value-type="float" office:value="1.83706720977597">
            <text:p>1.8370672098</text:p>
          </table:table-cell>
          <table:table-cell office:value-type="float" office:value="1.51963746223565">
            <text:p>1.5196374622</text:p>
          </table:table-cell>
          <table:table-cell office:value-type="float" office:value="1.81836734693878">
            <text:p>1.8183673469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13">
            <text:p>613</text:p>
          </table:table-cell>
          <table:table-cell office:value-type="float" office:value="1.83095723014257">
            <text:p>1.8309572301</text:p>
          </table:table-cell>
          <table:table-cell office:value-type="float" office:value="1.51506024096386">
            <text:p>1.515060241</text:p>
          </table:table-cell>
          <table:table-cell office:value-type="float" office:value="1.81224489795918">
            <text:p>1.812244898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1.82892057026477">
            <text:p>1.8289205703</text:p>
          </table:table-cell>
          <table:table-cell office:value-type="float" office:value="1.51051051051051">
            <text:p>1.5105105105</text:p>
          </table:table-cell>
          <table:table-cell office:value-type="float" office:value="1.81020408163265">
            <text:p>1.8102040816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1.82892057026477">
            <text:p>1.8289205703</text:p>
          </table:table-cell>
          <table:table-cell office:value-type="float" office:value="1.51051051051051">
            <text:p>1.5105105105</text:p>
          </table:table-cell>
          <table:table-cell office:value-type="float" office:value="1.81020408163265">
            <text:p>1.8102040816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.82892057026477">
            <text:p>1.8289205703</text:p>
          </table:table-cell>
          <table:table-cell office:value-type="float" office:value="1.51051051051051">
            <text:p>1.5105105105</text:p>
          </table:table-cell>
          <table:table-cell office:value-type="float" office:value="1.81020408163265">
            <text:p>1.8102040816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17">
            <text:p>617</text:p>
          </table:table-cell>
          <table:table-cell office:value-type="float" office:value="1.82688391038697">
            <text:p>1.8268839104</text:p>
          </table:table-cell>
          <table:table-cell office:value-type="float" office:value="1.5059880239521">
            <text:p>1.505988024</text:p>
          </table:table-cell>
          <table:table-cell office:value-type="float" office:value="1.80816326530612">
            <text:p>1.8081632653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1.82484725050917">
            <text:p>1.8248472505</text:p>
          </table:table-cell>
          <table:table-cell office:value-type="float" office:value="1.5059880239521">
            <text:p>1.505988024</text:p>
          </table:table-cell>
          <table:table-cell office:value-type="float" office:value="1.80612244897959">
            <text:p>1.806122449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1.82484725050917">
            <text:p>1.8248472505</text:p>
          </table:table-cell>
          <table:table-cell office:value-type="float" office:value="1.5059880239521">
            <text:p>1.505988024</text:p>
          </table:table-cell>
          <table:table-cell office:value-type="float" office:value="1.80612244897959">
            <text:p>1.806122449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1.82484725050917">
            <text:p>1.8248472505</text:p>
          </table:table-cell>
          <table:table-cell office:value-type="float" office:value="1.5059880239521">
            <text:p>1.505988024</text:p>
          </table:table-cell>
          <table:table-cell office:value-type="float" office:value="1.80612244897959">
            <text:p>1.806122449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1.82484725050917">
            <text:p>1.8248472505</text:p>
          </table:table-cell>
          <table:table-cell office:value-type="float" office:value="1.5059880239521">
            <text:p>1.505988024</text:p>
          </table:table-cell>
          <table:table-cell office:value-type="float" office:value="1.80612244897959">
            <text:p>1.806122449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1.82484725050917">
            <text:p>1.8248472505</text:p>
          </table:table-cell>
          <table:table-cell office:value-type="float" office:value="1.5059880239521">
            <text:p>1.505988024</text:p>
          </table:table-cell>
          <table:table-cell office:value-type="float" office:value="1.80612244897959">
            <text:p>1.806122449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23">
            <text:p>623</text:p>
          </table:table-cell>
          <table:table-cell office:value-type="float" office:value="1.82281059063136">
            <text:p>1.8228105906</text:p>
          </table:table-cell>
          <table:table-cell office:value-type="float" office:value="1.5059880239521">
            <text:p>1.505988024</text:p>
          </table:table-cell>
          <table:table-cell office:value-type="float" office:value="1.80408163265306">
            <text:p>1.8040816327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24">
            <text:p>624</text:p>
          </table:table-cell>
          <table:table-cell office:value-type="float" office:value="1.82281059063136">
            <text:p>1.8228105906</text:p>
          </table:table-cell>
          <table:table-cell office:value-type="float" office:value="1.5059880239521">
            <text:p>1.505988024</text:p>
          </table:table-cell>
          <table:table-cell office:value-type="float" office:value="1.80408163265306">
            <text:p>1.8040816327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1.82281059063136">
            <text:p>1.8228105906</text:p>
          </table:table-cell>
          <table:table-cell office:value-type="float" office:value="1.5059880239521">
            <text:p>1.505988024</text:p>
          </table:table-cell>
          <table:table-cell office:value-type="float" office:value="1.80408163265306">
            <text:p>1.8040816327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1.82077393075356">
            <text:p>1.8207739308</text:p>
          </table:table-cell>
          <table:table-cell office:value-type="float" office:value="1.50149253731343">
            <text:p>1.5014925373</text:p>
          </table:table-cell>
          <table:table-cell office:value-type="float" office:value="1.80204081632653">
            <text:p>1.8020408163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1.81873727087576">
            <text:p>1.8187372709</text:p>
          </table:table-cell>
          <table:table-cell office:value-type="float" office:value="1.50149253731343">
            <text:p>1.5014925373</text:p>
          </table:table-cell>
          <table:table-cell office:value-type="float" office:value="1.8">
            <text:p>1.8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1.81670061099796">
            <text:p>1.816700611</text:p>
          </table:table-cell>
          <table:table-cell office:value-type="float" office:value="1.50149253731343">
            <text:p>1.5014925373</text:p>
          </table:table-cell>
          <table:table-cell office:value-type="float" office:value="1.79795918367347">
            <text:p>1.7979591837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1.81466395112016">
            <text:p>1.8146639511</text:p>
          </table:table-cell>
          <table:table-cell office:value-type="float" office:value="1.50149253731343">
            <text:p>1.5014925373</text:p>
          </table:table-cell>
          <table:table-cell office:value-type="float" office:value="1.79591836734694">
            <text:p>1.7959183673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1.81466395112016">
            <text:p>1.8146639511</text:p>
          </table:table-cell>
          <table:table-cell office:value-type="float" office:value="1.50149253731343">
            <text:p>1.5014925373</text:p>
          </table:table-cell>
          <table:table-cell office:value-type="float" office:value="1.79591836734694">
            <text:p>1.7959183673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31">
            <text:p>631</text:p>
          </table:table-cell>
          <table:table-cell office:value-type="float" office:value="1.83333333333333">
            <text:p>1.8333333333</text:p>
          </table:table-cell>
          <table:table-cell office:value-type="float" office:value="1.50149253731343">
            <text:p>1.5014925373</text:p>
          </table:table-cell>
          <table:table-cell office:value-type="float" office:value="1.79591836734694">
            <text:p>1.7959183673</text:p>
          </table:table-cell>
          <table:table-cell office:value-type="float" office:value="1.04791666666667">
            <text:p>1.0479166667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1.83130081300813">
            <text:p>1.831300813</text:p>
          </table:table-cell>
          <table:table-cell office:value-type="float" office:value="1.50149253731343">
            <text:p>1.5014925373</text:p>
          </table:table-cell>
          <table:table-cell office:value-type="float" office:value="1.79387755102041">
            <text:p>1.793877551</text:p>
          </table:table-cell>
          <table:table-cell office:value-type="float" office:value="1.04573804573805">
            <text:p>1.0457380457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float" office:value="1.82926829268293">
            <text:p>1.8292682927</text:p>
          </table:table-cell>
          <table:table-cell office:value-type="float" office:value="1.50149253731343">
            <text:p>1.5014925373</text:p>
          </table:table-cell>
          <table:table-cell office:value-type="float" office:value="1.79183673469388">
            <text:p>1.7918367347</text:p>
          </table:table-cell>
          <table:table-cell office:value-type="float" office:value="1.04573804573805">
            <text:p>1.0457380457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1.82926829268293">
            <text:p>1.8292682927</text:p>
          </table:table-cell>
          <table:table-cell office:value-type="float" office:value="1.50149253731343">
            <text:p>1.5014925373</text:p>
          </table:table-cell>
          <table:table-cell office:value-type="float" office:value="1.79183673469388">
            <text:p>1.7918367347</text:p>
          </table:table-cell>
          <table:table-cell office:value-type="float" office:value="1.04573804573805">
            <text:p>1.0457380457</text:p>
          </table:table-cell>
        </table:table-row>
        <table:table-row table:style-name="ro1">
          <table:table-cell office:value-type="float" office:value="635">
            <text:p>635</text:p>
          </table:table-cell>
          <table:table-cell office:value-type="float" office:value="1.82520325203252">
            <text:p>1.825203252</text:p>
          </table:table-cell>
          <table:table-cell office:value-type="float" office:value="1.49702380952381">
            <text:p>1.4970238095</text:p>
          </table:table-cell>
          <table:table-cell office:value-type="float" office:value="1.78775510204082">
            <text:p>1.787755102</text:p>
          </table:table-cell>
          <table:table-cell office:value-type="float" office:value="1.04573804573805">
            <text:p>1.0457380457</text:p>
          </table:table-cell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1.82520325203252">
            <text:p>1.825203252</text:p>
          </table:table-cell>
          <table:table-cell office:value-type="float" office:value="1.49702380952381">
            <text:p>1.4970238095</text:p>
          </table:table-cell>
          <table:table-cell office:value-type="float" office:value="1.78775510204082">
            <text:p>1.787755102</text:p>
          </table:table-cell>
          <table:table-cell office:value-type="float" office:value="1.04573804573805">
            <text:p>1.0457380457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1.82317073170732">
            <text:p>1.8231707317</text:p>
          </table:table-cell>
          <table:table-cell office:value-type="float" office:value="1.49258160237389">
            <text:p>1.4925816024</text:p>
          </table:table-cell>
          <table:table-cell office:value-type="float" office:value="1.78571428571429">
            <text:p>1.7857142857</text:p>
          </table:table-cell>
          <table:table-cell office:value-type="float" office:value="1.04573804573805">
            <text:p>1.0457380457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1.82113821138211">
            <text:p>1.8211382114</text:p>
          </table:table-cell>
          <table:table-cell office:value-type="float" office:value="1.49258160237389">
            <text:p>1.4925816024</text:p>
          </table:table-cell>
          <table:table-cell office:value-type="float" office:value="1.78367346938776">
            <text:p>1.7836734694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39">
            <text:p>639</text:p>
          </table:table-cell>
          <table:table-cell office:value-type="float" office:value="1.82113821138211">
            <text:p>1.8211382114</text:p>
          </table:table-cell>
          <table:table-cell office:value-type="float" office:value="1.49258160237389">
            <text:p>1.4925816024</text:p>
          </table:table-cell>
          <table:table-cell office:value-type="float" office:value="1.78367346938776">
            <text:p>1.7836734694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1.81707317073171">
            <text:p>1.8170731707</text:p>
          </table:table-cell>
          <table:table-cell office:value-type="float" office:value="1.49258160237389">
            <text:p>1.4925816024</text:p>
          </table:table-cell>
          <table:table-cell office:value-type="float" office:value="1.77959183673469">
            <text:p>1.7795918367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1.81707317073171">
            <text:p>1.8170731707</text:p>
          </table:table-cell>
          <table:table-cell office:value-type="float" office:value="1.49258160237389">
            <text:p>1.4925816024</text:p>
          </table:table-cell>
          <table:table-cell office:value-type="float" office:value="1.77959183673469">
            <text:p>1.7795918367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1.81707317073171">
            <text:p>1.8170731707</text:p>
          </table:table-cell>
          <table:table-cell office:value-type="float" office:value="1.49258160237389">
            <text:p>1.4925816024</text:p>
          </table:table-cell>
          <table:table-cell office:value-type="float" office:value="1.77959183673469">
            <text:p>1.7795918367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43">
            <text:p>643</text:p>
          </table:table-cell>
          <table:table-cell office:value-type="float" office:value="1.81707317073171">
            <text:p>1.8170731707</text:p>
          </table:table-cell>
          <table:table-cell office:value-type="float" office:value="1.49258160237389">
            <text:p>1.4925816024</text:p>
          </table:table-cell>
          <table:table-cell office:value-type="float" office:value="1.77959183673469">
            <text:p>1.7795918367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44">
            <text:p>644</text:p>
          </table:table-cell>
          <table:table-cell office:value-type="float" office:value="1.8150406504065">
            <text:p>1.8150406504</text:p>
          </table:table-cell>
          <table:table-cell office:value-type="float" office:value="1.49258160237389">
            <text:p>1.4925816024</text:p>
          </table:table-cell>
          <table:table-cell office:value-type="float" office:value="1.77755102040816">
            <text:p>1.7775510204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45">
            <text:p>645</text:p>
          </table:table-cell>
          <table:table-cell office:value-type="float" office:value="1.8150406504065">
            <text:p>1.8150406504</text:p>
          </table:table-cell>
          <table:table-cell office:value-type="float" office:value="1.49258160237389">
            <text:p>1.4925816024</text:p>
          </table:table-cell>
          <table:table-cell office:value-type="float" office:value="1.77755102040816">
            <text:p>1.7775510204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1.8130081300813">
            <text:p>1.8130081301</text:p>
          </table:table-cell>
          <table:table-cell office:value-type="float" office:value="1.49258160237389">
            <text:p>1.4925816024</text:p>
          </table:table-cell>
          <table:table-cell office:value-type="float" office:value="1.77551020408163">
            <text:p>1.7755102041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47">
            <text:p>647</text:p>
          </table:table-cell>
          <table:table-cell office:value-type="float" office:value="1.8109756097561">
            <text:p>1.8109756098</text:p>
          </table:table-cell>
          <table:table-cell office:value-type="float" office:value="1.48816568047337">
            <text:p>1.4881656805</text:p>
          </table:table-cell>
          <table:table-cell office:value-type="float" office:value="1.7734693877551">
            <text:p>1.7734693878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1.80894308943089">
            <text:p>1.8089430894</text:p>
          </table:table-cell>
          <table:table-cell office:value-type="float" office:value="1.48377581120944">
            <text:p>1.4837758112</text:p>
          </table:table-cell>
          <table:table-cell office:value-type="float" office:value="1.77142857142857">
            <text:p>1.7714285714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49">
            <text:p>649</text:p>
          </table:table-cell>
          <table:table-cell office:value-type="float" office:value="1.80487804878049">
            <text:p>1.8048780488</text:p>
          </table:table-cell>
          <table:table-cell office:value-type="float" office:value="1.47941176470588">
            <text:p>1.4794117647</text:p>
          </table:table-cell>
          <table:table-cell office:value-type="float" office:value="1.76734693877551">
            <text:p>1.7673469388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1.80284552845528">
            <text:p>1.8028455285</text:p>
          </table:table-cell>
          <table:table-cell office:value-type="float" office:value="1.47941176470588">
            <text:p>1.4794117647</text:p>
          </table:table-cell>
          <table:table-cell office:value-type="float" office:value="1.76530612244898">
            <text:p>1.7653061224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51">
            <text:p>651</text:p>
          </table:table-cell>
          <table:table-cell office:value-type="float" office:value="1.79878048780488">
            <text:p>1.7987804878</text:p>
          </table:table-cell>
          <table:table-cell office:value-type="float" office:value="1.47941176470588">
            <text:p>1.4794117647</text:p>
          </table:table-cell>
          <table:table-cell office:value-type="float" office:value="1.76122448979592">
            <text:p>1.7612244898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52">
            <text:p>652</text:p>
          </table:table-cell>
          <table:table-cell office:value-type="float" office:value="1.79878048780488">
            <text:p>1.7987804878</text:p>
          </table:table-cell>
          <table:table-cell office:value-type="float" office:value="1.47941176470588">
            <text:p>1.4794117647</text:p>
          </table:table-cell>
          <table:table-cell office:value-type="float" office:value="1.76122448979592">
            <text:p>1.7612244898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1.79471544715447">
            <text:p>1.7947154472</text:p>
          </table:table-cell>
          <table:table-cell office:value-type="float" office:value="1.47507331378299">
            <text:p>1.4750733138</text:p>
          </table:table-cell>
          <table:table-cell office:value-type="float" office:value="1.75714285714286">
            <text:p>1.7571428571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1.79268292682927">
            <text:p>1.7926829268</text:p>
          </table:table-cell>
          <table:table-cell office:value-type="float" office:value="1.47507331378299">
            <text:p>1.4750733138</text:p>
          </table:table-cell>
          <table:table-cell office:value-type="float" office:value="1.75510204081633">
            <text:p>1.7551020408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1.79065040650407">
            <text:p>1.7906504065</text:p>
          </table:table-cell>
          <table:table-cell office:value-type="float" office:value="1.47076023391813">
            <text:p>1.4707602339</text:p>
          </table:table-cell>
          <table:table-cell office:value-type="float" office:value="1.7530612244898">
            <text:p>1.7530612245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1.78861788617886">
            <text:p>1.7886178862</text:p>
          </table:table-cell>
          <table:table-cell office:value-type="float" office:value="1.466472303207">
            <text:p>1.4664723032</text:p>
          </table:table-cell>
          <table:table-cell office:value-type="float" office:value="1.75102040816327">
            <text:p>1.7510204082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1.78658536585366">
            <text:p>1.7865853659</text:p>
          </table:table-cell>
          <table:table-cell office:value-type="float" office:value="1.466472303207">
            <text:p>1.4664723032</text:p>
          </table:table-cell>
          <table:table-cell office:value-type="float" office:value="1.74897959183673">
            <text:p>1.7489795918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1.78252032520325">
            <text:p>1.7825203252</text:p>
          </table:table-cell>
          <table:table-cell office:value-type="float" office:value="1.46220930232558">
            <text:p>1.4622093023</text:p>
          </table:table-cell>
          <table:table-cell office:value-type="float" office:value="1.74489795918367">
            <text:p>1.7448979592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1.78252032520325">
            <text:p>1.7825203252</text:p>
          </table:table-cell>
          <table:table-cell office:value-type="float" office:value="1.46220930232558">
            <text:p>1.4622093023</text:p>
          </table:table-cell>
          <table:table-cell office:value-type="float" office:value="1.74489795918367">
            <text:p>1.7448979592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.78048780487805">
            <text:p>1.7804878049</text:p>
          </table:table-cell>
          <table:table-cell office:value-type="float" office:value="1.46220930232558">
            <text:p>1.4622093023</text:p>
          </table:table-cell>
          <table:table-cell office:value-type="float" office:value="1.74285714285714">
            <text:p>1.7428571429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61">
            <text:p>661</text:p>
          </table:table-cell>
          <table:table-cell office:value-type="float" office:value="1.77642276422764">
            <text:p>1.7764227642</text:p>
          </table:table-cell>
          <table:table-cell office:value-type="float" office:value="1.45797101449275">
            <text:p>1.4579710145</text:p>
          </table:table-cell>
          <table:table-cell office:value-type="float" office:value="1.73877551020408">
            <text:p>1.7387755102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1.77032520325203">
            <text:p>1.7703252033</text:p>
          </table:table-cell>
          <table:table-cell office:value-type="float" office:value="1.45375722543353">
            <text:p>1.4537572254</text:p>
          </table:table-cell>
          <table:table-cell office:value-type="float" office:value="1.73265306122449">
            <text:p>1.7326530612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1.76219512195122">
            <text:p>1.762195122</text:p>
          </table:table-cell>
          <table:table-cell office:value-type="float" office:value="1.44540229885057">
            <text:p>1.4454022989</text:p>
          </table:table-cell>
          <table:table-cell office:value-type="float" office:value="1.72448979591837">
            <text:p>1.7244897959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1.76219512195122">
            <text:p>1.762195122</text:p>
          </table:table-cell>
          <table:table-cell office:value-type="float" office:value="1.44540229885057">
            <text:p>1.4454022989</text:p>
          </table:table-cell>
          <table:table-cell office:value-type="float" office:value="1.72448979591837">
            <text:p>1.7244897959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65">
            <text:p>665</text:p>
          </table:table-cell>
          <table:table-cell office:value-type="float" office:value="1.76219512195122">
            <text:p>1.762195122</text:p>
          </table:table-cell>
          <table:table-cell office:value-type="float" office:value="1.44540229885057">
            <text:p>1.4454022989</text:p>
          </table:table-cell>
          <table:table-cell office:value-type="float" office:value="1.72448979591837">
            <text:p>1.7244897959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1.76219512195122">
            <text:p>1.762195122</text:p>
          </table:table-cell>
          <table:table-cell office:value-type="float" office:value="1.44540229885057">
            <text:p>1.4454022989</text:p>
          </table:table-cell>
          <table:table-cell office:value-type="float" office:value="1.72448979591837">
            <text:p>1.7244897959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1.76219512195122">
            <text:p>1.762195122</text:p>
          </table:table-cell>
          <table:table-cell office:value-type="float" office:value="1.44540229885057">
            <text:p>1.4454022989</text:p>
          </table:table-cell>
          <table:table-cell office:value-type="float" office:value="1.72448979591837">
            <text:p>1.7244897959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1.76219512195122">
            <text:p>1.762195122</text:p>
          </table:table-cell>
          <table:table-cell office:value-type="float" office:value="1.44540229885057">
            <text:p>1.4454022989</text:p>
          </table:table-cell>
          <table:table-cell office:value-type="float" office:value="1.72448979591837">
            <text:p>1.7244897959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1.76219512195122">
            <text:p>1.762195122</text:p>
          </table:table-cell>
          <table:table-cell office:value-type="float" office:value="1.44540229885057">
            <text:p>1.4454022989</text:p>
          </table:table-cell>
          <table:table-cell office:value-type="float" office:value="1.72448979591837">
            <text:p>1.7244897959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1.76219512195122">
            <text:p>1.762195122</text:p>
          </table:table-cell>
          <table:table-cell office:value-type="float" office:value="1.44540229885057">
            <text:p>1.4454022989</text:p>
          </table:table-cell>
          <table:table-cell office:value-type="float" office:value="1.72448979591837">
            <text:p>1.7244897959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1.76016260162602">
            <text:p>1.7601626016</text:p>
          </table:table-cell>
          <table:table-cell office:value-type="float" office:value="1.44540229885057">
            <text:p>1.4454022989</text:p>
          </table:table-cell>
          <table:table-cell office:value-type="float" office:value="1.72244897959184">
            <text:p>1.7224489796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1.76016260162602">
            <text:p>1.7601626016</text:p>
          </table:table-cell>
          <table:table-cell office:value-type="float" office:value="1.44540229885057">
            <text:p>1.4454022989</text:p>
          </table:table-cell>
          <table:table-cell office:value-type="float" office:value="1.72244897959184">
            <text:p>1.7224489796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1.76016260162602">
            <text:p>1.7601626016</text:p>
          </table:table-cell>
          <table:table-cell office:value-type="float" office:value="1.44540229885057">
            <text:p>1.4454022989</text:p>
          </table:table-cell>
          <table:table-cell office:value-type="float" office:value="1.72244897959184">
            <text:p>1.7224489796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74">
            <text:p>674</text:p>
          </table:table-cell>
          <table:table-cell office:value-type="float" office:value="1.76016260162602">
            <text:p>1.7601626016</text:p>
          </table:table-cell>
          <table:table-cell office:value-type="float" office:value="1.44540229885057">
            <text:p>1.4454022989</text:p>
          </table:table-cell>
          <table:table-cell office:value-type="float" office:value="1.72244897959184">
            <text:p>1.7224489796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1.76016260162602">
            <text:p>1.7601626016</text:p>
          </table:table-cell>
          <table:table-cell office:value-type="float" office:value="1.44540229885057">
            <text:p>1.4454022989</text:p>
          </table:table-cell>
          <table:table-cell office:value-type="float" office:value="1.72244897959184">
            <text:p>1.7224489796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1.75813008130081">
            <text:p>1.7581300813</text:p>
          </table:table-cell>
          <table:table-cell office:value-type="float" office:value="1.44540229885057">
            <text:p>1.4454022989</text:p>
          </table:table-cell>
          <table:table-cell office:value-type="float" office:value="1.72040816326531">
            <text:p>1.7204081633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77">
            <text:p>677</text:p>
          </table:table-cell>
          <table:table-cell office:value-type="float" office:value="1.75609756097561">
            <text:p>1.756097561</text:p>
          </table:table-cell>
          <table:table-cell office:value-type="float" office:value="1.44126074498567">
            <text:p>1.441260745</text:p>
          </table:table-cell>
          <table:table-cell office:value-type="float" office:value="1.71836734693878">
            <text:p>1.7183673469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1.75">
            <text:p>1.75</text:p>
          </table:table-cell>
          <table:table-cell office:value-type="float" office:value="1.43304843304843">
            <text:p>1.433048433</text:p>
          </table:table-cell>
          <table:table-cell office:value-type="float" office:value="1.71224489795918">
            <text:p>1.712244898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1.7479674796748">
            <text:p>1.7479674797</text:p>
          </table:table-cell>
          <table:table-cell office:value-type="float" office:value="1.42897727272727">
            <text:p>1.4289772727</text:p>
          </table:table-cell>
          <table:table-cell office:value-type="float" office:value="1.71020408163265">
            <text:p>1.7102040816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1.74593495934959">
            <text:p>1.7459349593</text:p>
          </table:table-cell>
          <table:table-cell office:value-type="float" office:value="1.42897727272727">
            <text:p>1.4289772727</text:p>
          </table:table-cell>
          <table:table-cell office:value-type="float" office:value="1.70816326530612">
            <text:p>1.7081632653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1.74390243902439">
            <text:p>1.743902439</text:p>
          </table:table-cell>
          <table:table-cell office:value-type="float" office:value="1.42492917847026">
            <text:p>1.4249291785</text:p>
          </table:table-cell>
          <table:table-cell office:value-type="float" office:value="1.70612244897959">
            <text:p>1.706122449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1.74186991869919">
            <text:p>1.7418699187</text:p>
          </table:table-cell>
          <table:table-cell office:value-type="float" office:value="1.42492917847026">
            <text:p>1.4249291785</text:p>
          </table:table-cell>
          <table:table-cell office:value-type="float" office:value="1.70408163265306">
            <text:p>1.7040816327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1.74186991869919">
            <text:p>1.7418699187</text:p>
          </table:table-cell>
          <table:table-cell office:value-type="float" office:value="1.42492917847026">
            <text:p>1.4249291785</text:p>
          </table:table-cell>
          <table:table-cell office:value-type="float" office:value="1.70408163265306">
            <text:p>1.7040816327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84">
            <text:p>684</text:p>
          </table:table-cell>
          <table:table-cell office:value-type="float" office:value="1.73780487804878">
            <text:p>1.737804878</text:p>
          </table:table-cell>
          <table:table-cell office:value-type="float" office:value="1.42090395480226">
            <text:p>1.4209039548</text:p>
          </table:table-cell>
          <table:table-cell office:value-type="float" office:value="1.7">
            <text:p>1.7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85">
            <text:p>685</text:p>
          </table:table-cell>
          <table:table-cell office:value-type="float" office:value="1.73780487804878">
            <text:p>1.737804878</text:p>
          </table:table-cell>
          <table:table-cell office:value-type="float" office:value="1.42090395480226">
            <text:p>1.4209039548</text:p>
          </table:table-cell>
          <table:table-cell office:value-type="float" office:value="1.7">
            <text:p>1.7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86">
            <text:p>686</text:p>
          </table:table-cell>
          <table:table-cell office:value-type="float" office:value="1.73170731707317">
            <text:p>1.7317073171</text:p>
          </table:table-cell>
          <table:table-cell office:value-type="float" office:value="1.42090395480226">
            <text:p>1.4209039548</text:p>
          </table:table-cell>
          <table:table-cell office:value-type="float" office:value="1.69387755102041">
            <text:p>1.693877551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1.72967479674797">
            <text:p>1.7296747967</text:p>
          </table:table-cell>
          <table:table-cell office:value-type="float" office:value="1.4169014084507">
            <text:p>1.4169014085</text:p>
          </table:table-cell>
          <table:table-cell office:value-type="float" office:value="1.69183673469388">
            <text:p>1.6918367347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1.72560975609756">
            <text:p>1.7256097561</text:p>
          </table:table-cell>
          <table:table-cell office:value-type="float" office:value="1.4169014084507">
            <text:p>1.4169014085</text:p>
          </table:table-cell>
          <table:table-cell office:value-type="float" office:value="1.68775510204082">
            <text:p>1.687755102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89">
            <text:p>689</text:p>
          </table:table-cell>
          <table:table-cell office:value-type="float" office:value="1.72560975609756">
            <text:p>1.7256097561</text:p>
          </table:table-cell>
          <table:table-cell office:value-type="float" office:value="1.4169014084507">
            <text:p>1.4169014085</text:p>
          </table:table-cell>
          <table:table-cell office:value-type="float" office:value="1.68775510204082">
            <text:p>1.687755102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1.72357723577236">
            <text:p>1.7235772358</text:p>
          </table:table-cell>
          <table:table-cell office:value-type="float" office:value="1.4169014084507">
            <text:p>1.4169014085</text:p>
          </table:table-cell>
          <table:table-cell office:value-type="float" office:value="1.68571428571429">
            <text:p>1.6857142857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1.72357723577236">
            <text:p>1.7235772358</text:p>
          </table:table-cell>
          <table:table-cell office:value-type="float" office:value="1.4169014084507">
            <text:p>1.4169014085</text:p>
          </table:table-cell>
          <table:table-cell office:value-type="float" office:value="1.68571428571429">
            <text:p>1.6857142857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92">
            <text:p>692</text:p>
          </table:table-cell>
          <table:table-cell office:value-type="float" office:value="1.71951219512195">
            <text:p>1.7195121951</text:p>
          </table:table-cell>
          <table:table-cell office:value-type="float" office:value="1.4169014084507">
            <text:p>1.4169014085</text:p>
          </table:table-cell>
          <table:table-cell office:value-type="float" office:value="1.68367346938776">
            <text:p>1.6836734694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93">
            <text:p>693</text:p>
          </table:table-cell>
          <table:table-cell office:value-type="float" office:value="1.71951219512195">
            <text:p>1.7195121951</text:p>
          </table:table-cell>
          <table:table-cell office:value-type="float" office:value="1.4169014084507">
            <text:p>1.4169014085</text:p>
          </table:table-cell>
          <table:table-cell office:value-type="float" office:value="1.68367346938776">
            <text:p>1.6836734694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94">
            <text:p>694</text:p>
          </table:table-cell>
          <table:table-cell office:value-type="float" office:value="1.71951219512195">
            <text:p>1.7195121951</text:p>
          </table:table-cell>
          <table:table-cell office:value-type="float" office:value="1.4169014084507">
            <text:p>1.4169014085</text:p>
          </table:table-cell>
          <table:table-cell office:value-type="float" office:value="1.68367346938776">
            <text:p>1.6836734694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float" office:value="1.71951219512195">
            <text:p>1.7195121951</text:p>
          </table:table-cell>
          <table:table-cell office:value-type="float" office:value="1.4169014084507">
            <text:p>1.4169014085</text:p>
          </table:table-cell>
          <table:table-cell office:value-type="float" office:value="1.68367346938776">
            <text:p>1.6836734694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1.71951219512195">
            <text:p>1.7195121951</text:p>
          </table:table-cell>
          <table:table-cell office:value-type="float" office:value="1.4169014084507">
            <text:p>1.4169014085</text:p>
          </table:table-cell>
          <table:table-cell office:value-type="float" office:value="1.68367346938776">
            <text:p>1.6836734694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97">
            <text:p>697</text:p>
          </table:table-cell>
          <table:table-cell office:value-type="float" office:value="1.71747967479675">
            <text:p>1.7174796748</text:p>
          </table:table-cell>
          <table:table-cell office:value-type="float" office:value="1.41292134831461">
            <text:p>1.4129213483</text:p>
          </table:table-cell>
          <table:table-cell office:value-type="float" office:value="1.68163265306122">
            <text:p>1.6816326531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98">
            <text:p>698</text:p>
          </table:table-cell>
          <table:table-cell office:value-type="float" office:value="1.71747967479675">
            <text:p>1.7174796748</text:p>
          </table:table-cell>
          <table:table-cell office:value-type="float" office:value="1.41292134831461">
            <text:p>1.4129213483</text:p>
          </table:table-cell>
          <table:table-cell office:value-type="float" office:value="1.68163265306122">
            <text:p>1.6816326531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699">
            <text:p>699</text:p>
          </table:table-cell>
          <table:table-cell office:value-type="float" office:value="1.71747967479675">
            <text:p>1.7174796748</text:p>
          </table:table-cell>
          <table:table-cell office:value-type="float" office:value="1.41292134831461">
            <text:p>1.4129213483</text:p>
          </table:table-cell>
          <table:table-cell office:value-type="float" office:value="1.68163265306122">
            <text:p>1.6816326531</text:p>
          </table:table-cell>
          <table:table-cell office:value-type="float" office:value="1.04356846473029">
            <text:p>1.0435684647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1.71341463414634">
            <text:p>1.7134146341</text:p>
          </table:table-cell>
          <table:table-cell office:value-type="float" office:value="1.41292134831461">
            <text:p>1.4129213483</text:p>
          </table:table-cell>
          <table:table-cell office:value-type="float" office:value="1.67755102040816">
            <text:p>1.6775510204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1.71341463414634">
            <text:p>1.7134146341</text:p>
          </table:table-cell>
          <table:table-cell office:value-type="float" office:value="1.41292134831461">
            <text:p>1.4129213483</text:p>
          </table:table-cell>
          <table:table-cell office:value-type="float" office:value="1.67755102040816">
            <text:p>1.6775510204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1.71138211382114">
            <text:p>1.7113821138</text:p>
          </table:table-cell>
          <table:table-cell office:value-type="float" office:value="1.41292134831461">
            <text:p>1.4129213483</text:p>
          </table:table-cell>
          <table:table-cell office:value-type="float" office:value="1.67551020408163">
            <text:p>1.6755102041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1.70934959349593">
            <text:p>1.7093495935</text:p>
          </table:table-cell>
          <table:table-cell office:value-type="float" office:value="1.41292134831461">
            <text:p>1.4129213483</text:p>
          </table:table-cell>
          <table:table-cell office:value-type="float" office:value="1.6734693877551">
            <text:p>1.6734693878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.70731707317073">
            <text:p>1.7073170732</text:p>
          </table:table-cell>
          <table:table-cell office:value-type="float" office:value="1.41292134831461">
            <text:p>1.4129213483</text:p>
          </table:table-cell>
          <table:table-cell office:value-type="float" office:value="1.67142857142857">
            <text:p>1.6714285714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05">
            <text:p>705</text:p>
          </table:table-cell>
          <table:table-cell office:value-type="float" office:value="1.70731707317073">
            <text:p>1.7073170732</text:p>
          </table:table-cell>
          <table:table-cell office:value-type="float" office:value="1.41292134831461">
            <text:p>1.4129213483</text:p>
          </table:table-cell>
          <table:table-cell office:value-type="float" office:value="1.67142857142857">
            <text:p>1.6714285714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06">
            <text:p>706</text:p>
          </table:table-cell>
          <table:table-cell office:value-type="float" office:value="1.70528455284553">
            <text:p>1.7052845528</text:p>
          </table:table-cell>
          <table:table-cell office:value-type="float" office:value="1.40896358543417">
            <text:p>1.4089635854</text:p>
          </table:table-cell>
          <table:table-cell office:value-type="float" office:value="1.66938775510204">
            <text:p>1.6693877551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07">
            <text:p>707</text:p>
          </table:table-cell>
          <table:table-cell office:value-type="float" office:value="1.70325203252033">
            <text:p>1.7032520325</text:p>
          </table:table-cell>
          <table:table-cell office:value-type="float" office:value="1.40896358543417">
            <text:p>1.4089635854</text:p>
          </table:table-cell>
          <table:table-cell office:value-type="float" office:value="1.66734693877551">
            <text:p>1.6673469388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1.70325203252033">
            <text:p>1.7032520325</text:p>
          </table:table-cell>
          <table:table-cell office:value-type="float" office:value="1.40896358543417">
            <text:p>1.4089635854</text:p>
          </table:table-cell>
          <table:table-cell office:value-type="float" office:value="1.66734693877551">
            <text:p>1.6673469388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1.69918699186992">
            <text:p>1.6991869919</text:p>
          </table:table-cell>
          <table:table-cell office:value-type="float" office:value="1.40896358543417">
            <text:p>1.4089635854</text:p>
          </table:table-cell>
          <table:table-cell office:value-type="float" office:value="1.66326530612245">
            <text:p>1.6632653061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1.69105691056911">
            <text:p>1.6910569106</text:p>
          </table:table-cell>
          <table:table-cell office:value-type="float" office:value="1.40502793296089">
            <text:p>1.405027933</text:p>
          </table:table-cell>
          <table:table-cell office:value-type="float" office:value="1.65510204081633">
            <text:p>1.6551020408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1.6890243902439">
            <text:p>1.6890243902</text:p>
          </table:table-cell>
          <table:table-cell office:value-type="float" office:value="1.40502793296089">
            <text:p>1.405027933</text:p>
          </table:table-cell>
          <table:table-cell office:value-type="float" office:value="1.6530612244898">
            <text:p>1.6530612245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12">
            <text:p>712</text:p>
          </table:table-cell>
          <table:table-cell office:value-type="float" office:value="1.6890243902439">
            <text:p>1.6890243902</text:p>
          </table:table-cell>
          <table:table-cell office:value-type="float" office:value="1.40502793296089">
            <text:p>1.405027933</text:p>
          </table:table-cell>
          <table:table-cell office:value-type="float" office:value="1.6530612244898">
            <text:p>1.6530612245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1.6869918699187">
            <text:p>1.6869918699</text:p>
          </table:table-cell>
          <table:table-cell office:value-type="float" office:value="1.40502793296089">
            <text:p>1.405027933</text:p>
          </table:table-cell>
          <table:table-cell office:value-type="float" office:value="1.66802443991853">
            <text:p>1.6680244399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14">
            <text:p>714</text:p>
          </table:table-cell>
          <table:table-cell office:value-type="float" office:value="1.6849593495935">
            <text:p>1.6849593496</text:p>
          </table:table-cell>
          <table:table-cell office:value-type="float" office:value="1.40502793296089">
            <text:p>1.405027933</text:p>
          </table:table-cell>
          <table:table-cell office:value-type="float" office:value="1.66598778004073">
            <text:p>1.66598778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15">
            <text:p>715</text:p>
          </table:table-cell>
          <table:table-cell office:value-type="float" office:value="1.6849593495935">
            <text:p>1.6849593496</text:p>
          </table:table-cell>
          <table:table-cell office:value-type="float" office:value="1.40502793296089">
            <text:p>1.405027933</text:p>
          </table:table-cell>
          <table:table-cell office:value-type="float" office:value="1.66598778004073">
            <text:p>1.66598778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1.68089430894309">
            <text:p>1.6808943089</text:p>
          </table:table-cell>
          <table:table-cell office:value-type="float" office:value="1.40502793296089">
            <text:p>1.405027933</text:p>
          </table:table-cell>
          <table:table-cell office:value-type="float" office:value="1.66191446028513">
            <text:p>1.6619144603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17">
            <text:p>717</text:p>
          </table:table-cell>
          <table:table-cell office:value-type="float" office:value="1.67886178861789">
            <text:p>1.6788617886</text:p>
          </table:table-cell>
          <table:table-cell office:value-type="float" office:value="1.40502793296089">
            <text:p>1.405027933</text:p>
          </table:table-cell>
          <table:table-cell office:value-type="float" office:value="1.65987780040733">
            <text:p>1.6598778004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18">
            <text:p>718</text:p>
          </table:table-cell>
          <table:table-cell office:value-type="float" office:value="1.67886178861789">
            <text:p>1.6788617886</text:p>
          </table:table-cell>
          <table:table-cell office:value-type="float" office:value="1.40502793296089">
            <text:p>1.405027933</text:p>
          </table:table-cell>
          <table:table-cell office:value-type="float" office:value="1.65987780040733">
            <text:p>1.6598778004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19">
            <text:p>719</text:p>
          </table:table-cell>
          <table:table-cell office:value-type="float" office:value="1.67682926829268">
            <text:p>1.6768292683</text:p>
          </table:table-cell>
          <table:table-cell office:value-type="float" office:value="1.40111420612813">
            <text:p>1.4011142061</text:p>
          </table:table-cell>
          <table:table-cell office:value-type="float" office:value="1.65784114052953">
            <text:p>1.6578411405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1.67682926829268">
            <text:p>1.6768292683</text:p>
          </table:table-cell>
          <table:table-cell office:value-type="float" office:value="1.40111420612813">
            <text:p>1.4011142061</text:p>
          </table:table-cell>
          <table:table-cell office:value-type="float" office:value="1.65784114052953">
            <text:p>1.6578411405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21">
            <text:p>721</text:p>
          </table:table-cell>
          <table:table-cell office:value-type="float" office:value="1.67682926829268">
            <text:p>1.6768292683</text:p>
          </table:table-cell>
          <table:table-cell office:value-type="float" office:value="1.40111420612813">
            <text:p>1.4011142061</text:p>
          </table:table-cell>
          <table:table-cell office:value-type="float" office:value="1.65784114052953">
            <text:p>1.6578411405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22">
            <text:p>722</text:p>
          </table:table-cell>
          <table:table-cell office:value-type="float" office:value="1.67276422764228">
            <text:p>1.6727642276</text:p>
          </table:table-cell>
          <table:table-cell office:value-type="float" office:value="1.40111420612813">
            <text:p>1.4011142061</text:p>
          </table:table-cell>
          <table:table-cell office:value-type="float" office:value="1.65376782077393">
            <text:p>1.6537678208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23">
            <text:p>723</text:p>
          </table:table-cell>
          <table:table-cell office:value-type="float" office:value="1.67276422764228">
            <text:p>1.6727642276</text:p>
          </table:table-cell>
          <table:table-cell office:value-type="float" office:value="1.40111420612813">
            <text:p>1.4011142061</text:p>
          </table:table-cell>
          <table:table-cell office:value-type="float" office:value="1.65376782077393">
            <text:p>1.6537678208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24">
            <text:p>724</text:p>
          </table:table-cell>
          <table:table-cell office:value-type="float" office:value="1.67276422764228">
            <text:p>1.6727642276</text:p>
          </table:table-cell>
          <table:table-cell office:value-type="float" office:value="1.40111420612813">
            <text:p>1.4011142061</text:p>
          </table:table-cell>
          <table:table-cell office:value-type="float" office:value="1.65376782077393">
            <text:p>1.6537678208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25">
            <text:p>725</text:p>
          </table:table-cell>
          <table:table-cell office:value-type="float" office:value="1.67073170731707">
            <text:p>1.6707317073</text:p>
          </table:table-cell>
          <table:table-cell office:value-type="float" office:value="1.39722222222222">
            <text:p>1.3972222222</text:p>
          </table:table-cell>
          <table:table-cell office:value-type="float" office:value="1.65173116089613">
            <text:p>1.6517311609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26">
            <text:p>726</text:p>
          </table:table-cell>
          <table:table-cell office:value-type="float" office:value="1.67073170731707">
            <text:p>1.6707317073</text:p>
          </table:table-cell>
          <table:table-cell office:value-type="float" office:value="1.39722222222222">
            <text:p>1.3972222222</text:p>
          </table:table-cell>
          <table:table-cell office:value-type="float" office:value="1.65173116089613">
            <text:p>1.6517311609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27">
            <text:p>727</text:p>
          </table:table-cell>
          <table:table-cell office:value-type="float" office:value="1.67073170731707">
            <text:p>1.6707317073</text:p>
          </table:table-cell>
          <table:table-cell office:value-type="float" office:value="1.39722222222222">
            <text:p>1.3972222222</text:p>
          </table:table-cell>
          <table:table-cell office:value-type="float" office:value="1.65173116089613">
            <text:p>1.6517311609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28">
            <text:p>728</text:p>
          </table:table-cell>
          <table:table-cell office:value-type="float" office:value="1.67073170731707">
            <text:p>1.6707317073</text:p>
          </table:table-cell>
          <table:table-cell office:value-type="float" office:value="1.39722222222222">
            <text:p>1.3972222222</text:p>
          </table:table-cell>
          <table:table-cell office:value-type="float" office:value="1.65173116089613">
            <text:p>1.6517311609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29">
            <text:p>729</text:p>
          </table:table-cell>
          <table:table-cell office:value-type="float" office:value="1.67073170731707">
            <text:p>1.6707317073</text:p>
          </table:table-cell>
          <table:table-cell office:value-type="float" office:value="1.39722222222222">
            <text:p>1.3972222222</text:p>
          </table:table-cell>
          <table:table-cell office:value-type="float" office:value="1.65173116089613">
            <text:p>1.6517311609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1.66666666666667">
            <text:p>1.6666666667</text:p>
          </table:table-cell>
          <table:table-cell office:value-type="float" office:value="1.39722222222222">
            <text:p>1.3972222222</text:p>
          </table:table-cell>
          <table:table-cell office:value-type="float" office:value="1.66666666666667">
            <text:p>1.6666666667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31">
            <text:p>731</text:p>
          </table:table-cell>
          <table:table-cell office:value-type="float" office:value="1.66260162601626">
            <text:p>1.662601626</text:p>
          </table:table-cell>
          <table:table-cell office:value-type="float" office:value="1.39722222222222">
            <text:p>1.3972222222</text:p>
          </table:table-cell>
          <table:table-cell office:value-type="float" office:value="1.66260162601626">
            <text:p>1.662601626</text:p>
          </table:table-cell>
          <table:table-cell office:value-type="float" office:value="1.04140786749482">
            <text:p>1.0414078675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1.65853658536585">
            <text:p>1.6585365854</text:p>
          </table:table-cell>
          <table:table-cell office:value-type="float" office:value="1.39722222222222">
            <text:p>1.3972222222</text:p>
          </table:table-cell>
          <table:table-cell office:value-type="float" office:value="1.65853658536585">
            <text:p>1.6585365854</text:p>
          </table:table-cell>
          <table:table-cell office:value-type="float" office:value="1.03925619834711">
            <text:p>1.0392561983</text:p>
          </table:table-cell>
        </table:table-row>
        <table:table-row table:style-name="ro1">
          <table:table-cell office:value-type="float" office:value="733">
            <text:p>733</text:p>
          </table:table-cell>
          <table:table-cell office:value-type="float" office:value="1.65853658536585">
            <text:p>1.6585365854</text:p>
          </table:table-cell>
          <table:table-cell office:value-type="float" office:value="1.39722222222222">
            <text:p>1.3972222222</text:p>
          </table:table-cell>
          <table:table-cell office:value-type="float" office:value="1.65853658536585">
            <text:p>1.6585365854</text:p>
          </table:table-cell>
          <table:table-cell office:value-type="float" office:value="1.03925619834711">
            <text:p>1.0392561983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1.65650406504065">
            <text:p>1.656504065</text:p>
          </table:table-cell>
          <table:table-cell office:value-type="float" office:value="1.39722222222222">
            <text:p>1.3972222222</text:p>
          </table:table-cell>
          <table:table-cell office:value-type="float" office:value="1.65650406504065">
            <text:p>1.656504065</text:p>
          </table:table-cell>
          <table:table-cell office:value-type="float" office:value="1.03925619834711">
            <text:p>1.0392561983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1.65650406504065">
            <text:p>1.656504065</text:p>
          </table:table-cell>
          <table:table-cell office:value-type="float" office:value="1.39722222222222">
            <text:p>1.3972222222</text:p>
          </table:table-cell>
          <table:table-cell office:value-type="float" office:value="1.65650406504065">
            <text:p>1.656504065</text:p>
          </table:table-cell>
          <table:table-cell office:value-type="float" office:value="1.03925619834711">
            <text:p>1.0392561983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1.65447154471545">
            <text:p>1.6544715447</text:p>
          </table:table-cell>
          <table:table-cell office:value-type="float" office:value="1.39722222222222">
            <text:p>1.3972222222</text:p>
          </table:table-cell>
          <table:table-cell office:value-type="float" office:value="1.65447154471545">
            <text:p>1.6544715447</text:p>
          </table:table-cell>
          <table:table-cell office:value-type="float" office:value="1.03925619834711">
            <text:p>1.0392561983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1.65243902439024">
            <text:p>1.6524390244</text:p>
          </table:table-cell>
          <table:table-cell office:value-type="float" office:value="1.39722222222222">
            <text:p>1.3972222222</text:p>
          </table:table-cell>
          <table:table-cell office:value-type="float" office:value="1.65243902439024">
            <text:p>1.6524390244</text:p>
          </table:table-cell>
          <table:table-cell office:value-type="float" office:value="1.03925619834711">
            <text:p>1.0392561983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1.65040650406504">
            <text:p>1.6504065041</text:p>
          </table:table-cell>
          <table:table-cell office:value-type="float" office:value="1.39722222222222">
            <text:p>1.3972222222</text:p>
          </table:table-cell>
          <table:table-cell office:value-type="float" office:value="1.65040650406504">
            <text:p>1.6504065041</text:p>
          </table:table-cell>
          <table:table-cell office:value-type="float" office:value="1.03925619834711">
            <text:p>1.0392561983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1.64837398373984">
            <text:p>1.6483739837</text:p>
          </table:table-cell>
          <table:table-cell office:value-type="float" office:value="1.39722222222222">
            <text:p>1.3972222222</text:p>
          </table:table-cell>
          <table:table-cell office:value-type="float" office:value="1.64837398373984">
            <text:p>1.6483739837</text:p>
          </table:table-cell>
          <table:table-cell office:value-type="float" office:value="1.03925619834711">
            <text:p>1.0392561983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1.64837398373984">
            <text:p>1.6483739837</text:p>
          </table:table-cell>
          <table:table-cell office:value-type="float" office:value="1.39722222222222">
            <text:p>1.3972222222</text:p>
          </table:table-cell>
          <table:table-cell office:value-type="float" office:value="1.64837398373984">
            <text:p>1.6483739837</text:p>
          </table:table-cell>
          <table:table-cell office:value-type="float" office:value="1.03925619834711">
            <text:p>1.0392561983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1.64837398373984">
            <text:p>1.6483739837</text:p>
          </table:table-cell>
          <table:table-cell office:value-type="float" office:value="1.39722222222222">
            <text:p>1.3972222222</text:p>
          </table:table-cell>
          <table:table-cell office:value-type="float" office:value="1.64837398373984">
            <text:p>1.6483739837</text:p>
          </table:table-cell>
          <table:table-cell office:value-type="float" office:value="1.03925619834711">
            <text:p>1.0392561983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1.64634146341463">
            <text:p>1.6463414634</text:p>
          </table:table-cell>
          <table:table-cell office:value-type="float" office:value="1.39335180055402">
            <text:p>1.3933518006</text:p>
          </table:table-cell>
          <table:table-cell office:value-type="float" office:value="1.64634146341463">
            <text:p>1.6463414634</text:p>
          </table:table-cell>
          <table:table-cell office:value-type="float" office:value="1.03925619834711">
            <text:p>1.0392561983</text:p>
          </table:table-cell>
        </table:table-row>
        <table:table-row table:style-name="ro1">
          <table:table-cell office:value-type="float" office:value="743">
            <text:p>743</text:p>
          </table:table-cell>
          <table:table-cell office:value-type="float" office:value="1.64430894308943">
            <text:p>1.6443089431</text:p>
          </table:table-cell>
          <table:table-cell office:value-type="float" office:value="1.38950276243094">
            <text:p>1.3895027624</text:p>
          </table:table-cell>
          <table:table-cell office:value-type="float" office:value="1.64430894308943">
            <text:p>1.6443089431</text:p>
          </table:table-cell>
          <table:table-cell office:value-type="float" office:value="1.03925619834711">
            <text:p>1.0392561983</text:p>
          </table:table-cell>
        </table:table-row>
        <table:table-row table:style-name="ro1">
          <table:table-cell office:value-type="float" office:value="744">
            <text:p>744</text:p>
          </table:table-cell>
          <table:table-cell office:value-type="float" office:value="1.64227642276423">
            <text:p>1.6422764228</text:p>
          </table:table-cell>
          <table:table-cell office:value-type="float" office:value="1.38950276243094">
            <text:p>1.3895027624</text:p>
          </table:table-cell>
          <table:table-cell office:value-type="float" office:value="1.64227642276423">
            <text:p>1.6422764228</text:p>
          </table:table-cell>
          <table:table-cell office:value-type="float" office:value="1.03925619834711">
            <text:p>1.0392561983</text:p>
          </table:table-cell>
        </table:table-row>
        <table:table-row table:style-name="ro1">
          <table:table-cell office:value-type="float" office:value="745">
            <text:p>745</text:p>
          </table:table-cell>
          <table:table-cell office:value-type="float" office:value="1.64227642276423">
            <text:p>1.6422764228</text:p>
          </table:table-cell>
          <table:table-cell office:value-type="float" office:value="1.38950276243094">
            <text:p>1.3895027624</text:p>
          </table:table-cell>
          <table:table-cell office:value-type="float" office:value="1.64227642276423">
            <text:p>1.6422764228</text:p>
          </table:table-cell>
          <table:table-cell office:value-type="float" office:value="1.03925619834711">
            <text:p>1.0392561983</text:p>
          </table:table-cell>
        </table:table-row>
        <table:table-row table:style-name="ro1">
          <table:table-cell office:value-type="float" office:value="746">
            <text:p>746</text:p>
          </table:table-cell>
          <table:table-cell office:value-type="float" office:value="1.64227642276423">
            <text:p>1.6422764228</text:p>
          </table:table-cell>
          <table:table-cell office:value-type="float" office:value="1.38950276243094">
            <text:p>1.3895027624</text:p>
          </table:table-cell>
          <table:table-cell office:value-type="float" office:value="1.64227642276423">
            <text:p>1.6422764228</text:p>
          </table:table-cell>
          <table:table-cell office:value-type="float" office:value="1.03925619834711">
            <text:p>1.0392561983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float" office:value="1.64024390243902">
            <text:p>1.6402439024</text:p>
          </table:table-cell>
          <table:table-cell office:value-type="float" office:value="1.38950276243094">
            <text:p>1.3895027624</text:p>
          </table:table-cell>
          <table:table-cell office:value-type="float" office:value="1.64024390243902">
            <text:p>1.6402439024</text:p>
          </table:table-cell>
          <table:table-cell office:value-type="float" office:value="1.03925619834711">
            <text:p>1.0392561983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.64024390243902">
            <text:p>1.6402439024</text:p>
          </table:table-cell>
          <table:table-cell office:value-type="float" office:value="1.38950276243094">
            <text:p>1.3895027624</text:p>
          </table:table-cell>
          <table:table-cell office:value-type="float" office:value="1.64024390243902">
            <text:p>1.6402439024</text:p>
          </table:table-cell>
          <table:table-cell office:value-type="float" office:value="1.03925619834711">
            <text:p>1.0392561983</text:p>
          </table:table-cell>
        </table:table-row>
        <table:table-row table:style-name="ro1">
          <table:table-cell office:value-type="float" office:value="749">
            <text:p>749</text:p>
          </table:table-cell>
          <table:table-cell office:value-type="float" office:value="1.64024390243902">
            <text:p>1.6402439024</text:p>
          </table:table-cell>
          <table:table-cell office:value-type="float" office:value="1.38950276243094">
            <text:p>1.3895027624</text:p>
          </table:table-cell>
          <table:table-cell office:value-type="float" office:value="1.64024390243902">
            <text:p>1.6402439024</text:p>
          </table:table-cell>
          <table:table-cell office:value-type="float" office:value="1.03925619834711">
            <text:p>1.0392561983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1.64024390243902">
            <text:p>1.6402439024</text:p>
          </table:table-cell>
          <table:table-cell office:value-type="float" office:value="1.38950276243094">
            <text:p>1.3895027624</text:p>
          </table:table-cell>
          <table:table-cell office:value-type="float" office:value="1.64024390243902">
            <text:p>1.6402439024</text:p>
          </table:table-cell>
          <table:table-cell office:value-type="float" office:value="1.03925619834711">
            <text:p>1.0392561983</text:p>
          </table:table-cell>
        </table:table-row>
        <table:table-row table:style-name="ro1">
          <table:table-cell office:value-type="float" office:value="751">
            <text:p>751</text:p>
          </table:table-cell>
          <table:table-cell office:value-type="float" office:value="1.64024390243902">
            <text:p>1.6402439024</text:p>
          </table:table-cell>
          <table:table-cell office:value-type="float" office:value="1.38950276243094">
            <text:p>1.3895027624</text:p>
          </table:table-cell>
          <table:table-cell office:value-type="float" office:value="1.64024390243902">
            <text:p>1.6402439024</text:p>
          </table:table-cell>
          <table:table-cell office:value-type="float" office:value="1.03925619834711">
            <text:p>1.0392561983</text:p>
          </table:table-cell>
        </table:table-row>
        <table:table-row table:style-name="ro1">
          <table:table-cell office:value-type="float" office:value="752">
            <text:p>752</text:p>
          </table:table-cell>
          <table:table-cell office:value-type="float" office:value="1.64024390243902">
            <text:p>1.6402439024</text:p>
          </table:table-cell>
          <table:table-cell office:value-type="float" office:value="1.38950276243094">
            <text:p>1.3895027624</text:p>
          </table:table-cell>
          <table:table-cell office:value-type="float" office:value="1.64024390243902">
            <text:p>1.6402439024</text:p>
          </table:table-cell>
          <table:table-cell office:value-type="float" office:value="1.03925619834711">
            <text:p>1.0392561983</text:p>
          </table:table-cell>
        </table:table-row>
        <table:table-row table:style-name="ro1">
          <table:table-cell office:value-type="float" office:value="753">
            <text:p>753</text:p>
          </table:table-cell>
          <table:table-cell office:value-type="float" office:value="1.63821138211382">
            <text:p>1.6382113821</text:p>
          </table:table-cell>
          <table:table-cell office:value-type="float" office:value="1.38950276243094">
            <text:p>1.3895027624</text:p>
          </table:table-cell>
          <table:table-cell office:value-type="float" office:value="1.63821138211382">
            <text:p>1.6382113821</text:p>
          </table:table-cell>
          <table:table-cell office:value-type="float" office:value="1.03925619834711">
            <text:p>1.0392561983</text:p>
          </table:table-cell>
        </table:table-row>
        <table:table-row table:style-name="ro1">
          <table:table-cell office:value-type="float" office:value="754">
            <text:p>754</text:p>
          </table:table-cell>
          <table:table-cell office:value-type="float" office:value="1.63414634146341">
            <text:p>1.6341463415</text:p>
          </table:table-cell>
          <table:table-cell office:value-type="float" office:value="1.38950276243094">
            <text:p>1.3895027624</text:p>
          </table:table-cell>
          <table:table-cell office:value-type="float" office:value="1.63414634146341">
            <text:p>1.6341463415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55">
            <text:p>755</text:p>
          </table:table-cell>
          <table:table-cell office:value-type="float" office:value="1.63414634146341">
            <text:p>1.6341463415</text:p>
          </table:table-cell>
          <table:table-cell office:value-type="float" office:value="1.38950276243094">
            <text:p>1.3895027624</text:p>
          </table:table-cell>
          <table:table-cell office:value-type="float" office:value="1.63414634146341">
            <text:p>1.6341463415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56">
            <text:p>756</text:p>
          </table:table-cell>
          <table:table-cell office:value-type="float" office:value="1.63211382113821">
            <text:p>1.6321138211</text:p>
          </table:table-cell>
          <table:table-cell office:value-type="float" office:value="1.38567493112948">
            <text:p>1.3856749311</text:p>
          </table:table-cell>
          <table:table-cell office:value-type="float" office:value="1.63211382113821">
            <text:p>1.6321138211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57">
            <text:p>757</text:p>
          </table:table-cell>
          <table:table-cell office:value-type="float" office:value="1.63211382113821">
            <text:p>1.6321138211</text:p>
          </table:table-cell>
          <table:table-cell office:value-type="float" office:value="1.38567493112948">
            <text:p>1.3856749311</text:p>
          </table:table-cell>
          <table:table-cell office:value-type="float" office:value="1.63211382113821">
            <text:p>1.6321138211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1.63008130081301">
            <text:p>1.6300813008</text:p>
          </table:table-cell>
          <table:table-cell office:value-type="float" office:value="1.38186813186813">
            <text:p>1.3818681319</text:p>
          </table:table-cell>
          <table:table-cell office:value-type="float" office:value="1.63008130081301">
            <text:p>1.6300813008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1.63008130081301">
            <text:p>1.6300813008</text:p>
          </table:table-cell>
          <table:table-cell office:value-type="float" office:value="1.38186813186813">
            <text:p>1.3818681319</text:p>
          </table:table-cell>
          <table:table-cell office:value-type="float" office:value="1.63008130081301">
            <text:p>1.6300813008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1.6280487804878">
            <text:p>1.6280487805</text:p>
          </table:table-cell>
          <table:table-cell office:value-type="float" office:value="1.37808219178082">
            <text:p>1.3780821918</text:p>
          </table:table-cell>
          <table:table-cell office:value-type="float" office:value="1.6280487804878">
            <text:p>1.6280487805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1.6260162601626">
            <text:p>1.6260162602</text:p>
          </table:table-cell>
          <table:table-cell office:value-type="float" office:value="1.37808219178082">
            <text:p>1.3780821918</text:p>
          </table:table-cell>
          <table:table-cell office:value-type="float" office:value="1.6260162601626">
            <text:p>1.6260162602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62">
            <text:p>762</text:p>
          </table:table-cell>
          <table:table-cell office:value-type="float" office:value="1.6260162601626">
            <text:p>1.6260162602</text:p>
          </table:table-cell>
          <table:table-cell office:value-type="float" office:value="1.37808219178082">
            <text:p>1.3780821918</text:p>
          </table:table-cell>
          <table:table-cell office:value-type="float" office:value="1.6260162601626">
            <text:p>1.6260162602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63">
            <text:p>763</text:p>
          </table:table-cell>
          <table:table-cell office:value-type="float" office:value="1.64300202839757">
            <text:p>1.6430020284</text:p>
          </table:table-cell>
          <table:table-cell office:value-type="float" office:value="1.37808219178082">
            <text:p>1.3780821918</text:p>
          </table:table-cell>
          <table:table-cell office:value-type="float" office:value="1.64300202839757">
            <text:p>1.6430020284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1.64097363083164">
            <text:p>1.6409736308</text:p>
          </table:table-cell>
          <table:table-cell office:value-type="float" office:value="1.37808219178082">
            <text:p>1.3780821918</text:p>
          </table:table-cell>
          <table:table-cell office:value-type="float" office:value="1.64097363083164">
            <text:p>1.6409736308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1.64097363083164">
            <text:p>1.6409736308</text:p>
          </table:table-cell>
          <table:table-cell office:value-type="float" office:value="1.37808219178082">
            <text:p>1.3780821918</text:p>
          </table:table-cell>
          <table:table-cell office:value-type="float" office:value="1.64097363083164">
            <text:p>1.6409736308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1.63894523326572">
            <text:p>1.6389452333</text:p>
          </table:table-cell>
          <table:table-cell office:value-type="float" office:value="1.37808219178082">
            <text:p>1.3780821918</text:p>
          </table:table-cell>
          <table:table-cell office:value-type="float" office:value="1.63894523326572">
            <text:p>1.6389452333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1.65182186234818">
            <text:p>1.6518218623</text:p>
          </table:table-cell>
          <table:table-cell office:value-type="float" office:value="1.37431693989071">
            <text:p>1.3743169399</text:p>
          </table:table-cell>
          <table:table-cell office:value-type="float" office:value="1.63488843813387">
            <text:p>1.6348884381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1.65182186234818">
            <text:p>1.6518218623</text:p>
          </table:table-cell>
          <table:table-cell office:value-type="float" office:value="1.37431693989071">
            <text:p>1.3743169399</text:p>
          </table:table-cell>
          <table:table-cell office:value-type="float" office:value="1.63488843813387">
            <text:p>1.6348884381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1.6497975708502">
            <text:p>1.6497975709</text:p>
          </table:table-cell>
          <table:table-cell office:value-type="float" office:value="1.37431693989071">
            <text:p>1.3743169399</text:p>
          </table:table-cell>
          <table:table-cell office:value-type="float" office:value="1.63286004056795">
            <text:p>1.6328600406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1.64777327935223">
            <text:p>1.6477732794</text:p>
          </table:table-cell>
          <table:table-cell office:value-type="float" office:value="1.37431693989071">
            <text:p>1.3743169399</text:p>
          </table:table-cell>
          <table:table-cell office:value-type="float" office:value="1.63083164300203">
            <text:p>1.630831643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1.64777327935223">
            <text:p>1.6477732794</text:p>
          </table:table-cell>
          <table:table-cell office:value-type="float" office:value="1.37431693989071">
            <text:p>1.3743169399</text:p>
          </table:table-cell>
          <table:table-cell office:value-type="float" office:value="1.63083164300203">
            <text:p>1.630831643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1.64777327935223">
            <text:p>1.6477732794</text:p>
          </table:table-cell>
          <table:table-cell office:value-type="float" office:value="1.37431693989071">
            <text:p>1.3743169399</text:p>
          </table:table-cell>
          <table:table-cell office:value-type="float" office:value="1.63083164300203">
            <text:p>1.630831643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1.64574898785425">
            <text:p>1.6457489879</text:p>
          </table:table-cell>
          <table:table-cell office:value-type="float" office:value="1.37431693989071">
            <text:p>1.3743169399</text:p>
          </table:table-cell>
          <table:table-cell office:value-type="float" office:value="1.62880324543611">
            <text:p>1.6288032454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1.64574898785425">
            <text:p>1.6457489879</text:p>
          </table:table-cell>
          <table:table-cell office:value-type="float" office:value="1.37431693989071">
            <text:p>1.3743169399</text:p>
          </table:table-cell>
          <table:table-cell office:value-type="float" office:value="1.62880324543611">
            <text:p>1.6288032454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1.64574898785425">
            <text:p>1.6457489879</text:p>
          </table:table-cell>
          <table:table-cell office:value-type="float" office:value="1.37431693989071">
            <text:p>1.3743169399</text:p>
          </table:table-cell>
          <table:table-cell office:value-type="float" office:value="1.62880324543611">
            <text:p>1.6288032454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1.64574898785425">
            <text:p>1.6457489879</text:p>
          </table:table-cell>
          <table:table-cell office:value-type="float" office:value="1.37431693989071">
            <text:p>1.3743169399</text:p>
          </table:table-cell>
          <table:table-cell office:value-type="float" office:value="1.62880324543611">
            <text:p>1.6288032454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1.64372469635628">
            <text:p>1.6437246964</text:p>
          </table:table-cell>
          <table:table-cell office:value-type="float" office:value="1.37431693989071">
            <text:p>1.3743169399</text:p>
          </table:table-cell>
          <table:table-cell office:value-type="float" office:value="1.62677484787018">
            <text:p>1.6267748479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1.64372469635628">
            <text:p>1.6437246964</text:p>
          </table:table-cell>
          <table:table-cell office:value-type="float" office:value="1.37431693989071">
            <text:p>1.3743169399</text:p>
          </table:table-cell>
          <table:table-cell office:value-type="float" office:value="1.62677484787018">
            <text:p>1.6267748479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1.6417004048583">
            <text:p>1.6417004049</text:p>
          </table:table-cell>
          <table:table-cell office:value-type="float" office:value="1.37431693989071">
            <text:p>1.3743169399</text:p>
          </table:table-cell>
          <table:table-cell office:value-type="float" office:value="1.62474645030426">
            <text:p>1.6247464503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1.63967611336032">
            <text:p>1.6396761134</text:p>
          </table:table-cell>
          <table:table-cell office:value-type="float" office:value="1.37431693989071">
            <text:p>1.3743169399</text:p>
          </table:table-cell>
          <table:table-cell office:value-type="float" office:value="1.62271805273834">
            <text:p>1.6227180527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1.63967611336032">
            <text:p>1.6396761134</text:p>
          </table:table-cell>
          <table:table-cell office:value-type="float" office:value="1.37431693989071">
            <text:p>1.3743169399</text:p>
          </table:table-cell>
          <table:table-cell office:value-type="float" office:value="1.62271805273834">
            <text:p>1.6227180527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1.63967611336032">
            <text:p>1.6396761134</text:p>
          </table:table-cell>
          <table:table-cell office:value-type="float" office:value="1.37431693989071">
            <text:p>1.3743169399</text:p>
          </table:table-cell>
          <table:table-cell office:value-type="float" office:value="1.62271805273834">
            <text:p>1.6227180527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83">
            <text:p>783</text:p>
          </table:table-cell>
          <table:table-cell office:value-type="float" office:value="1.63765182186235">
            <text:p>1.6376518219</text:p>
          </table:table-cell>
          <table:table-cell office:value-type="float" office:value="1.37057220708447">
            <text:p>1.3705722071</text:p>
          </table:table-cell>
          <table:table-cell office:value-type="float" office:value="1.62068965517241">
            <text:p>1.6206896552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1.63765182186235">
            <text:p>1.6376518219</text:p>
          </table:table-cell>
          <table:table-cell office:value-type="float" office:value="1.37057220708447">
            <text:p>1.3705722071</text:p>
          </table:table-cell>
          <table:table-cell office:value-type="float" office:value="1.62068965517241">
            <text:p>1.6206896552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1.63562753036437">
            <text:p>1.6356275304</text:p>
          </table:table-cell>
          <table:table-cell office:value-type="float" office:value="1.37057220708447">
            <text:p>1.3705722071</text:p>
          </table:table-cell>
          <table:table-cell office:value-type="float" office:value="1.63562753036437">
            <text:p>1.6356275304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1.6336032388664">
            <text:p>1.6336032389</text:p>
          </table:table-cell>
          <table:table-cell office:value-type="float" office:value="1.36684782608696">
            <text:p>1.3668478261</text:p>
          </table:table-cell>
          <table:table-cell office:value-type="float" office:value="1.6336032388664">
            <text:p>1.6336032389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87">
            <text:p>787</text:p>
          </table:table-cell>
          <table:table-cell office:value-type="float" office:value="1.6336032388664">
            <text:p>1.6336032389</text:p>
          </table:table-cell>
          <table:table-cell office:value-type="float" office:value="1.36684782608696">
            <text:p>1.3668478261</text:p>
          </table:table-cell>
          <table:table-cell office:value-type="float" office:value="1.6336032388664">
            <text:p>1.6336032389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1.6336032388664">
            <text:p>1.6336032389</text:p>
          </table:table-cell>
          <table:table-cell office:value-type="float" office:value="1.36684782608696">
            <text:p>1.3668478261</text:p>
          </table:table-cell>
          <table:table-cell office:value-type="float" office:value="1.6336032388664">
            <text:p>1.6336032389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89">
            <text:p>789</text:p>
          </table:table-cell>
          <table:table-cell office:value-type="float" office:value="1.63157894736842">
            <text:p>1.6315789474</text:p>
          </table:table-cell>
          <table:table-cell office:value-type="float" office:value="1.36684782608696">
            <text:p>1.3668478261</text:p>
          </table:table-cell>
          <table:table-cell office:value-type="float" office:value="1.63157894736842">
            <text:p>1.6315789474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1.63157894736842">
            <text:p>1.6315789474</text:p>
          </table:table-cell>
          <table:table-cell office:value-type="float" office:value="1.36684782608696">
            <text:p>1.3668478261</text:p>
          </table:table-cell>
          <table:table-cell office:value-type="float" office:value="1.63157894736842">
            <text:p>1.6315789474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91">
            <text:p>791</text:p>
          </table:table-cell>
          <table:table-cell office:value-type="float" office:value="1.63157894736842">
            <text:p>1.6315789474</text:p>
          </table:table-cell>
          <table:table-cell office:value-type="float" office:value="1.36684782608696">
            <text:p>1.3668478261</text:p>
          </table:table-cell>
          <table:table-cell office:value-type="float" office:value="1.63157894736842">
            <text:p>1.6315789474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.63157894736842">
            <text:p>1.6315789474</text:p>
          </table:table-cell>
          <table:table-cell office:value-type="float" office:value="1.36684782608696">
            <text:p>1.3668478261</text:p>
          </table:table-cell>
          <table:table-cell office:value-type="float" office:value="1.63157894736842">
            <text:p>1.6315789474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93">
            <text:p>793</text:p>
          </table:table-cell>
          <table:table-cell office:value-type="float" office:value="1.63157894736842">
            <text:p>1.6315789474</text:p>
          </table:table-cell>
          <table:table-cell office:value-type="float" office:value="1.36684782608696">
            <text:p>1.3668478261</text:p>
          </table:table-cell>
          <table:table-cell office:value-type="float" office:value="1.63157894736842">
            <text:p>1.6315789474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94">
            <text:p>794</text:p>
          </table:table-cell>
          <table:table-cell office:value-type="float" office:value="1.62955465587045">
            <text:p>1.6295546559</text:p>
          </table:table-cell>
          <table:table-cell office:value-type="float" office:value="1.36684782608696">
            <text:p>1.3668478261</text:p>
          </table:table-cell>
          <table:table-cell office:value-type="float" office:value="1.62955465587045">
            <text:p>1.6295546559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95">
            <text:p>795</text:p>
          </table:table-cell>
          <table:table-cell office:value-type="float" office:value="1.62753036437247">
            <text:p>1.6275303644</text:p>
          </table:table-cell>
          <table:table-cell office:value-type="float" office:value="1.36684782608696">
            <text:p>1.3668478261</text:p>
          </table:table-cell>
          <table:table-cell office:value-type="float" office:value="1.62753036437247">
            <text:p>1.6275303644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96">
            <text:p>796</text:p>
          </table:table-cell>
          <table:table-cell office:value-type="float" office:value="1.62550607287449">
            <text:p>1.6255060729</text:p>
          </table:table-cell>
          <table:table-cell office:value-type="float" office:value="1.36684782608696">
            <text:p>1.3668478261</text:p>
          </table:table-cell>
          <table:table-cell office:value-type="float" office:value="1.62550607287449">
            <text:p>1.6255060729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97">
            <text:p>797</text:p>
          </table:table-cell>
          <table:table-cell office:value-type="float" office:value="1.62550607287449">
            <text:p>1.6255060729</text:p>
          </table:table-cell>
          <table:table-cell office:value-type="float" office:value="1.36684782608696">
            <text:p>1.3668478261</text:p>
          </table:table-cell>
          <table:table-cell office:value-type="float" office:value="1.62550607287449">
            <text:p>1.6255060729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98">
            <text:p>798</text:p>
          </table:table-cell>
          <table:table-cell office:value-type="float" office:value="1.62145748987854">
            <text:p>1.6214574899</text:p>
          </table:table-cell>
          <table:table-cell office:value-type="float" office:value="1.36684782608696">
            <text:p>1.3668478261</text:p>
          </table:table-cell>
          <table:table-cell office:value-type="float" office:value="1.62145748987854">
            <text:p>1.6214574899</text:p>
          </table:table-cell>
          <table:table-cell office:value-type="float" office:value="1.03711340206186">
            <text:p>1.0371134021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1.62145748987854">
            <text:p>1.6214574899</text:p>
          </table:table-cell>
          <table:table-cell office:value-type="float" office:value="1.36684782608696">
            <text:p>1.3668478261</text:p>
          </table:table-cell>
          <table:table-cell office:value-type="float" office:value="1.62145748987854">
            <text:p>1.6214574899</text:p>
          </table:table-cell>
          <table:table-cell office:value-type="float" office:value="1.03711340206186">
            <text:p>1.0371134021</text:p>
          </table:table-cell>
        </table:table-row>
        <table:table-row table:style-name="ro1" table:number-rows-repeated="104777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3:Sheet1.E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11T11:46:06</dc:date>
    <dc:creator>Lucas Sa</dc:creator>
    <meta:generator>LibreOffice/4.0.2.2$Linux_X86_64 LibreOffice_project/400m0$Build-2</meta:generator>
    <meta:editing-duration>P0D</meta:editing-duration>
    <meta:editing-cycles>1</meta:editing-cycles>
    <meta:document-statistic meta:table-count="1" meta:cell-count="398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cale-text="true"/>
      <style:graphic-properties draw:stroke="none" svg:stroke-color="#b3b3b3" draw:fill="none" draw:fill-color="#e6e6e6"/>
      <style:text-properties fo:font-size="38.8466300964355pt" style:font-size-asian="38.8466300964355pt" style:font-size-complex="38.8466300964355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scale-text="true" chart:display-label="true" chart:logarithmic="false" chart:maximum="800" chart:reverse-direction="false" text:line-break="false" chart:axis-position="0"/>
      <style:graphic-properties svg:stroke-color="#b3b3b3"/>
      <style:text-properties fo:font-size="38.8466300964355pt" style:font-size-asian="38.8466300964355pt" style:font-size-complex="38.8466300964355pt"/>
    </style:style>
    <style:style style:name="ch5" style:family="chart">
      <style:chart-properties chart:auto-position="true" chart:scale-text="true" style:rotation-angle="0"/>
      <style:text-properties fo:font-size="34.9619674682617pt" style:font-size-asian="34.9619674682617pt" style:font-size-complex="34.9619674682617pt"/>
    </style:style>
    <style:style style:name="ch6" style:family="chart" style:data-style-name="N0">
      <style:chart-properties chart:scale-text="true" chart:display-label="true" chart:logarithmic="true" chart:reverse-direction="false" text:line-break="false" chart:axis-position="0"/>
      <style:graphic-properties svg:stroke-color="#b3b3b3"/>
      <style:text-properties fo:font-size="38.8466300964355pt" style:font-size-asian="38.8466300964355pt" style:font-size-complex="38.8466300964355pt"/>
    </style:style>
    <style:style style:name="ch7" style:family="chart">
      <style:chart-properties chart:auto-position="true" chart:scale-text="true" style:rotation-angle="90"/>
      <style:text-properties fo:font-size="34.9619674682617pt" style:font-size-asian="34.9619674682617pt" style:font-size-complex="34.9619674682617pt"/>
    </style:style>
    <style:style style:name="ch8" style:family="chart" style:data-style-name="N0">
      <style:chart-properties chart:symbol-type="none" chart:scale-text="true"/>
      <style:graphic-properties svg:stroke-width="0.08cm" svg:stroke-color="#004586" draw:fill-color="#004586" dr3d:edge-rounding="5%"/>
      <style:text-properties fo:font-size="38.8466300964355pt" style:font-size-asian="38.8466300964355pt" style:font-size-complex="38.8466300964355pt"/>
    </style:style>
    <style:style style:name="ch9" style:family="chart" style:data-style-name="N0">
      <style:chart-properties chart:symbol-type="none" chart:scale-text="true"/>
      <style:graphic-properties svg:stroke-width="0.08cm" svg:stroke-color="#ff420e" draw:fill-color="#ff420e" dr3d:edge-rounding="5%"/>
      <style:text-properties fo:font-size="38.8466300964355pt" style:font-size-asian="38.8466300964355pt" style:font-size-complex="38.8466300964355pt"/>
    </style:style>
    <style:style style:name="ch10" style:family="chart" style:data-style-name="N0">
      <style:chart-properties chart:symbol-type="none" chart:scale-text="true"/>
      <style:graphic-properties svg:stroke-width="0.08cm" svg:stroke-color="#ffd320" draw:fill-color="#ffd320" dr3d:edge-rounding="5%"/>
      <style:text-properties fo:font-size="38.8466300964355pt" style:font-size-asian="38.8466300964355pt" style:font-size-complex="38.8466300964355pt"/>
    </style:style>
    <style:style style:name="ch11" style:family="chart" style:data-style-name="N0">
      <style:chart-properties chart:symbol-type="none" chart:scale-text="true"/>
      <style:graphic-properties svg:stroke-width="0.08cm" svg:stroke-color="#579d1c" draw:fill-color="#579d1c"/>
      <style:text-properties fo:font-size="38.8466300964355pt" style:font-size-asian="38.8466300964355pt" style:font-size-complex="38.8466300964355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9.649cm" svg:height="50.771cm" xlink:href=".." xlink:type="simple" chart:class="chart:scatter" chart:style-name="ch1">
        <chart:legend svg:x="31.662cm" svg:y="7.764cm" style:legend-expansion="custom" chartooo:width="10.979cm" chartooo:height="11.808cm" style:legend-expansion-aspect-ratio="0.929793360433604" chart:style-name="ch2"/>
        <chart:plot-area chart:style-name="ch3" table:cell-range-address="Sheet1.A1:Sheet1.E797" chart:data-source-has-labels="row" svg:x="4.934cm" svg:y="5.16cm" svg:width="40.595cm" svg:height="37.192cm">
          <chartooo:coordinate-region svg:x="8.254cm" svg:y="5.928cm" svg:width="36.123cm" svg:height="34.639cm"/>
          <chart:axis chart:dimension="x" chart:name="primary-x" chart:style-name="ch4">
            <chart:title svg:x="19.572cm" svg:y="43.368cm" chart:style-name="ch5">
              <text:p>Similarity Threshold</text:p>
            </chart:title>
          </chart:axis>
          <chart:axis chart:dimension="y" chart:name="primary-y" chart:style-name="ch6">
            <chart:title svg:x="1.599cm" svg:y="29.812cm" chart:style-name="ch7">
              <text:p>Average Cluster Size</text:p>
            </chart:title>
          </chart:axis>
          <chart:series chart:style-name="ch8" chart:values-cell-range-address="Sheet1.B2:Sheet1.B797" chart:label-cell-address="Sheet1.B1:Sheet1.B1" chart:class="chart:scatter">
            <chart:domain table:cell-range-address="Sheet1.A2:Sheet1.A797"/>
            <chart:data-point chart:repeated="796"/>
          </chart:series>
          <chart:series chart:style-name="ch9" chart:values-cell-range-address="Sheet1.C2:Sheet1.C797" chart:label-cell-address="Sheet1.C1:Sheet1.C1" chart:class="chart:scatter">
            <chart:data-point chart:repeated="796"/>
          </chart:series>
          <chart:series chart:style-name="ch10" chart:values-cell-range-address="Sheet1.D2:Sheet1.D797" chart:label-cell-address="Sheet1.D1:Sheet1.D1" chart:class="chart:scatter">
            <chart:data-point chart:repeated="796"/>
          </chart:series>
          <chart:series chart:style-name="ch11" chart:values-cell-range-address="Sheet1.E2:Sheet1.E797" chart:label-cell-address="Sheet1.E1:Sheet1.E1" chart:class="chart:scatter">
            <chart:data-point chart:repeated="79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ique</text:p>
                <draw:g>
                  <svg:desc>Sheet1.B1:Sheet1.B1</svg:desc>
                </draw:g>
              </table:table-cell>
              <table:table-cell office:value-type="string">
                <text:p>Single-Link</text:p>
                <draw:g>
                  <svg:desc>Sheet1.C1:Sheet1.C1</svg:desc>
                </draw:g>
              </table:table-cell>
              <table:table-cell office:value-type="string">
                <text:p>Star</text:p>
                <draw:g>
                  <svg:desc>Sheet1.D1:Sheet1.D1</svg:desc>
                </draw:g>
              </table:table-cell>
              <table:table-cell office:value-type="string">
                <text:p>String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797</svg:desc>
                </draw:g>
              </table:table-cell>
              <table:table-cell office:value-type="float" office:value="503">
                <text:p>503</text:p>
                <draw:g>
                  <svg:desc>Sheet1.B2:Sheet1.B797</svg:desc>
                </draw:g>
              </table:table-cell>
              <table:table-cell office:value-type="float" office:value="503">
                <text:p>503</text:p>
                <draw:g>
                  <svg:desc>Sheet1.C2:Sheet1.C797</svg:desc>
                </draw:g>
              </table:table-cell>
              <table:table-cell office:value-type="float" office:value="503">
                <text:p>503</text:p>
                <draw:g>
                  <svg:desc>Sheet1.D2:Sheet1.D797</svg:desc>
                </draw:g>
              </table:table-cell>
              <table:table-cell office:value-type="float" office:value="503">
                <text:p>503</text:p>
                <draw:g>
                  <svg:desc>Sheet1.E2:Sheet1.E79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0.0891058372964">
                <text:p>90.0891058372964</text:p>
              </table:table-cell>
              <table:table-cell office:value-type="float" office:value="503">
                <text:p>503</text:p>
              </table:table-cell>
              <table:table-cell office:value-type="float" office:value="87.969696969697">
                <text:p>87.969696969697</text:p>
              </table:table-cell>
              <table:table-cell office:value-type="float" office:value="41.9166666666667">
                <text:p>41.91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85.3554208512827">
                <text:p>85.3554208512827</text:p>
              </table:table-cell>
              <table:table-cell office:value-type="float" office:value="503">
                <text:p>503</text:p>
              </table:table-cell>
              <table:table-cell office:value-type="float" office:value="75.989247311828">
                <text:p>75.989247311828</text:p>
              </table:table-cell>
              <table:table-cell office:value-type="float" office:value="35.9285714285714">
                <text:p>35.92857142857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82.587675285043">
                <text:p>82.587675285043</text:p>
              </table:table-cell>
              <table:table-cell office:value-type="float" office:value="503">
                <text:p>503</text:p>
              </table:table-cell>
              <table:table-cell office:value-type="float" office:value="66.8034188034188">
                <text:p>66.8034188034188</text:p>
              </table:table-cell>
              <table:table-cell office:value-type="float" office:value="16.7666666666667">
                <text:p>16.76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8.1907325900936">
                <text:p>78.1907325900936</text:p>
              </table:table-cell>
              <table:table-cell office:value-type="float" office:value="503">
                <text:p>503</text:p>
              </table:table-cell>
              <table:table-cell office:value-type="float" office:value="61.4137931034483">
                <text:p>61.4137931034483</text:p>
              </table:table-cell>
              <table:table-cell office:value-type="float" office:value="12.575">
                <text:p>12.5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72.3697904310004">
                <text:p>72.3697904310004</text:p>
              </table:table-cell>
              <table:table-cell office:value-type="float" office:value="503">
                <text:p>503</text:p>
              </table:table-cell>
              <table:table-cell office:value-type="float" office:value="55.3920454545455">
                <text:p>55.3920454545455</text:p>
              </table:table-cell>
              <table:table-cell office:value-type="float" office:value="8.67241379310345">
                <text:p>8.672413793103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70.1751598173516">
                <text:p>70.1751598173516</text:p>
              </table:table-cell>
              <table:table-cell office:value-type="float" office:value="503">
                <text:p>503</text:p>
              </table:table-cell>
              <table:table-cell office:value-type="float" office:value="52.039603960396">
                <text:p>52.039603960396</text:p>
              </table:table-cell>
              <table:table-cell office:value-type="float" office:value="6.06024096385542">
                <text:p>6.060240963855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69.1952678159305">
                <text:p>69.1952678159305</text:p>
              </table:table-cell>
              <table:table-cell office:value-type="float" office:value="503">
                <text:p>503</text:p>
              </table:table-cell>
              <table:table-cell office:value-type="float" office:value="47.5680751173709">
                <text:p>47.5680751173709</text:p>
              </table:table-cell>
              <table:table-cell office:value-type="float" office:value="4.88349514563107">
                <text:p>4.88349514563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66.250846310088">
                <text:p>66.250846310088</text:p>
              </table:table-cell>
              <table:table-cell office:value-type="float" office:value="503">
                <text:p>503</text:p>
              </table:table-cell>
              <table:table-cell office:value-type="float" office:value="45.1106382978723">
                <text:p>45.1106382978723</text:p>
              </table:table-cell>
              <table:table-cell office:value-type="float" office:value="4.53153153153153">
                <text:p>4.53153153153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62.3712711381341">
                <text:p>62.3712711381341</text:p>
              </table:table-cell>
              <table:table-cell office:value-type="float" office:value="503">
                <text:p>503</text:p>
              </table:table-cell>
              <table:table-cell office:value-type="float" office:value="40.7561983471074">
                <text:p>40.7561983471074</text:p>
              </table:table-cell>
              <table:table-cell office:value-type="float" office:value="3.61870503597122">
                <text:p>3.61870503597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59.8510288065844">
                <text:p>59.8510288065844</text:p>
              </table:table-cell>
              <table:table-cell office:value-type="float" office:value="503">
                <text:p>503</text:p>
              </table:table-cell>
              <table:table-cell office:value-type="float" office:value="38.1887550200803">
                <text:p>38.1887550200803</text:p>
              </table:table-cell>
              <table:table-cell office:value-type="float" office:value="3.30921052631579">
                <text:p>3.309210526315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57.1578231292517">
                <text:p>57.1578231292517</text:p>
              </table:table-cell>
              <table:table-cell office:value-type="float" office:value="503">
                <text:p>503</text:p>
              </table:table-cell>
              <table:table-cell office:value-type="float" office:value="36.2669172932331">
                <text:p>36.2669172932331</text:p>
              </table:table-cell>
              <table:table-cell office:value-type="float" office:value="2.99404761904762">
                <text:p>2.994047619047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56.5167409438921">
                <text:p>56.5167409438921</text:p>
              </table:table-cell>
              <table:table-cell office:value-type="float" office:value="503">
                <text:p>503</text:p>
              </table:table-cell>
              <table:table-cell office:value-type="float" office:value="34.4509090909091">
                <text:p>34.4509090909091</text:p>
              </table:table-cell>
              <table:table-cell office:value-type="float" office:value="2.71891891891892">
                <text:p>2.718918918918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54.0087562834441">
                <text:p>54.0087562834441</text:p>
              </table:table-cell>
              <table:table-cell office:value-type="float" office:value="503">
                <text:p>503</text:p>
              </table:table-cell>
              <table:table-cell office:value-type="float" office:value="33.0418118466899">
                <text:p>33.0418118466899</text:p>
              </table:table-cell>
              <table:table-cell office:value-type="float" office:value="2.56632653061224">
                <text:p>2.566326530612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52.6767597939753">
                <text:p>52.6767597939753</text:p>
              </table:table-cell>
              <table:table-cell office:value-type="float" office:value="503">
                <text:p>503</text:p>
              </table:table-cell>
              <table:table-cell office:value-type="float" office:value="31.3092783505155">
                <text:p>31.3092783505155</text:p>
              </table:table-cell>
              <table:table-cell office:value-type="float" office:value="2.515">
                <text:p>2.5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50.5323772272925">
                <text:p>50.5323772272925</text:p>
              </table:table-cell>
              <table:table-cell office:value-type="float" office:value="503">
                <text:p>503</text:p>
              </table:table-cell>
              <table:table-cell office:value-type="float" office:value="30.0546623794212">
                <text:p>30.0546623794212</text:p>
              </table:table-cell>
              <table:table-cell office:value-type="float" office:value="2.30733944954128">
                <text:p>2.307339449541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48.4606492867683">
                <text:p>48.4606492867683</text:p>
              </table:table-cell>
              <table:table-cell office:value-type="float" office:value="503">
                <text:p>503</text:p>
              </table:table-cell>
              <table:table-cell office:value-type="float" office:value="29.0664556962025">
                <text:p>29.0664556962025</text:p>
              </table:table-cell>
              <table:table-cell office:value-type="float" office:value="2.20614035087719">
                <text:p>2.206140350877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46.8864671437866">
                <text:p>46.8864671437866</text:p>
              </table:table-cell>
              <table:table-cell office:value-type="float" office:value="503">
                <text:p>503</text:p>
              </table:table-cell>
              <table:table-cell office:value-type="float" office:value="27.6234567901235">
                <text:p>27.6234567901235</text:p>
              </table:table-cell>
              <table:table-cell office:value-type="float" office:value="2.11344537815126">
                <text:p>2.113445378151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46.0125159642401">
                <text:p>46.0125159642401</text:p>
              </table:table-cell>
              <table:table-cell office:value-type="float" office:value="503">
                <text:p>503</text:p>
              </table:table-cell>
              <table:table-cell office:value-type="float" office:value="26.0820668693009">
                <text:p>26.0820668693009</text:p>
              </table:table-cell>
              <table:table-cell office:value-type="float" office:value="2.03643724696356">
                <text:p>2.036437246963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45.4671945701358">
                <text:p>45.4671945701358</text:p>
              </table:table-cell>
              <table:table-cell office:value-type="float" office:value="503">
                <text:p>503</text:p>
              </table:table-cell>
              <table:table-cell office:value-type="float" office:value="25.1771771771772">
                <text:p>25.1771771771772</text:p>
              </table:table-cell>
              <table:table-cell office:value-type="float" office:value="1.98031496062992">
                <text:p>1.980314960629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43.6757585044438">
                <text:p>43.6757585044438</text:p>
              </table:table-cell>
              <table:table-cell office:value-type="float" office:value="503">
                <text:p>503</text:p>
              </table:table-cell>
              <table:table-cell office:value-type="float" office:value="24.8431952662722">
                <text:p>24.8431952662722</text:p>
              </table:table-cell>
              <table:table-cell office:value-type="float" office:value="1.9272030651341">
                <text:p>1.92720306513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42.3895582329317">
                <text:p>42.3895582329317</text:p>
              </table:table-cell>
              <table:table-cell office:value-type="float" office:value="503">
                <text:p>503</text:p>
              </table:table-cell>
              <table:table-cell office:value-type="float" office:value="23.6820809248555">
                <text:p>23.6820809248555</text:p>
              </table:table-cell>
              <table:table-cell office:value-type="float" office:value="1.88389513108614">
                <text:p>1.883895131086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40.8692660550459">
                <text:p>40.8692660550459</text:p>
              </table:table-cell>
              <table:table-cell office:value-type="float" office:value="503">
                <text:p>503</text:p>
              </table:table-cell>
              <table:table-cell office:value-type="float" office:value="22.8775510204082">
                <text:p>22.8775510204082</text:p>
              </table:table-cell>
              <table:table-cell office:value-type="float" office:value="1.84926470588235">
                <text:p>1.849264705882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40.6116088819634">
                <text:p>40.6116088819634</text:p>
              </table:table-cell>
              <table:table-cell office:value-type="float" office:value="503">
                <text:p>503</text:p>
              </table:table-cell>
              <table:table-cell office:value-type="float" office:value="22.3114285714286">
                <text:p>22.3114285714286</text:p>
              </table:table-cell>
              <table:table-cell office:value-type="float" office:value="1.80286738351254">
                <text:p>1.8028673835125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38.7355855855856">
                <text:p>38.7355855855856</text:p>
              </table:table-cell>
              <table:table-cell office:value-type="float" office:value="503">
                <text:p>503</text:p>
              </table:table-cell>
              <table:table-cell office:value-type="float" office:value="21.6136363636364">
                <text:p>21.6136363636364</text:p>
              </table:table-cell>
              <table:table-cell office:value-type="float" office:value="1.75874125874126">
                <text:p>1.758741258741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6.6457544618713">
                <text:p>36.6457544618713</text:p>
              </table:table-cell>
              <table:table-cell office:value-type="float" office:value="503">
                <text:p>503</text:p>
              </table:table-cell>
              <table:table-cell office:value-type="float" office:value="20.5014245014245">
                <text:p>20.5014245014245</text:p>
              </table:table-cell>
              <table:table-cell office:value-type="float" office:value="1.7108843537415">
                <text:p>1.71088435374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5.5226567349472">
                <text:p>35.5226567349472</text:p>
              </table:table-cell>
              <table:table-cell office:value-type="float" office:value="503">
                <text:p>503</text:p>
              </table:table-cell>
              <table:table-cell office:value-type="float" office:value="20.2011173184357">
                <text:p>20.2011173184357</text:p>
              </table:table-cell>
              <table:table-cell office:value-type="float" office:value="1.66006600660066">
                <text:p>1.660066006600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34.5180802103879">
                <text:p>34.5180802103879</text:p>
              </table:table-cell>
              <table:table-cell office:value-type="float" office:value="503">
                <text:p>503</text:p>
              </table:table-cell>
              <table:table-cell office:value-type="float" office:value="19.6225895316804">
                <text:p>19.6225895316804</text:p>
              </table:table-cell>
              <table:table-cell office:value-type="float" office:value="1.66006600660066">
                <text:p>1.660066006600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33.4578947368421">
                <text:p>33.4578947368421</text:p>
              </table:table-cell>
              <table:table-cell office:value-type="float" office:value="503">
                <text:p>503</text:p>
              </table:table-cell>
              <table:table-cell office:value-type="float" office:value="19.4715447154472">
                <text:p>19.4715447154472</text:p>
              </table:table-cell>
              <table:table-cell office:value-type="float" office:value="1.62258064516129">
                <text:p>1.622580645161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31.965991902834">
                <text:p>31.965991902834</text:p>
              </table:table-cell>
              <table:table-cell office:value-type="float" office:value="503">
                <text:p>503</text:p>
              </table:table-cell>
              <table:table-cell office:value-type="float" office:value="18.9228723404255">
                <text:p>18.9228723404255</text:p>
              </table:table-cell>
              <table:table-cell office:value-type="float" office:value="1.60191082802548">
                <text:p>1.601910828025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30.3836003770028">
                <text:p>30.3836003770028</text:p>
              </table:table-cell>
              <table:table-cell office:value-type="float" office:value="503">
                <text:p>503</text:p>
              </table:table-cell>
              <table:table-cell office:value-type="float" office:value="18.6772486772487">
                <text:p>18.6772486772487</text:p>
              </table:table-cell>
              <table:table-cell office:value-type="float" office:value="1.58675078864353">
                <text:p>1.586750788643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29.0970072239422">
                <text:p>29.0970072239422</text:p>
              </table:table-cell>
              <table:table-cell office:value-type="float" office:value="503">
                <text:p>503</text:p>
              </table:table-cell>
              <table:table-cell office:value-type="float" office:value="18.1989528795812">
                <text:p>18.1989528795812</text:p>
              </table:table-cell>
              <table:table-cell office:value-type="float" office:value="1.571875">
                <text:p>1.57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28.9532908704883">
                <text:p>28.9532908704883</text:p>
              </table:table-cell>
              <table:table-cell office:value-type="float" office:value="503">
                <text:p>503</text:p>
              </table:table-cell>
              <table:table-cell office:value-type="float" office:value="17.8358974358974">
                <text:p>17.8358974358974</text:p>
              </table:table-cell>
              <table:table-cell office:value-type="float" office:value="1.52887537993921">
                <text:p>1.528875379939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27.9408418657565">
                <text:p>27.9408418657565</text:p>
              </table:table-cell>
              <table:table-cell office:value-type="float" office:value="503">
                <text:p>503</text:p>
              </table:table-cell>
              <table:table-cell office:value-type="float" office:value="17.304347826087">
                <text:p>17.304347826087</text:p>
              </table:table-cell>
              <table:table-cell office:value-type="float" office:value="1.51963746223565">
                <text:p>1.519637462235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26.7056019070322">
                <text:p>26.7056019070322</text:p>
              </table:table-cell>
              <table:table-cell office:value-type="float" office:value="503">
                <text:p>503</text:p>
              </table:table-cell>
              <table:table-cell office:value-type="float" office:value="13.4351851851852">
                <text:p>13.4351851851852</text:p>
              </table:table-cell>
              <table:table-cell office:value-type="float" office:value="1.51506024096386">
                <text:p>1.515060240963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26.0485678704857">
                <text:p>26.0485678704857</text:p>
              </table:table-cell>
              <table:table-cell office:value-type="float" office:value="503">
                <text:p>503</text:p>
              </table:table-cell>
              <table:table-cell office:value-type="float" office:value="13.2256097560976">
                <text:p>13.2256097560976</text:p>
              </table:table-cell>
              <table:table-cell office:value-type="float" office:value="1.49702380952381">
                <text:p>1.497023809523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5.2212041884817">
                <text:p>25.2212041884817</text:p>
              </table:table-cell>
              <table:table-cell office:value-type="float" office:value="503">
                <text:p>503</text:p>
              </table:table-cell>
              <table:table-cell office:value-type="float" office:value="13.2395209580838">
                <text:p>13.2395209580838</text:p>
              </table:table-cell>
              <table:table-cell office:value-type="float" office:value="1.48377581120944">
                <text:p>1.483775811209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24.3939808481532">
                <text:p>24.3939808481532</text:p>
              </table:table-cell>
              <table:table-cell office:value-type="float" office:value="503">
                <text:p>503</text:p>
              </table:table-cell>
              <table:table-cell office:value-type="float" office:value="12.8862275449102">
                <text:p>12.8862275449102</text:p>
              </table:table-cell>
              <table:table-cell office:value-type="float" office:value="1.47076023391813">
                <text:p>1.470760233918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23.8206896551724">
                <text:p>23.8206896551724</text:p>
              </table:table-cell>
              <table:table-cell office:value-type="float" office:value="503">
                <text:p>503</text:p>
              </table:table-cell>
              <table:table-cell office:value-type="float" office:value="12.6187683284457">
                <text:p>12.6187683284457</text:p>
              </table:table-cell>
              <table:table-cell office:value-type="float" office:value="1.44956772334294">
                <text:p>1.449567723342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23.4252717391304">
                <text:p>23.4252717391304</text:p>
              </table:table-cell>
              <table:table-cell office:value-type="float" office:value="503">
                <text:p>503</text:p>
              </table:table-cell>
              <table:table-cell office:value-type="float" office:value="12.402332361516">
                <text:p>12.402332361516</text:p>
              </table:table-cell>
              <table:table-cell office:value-type="float" office:value="1.42897727272727">
                <text:p>1.428977272727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22.8517482517482">
                <text:p>22.8517482517482</text:p>
              </table:table-cell>
              <table:table-cell office:value-type="float" office:value="503">
                <text:p>503</text:p>
              </table:table-cell>
              <table:table-cell office:value-type="float" office:value="12.3025936599424">
                <text:p>12.3025936599424</text:p>
              </table:table-cell>
              <table:table-cell office:value-type="float" office:value="1.41292134831461">
                <text:p>1.412921348314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21.5393939393939">
                <text:p>21.5393939393939</text:p>
              </table:table-cell>
              <table:table-cell office:value-type="float" office:value="503">
                <text:p>503</text:p>
              </table:table-cell>
              <table:table-cell office:value-type="float" office:value="12.225988700565">
                <text:p>12.225988700565</text:p>
              </table:table-cell>
              <table:table-cell office:value-type="float" office:value="1.40111420612813">
                <text:p>1.401114206128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20.9006211180124">
                <text:p>20.9006211180124</text:p>
              </table:table-cell>
              <table:table-cell office:value-type="float" office:value="503">
                <text:p>503</text:p>
              </table:table-cell>
              <table:table-cell office:value-type="float" office:value="12.0561797752809">
                <text:p>12.0561797752809</text:p>
              </table:table-cell>
              <table:table-cell office:value-type="float" office:value="1.38950276243094">
                <text:p>1.3895027624309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20.4644549763033">
                <text:p>20.4644549763033</text:p>
              </table:table-cell>
              <table:table-cell office:value-type="float" office:value="503">
                <text:p>503</text:p>
              </table:table-cell>
              <table:table-cell office:value-type="float" office:value="11.9385474860335">
                <text:p>11.9385474860335</text:p>
              </table:table-cell>
              <table:table-cell office:value-type="float" office:value="1.39335180055402">
                <text:p>1.393351800554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19.8633440514469">
                <text:p>19.8633440514469</text:p>
              </table:table-cell>
              <table:table-cell office:value-type="float" office:value="503">
                <text:p>503</text:p>
              </table:table-cell>
              <table:table-cell office:value-type="float" office:value="11.7063711911357">
                <text:p>11.7063711911357</text:p>
              </table:table-cell>
              <table:table-cell office:value-type="float" office:value="1.38567493112948">
                <text:p>1.3856749311294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19.7624398073836">
                <text:p>19.7624398073836</text:p>
              </table:table-cell>
              <table:table-cell office:value-type="float" office:value="503">
                <text:p>503</text:p>
              </table:table-cell>
              <table:table-cell office:value-type="float" office:value="11.4701086956522">
                <text:p>11.4701086956522</text:p>
              </table:table-cell>
              <table:table-cell office:value-type="float" office:value="1.36314363143631">
                <text:p>1.363143631436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18.9917218543046">
                <text:p>18.9917218543046</text:p>
              </table:table-cell>
              <table:table-cell office:value-type="float" office:value="503">
                <text:p>503</text:p>
              </table:table-cell>
              <table:table-cell office:value-type="float" office:value="11.3477088948787">
                <text:p>11.3477088948787</text:p>
              </table:table-cell>
              <table:table-cell office:value-type="float" office:value="1.36314363143631">
                <text:p>1.363143631436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18.496632996633">
                <text:p>18.496632996633</text:p>
              </table:table-cell>
              <table:table-cell office:value-type="float" office:value="503">
                <text:p>503</text:p>
              </table:table-cell>
              <table:table-cell office:value-type="float" office:value="11.1968085106383">
                <text:p>11.1968085106383</text:p>
              </table:table-cell>
              <table:table-cell office:value-type="float" office:value="1.36314363143631">
                <text:p>1.363143631436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17.6900175131349">
                <text:p>17.6900175131349</text:p>
              </table:table-cell>
              <table:table-cell office:value-type="float" office:value="503">
                <text:p>503</text:p>
              </table:table-cell>
              <table:table-cell office:value-type="float" office:value="11.0185676392573">
                <text:p>11.0185676392573</text:p>
              </table:table-cell>
              <table:table-cell office:value-type="float" office:value="1.35579514824798">
                <text:p>1.3557951482479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16.8076225045372">
                <text:p>16.8076225045372</text:p>
              </table:table-cell>
              <table:table-cell office:value-type="float" office:value="503">
                <text:p>503</text:p>
              </table:table-cell>
              <table:table-cell office:value-type="float" office:value="10.8874345549738">
                <text:p>10.8874345549738</text:p>
              </table:table-cell>
              <table:table-cell office:value-type="float" office:value="1.34133333333333">
                <text:p>1.34133333333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16.7615658362989">
                <text:p>16.7615658362989</text:p>
              </table:table-cell>
              <table:table-cell office:value-type="float" office:value="503">
                <text:p>503</text:p>
              </table:table-cell>
              <table:table-cell office:value-type="float" office:value="10.7578125">
                <text:p>10.7578125</text:p>
              </table:table-cell>
              <table:table-cell office:value-type="float" office:value="1.3342175066313">
                <text:p>1.33421750663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16.3693693693694">
                <text:p>16.3693693693694</text:p>
              </table:table-cell>
              <table:table-cell office:value-type="float" office:value="503">
                <text:p>503</text:p>
              </table:table-cell>
              <table:table-cell office:value-type="float" office:value="10.6692506459948">
                <text:p>10.6692506459948</text:p>
              </table:table-cell>
              <table:table-cell office:value-type="float" office:value="1.32368421052632">
                <text:p>1.323684210526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15.8213627992634">
                <text:p>15.8213627992634</text:p>
              </table:table-cell>
              <table:table-cell office:value-type="float" office:value="503">
                <text:p>503</text:p>
              </table:table-cell>
              <table:table-cell office:value-type="float" office:value="10.6803069053708">
                <text:p>10.6803069053708</text:p>
              </table:table-cell>
              <table:table-cell office:value-type="float" office:value="1.32020997375328">
                <text:p>1.320209973753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15.9159049360146">
                <text:p>15.9159049360146</text:p>
              </table:table-cell>
              <table:table-cell office:value-type="float" office:value="503">
                <text:p>503</text:p>
              </table:table-cell>
              <table:table-cell office:value-type="float" office:value="10.6430379746835">
                <text:p>10.6430379746835</text:p>
              </table:table-cell>
              <table:table-cell office:value-type="float" office:value="1.31331592689295">
                <text:p>1.31331592689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15.976618705036">
                <text:p>15.976618705036</text:p>
              </table:table-cell>
              <table:table-cell office:value-type="float" office:value="503">
                <text:p>503</text:p>
              </table:table-cell>
              <table:table-cell office:value-type="float" office:value="10.4582278481013">
                <text:p>10.4582278481013</text:p>
              </table:table-cell>
              <table:table-cell office:value-type="float" office:value="1.30989583333333">
                <text:p>1.309895833333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15.9299820466786">
                <text:p>15.9299820466786</text:p>
              </table:table-cell>
              <table:table-cell office:value-type="float" office:value="503">
                <text:p>503</text:p>
              </table:table-cell>
              <table:table-cell office:value-type="float" office:value="10.3383838383838">
                <text:p>10.3383838383838</text:p>
              </table:table-cell>
              <table:table-cell office:value-type="float" office:value="1.29305912596401">
                <text:p>1.2930591259640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0">
                <text:p>60</text:p>
              </table:table-cell>
              <table:table-cell office:value-type="float" office:value="15.4716636197441">
                <text:p>15.4716636197441</text:p>
              </table:table-cell>
              <table:table-cell office:value-type="float" office:value="503">
                <text:p>503</text:p>
              </table:table-cell>
              <table:table-cell office:value-type="float" office:value="10.2587939698492">
                <text:p>10.2587939698492</text:p>
              </table:table-cell>
              <table:table-cell office:value-type="float" office:value="1.29305912596401">
                <text:p>1.2930591259640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">
                <text:p>61</text:p>
              </table:table-cell>
              <table:table-cell office:value-type="float" office:value="15.0520446096654">
                <text:p>15.0520446096654</text:p>
              </table:table-cell>
              <table:table-cell office:value-type="float" office:value="503">
                <text:p>503</text:p>
              </table:table-cell>
              <table:table-cell office:value-type="float" office:value="10.115">
                <text:p>10.115</text:p>
              </table:table-cell>
              <table:table-cell office:value-type="float" office:value="1.29305912596401">
                <text:p>1.293059125964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">
                <text:p>62</text:p>
              </table:table-cell>
              <table:table-cell office:value-type="float" office:value="15.3532608695652">
                <text:p>15.3532608695652</text:p>
              </table:table-cell>
              <table:table-cell office:value-type="float" office:value="251.5">
                <text:p>251.5</text:p>
              </table:table-cell>
              <table:table-cell office:value-type="float" office:value="10.0519801980198">
                <text:p>10.0519801980198</text:p>
              </table:table-cell>
              <table:table-cell office:value-type="float" office:value="1.27341772151899">
                <text:p>1.273417721518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">
                <text:p>63</text:p>
              </table:table-cell>
              <table:table-cell office:value-type="float" office:value="15.1865942028986">
                <text:p>15.1865942028986</text:p>
              </table:table-cell>
              <table:table-cell office:value-type="float" office:value="251.5">
                <text:p>251.5</text:p>
              </table:table-cell>
              <table:table-cell office:value-type="float" office:value="10.0024630541872">
                <text:p>10.0024630541872</text:p>
              </table:table-cell>
              <table:table-cell office:value-type="float" office:value="1.28316326530612">
                <text:p>1.2831632653061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">
                <text:p>64</text:p>
              </table:table-cell>
              <table:table-cell office:value-type="float" office:value="14.7463503649635">
                <text:p>14.7463503649635</text:p>
              </table:table-cell>
              <table:table-cell office:value-type="float" office:value="251.5">
                <text:p>251.5</text:p>
              </table:table-cell>
              <table:table-cell office:value-type="float" office:value="9.90487804878049">
                <text:p>9.90487804878049</text:p>
              </table:table-cell>
              <table:table-cell office:value-type="float" office:value="1.27989821882952">
                <text:p>1.279898218829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5">
                <text:p>65</text:p>
              </table:table-cell>
              <table:table-cell office:value-type="float" office:value="14.3240223463687">
                <text:p>14.3240223463687</text:p>
              </table:table-cell>
              <table:table-cell office:value-type="float" office:value="167.666666666667">
                <text:p>167.666666666667</text:p>
              </table:table-cell>
              <table:table-cell office:value-type="float" office:value="9.77858880778589">
                <text:p>9.77858880778589</text:p>
              </table:table-cell>
              <table:table-cell office:value-type="float" office:value="1.27341772151899">
                <text:p>1.273417721518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">
                <text:p>66</text:p>
              </table:table-cell>
              <table:table-cell office:value-type="float" office:value="13.9356060606061">
                <text:p>13.9356060606061</text:p>
              </table:table-cell>
              <table:table-cell office:value-type="float" office:value="167.666666666667">
                <text:p>167.666666666667</text:p>
              </table:table-cell>
              <table:table-cell office:value-type="float" office:value="9.63260340632603">
                <text:p>9.63260340632603</text:p>
              </table:table-cell>
              <table:table-cell office:value-type="float" office:value="1.27664974619289">
                <text:p>1.276649746192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7">
                <text:p>67</text:p>
              </table:table-cell>
              <table:table-cell office:value-type="float" office:value="13.5278310940499">
                <text:p>13.5278310940499</text:p>
              </table:table-cell>
              <table:table-cell office:value-type="float" office:value="125.75">
                <text:p>125.75</text:p>
              </table:table-cell>
              <table:table-cell office:value-type="float" office:value="9.60532687651332">
                <text:p>9.60532687651332</text:p>
              </table:table-cell>
              <table:table-cell office:value-type="float" office:value="1.26700251889169">
                <text:p>1.267002518891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8">
                <text:p>68</text:p>
              </table:table-cell>
              <table:table-cell office:value-type="float" office:value="14.5527272727273">
                <text:p>14.5527272727273</text:p>
              </table:table-cell>
              <table:table-cell office:value-type="float" office:value="125.75">
                <text:p>125.75</text:p>
              </table:table-cell>
              <table:table-cell office:value-type="float" office:value="9.54939759036145">
                <text:p>9.54939759036145</text:p>
              </table:table-cell>
              <table:table-cell office:value-type="float" office:value="1.26700251889169">
                <text:p>1.267002518891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14.3180987202925">
                <text:p>14.3180987202925</text:p>
              </table:table-cell>
              <table:table-cell office:value-type="float" office:value="125.75">
                <text:p>125.75</text:p>
              </table:table-cell>
              <table:table-cell office:value-type="float" office:value="9.40481927710843">
                <text:p>9.40481927710843</text:p>
              </table:table-cell>
              <table:table-cell office:value-type="float" office:value="1.26065162907268">
                <text:p>1.2606516290726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13.75">
                <text:p>13.75</text:p>
              </table:table-cell>
              <table:table-cell office:value-type="float" office:value="125.75">
                <text:p>125.75</text:p>
              </table:table-cell>
              <table:table-cell office:value-type="float" office:value="9.27644230769231">
                <text:p>9.27644230769231</text:p>
              </table:table-cell>
              <table:table-cell office:value-type="float" office:value="1.26381909547739">
                <text:p>1.263819095477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1">
                <text:p>71</text:p>
              </table:table-cell>
              <table:table-cell office:value-type="float" office:value="13.2">
                <text:p>13.2</text:p>
              </table:table-cell>
              <table:table-cell office:value-type="float" office:value="125.75">
                <text:p>125.75</text:p>
              </table:table-cell>
              <table:table-cell office:value-type="float" office:value="9.15827338129497">
                <text:p>9.15827338129497</text:p>
              </table:table-cell>
              <table:table-cell office:value-type="float" office:value="1.26065162907268">
                <text:p>1.260651629072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2">
                <text:p>72</text:p>
              </table:table-cell>
              <table:table-cell office:value-type="float" office:value="13.219696969697">
                <text:p>13.219696969697</text:p>
              </table:table-cell>
              <table:table-cell office:value-type="float" office:value="125.75">
                <text:p>125.75</text:p>
              </table:table-cell>
              <table:table-cell office:value-type="float" office:value="9.08612440191388">
                <text:p>9.08612440191388</text:p>
              </table:table-cell>
              <table:table-cell office:value-type="float" office:value="1.25124378109453">
                <text:p>1.251243781094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3">
                <text:p>73</text:p>
              </table:table-cell>
              <table:table-cell office:value-type="float" office:value="12.9524714828897">
                <text:p>12.9524714828897</text:p>
              </table:table-cell>
              <table:table-cell office:value-type="float" office:value="125.75">
                <text:p>125.75</text:p>
              </table:table-cell>
              <table:table-cell office:value-type="float" office:value="8.95226730310263">
                <text:p>8.95226730310263</text:p>
              </table:table-cell>
              <table:table-cell office:value-type="float" office:value="1.25124378109453">
                <text:p>1.251243781094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4">
                <text:p>74</text:p>
              </table:table-cell>
              <table:table-cell office:value-type="float" office:value="12.8669201520913">
                <text:p>12.8669201520913</text:p>
              </table:table-cell>
              <table:table-cell office:value-type="float" office:value="125.75">
                <text:p>125.75</text:p>
              </table:table-cell>
              <table:table-cell office:value-type="float" office:value="8.88095238095238">
                <text:p>8.88095238095238</text:p>
              </table:table-cell>
              <table:table-cell office:value-type="float" office:value="1.2450495049505">
                <text:p>1.24504950495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5">
                <text:p>75</text:p>
              </table:table-cell>
              <table:table-cell office:value-type="float" office:value="12.4280230326296">
                <text:p>12.4280230326296</text:p>
              </table:table-cell>
              <table:table-cell office:value-type="float" office:value="125.75">
                <text:p>125.75</text:p>
              </table:table-cell>
              <table:table-cell office:value-type="float" office:value="8.8274231678487">
                <text:p>8.8274231678487</text:p>
              </table:table-cell>
              <table:table-cell office:value-type="float" office:value="1.2450495049505">
                <text:p>1.24504950495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6">
                <text:p>76</text:p>
              </table:table-cell>
              <table:table-cell office:value-type="float" office:value="12.3747609942639">
                <text:p>12.3747609942639</text:p>
              </table:table-cell>
              <table:table-cell office:value-type="float" office:value="125.75">
                <text:p>125.75</text:p>
              </table:table-cell>
              <table:table-cell office:value-type="float" office:value="8.71867612293144">
                <text:p>8.71867612293144</text:p>
              </table:table-cell>
              <table:table-cell office:value-type="float" office:value="1.24197530864198">
                <text:p>1.2419753086419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7">
                <text:p>77</text:p>
              </table:table-cell>
              <table:table-cell office:value-type="float" office:value="12.1714836223507">
                <text:p>12.1714836223507</text:p>
              </table:table-cell>
              <table:table-cell office:value-type="float" office:value="125.75">
                <text:p>125.75</text:p>
              </table:table-cell>
              <table:table-cell office:value-type="float" office:value="8.61465721040189">
                <text:p>8.61465721040189</text:p>
              </table:table-cell>
              <table:table-cell office:value-type="float" office:value="1.23891625615764">
                <text:p>1.2389162561576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8">
                <text:p>78</text:p>
              </table:table-cell>
              <table:table-cell office:value-type="float" office:value="11.9633204633205">
                <text:p>11.9633204633205</text:p>
              </table:table-cell>
              <table:table-cell office:value-type="float" office:value="125.75">
                <text:p>125.75</text:p>
              </table:table-cell>
              <table:table-cell office:value-type="float" office:value="8.48936170212766">
                <text:p>8.48936170212766</text:p>
              </table:table-cell>
              <table:table-cell office:value-type="float" office:value="1.22982885085575">
                <text:p>1.2298288508557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9">
                <text:p>79</text:p>
              </table:table-cell>
              <table:table-cell office:value-type="float" office:value="11.6924564796905">
                <text:p>11.6924564796905</text:p>
              </table:table-cell>
              <table:table-cell office:value-type="float" office:value="125.75">
                <text:p>125.75</text:p>
              </table:table-cell>
              <table:table-cell office:value-type="float" office:value="8.35697399527187">
                <text:p>8.35697399527187</text:p>
              </table:table-cell>
              <table:table-cell office:value-type="float" office:value="1.22384428223844">
                <text:p>1.2238442822384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11.2632612966601">
                <text:p>11.2632612966601</text:p>
              </table:table-cell>
              <table:table-cell office:value-type="float" office:value="100.6">
                <text:p>100.6</text:p>
              </table:table-cell>
              <table:table-cell office:value-type="float" office:value="8.24113475177305">
                <text:p>8.24113475177305</text:p>
              </table:table-cell>
              <table:table-cell office:value-type="float" office:value="1.21791767554479">
                <text:p>1.217917675544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1">
                <text:p>81</text:p>
              </table:table-cell>
              <table:table-cell office:value-type="float" office:value="11.0457256461233">
                <text:p>11.0457256461233</text:p>
              </table:table-cell>
              <table:table-cell office:value-type="float" office:value="100.6">
                <text:p>100.6</text:p>
              </table:table-cell>
              <table:table-cell office:value-type="float" office:value="8.15130023640662">
                <text:p>8.15130023640662</text:p>
              </table:table-cell>
              <table:table-cell office:value-type="float" office:value="1.22087378640777">
                <text:p>1.220873786407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2">
                <text:p>82</text:p>
              </table:table-cell>
              <table:table-cell office:value-type="float" office:value="10.856">
                <text:p>10.856</text:p>
              </table:table-cell>
              <table:table-cell office:value-type="float" office:value="71.8571428571429">
                <text:p>71.8571428571429</text:p>
              </table:table-cell>
              <table:table-cell office:value-type="float" office:value="8.14754098360656">
                <text:p>8.14754098360656</text:p>
              </table:table-cell>
              <table:table-cell office:value-type="float" office:value="1.21791767554479">
                <text:p>1.2179176755447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3">
                <text:p>83</text:p>
              </table:table-cell>
              <table:table-cell office:value-type="float" office:value="10.6706827309237">
                <text:p>10.6706827309237</text:p>
              </table:table-cell>
              <table:table-cell office:value-type="float" office:value="71.8571428571429">
                <text:p>71.8571428571429</text:p>
              </table:table-cell>
              <table:table-cell office:value-type="float" office:value="8.04683840749414">
                <text:p>8.04683840749414</text:p>
              </table:table-cell>
              <table:table-cell office:value-type="float" office:value="1.21204819277108">
                <text:p>1.212048192771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4">
                <text:p>84</text:p>
              </table:table-cell>
              <table:table-cell office:value-type="float" office:value="10.4516129032258">
                <text:p>10.4516129032258</text:p>
              </table:table-cell>
              <table:table-cell office:value-type="float" office:value="62.875">
                <text:p>62.875</text:p>
              </table:table-cell>
              <table:table-cell office:value-type="float" office:value="7.94379391100703">
                <text:p>7.94379391100703</text:p>
              </table:table-cell>
              <table:table-cell office:value-type="float" office:value="1.21204819277108">
                <text:p>1.2120481927710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">
                <text:p>85</text:p>
              </table:table-cell>
              <table:table-cell office:value-type="float" office:value="10.1906693711968">
                <text:p>10.1906693711968</text:p>
              </table:table-cell>
              <table:table-cell office:value-type="float" office:value="62.875">
                <text:p>62.875</text:p>
              </table:table-cell>
              <table:table-cell office:value-type="float" office:value="7.91627906976744">
                <text:p>7.91627906976744</text:p>
              </table:table-cell>
              <table:table-cell office:value-type="float" office:value="1.21204819277108">
                <text:p>1.212048192771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">
                <text:p>86</text:p>
              </table:table-cell>
              <table:table-cell office:value-type="float" office:value="9.96319018404908">
                <text:p>9.96319018404908</text:p>
              </table:table-cell>
              <table:table-cell office:value-type="float" office:value="62.875">
                <text:p>62.875</text:p>
              </table:table-cell>
              <table:table-cell office:value-type="float" office:value="7.82790697674419">
                <text:p>7.82790697674419</text:p>
              </table:table-cell>
              <table:table-cell office:value-type="float" office:value="1.21497584541063">
                <text:p>1.214975845410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7">
                <text:p>87</text:p>
              </table:table-cell>
              <table:table-cell office:value-type="float" office:value="10.0345528455285">
                <text:p>10.0345528455285</text:p>
              </table:table-cell>
              <table:table-cell office:value-type="float" office:value="55.8888888888889">
                <text:p>55.8888888888889</text:p>
              </table:table-cell>
              <table:table-cell office:value-type="float" office:value="7.76334106728538">
                <text:p>7.76334106728538</text:p>
              </table:table-cell>
              <table:table-cell office:value-type="float" office:value="1.21497584541063">
                <text:p>1.214975845410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8">
                <text:p>88</text:p>
              </table:table-cell>
              <table:table-cell office:value-type="float" office:value="9.74332648870637">
                <text:p>9.74332648870637</text:p>
              </table:table-cell>
              <table:table-cell office:value-type="float" office:value="55.8888888888889">
                <text:p>55.8888888888889</text:p>
              </table:table-cell>
              <table:table-cell office:value-type="float" office:value="7.72350230414747">
                <text:p>7.72350230414747</text:p>
              </table:table-cell>
              <table:table-cell office:value-type="float" office:value="1.20913461538462">
                <text:p>1.209134615384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">
                <text:p>89</text:p>
              </table:table-cell>
              <table:table-cell office:value-type="float" office:value="9.63449691991787">
                <text:p>9.63449691991787</text:p>
              </table:table-cell>
              <table:table-cell office:value-type="float" office:value="50.3">
                <text:p>50.3</text:p>
              </table:table-cell>
              <table:table-cell office:value-type="float" office:value="7.67126436781609">
                <text:p>7.67126436781609</text:p>
              </table:table-cell>
              <table:table-cell office:value-type="float" office:value="1.20913461538462">
                <text:p>1.2091346153846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0">
                <text:p>90</text:p>
              </table:table-cell>
              <table:table-cell office:value-type="float" office:value="9.59753593429158">
                <text:p>9.59753593429158</text:p>
              </table:table-cell>
              <table:table-cell office:value-type="float" office:value="50.3">
                <text:p>50.3</text:p>
              </table:table-cell>
              <table:table-cell office:value-type="float" office:value="7.65366972477064">
                <text:p>7.65366972477064</text:p>
              </table:table-cell>
              <table:table-cell office:value-type="float" office:value="1.20047732696897">
                <text:p>1.200477326968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1">
                <text:p>91</text:p>
              </table:table-cell>
              <table:table-cell office:value-type="float" office:value="9.49075975359343">
                <text:p>9.49075975359343</text:p>
              </table:table-cell>
              <table:table-cell office:value-type="float" office:value="50.3">
                <text:p>50.3</text:p>
              </table:table-cell>
              <table:table-cell office:value-type="float" office:value="7.59725400457666">
                <text:p>7.59725400457666</text:p>
              </table:table-cell>
              <table:table-cell office:value-type="float" office:value="1.19477434679335">
                <text:p>1.194774346793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2">
                <text:p>92</text:p>
              </table:table-cell>
              <table:table-cell office:value-type="float" office:value="9.57926829268293">
                <text:p>9.57926829268293</text:p>
              </table:table-cell>
              <table:table-cell office:value-type="float" office:value="50.3">
                <text:p>50.3</text:p>
              </table:table-cell>
              <table:table-cell office:value-type="float" office:value="7.47597254004577">
                <text:p>7.47597254004577</text:p>
              </table:table-cell>
              <table:table-cell office:value-type="float" office:value="1.19477434679335">
                <text:p>1.194774346793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3">
                <text:p>93</text:p>
              </table:table-cell>
              <table:table-cell office:value-type="float" office:value="9.4765784114053">
                <text:p>9.4765784114053</text:p>
              </table:table-cell>
              <table:table-cell office:value-type="float" office:value="45.7272727272727">
                <text:p>45.7272727272727</text:p>
              </table:table-cell>
              <table:table-cell office:value-type="float" office:value="7.39588100686499">
                <text:p>7.39588100686499</text:p>
              </table:table-cell>
              <table:table-cell office:value-type="float" office:value="1.19477434679335">
                <text:p>1.194774346793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4">
                <text:p>94</text:p>
              </table:table-cell>
              <table:table-cell office:value-type="float" office:value="9.67871485943775">
                <text:p>9.67871485943775</text:p>
              </table:table-cell>
              <table:table-cell office:value-type="float" office:value="45.7272727272727">
                <text:p>45.7272727272727</text:p>
              </table:table-cell>
              <table:table-cell office:value-type="float" office:value="7.37214611872146">
                <text:p>7.37214611872146</text:p>
              </table:table-cell>
              <table:table-cell office:value-type="float" office:value="1.18632075471698">
                <text:p>1.1863207547169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9.56048387096774">
                <text:p>9.56048387096774</text:p>
              </table:table-cell>
              <table:table-cell office:value-type="float" office:value="45.7272727272727">
                <text:p>45.7272727272727</text:p>
              </table:table-cell>
              <table:table-cell office:value-type="float" office:value="7.33485193621868">
                <text:p>7.33485193621868</text:p>
              </table:table-cell>
              <table:table-cell office:value-type="float" office:value="1.18352941176471">
                <text:p>1.183529411764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6">
                <text:p>96</text:p>
              </table:table-cell>
              <table:table-cell office:value-type="float" office:value="9.3582995951417">
                <text:p>9.3582995951417</text:p>
              </table:table-cell>
              <table:table-cell office:value-type="float" office:value="38.6923076923077">
                <text:p>38.6923076923077</text:p>
              </table:table-cell>
              <table:table-cell office:value-type="float" office:value="7.27107061503417">
                <text:p>7.27107061503417</text:p>
              </table:table-cell>
              <table:table-cell office:value-type="float" office:value="1.19477434679335">
                <text:p>1.194774346793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7">
                <text:p>97</text:p>
              </table:table-cell>
              <table:table-cell office:value-type="float" office:value="9.11836734693878">
                <text:p>9.11836734693878</text:p>
              </table:table-cell>
              <table:table-cell office:value-type="float" office:value="35.9285714285714">
                <text:p>35.9285714285714</text:p>
              </table:table-cell>
              <table:table-cell office:value-type="float" office:value="7.20501138952164">
                <text:p>7.20501138952164</text:p>
              </table:table-cell>
              <table:table-cell office:value-type="float" office:value="1.18632075471698">
                <text:p>1.186320754716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8">
                <text:p>98</text:p>
              </table:table-cell>
              <table:table-cell office:value-type="float" office:value="9.16227180527383">
                <text:p>9.16227180527383</text:p>
              </table:table-cell>
              <table:table-cell office:value-type="float" office:value="35.9285714285714">
                <text:p>35.9285714285714</text:p>
              </table:table-cell>
              <table:table-cell office:value-type="float" office:value="7.11617312072893">
                <text:p>7.11617312072893</text:p>
              </table:table-cell>
              <table:table-cell office:value-type="float" office:value="1.18632075471698">
                <text:p>1.1863207547169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">
                <text:p>99</text:p>
              </table:table-cell>
              <table:table-cell office:value-type="float" office:value="8.96741344195519">
                <text:p>8.96741344195519</text:p>
              </table:table-cell>
              <table:table-cell office:value-type="float" office:value="33.5333333333333">
                <text:p>33.5333333333333</text:p>
              </table:table-cell>
              <table:table-cell office:value-type="float" office:value="7.05909090909091">
                <text:p>7.05909090909091</text:p>
              </table:table-cell>
              <table:table-cell office:value-type="float" office:value="1.18632075471698">
                <text:p>1.1863207547169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0">
                <text:p>100</text:p>
              </table:table-cell>
              <table:table-cell office:value-type="float" office:value="8.71047227926078">
                <text:p>8.71047227926078</text:p>
              </table:table-cell>
              <table:table-cell office:value-type="float" office:value="33.5333333333333">
                <text:p>33.5333333333333</text:p>
              </table:table-cell>
              <table:table-cell office:value-type="float" office:value="7.03619909502262">
                <text:p>7.03619909502262</text:p>
              </table:table-cell>
              <table:table-cell office:value-type="float" office:value="1.18352941176471">
                <text:p>1.183529411764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1">
                <text:p>101</text:p>
              </table:table-cell>
              <table:table-cell office:value-type="float" office:value="8.64065708418891">
                <text:p>8.64065708418891</text:p>
              </table:table-cell>
              <table:table-cell office:value-type="float" office:value="31.4375">
                <text:p>31.4375</text:p>
              </table:table-cell>
              <table:table-cell office:value-type="float" office:value="6.98194130925508">
                <text:p>6.98194130925508</text:p>
              </table:table-cell>
              <table:table-cell office:value-type="float" office:value="1.18075117370892">
                <text:p>1.180751173708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2">
                <text:p>102</text:p>
              </table:table-cell>
              <table:table-cell office:value-type="float" office:value="8.54320987654321">
                <text:p>8.54320987654321</text:p>
              </table:table-cell>
              <table:table-cell office:value-type="float" office:value="29.5882352941176">
                <text:p>29.5882352941176</text:p>
              </table:table-cell>
              <table:table-cell office:value-type="float" office:value="6.92099322799097">
                <text:p>6.92099322799097</text:p>
              </table:table-cell>
              <table:table-cell office:value-type="float" office:value="1.17523364485981">
                <text:p>1.175233644859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3">
                <text:p>103</text:p>
              </table:table-cell>
              <table:table-cell office:value-type="float" office:value="8.42061855670103">
                <text:p>8.42061855670103</text:p>
              </table:table-cell>
              <table:table-cell office:value-type="float" office:value="27.9444444444444">
                <text:p>27.9444444444444</text:p>
              </table:table-cell>
              <table:table-cell office:value-type="float" office:value="6.8510158013544">
                <text:p>6.8510158013544</text:p>
              </table:table-cell>
              <table:table-cell office:value-type="float" office:value="1.17249417249417">
                <text:p>1.172494172494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4">
                <text:p>104</text:p>
              </table:table-cell>
              <table:table-cell office:value-type="float" office:value="8.5">
                <text:p>8.5</text:p>
              </table:table-cell>
              <table:table-cell office:value-type="float" office:value="27.9444444444444">
                <text:p>27.9444444444444</text:p>
              </table:table-cell>
              <table:table-cell office:value-type="float" office:value="6.78103837471783">
                <text:p>6.78103837471783</text:p>
              </table:table-cell>
              <table:table-cell office:value-type="float" office:value="1.17249417249417">
                <text:p>1.1724941724941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5">
                <text:p>105</text:p>
              </table:table-cell>
              <table:table-cell office:value-type="float" office:value="8.77867203219316">
                <text:p>8.77867203219316</text:p>
              </table:table-cell>
              <table:table-cell office:value-type="float" office:value="27.9444444444444">
                <text:p>27.9444444444444</text:p>
              </table:table-cell>
              <table:table-cell office:value-type="float" office:value="6.71331828442438">
                <text:p>6.71331828442438</text:p>
              </table:table-cell>
              <table:table-cell office:value-type="float" office:value="1.16976744186047">
                <text:p>1.169767441860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6">
                <text:p>106</text:p>
              </table:table-cell>
              <table:table-cell office:value-type="float" office:value="8.72635814889336">
                <text:p>8.72635814889336</text:p>
              </table:table-cell>
              <table:table-cell office:value-type="float" office:value="27.9444444444444">
                <text:p>27.9444444444444</text:p>
              </table:table-cell>
              <table:table-cell office:value-type="float" office:value="6.65914221218962">
                <text:p>6.65914221218962</text:p>
              </table:table-cell>
              <table:table-cell office:value-type="float" office:value="1.17523364485981">
                <text:p>1.175233644859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7">
                <text:p>107</text:p>
              </table:table-cell>
              <table:table-cell office:value-type="float" office:value="8.66398390342052">
                <text:p>8.66398390342052</text:p>
              </table:table-cell>
              <table:table-cell office:value-type="float" office:value="27.9444444444444">
                <text:p>27.9444444444444</text:p>
              </table:table-cell>
              <table:table-cell office:value-type="float" office:value="6.60270880361174">
                <text:p>6.60270880361174</text:p>
              </table:table-cell>
              <table:table-cell office:value-type="float" office:value="1.17523364485981">
                <text:p>1.1752336448598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8">
                <text:p>108</text:p>
              </table:table-cell>
              <table:table-cell office:value-type="float" office:value="8.50909090909091">
                <text:p>8.50909090909091</text:p>
              </table:table-cell>
              <table:table-cell office:value-type="float" office:value="26.4736842105263">
                <text:p>26.4736842105263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1.16705336426914">
                <text:p>1.167053364269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9">
                <text:p>109</text:p>
              </table:table-cell>
              <table:table-cell office:value-type="float" office:value="8.85573122529644">
                <text:p>8.85573122529644</text:p>
              </table:table-cell>
              <table:table-cell office:value-type="float" office:value="26.4736842105263">
                <text:p>26.4736842105263</text:p>
              </table:table-cell>
              <table:table-cell office:value-type="float" office:value="6.61210762331839">
                <text:p>6.61210762331839</text:p>
              </table:table-cell>
              <table:table-cell office:value-type="float" office:value="1.16435185185185">
                <text:p>1.164351851851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0">
                <text:p>110</text:p>
              </table:table-cell>
              <table:table-cell office:value-type="float" office:value="8.92534381139489">
                <text:p>8.92534381139489</text:p>
              </table:table-cell>
              <table:table-cell office:value-type="float" office:value="26.4736842105263">
                <text:p>26.4736842105263</text:p>
              </table:table-cell>
              <table:table-cell office:value-type="float" office:value="6.5695067264574">
                <text:p>6.5695067264574</text:p>
              </table:table-cell>
              <table:table-cell office:value-type="float" office:value="1.16435185185185">
                <text:p>1.1643518518518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1">
                <text:p>111</text:p>
              </table:table-cell>
              <table:table-cell office:value-type="float" office:value="8.84117647058824">
                <text:p>8.84117647058824</text:p>
              </table:table-cell>
              <table:table-cell office:value-type="float" office:value="23.952380952381">
                <text:p>23.952380952381</text:p>
              </table:table-cell>
              <table:table-cell office:value-type="float" office:value="6.57718120805369">
                <text:p>6.57718120805369</text:p>
              </table:table-cell>
              <table:table-cell office:value-type="float" office:value="1.15898617511521">
                <text:p>1.158986175115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2">
                <text:p>112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22.8636363636364">
                <text:p>22.8636363636364</text:p>
              </table:table-cell>
              <table:table-cell office:value-type="float" office:value="6.52796420581656">
                <text:p>6.52796420581656</text:p>
              </table:table-cell>
              <table:table-cell office:value-type="float" office:value="1.15898617511521">
                <text:p>1.158986175115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3">
                <text:p>113</text:p>
              </table:table-cell>
              <table:table-cell office:value-type="float" office:value="8.56015779092702">
                <text:p>8.56015779092702</text:p>
              </table:table-cell>
              <table:table-cell office:value-type="float" office:value="22.8636363636364">
                <text:p>22.8636363636364</text:p>
              </table:table-cell>
              <table:table-cell office:value-type="float" office:value="6.4675615212528">
                <text:p>6.4675615212528</text:p>
              </table:table-cell>
              <table:table-cell office:value-type="float" office:value="1.15632183908046">
                <text:p>1.1563218390804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4">
                <text:p>114</text:p>
              </table:table-cell>
              <table:table-cell office:value-type="float" office:value="8.3531746031746">
                <text:p>8.3531746031746</text:p>
              </table:table-cell>
              <table:table-cell office:value-type="float" office:value="21.8695652173913">
                <text:p>21.8695652173913</text:p>
              </table:table-cell>
              <table:table-cell office:value-type="float" office:value="6.45758928571429">
                <text:p>6.45758928571429</text:p>
              </table:table-cell>
              <table:table-cell office:value-type="float" office:value="1.15898617511521">
                <text:p>1.158986175115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5">
                <text:p>115</text:p>
              </table:table-cell>
              <table:table-cell office:value-type="float" office:value="8.32673267326733">
                <text:p>8.32673267326733</text:p>
              </table:table-cell>
              <table:table-cell office:value-type="float" office:value="21.8695652173913">
                <text:p>21.8695652173913</text:p>
              </table:table-cell>
              <table:table-cell office:value-type="float" office:value="6.49333333333333">
                <text:p>6.49333333333333</text:p>
              </table:table-cell>
              <table:table-cell office:value-type="float" office:value="1.15898617511521">
                <text:p>1.158986175115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6">
                <text:p>116</text:p>
              </table:table-cell>
              <table:table-cell office:value-type="float" office:value="8.220675944334">
                <text:p>8.220675944334</text:p>
              </table:table-cell>
              <table:table-cell office:value-type="float" office:value="21.8695652173913">
                <text:p>21.8695652173913</text:p>
              </table:table-cell>
              <table:table-cell office:value-type="float" office:value="6.48337028824834">
                <text:p>6.48337028824834</text:p>
              </table:table-cell>
              <table:table-cell office:value-type="float" office:value="1.15898617511521">
                <text:p>1.158986175115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7">
                <text:p>117</text:p>
              </table:table-cell>
              <table:table-cell office:value-type="float" office:value="8.09580838323353">
                <text:p>8.09580838323353</text:p>
              </table:table-cell>
              <table:table-cell office:value-type="float" office:value="20.9583333333333">
                <text:p>20.9583333333333</text:p>
              </table:table-cell>
              <table:table-cell office:value-type="float" office:value="6.43015521064302">
                <text:p>6.43015521064302</text:p>
              </table:table-cell>
              <table:table-cell office:value-type="float" office:value="1.15632183908046">
                <text:p>1.1563218390804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8">
                <text:p>118</text:p>
              </table:table-cell>
              <table:table-cell office:value-type="float" office:value="7.8508064516129">
                <text:p>7.8508064516129</text:p>
              </table:table-cell>
              <table:table-cell office:value-type="float" office:value="20.9583333333333">
                <text:p>20.9583333333333</text:p>
              </table:table-cell>
              <table:table-cell office:value-type="float" office:value="6.4083885209713">
                <text:p>6.4083885209713</text:p>
              </table:table-cell>
              <table:table-cell office:value-type="float" office:value="1.15366972477064">
                <text:p>1.1536697247706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9">
                <text:p>119</text:p>
              </table:table-cell>
              <table:table-cell office:value-type="float" office:value="7.80241935483871">
                <text:p>7.80241935483871</text:p>
              </table:table-cell>
              <table:table-cell office:value-type="float" office:value="20.12">
                <text:p>20.12</text:p>
              </table:table-cell>
              <table:table-cell office:value-type="float" office:value="6.38325991189427">
                <text:p>6.38325991189427</text:p>
              </table:table-cell>
              <table:table-cell office:value-type="float" office:value="1.15366972477064">
                <text:p>1.1536697247706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0">
                <text:p>120</text:p>
              </table:table-cell>
              <table:table-cell office:value-type="float" office:value="7.64574898785425">
                <text:p>7.64574898785425</text:p>
              </table:table-cell>
              <table:table-cell office:value-type="float" office:value="19.3461538461538">
                <text:p>19.3461538461538</text:p>
              </table:table-cell>
              <table:table-cell office:value-type="float" office:value="6.34505494505495">
                <text:p>6.34505494505495</text:p>
              </table:table-cell>
              <table:table-cell office:value-type="float" office:value="1.15632183908046">
                <text:p>1.1563218390804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1">
                <text:p>121</text:p>
              </table:table-cell>
              <table:table-cell office:value-type="float" office:value="7.61010101010101">
                <text:p>7.61010101010101</text:p>
              </table:table-cell>
              <table:table-cell office:value-type="float" office:value="17.9642857142857">
                <text:p>17.9642857142857</text:p>
              </table:table-cell>
              <table:table-cell office:value-type="float" office:value="6.27032967032967">
                <text:p>6.27032967032967</text:p>
              </table:table-cell>
              <table:table-cell office:value-type="float" office:value="1.15632183908046">
                <text:p>1.1563218390804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2">
                <text:p>122</text:p>
              </table:table-cell>
              <table:table-cell office:value-type="float" office:value="7.49290060851927">
                <text:p>7.49290060851927</text:p>
              </table:table-cell>
              <table:table-cell office:value-type="float" office:value="17.3448275862069">
                <text:p>17.3448275862069</text:p>
              </table:table-cell>
              <table:table-cell office:value-type="float" office:value="6.21538461538462">
                <text:p>6.21538461538462</text:p>
              </table:table-cell>
              <table:table-cell office:value-type="float" office:value="1.15366972477064">
                <text:p>1.153669724770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3">
                <text:p>123</text:p>
              </table:table-cell>
              <table:table-cell office:value-type="float" office:value="7.38821138211382">
                <text:p>7.38821138211382</text:p>
              </table:table-cell>
              <table:table-cell office:value-type="float" office:value="16.2258064516129">
                <text:p>16.2258064516129</text:p>
              </table:table-cell>
              <table:table-cell office:value-type="float" office:value="6.15384615384615">
                <text:p>6.15384615384615</text:p>
              </table:table-cell>
              <table:table-cell office:value-type="float" office:value="1.15102974828375">
                <text:p>1.151029748283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4">
                <text:p>124</text:p>
              </table:table-cell>
              <table:table-cell office:value-type="float" office:value="7.31707317073171">
                <text:p>7.31707317073171</text:p>
              </table:table-cell>
              <table:table-cell office:value-type="float" office:value="15.71875">
                <text:p>15.71875</text:p>
              </table:table-cell>
              <table:table-cell office:value-type="float" office:value="6.10526315789474">
                <text:p>6.10526315789474</text:p>
              </table:table-cell>
              <table:table-cell office:value-type="float" office:value="1.14578587699317">
                <text:p>1.145785876993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5">
                <text:p>125</text:p>
              </table:table-cell>
              <table:table-cell office:value-type="float" office:value="7.22810590631365">
                <text:p>7.22810590631365</text:p>
              </table:table-cell>
              <table:table-cell office:value-type="float" office:value="15.71875">
                <text:p>15.71875</text:p>
              </table:table-cell>
              <table:table-cell office:value-type="float" office:value="6.10503282275711">
                <text:p>6.10503282275711</text:p>
              </table:table-cell>
              <table:table-cell office:value-type="float" office:value="1.14578587699317">
                <text:p>1.145785876993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6">
                <text:p>126</text:p>
              </table:table-cell>
              <table:table-cell office:value-type="float" office:value="7.17922606924644">
                <text:p>7.17922606924644</text:p>
              </table:table-cell>
              <table:table-cell office:value-type="float" office:value="15.2424242424242">
                <text:p>15.2424242424242</text:p>
              </table:table-cell>
              <table:table-cell office:value-type="float" office:value="6.08515283842795">
                <text:p>6.08515283842795</text:p>
              </table:table-cell>
              <table:table-cell office:value-type="float" office:value="1.14578587699317">
                <text:p>1.145785876993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7">
                <text:p>127</text:p>
              </table:table-cell>
              <table:table-cell office:value-type="float" office:value="7.09795918367347">
                <text:p>7.09795918367347</text:p>
              </table:table-cell>
              <table:table-cell office:value-type="float" office:value="15.2424242424242">
                <text:p>15.2424242424242</text:p>
              </table:table-cell>
              <table:table-cell office:value-type="float" office:value="6.03930131004367">
                <text:p>6.03930131004367</text:p>
              </table:table-cell>
              <table:table-cell office:value-type="float" office:value="1.14578587699317">
                <text:p>1.145785876993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8">
                <text:p>128</text:p>
              </table:table-cell>
              <table:table-cell office:value-type="float" office:value="7.04294478527607">
                <text:p>7.04294478527607</text:p>
              </table:table-cell>
              <table:table-cell office:value-type="float" office:value="14.3714285714286">
                <text:p>14.3714285714286</text:p>
              </table:table-cell>
              <table:table-cell office:value-type="float" office:value="6.04357298474946">
                <text:p>6.04357298474946</text:p>
              </table:table-cell>
              <table:table-cell office:value-type="float" office:value="1.14318181818182">
                <text:p>1.1431818181818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9">
                <text:p>129</text:p>
              </table:table-cell>
              <table:table-cell office:value-type="float" office:value="6.97950819672131">
                <text:p>6.97950819672131</text:p>
              </table:table-cell>
              <table:table-cell office:value-type="float" office:value="13.9722222222222">
                <text:p>13.9722222222222</text:p>
              </table:table-cell>
              <table:table-cell office:value-type="float" office:value="6.00217864923747">
                <text:p>6.00217864923747</text:p>
              </table:table-cell>
              <table:table-cell office:value-type="float" office:value="1.14318181818182">
                <text:p>1.143181818181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0">
                <text:p>130</text:p>
              </table:table-cell>
              <table:table-cell office:value-type="float" office:value="6.88501026694045">
                <text:p>6.88501026694045</text:p>
              </table:table-cell>
              <table:table-cell office:value-type="float" office:value="13.5945945945946">
                <text:p>13.5945945945946</text:p>
              </table:table-cell>
              <table:table-cell office:value-type="float" office:value="5.96078431372549">
                <text:p>5.96078431372549</text:p>
              </table:table-cell>
              <table:table-cell office:value-type="float" office:value="1.14318181818182">
                <text:p>1.143181818181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1">
                <text:p>131</text:p>
              </table:table-cell>
              <table:table-cell office:value-type="float" office:value="6.86065573770492">
                <text:p>6.86065573770492</text:p>
              </table:table-cell>
              <table:table-cell office:value-type="float" office:value="13.5945945945946">
                <text:p>13.5945945945946</text:p>
              </table:table-cell>
              <table:table-cell office:value-type="float" office:value="5.95869565217391">
                <text:p>5.95869565217391</text:p>
              </table:table-cell>
              <table:table-cell office:value-type="float" office:value="1.140589569161">
                <text:p>1.1405895691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2">
                <text:p>132</text:p>
              </table:table-cell>
              <table:table-cell office:value-type="float" office:value="6.76180698151951">
                <text:p>6.76180698151951</text:p>
              </table:table-cell>
              <table:table-cell office:value-type="float" office:value="13.5945945945946">
                <text:p>13.5945945945946</text:p>
              </table:table-cell>
              <table:table-cell office:value-type="float" office:value="5.89565217391304">
                <text:p>5.89565217391304</text:p>
              </table:table-cell>
              <table:table-cell office:value-type="float" office:value="1.140589569161">
                <text:p>1.1405895691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3">
                <text:p>133</text:p>
              </table:table-cell>
              <table:table-cell office:value-type="float" office:value="6.70431211498973">
                <text:p>6.70431211498973</text:p>
              </table:table-cell>
              <table:table-cell office:value-type="float" office:value="12.575">
                <text:p>12.575</text:p>
              </table:table-cell>
              <table:table-cell office:value-type="float" office:value="5.84347826086957">
                <text:p>5.84347826086957</text:p>
              </table:table-cell>
              <table:table-cell office:value-type="float" office:value="1.13800904977376">
                <text:p>1.1380090497737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4">
                <text:p>134</text:p>
              </table:table-cell>
              <table:table-cell office:value-type="float" office:value="6.65030674846626">
                <text:p>6.65030674846626</text:p>
              </table:table-cell>
              <table:table-cell office:value-type="float" office:value="11.9761904761905">
                <text:p>11.9761904761905</text:p>
              </table:table-cell>
              <table:table-cell office:value-type="float" office:value="5.82646420824295">
                <text:p>5.82646420824295</text:p>
              </table:table-cell>
              <table:table-cell office:value-type="float" office:value="1.13800904977376">
                <text:p>1.1380090497737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5">
                <text:p>135</text:p>
              </table:table-cell>
              <table:table-cell office:value-type="float" office:value="6.53593429158111">
                <text:p>6.53593429158111</text:p>
              </table:table-cell>
              <table:table-cell office:value-type="float" office:value="11.6976744186047">
                <text:p>11.6976744186047</text:p>
              </table:table-cell>
              <table:table-cell office:value-type="float" office:value="5.77006507592191">
                <text:p>5.77006507592191</text:p>
              </table:table-cell>
              <table:table-cell office:value-type="float" office:value="1.13800904977376">
                <text:p>1.1380090497737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6.48665297741273">
                <text:p>6.48665297741273</text:p>
              </table:table-cell>
              <table:table-cell office:value-type="float" office:value="11.1777777777778">
                <text:p>11.1777777777778</text:p>
              </table:table-cell>
              <table:table-cell office:value-type="float" office:value="5.72017353579176">
                <text:p>5.72017353579176</text:p>
              </table:table-cell>
              <table:table-cell office:value-type="float" office:value="1.13800904977376">
                <text:p>1.138009049773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7">
                <text:p>137</text:p>
              </table:table-cell>
              <table:table-cell office:value-type="float" office:value="6.44969199178645">
                <text:p>6.44969199178645</text:p>
              </table:table-cell>
              <table:table-cell office:value-type="float" office:value="10.9347826086957">
                <text:p>10.9347826086957</text:p>
              </table:table-cell>
              <table:table-cell office:value-type="float" office:value="5.68763557483731">
                <text:p>5.68763557483731</text:p>
              </table:table-cell>
              <table:table-cell office:value-type="float" office:value="1.13800904977376">
                <text:p>1.1380090497737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8">
                <text:p>138</text:p>
              </table:table-cell>
              <table:table-cell office:value-type="float" office:value="6.29545454545455">
                <text:p>6.29545454545455</text:p>
              </table:table-cell>
              <table:table-cell office:value-type="float" office:value="10.9347826086957">
                <text:p>10.9347826086957</text:p>
              </table:table-cell>
              <table:table-cell office:value-type="float" office:value="5.65943600867679">
                <text:p>5.65943600867679</text:p>
              </table:table-cell>
              <table:table-cell office:value-type="float" office:value="1.13544018058691">
                <text:p>1.1354401805869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9">
                <text:p>139</text:p>
              </table:table-cell>
              <table:table-cell office:value-type="float" office:value="6.32098765432099">
                <text:p>6.32098765432099</text:p>
              </table:table-cell>
              <table:table-cell office:value-type="float" office:value="10.9347826086957">
                <text:p>10.9347826086957</text:p>
              </table:table-cell>
              <table:table-cell office:value-type="float" office:value="5.66017316017316">
                <text:p>5.66017316017316</text:p>
              </table:table-cell>
              <table:table-cell office:value-type="float" office:value="1.13544018058691">
                <text:p>1.1354401805869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40">
                <text:p>140</text:p>
              </table:table-cell>
              <table:table-cell office:value-type="float" office:value="6.25360824742268">
                <text:p>6.25360824742268</text:p>
              </table:table-cell>
              <table:table-cell office:value-type="float" office:value="10.7021276595745">
                <text:p>10.7021276595745</text:p>
              </table:table-cell>
              <table:table-cell office:value-type="float" office:value="5.54013015184382">
                <text:p>5.54013015184382</text:p>
              </table:table-cell>
              <table:table-cell office:value-type="float" office:value="1.13288288288288">
                <text:p>1.132882882882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41">
                <text:p>141</text:p>
              </table:table-cell>
              <table:table-cell office:value-type="float" office:value="6.09128630705394">
                <text:p>6.09128630705394</text:p>
              </table:table-cell>
              <table:table-cell office:value-type="float" office:value="10.4791666666667">
                <text:p>10.4791666666667</text:p>
              </table:table-cell>
              <table:table-cell office:value-type="float" office:value="5.52277657266811">
                <text:p>5.52277657266811</text:p>
              </table:table-cell>
              <table:table-cell office:value-type="float" office:value="1.13033707865169">
                <text:p>1.13033707865169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42">
                <text:p>142</text:p>
              </table:table-cell>
              <table:table-cell office:value-type="float" office:value="6.05394190871369">
                <text:p>6.05394190871369</text:p>
              </table:table-cell>
              <table:table-cell office:value-type="float" office:value="10.4791666666667">
                <text:p>10.4791666666667</text:p>
              </table:table-cell>
              <table:table-cell office:value-type="float" office:value="5.48373101952278">
                <text:p>5.48373101952278</text:p>
              </table:table-cell>
              <table:table-cell office:value-type="float" office:value="1.13033707865169">
                <text:p>1.1303370786516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3">
                <text:p>143</text:p>
              </table:table-cell>
              <table:table-cell office:value-type="float" office:value="5.997920997921">
                <text:p>5.997920997921</text:p>
              </table:table-cell>
              <table:table-cell office:value-type="float" office:value="10.4791666666667">
                <text:p>10.4791666666667</text:p>
              </table:table-cell>
              <table:table-cell office:value-type="float" office:value="5.46203904555315">
                <text:p>5.46203904555315</text:p>
              </table:table-cell>
              <table:table-cell office:value-type="float" office:value="1.13033707865169">
                <text:p>1.1303370786516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4">
                <text:p>144</text:p>
              </table:table-cell>
              <table:table-cell office:value-type="float" office:value="5.96881496881497">
                <text:p>5.96881496881497</text:p>
              </table:table-cell>
              <table:table-cell office:value-type="float" office:value="10.4791666666667">
                <text:p>10.4791666666667</text:p>
              </table:table-cell>
              <table:table-cell office:value-type="float" office:value="5.43600867678959">
                <text:p>5.43600867678959</text:p>
              </table:table-cell>
              <table:table-cell office:value-type="float" office:value="1.13033707865169">
                <text:p>1.130337078651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5">
                <text:p>145</text:p>
              </table:table-cell>
              <table:table-cell office:value-type="float" office:value="5.92723492723493">
                <text:p>5.92723492723493</text:p>
              </table:table-cell>
              <table:table-cell office:value-type="float" office:value="10.265306122449">
                <text:p>10.265306122449</text:p>
              </table:table-cell>
              <table:table-cell office:value-type="float" office:value="5.39262472885033">
                <text:p>5.39262472885033</text:p>
              </table:table-cell>
              <table:table-cell office:value-type="float" office:value="1.13033707865169">
                <text:p>1.1303370786516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6">
                <text:p>146</text:p>
              </table:table-cell>
              <table:table-cell office:value-type="float" office:value="5.8960498960499">
                <text:p>5.8960498960499</text:p>
              </table:table-cell>
              <table:table-cell office:value-type="float" office:value="9.86274509803922">
                <text:p>9.86274509803922</text:p>
              </table:table-cell>
              <table:table-cell office:value-type="float" office:value="5.40476190476191">
                <text:p>5.40476190476191</text:p>
              </table:table-cell>
              <table:table-cell office:value-type="float" office:value="1.12780269058296">
                <text:p>1.1278026905829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7">
                <text:p>147</text:p>
              </table:table-cell>
              <table:table-cell office:value-type="float" office:value="5.85625">
                <text:p>5.85625</text:p>
              </table:table-cell>
              <table:table-cell office:value-type="float" office:value="9.86274509803922">
                <text:p>9.86274509803922</text:p>
              </table:table-cell>
              <table:table-cell office:value-type="float" office:value="5.38528138528139">
                <text:p>5.38528138528139</text:p>
              </table:table-cell>
              <table:table-cell office:value-type="float" office:value="1.12780269058296">
                <text:p>1.1278026905829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8">
                <text:p>148</text:p>
              </table:table-cell>
              <table:table-cell office:value-type="float" office:value="5.82291666666667">
                <text:p>5.82291666666667</text:p>
              </table:table-cell>
              <table:table-cell office:value-type="float" office:value="9.49056603773585">
                <text:p>9.49056603773585</text:p>
              </table:table-cell>
              <table:table-cell office:value-type="float" office:value="5.35281385281385">
                <text:p>5.35281385281385</text:p>
              </table:table-cell>
              <table:table-cell office:value-type="float" office:value="1.12527964205817">
                <text:p>1.125279642058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9">
                <text:p>149</text:p>
              </table:table-cell>
              <table:table-cell office:value-type="float" office:value="5.86514522821577">
                <text:p>5.86514522821577</text:p>
              </table:table-cell>
              <table:table-cell office:value-type="float" office:value="9.31481481481482">
                <text:p>9.31481481481482</text:p>
              </table:table-cell>
              <table:table-cell office:value-type="float" office:value="5.31385281385281">
                <text:p>5.31385281385281</text:p>
              </table:table-cell>
              <table:table-cell office:value-type="float" office:value="1.12527964205817">
                <text:p>1.125279642058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0">
                <text:p>150</text:p>
              </table:table-cell>
              <table:table-cell office:value-type="float" office:value="5.83160083160083">
                <text:p>5.83160083160083</text:p>
              </table:table-cell>
              <table:table-cell office:value-type="float" office:value="9.14545454545454">
                <text:p>9.14545454545454</text:p>
              </table:table-cell>
              <table:table-cell office:value-type="float" office:value="5.30885529157667">
                <text:p>5.30885529157667</text:p>
              </table:table-cell>
              <table:table-cell office:value-type="float" office:value="1.12276785714286">
                <text:p>1.1227678571428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51">
                <text:p>151</text:p>
              </table:table-cell>
              <table:table-cell office:value-type="float" office:value="5.82572614107884">
                <text:p>5.82572614107884</text:p>
              </table:table-cell>
              <table:table-cell office:value-type="float" office:value="8.98214285714286">
                <text:p>8.98214285714286</text:p>
              </table:table-cell>
              <table:table-cell office:value-type="float" office:value="5.27213822894168">
                <text:p>5.27213822894168</text:p>
              </table:table-cell>
              <table:table-cell office:value-type="float" office:value="1.12026726057906">
                <text:p>1.1202672605790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2">
                <text:p>152</text:p>
              </table:table-cell>
              <table:table-cell office:value-type="float" office:value="5.79253112033195">
                <text:p>5.79253112033195</text:p>
              </table:table-cell>
              <table:table-cell office:value-type="float" office:value="8.82456140350877">
                <text:p>8.82456140350877</text:p>
              </table:table-cell>
              <table:table-cell office:value-type="float" office:value="5.23758099352052">
                <text:p>5.23758099352052</text:p>
              </table:table-cell>
              <table:table-cell office:value-type="float" office:value="1.12026726057906">
                <text:p>1.1202672605790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3">
                <text:p>153</text:p>
              </table:table-cell>
              <table:table-cell office:value-type="float" office:value="5.95687885010267">
                <text:p>5.95687885010267</text:p>
              </table:table-cell>
              <table:table-cell office:value-type="float" office:value="8.82456140350877">
                <text:p>8.82456140350877</text:p>
              </table:table-cell>
              <table:table-cell office:value-type="float" office:value="5.20518358531318">
                <text:p>5.20518358531318</text:p>
              </table:table-cell>
              <table:table-cell office:value-type="float" office:value="1.12026726057906">
                <text:p>1.120267260579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4">
                <text:p>154</text:p>
              </table:table-cell>
              <table:table-cell office:value-type="float" office:value="5.91786447638604">
                <text:p>5.91786447638604</text:p>
              </table:table-cell>
              <table:table-cell office:value-type="float" office:value="8.52542372881356">
                <text:p>8.52542372881356</text:p>
              </table:table-cell>
              <table:table-cell office:value-type="float" office:value="5.16414686825054">
                <text:p>5.16414686825054</text:p>
              </table:table-cell>
              <table:table-cell office:value-type="float" office:value="1.12026726057906">
                <text:p>1.120267260579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5">
                <text:p>155</text:p>
              </table:table-cell>
              <table:table-cell office:value-type="float" office:value="5.81855670103093">
                <text:p>5.81855670103093</text:p>
              </table:table-cell>
              <table:table-cell office:value-type="float" office:value="8.52542372881356">
                <text:p>8.52542372881356</text:p>
              </table:table-cell>
              <table:table-cell office:value-type="float" office:value="5.14254859611231">
                <text:p>5.14254859611231</text:p>
              </table:table-cell>
              <table:table-cell office:value-type="float" office:value="1.12026726057906">
                <text:p>1.120267260579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6">
                <text:p>156</text:p>
              </table:table-cell>
              <table:table-cell office:value-type="float" office:value="5.75413223140496">
                <text:p>5.75413223140496</text:p>
              </table:table-cell>
              <table:table-cell office:value-type="float" office:value="8.24590163934426">
                <text:p>8.24590163934426</text:p>
              </table:table-cell>
              <table:table-cell office:value-type="float" office:value="5.13146551724138">
                <text:p>5.13146551724138</text:p>
              </table:table-cell>
              <table:table-cell office:value-type="float" office:value="1.11777777777778">
                <text:p>1.1177777777777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7">
                <text:p>157</text:p>
              </table:table-cell>
              <table:table-cell office:value-type="float" office:value="5.72727272727273">
                <text:p>5.72727272727273</text:p>
              </table:table-cell>
              <table:table-cell office:value-type="float" office:value="7.98412698412698">
                <text:p>7.98412698412698</text:p>
              </table:table-cell>
              <table:table-cell office:value-type="float" office:value="5.10344827586207">
                <text:p>5.10344827586207</text:p>
              </table:table-cell>
              <table:table-cell office:value-type="float" office:value="1.11777777777778">
                <text:p>1.117777777777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8">
                <text:p>158</text:p>
              </table:table-cell>
              <table:table-cell office:value-type="float" office:value="5.69896907216495">
                <text:p>5.69896907216495</text:p>
              </table:table-cell>
              <table:table-cell office:value-type="float" office:value="7.98412698412698">
                <text:p>7.98412698412698</text:p>
              </table:table-cell>
              <table:table-cell office:value-type="float" office:value="5.07112068965517">
                <text:p>5.07112068965517</text:p>
              </table:table-cell>
              <table:table-cell office:value-type="float" office:value="1.11777777777778">
                <text:p>1.117777777777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9">
                <text:p>159</text:p>
              </table:table-cell>
              <table:table-cell office:value-type="float" office:value="5.67010309278351">
                <text:p>5.67010309278351</text:p>
              </table:table-cell>
              <table:table-cell office:value-type="float" office:value="7.98412698412698">
                <text:p>7.98412698412698</text:p>
              </table:table-cell>
              <table:table-cell office:value-type="float" office:value="5.04525862068966">
                <text:p>5.04525862068966</text:p>
              </table:table-cell>
              <table:table-cell office:value-type="float" office:value="1.11777777777778">
                <text:p>1.117777777777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0">
                <text:p>160</text:p>
              </table:table-cell>
              <table:table-cell office:value-type="float" office:value="5.64123711340206">
                <text:p>5.64123711340206</text:p>
              </table:table-cell>
              <table:table-cell office:value-type="float" office:value="7.98412698412698">
                <text:p>7.98412698412698</text:p>
              </table:table-cell>
              <table:table-cell office:value-type="float" office:value="5.01508620689655">
                <text:p>5.01508620689655</text:p>
              </table:table-cell>
              <table:table-cell office:value-type="float" office:value="1.11777777777778">
                <text:p>1.117777777777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1">
                <text:p>161</text:p>
              </table:table-cell>
              <table:table-cell office:value-type="float" office:value="5.61649484536082">
                <text:p>5.61649484536082</text:p>
              </table:table-cell>
              <table:table-cell office:value-type="float" office:value="7.859375">
                <text:p>7.859375</text:p>
              </table:table-cell>
              <table:table-cell office:value-type="float" office:value="4.99137931034483">
                <text:p>4.99137931034483</text:p>
              </table:table-cell>
              <table:table-cell office:value-type="float" office:value="1.11777777777778">
                <text:p>1.117777777777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2">
                <text:p>162</text:p>
              </table:table-cell>
              <table:table-cell office:value-type="float" office:value="5.59587628865979">
                <text:p>5.59587628865979</text:p>
              </table:table-cell>
              <table:table-cell office:value-type="float" office:value="7.859375">
                <text:p>7.859375</text:p>
              </table:table-cell>
              <table:table-cell office:value-type="float" office:value="4.97198275862069">
                <text:p>4.97198275862069</text:p>
              </table:table-cell>
              <table:table-cell office:value-type="float" office:value="1.11777777777778">
                <text:p>1.117777777777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3">
                <text:p>163</text:p>
              </table:table-cell>
              <table:table-cell office:value-type="float" office:value="5.56494845360825">
                <text:p>5.56494845360825</text:p>
              </table:table-cell>
              <table:table-cell office:value-type="float" office:value="7.50746268656716">
                <text:p>7.50746268656716</text:p>
              </table:table-cell>
              <table:table-cell office:value-type="float" office:value="4.93965517241379">
                <text:p>4.93965517241379</text:p>
              </table:table-cell>
              <table:table-cell office:value-type="float" office:value="1.11777777777778">
                <text:p>1.117777777777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4">
                <text:p>164</text:p>
              </table:table-cell>
              <table:table-cell office:value-type="float" office:value="5.67893660531697">
                <text:p>5.67893660531697</text:p>
              </table:table-cell>
              <table:table-cell office:value-type="float" office:value="7.39705882352941">
                <text:p>7.39705882352941</text:p>
              </table:table-cell>
              <table:table-cell office:value-type="float" office:value="4.89008620689655">
                <text:p>4.89008620689655</text:p>
              </table:table-cell>
              <table:table-cell office:value-type="float" office:value="1.11529933481153">
                <text:p>1.115299334811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5">
                <text:p>165</text:p>
              </table:table-cell>
              <table:table-cell office:value-type="float" office:value="5.43388429752066">
                <text:p>5.43388429752066</text:p>
              </table:table-cell>
              <table:table-cell office:value-type="float" office:value="7.39705882352941">
                <text:p>7.39705882352941</text:p>
              </table:table-cell>
              <table:table-cell office:value-type="float" office:value="4.89462365591398">
                <text:p>4.89462365591398</text:p>
              </table:table-cell>
              <table:table-cell office:value-type="float" office:value="1.11529933481153">
                <text:p>1.115299334811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6">
                <text:p>166</text:p>
              </table:table-cell>
              <table:table-cell office:value-type="float" office:value="5.39256198347107">
                <text:p>5.39256198347107</text:p>
              </table:table-cell>
              <table:table-cell office:value-type="float" office:value="6.98611111111111">
                <text:p>6.98611111111111</text:p>
              </table:table-cell>
              <table:table-cell office:value-type="float" office:value="4.85591397849462">
                <text:p>4.85591397849462</text:p>
              </table:table-cell>
              <table:table-cell office:value-type="float" office:value="1.11529933481153">
                <text:p>1.115299334811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7">
                <text:p>167</text:p>
              </table:table-cell>
              <table:table-cell office:value-type="float" office:value="5.39381443298969">
                <text:p>5.39381443298969</text:p>
              </table:table-cell>
              <table:table-cell office:value-type="float" office:value="6.89041095890411">
                <text:p>6.89041095890411</text:p>
              </table:table-cell>
              <table:table-cell office:value-type="float" office:value="4.83655913978495">
                <text:p>4.83655913978495</text:p>
              </table:table-cell>
              <table:table-cell office:value-type="float" office:value="1.11529933481153">
                <text:p>1.115299334811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8">
                <text:p>168</text:p>
              </table:table-cell>
              <table:table-cell office:value-type="float" office:value="5.39506172839506">
                <text:p>5.39506172839506</text:p>
              </table:table-cell>
              <table:table-cell office:value-type="float" office:value="6.70666666666667">
                <text:p>6.70666666666667</text:p>
              </table:table-cell>
              <table:table-cell office:value-type="float" office:value="4.80645161290323">
                <text:p>4.80645161290323</text:p>
              </table:table-cell>
              <table:table-cell office:value-type="float" office:value="1.11529933481153">
                <text:p>1.115299334811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9">
                <text:p>169</text:p>
              </table:table-cell>
              <table:table-cell office:value-type="float" office:value="5.32164948453608">
                <text:p>5.32164948453608</text:p>
              </table:table-cell>
              <table:table-cell office:value-type="float" office:value="6.61842105263158">
                <text:p>6.61842105263158</text:p>
              </table:table-cell>
              <table:table-cell office:value-type="float" office:value="4.7741935483871">
                <text:p>4.7741935483871</text:p>
              </table:table-cell>
              <table:table-cell office:value-type="float" office:value="1.11529933481153">
                <text:p>1.115299334811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70">
                <text:p>170</text:p>
              </table:table-cell>
              <table:table-cell office:value-type="float" office:value="5.28247422680412">
                <text:p>5.28247422680412</text:p>
              </table:table-cell>
              <table:table-cell office:value-type="float" office:value="6.2875">
                <text:p>6.2875</text:p>
              </table:table-cell>
              <table:table-cell office:value-type="float" office:value="4.73978494623656">
                <text:p>4.73978494623656</text:p>
              </table:table-cell>
              <table:table-cell office:value-type="float" office:value="1.11529933481153">
                <text:p>1.115299334811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71">
                <text:p>171</text:p>
              </table:table-cell>
              <table:table-cell office:value-type="float" office:value="5.19502074688797">
                <text:p>5.19502074688797</text:p>
              </table:table-cell>
              <table:table-cell office:value-type="float" office:value="6.20987654320988">
                <text:p>6.20987654320988</text:p>
              </table:table-cell>
              <table:table-cell office:value-type="float" office:value="4.71888412017167">
                <text:p>4.71888412017167</text:p>
              </table:table-cell>
              <table:table-cell office:value-type="float" office:value="1.11283185840708">
                <text:p>1.1128318584070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2">
                <text:p>172</text:p>
              </table:table-cell>
              <table:table-cell office:value-type="float" office:value="5.16804979253112">
                <text:p>5.16804979253112</text:p>
              </table:table-cell>
              <table:table-cell office:value-type="float" office:value="6.20987654320988">
                <text:p>6.20987654320988</text:p>
              </table:table-cell>
              <table:table-cell office:value-type="float" office:value="4.69098712446352">
                <text:p>4.69098712446352</text:p>
              </table:table-cell>
              <table:table-cell office:value-type="float" office:value="1.11529933481153">
                <text:p>1.115299334811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3">
                <text:p>173</text:p>
              </table:table-cell>
              <table:table-cell office:value-type="float" office:value="5.20289855072464">
                <text:p>5.20289855072464</text:p>
              </table:table-cell>
              <table:table-cell office:value-type="float" office:value="6.20987654320988">
                <text:p>6.20987654320988</text:p>
              </table:table-cell>
              <table:table-cell office:value-type="float" office:value="4.68522483940043">
                <text:p>4.68522483940043</text:p>
              </table:table-cell>
              <table:table-cell office:value-type="float" office:value="1.11283185840708">
                <text:p>1.112831858407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4">
                <text:p>174</text:p>
              </table:table-cell>
              <table:table-cell office:value-type="float" office:value="5.19047619047619">
                <text:p>5.19047619047619</text:p>
              </table:table-cell>
              <table:table-cell office:value-type="float" office:value="6.20987654320988">
                <text:p>6.20987654320988</text:p>
              </table:table-cell>
              <table:table-cell office:value-type="float" office:value="4.67237687366167">
                <text:p>4.67237687366167</text:p>
              </table:table-cell>
              <table:table-cell office:value-type="float" office:value="1.11283185840708">
                <text:p>1.112831858407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5">
                <text:p>175</text:p>
              </table:table-cell>
              <table:table-cell office:value-type="float" office:value="5.16149068322981">
                <text:p>5.16149068322981</text:p>
              </table:table-cell>
              <table:table-cell office:value-type="float" office:value="5.98809523809524">
                <text:p>5.98809523809524</text:p>
              </table:table-cell>
              <table:table-cell office:value-type="float" office:value="4.6423982869379">
                <text:p>4.6423982869379</text:p>
              </table:table-cell>
              <table:table-cell office:value-type="float" office:value="1.11037527593819">
                <text:p>1.110375275938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6">
                <text:p>176</text:p>
              </table:table-cell>
              <table:table-cell office:value-type="float" office:value="5.12215320910973">
                <text:p>5.12215320910973</text:p>
              </table:table-cell>
              <table:table-cell office:value-type="float" office:value="5.91764705882353">
                <text:p>5.91764705882353</text:p>
              </table:table-cell>
              <table:table-cell office:value-type="float" office:value="4.60385438972163">
                <text:p>4.60385438972163</text:p>
              </table:table-cell>
              <table:table-cell office:value-type="float" office:value="1.11037527593819">
                <text:p>1.110375275938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7">
                <text:p>177</text:p>
              </table:table-cell>
              <table:table-cell office:value-type="float" office:value="5.09316770186335">
                <text:p>5.09316770186335</text:p>
              </table:table-cell>
              <table:table-cell office:value-type="float" office:value="5.71590909090909">
                <text:p>5.71590909090909</text:p>
              </table:table-cell>
              <table:table-cell office:value-type="float" office:value="4.57387580299786">
                <text:p>4.57387580299786</text:p>
              </table:table-cell>
              <table:table-cell office:value-type="float" office:value="1.1079295154185">
                <text:p>1.107929515418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8">
                <text:p>178</text:p>
              </table:table-cell>
              <table:table-cell office:value-type="float" office:value="5.05383022774327">
                <text:p>5.05383022774327</text:p>
              </table:table-cell>
              <table:table-cell office:value-type="float" office:value="5.71590909090909">
                <text:p>5.71590909090909</text:p>
              </table:table-cell>
              <table:table-cell office:value-type="float" office:value="4.53533190578158">
                <text:p>4.53533190578158</text:p>
              </table:table-cell>
              <table:table-cell office:value-type="float" office:value="1.1079295154185">
                <text:p>1.10792951541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9">
                <text:p>179</text:p>
              </table:table-cell>
              <table:table-cell office:value-type="float" office:value="5.01863354037267">
                <text:p>5.01863354037267</text:p>
              </table:table-cell>
              <table:table-cell office:value-type="float" office:value="5.65168539325843">
                <text:p>5.65168539325843</text:p>
              </table:table-cell>
              <table:table-cell office:value-type="float" office:value="4.51282051282051">
                <text:p>4.51282051282051</text:p>
              </table:table-cell>
              <table:table-cell office:value-type="float" office:value="1.1079295154185">
                <text:p>1.10792951541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80">
                <text:p>180</text:p>
              </table:table-cell>
              <table:table-cell office:value-type="float" office:value="4.99171842650104">
                <text:p>4.99171842650104</text:p>
              </table:table-cell>
              <table:table-cell office:value-type="float" office:value="5.58888888888889">
                <text:p>5.58888888888889</text:p>
              </table:table-cell>
              <table:table-cell office:value-type="float" office:value="4.48931623931624">
                <text:p>4.48931623931624</text:p>
              </table:table-cell>
              <table:table-cell office:value-type="float" office:value="1.1079295154185">
                <text:p>1.107929515418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81">
                <text:p>181</text:p>
              </table:table-cell>
              <table:table-cell office:value-type="float" office:value="4.96680497925311">
                <text:p>4.96680497925311</text:p>
              </table:table-cell>
              <table:table-cell office:value-type="float" office:value="5.52747252747253">
                <text:p>5.52747252747253</text:p>
              </table:table-cell>
              <table:table-cell office:value-type="float" office:value="4.46581196581197">
                <text:p>4.46581196581197</text:p>
              </table:table-cell>
              <table:table-cell office:value-type="float" office:value="1.1079295154185">
                <text:p>1.10792951541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2">
                <text:p>182</text:p>
              </table:table-cell>
              <table:table-cell office:value-type="float" office:value="4.93360995850622">
                <text:p>4.93360995850622</text:p>
              </table:table-cell>
              <table:table-cell office:value-type="float" office:value="5.52747252747253">
                <text:p>5.52747252747253</text:p>
              </table:table-cell>
              <table:table-cell office:value-type="float" office:value="4.47761194029851">
                <text:p>4.47761194029851</text:p>
              </table:table-cell>
              <table:table-cell office:value-type="float" office:value="1.1079295154185">
                <text:p>1.107929515418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3">
                <text:p>183</text:p>
              </table:table-cell>
              <table:table-cell office:value-type="float" office:value="4.86902286902287">
                <text:p>4.86902286902287</text:p>
              </table:table-cell>
              <table:table-cell office:value-type="float" office:value="5.46739130434783">
                <text:p>5.46739130434783</text:p>
              </table:table-cell>
              <table:table-cell office:value-type="float" office:value="4.49574468085106">
                <text:p>4.49574468085106</text:p>
              </table:table-cell>
              <table:table-cell office:value-type="float" office:value="1.11037527593819">
                <text:p>1.1103752759381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4">
                <text:p>184</text:p>
              </table:table-cell>
              <table:table-cell office:value-type="float" office:value="4.83367983367983">
                <text:p>4.83367983367983</text:p>
              </table:table-cell>
              <table:table-cell office:value-type="float" office:value="5.40860215053763">
                <text:p>5.40860215053763</text:p>
              </table:table-cell>
              <table:table-cell office:value-type="float" office:value="4.46808510638298">
                <text:p>4.46808510638298</text:p>
              </table:table-cell>
              <table:table-cell office:value-type="float" office:value="1.11037527593819">
                <text:p>1.1103752759381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5">
                <text:p>185</text:p>
              </table:table-cell>
              <table:table-cell office:value-type="float" office:value="4.81081081081081">
                <text:p>4.81081081081081</text:p>
              </table:table-cell>
              <table:table-cell office:value-type="float" office:value="5.35106382978723">
                <text:p>5.35106382978723</text:p>
              </table:table-cell>
              <table:table-cell office:value-type="float" office:value="4.4468085106383">
                <text:p>4.4468085106383</text:p>
              </table:table-cell>
              <table:table-cell office:value-type="float" office:value="1.11037527593819">
                <text:p>1.110375275938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6">
                <text:p>186</text:p>
              </table:table-cell>
              <table:table-cell office:value-type="float" office:value="4.8343685300207">
                <text:p>4.8343685300207</text:p>
              </table:table-cell>
              <table:table-cell office:value-type="float" office:value="5.18556701030928">
                <text:p>5.18556701030928</text:p>
              </table:table-cell>
              <table:table-cell office:value-type="float" office:value="4.4468085106383">
                <text:p>4.4468085106383</text:p>
              </table:table-cell>
              <table:table-cell office:value-type="float" office:value="1.11037527593819">
                <text:p>1.110375275938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7">
                <text:p>187</text:p>
              </table:table-cell>
              <table:table-cell office:value-type="float" office:value="4.7888198757764">
                <text:p>4.7888198757764</text:p>
              </table:table-cell>
              <table:table-cell office:value-type="float" office:value="5.13265306122449">
                <text:p>5.13265306122449</text:p>
              </table:table-cell>
              <table:table-cell office:value-type="float" office:value="4.41063829787234">
                <text:p>4.41063829787234</text:p>
              </table:table-cell>
              <table:table-cell office:value-type="float" office:value="1.11037527593819">
                <text:p>1.110375275938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8">
                <text:p>188</text:p>
              </table:table-cell>
              <table:table-cell office:value-type="float" office:value="4.76239669421488">
                <text:p>4.76239669421488</text:p>
              </table:table-cell>
              <table:table-cell office:value-type="float" office:value="5.13265306122449">
                <text:p>5.13265306122449</text:p>
              </table:table-cell>
              <table:table-cell office:value-type="float" office:value="4.38428874734607">
                <text:p>4.38428874734607</text:p>
              </table:table-cell>
              <table:table-cell office:value-type="float" office:value="1.1079295154185">
                <text:p>1.107929515418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9">
                <text:p>189</text:p>
              </table:table-cell>
              <table:table-cell office:value-type="float" office:value="4.75257731958763">
                <text:p>4.75257731958763</text:p>
              </table:table-cell>
              <table:table-cell office:value-type="float" office:value="5.08080808080808">
                <text:p>5.08080808080808</text:p>
              </table:table-cell>
              <table:table-cell office:value-type="float" office:value="4.36093418259023">
                <text:p>4.36093418259023</text:p>
              </table:table-cell>
              <table:table-cell office:value-type="float" office:value="1.10549450549451">
                <text:p>1.105494505494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90">
                <text:p>190</text:p>
              </table:table-cell>
              <table:table-cell office:value-type="float" office:value="4.75102880658436">
                <text:p>4.75102880658436</text:p>
              </table:table-cell>
              <table:table-cell office:value-type="float" office:value="4.88349514563107">
                <text:p>4.88349514563107</text:p>
              </table:table-cell>
              <table:table-cell office:value-type="float" office:value="4.375">
                <text:p>4.375</text:p>
              </table:table-cell>
              <table:table-cell office:value-type="float" office:value="1.10549450549451">
                <text:p>1.1054945054945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1">
                <text:p>191</text:p>
              </table:table-cell>
              <table:table-cell office:value-type="float" office:value="4.71810699588477">
                <text:p>4.71810699588477</text:p>
              </table:table-cell>
              <table:table-cell office:value-type="float" office:value="4.83653846153846">
                <text:p>4.83653846153846</text:p>
              </table:table-cell>
              <table:table-cell office:value-type="float" office:value="4.34322033898305">
                <text:p>4.34322033898305</text:p>
              </table:table-cell>
              <table:table-cell office:value-type="float" office:value="1.10549450549451">
                <text:p>1.105494505494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92">
                <text:p>192</text:p>
              </table:table-cell>
              <table:table-cell office:value-type="float" office:value="4.6301652892562">
                <text:p>4.6301652892562</text:p>
              </table:table-cell>
              <table:table-cell office:value-type="float" office:value="4.79047619047619">
                <text:p>4.79047619047619</text:p>
              </table:table-cell>
              <table:table-cell office:value-type="float" office:value="4.30508474576271">
                <text:p>4.30508474576271</text:p>
              </table:table-cell>
              <table:table-cell office:value-type="float" office:value="1.10549450549451">
                <text:p>1.105494505494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3">
                <text:p>193</text:p>
              </table:table-cell>
              <table:table-cell office:value-type="float" office:value="4.59917355371901">
                <text:p>4.59917355371901</text:p>
              </table:table-cell>
              <table:table-cell office:value-type="float" office:value="4.70093457943925">
                <text:p>4.70093457943925</text:p>
              </table:table-cell>
              <table:table-cell office:value-type="float" office:value="4.29175475687104">
                <text:p>4.29175475687104</text:p>
              </table:table-cell>
              <table:table-cell office:value-type="float" office:value="1.1030701754386">
                <text:p>1.103070175438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4">
                <text:p>194</text:p>
              </table:table-cell>
              <table:table-cell office:value-type="float" office:value="4.53830227743271">
                <text:p>4.53830227743271</text:p>
              </table:table-cell>
              <table:table-cell office:value-type="float" office:value="4.61467889908257">
                <text:p>4.61467889908257</text:p>
              </table:table-cell>
              <table:table-cell office:value-type="float" office:value="4.26427061310782">
                <text:p>4.26427061310782</text:p>
              </table:table-cell>
              <table:table-cell office:value-type="float" office:value="1.1030701754386">
                <text:p>1.103070175438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5">
                <text:p>195</text:p>
              </table:table-cell>
              <table:table-cell office:value-type="float" office:value="4.51966873706004">
                <text:p>4.51966873706004</text:p>
              </table:table-cell>
              <table:table-cell office:value-type="float" office:value="4.61467889908257">
                <text:p>4.61467889908257</text:p>
              </table:table-cell>
              <table:table-cell office:value-type="float" office:value="4.25369978858351">
                <text:p>4.25369978858351</text:p>
              </table:table-cell>
              <table:table-cell office:value-type="float" office:value="1.1030701754386">
                <text:p>1.10307017543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6">
                <text:p>196</text:p>
              </table:table-cell>
              <table:table-cell office:value-type="float" office:value="4.48447204968944">
                <text:p>4.48447204968944</text:p>
              </table:table-cell>
              <table:table-cell office:value-type="float" office:value="4.53153153153153">
                <text:p>4.53153153153153</text:p>
              </table:table-cell>
              <table:table-cell office:value-type="float" office:value="4.23255813953488">
                <text:p>4.23255813953488</text:p>
              </table:table-cell>
              <table:table-cell office:value-type="float" office:value="1.1030701754386">
                <text:p>1.10307017543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7">
                <text:p>197</text:p>
              </table:table-cell>
              <table:table-cell office:value-type="float" office:value="4.48347107438017">
                <text:p>4.48347107438017</text:p>
              </table:table-cell>
              <table:table-cell office:value-type="float" office:value="4.53153153153153">
                <text:p>4.53153153153153</text:p>
              </table:table-cell>
              <table:table-cell office:value-type="float" office:value="4.27157894736842">
                <text:p>4.27157894736842</text:p>
              </table:table-cell>
              <table:table-cell office:value-type="float" office:value="1.1030701754386">
                <text:p>1.10307017543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8">
                <text:p>198</text:p>
              </table:table-cell>
              <table:table-cell office:value-type="float" office:value="4.70468431771894">
                <text:p>4.70468431771894</text:p>
              </table:table-cell>
              <table:table-cell office:value-type="float" office:value="4.53153153153153">
                <text:p>4.53153153153153</text:p>
              </table:table-cell>
              <table:table-cell office:value-type="float" office:value="4.29621848739496">
                <text:p>4.29621848739496</text:p>
              </table:table-cell>
              <table:table-cell office:value-type="float" office:value="1.1030701754386">
                <text:p>1.103070175438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9">
                <text:p>199</text:p>
              </table:table-cell>
              <table:table-cell office:value-type="float" office:value="4.69042769857434">
                <text:p>4.69042769857434</text:p>
              </table:table-cell>
              <table:table-cell office:value-type="float" office:value="4.53153153153153">
                <text:p>4.53153153153153</text:p>
              </table:table-cell>
              <table:table-cell office:value-type="float" office:value="4.28151260504202">
                <text:p>4.28151260504202</text:p>
              </table:table-cell>
              <table:table-cell office:value-type="float" office:value="1.1030701754386">
                <text:p>1.10307017543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00">
                <text:p>200</text:p>
              </table:table-cell>
              <table:table-cell office:value-type="float" office:value="4.64285714285714">
                <text:p>4.64285714285714</text:p>
              </table:table-cell>
              <table:table-cell office:value-type="float" office:value="4.53153153153153">
                <text:p>4.53153153153153</text:p>
              </table:table-cell>
              <table:table-cell office:value-type="float" office:value="4.25840336134454">
                <text:p>4.25840336134454</text:p>
              </table:table-cell>
              <table:table-cell office:value-type="float" office:value="1.09825327510917">
                <text:p>1.098253275109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01">
                <text:p>201</text:p>
              </table:table-cell>
              <table:table-cell office:value-type="float" office:value="4.58282208588957">
                <text:p>4.58282208588957</text:p>
              </table:table-cell>
              <table:table-cell office:value-type="float" office:value="4.53153153153153">
                <text:p>4.53153153153153</text:p>
              </table:table-cell>
              <table:table-cell office:value-type="float" office:value="4.22689075630252">
                <text:p>4.22689075630252</text:p>
              </table:table-cell>
              <table:table-cell office:value-type="float" office:value="1.09825327510917">
                <text:p>1.098253275109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2">
                <text:p>202</text:p>
              </table:table-cell>
              <table:table-cell office:value-type="float" office:value="4.57259713701431">
                <text:p>4.57259713701431</text:p>
              </table:table-cell>
              <table:table-cell office:value-type="float" office:value="4.49107142857143">
                <text:p>4.49107142857143</text:p>
              </table:table-cell>
              <table:table-cell office:value-type="float" office:value="4.21638655462185">
                <text:p>4.21638655462185</text:p>
              </table:table-cell>
              <table:table-cell office:value-type="float" office:value="1.09825327510917">
                <text:p>1.0982532751091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3">
                <text:p>203</text:p>
              </table:table-cell>
              <table:table-cell office:value-type="float" office:value="4.55010224948875">
                <text:p>4.55010224948875</text:p>
              </table:table-cell>
              <table:table-cell office:value-type="float" office:value="4.41228070175439">
                <text:p>4.41228070175439</text:p>
              </table:table-cell>
              <table:table-cell office:value-type="float" office:value="4.20964360587002">
                <text:p>4.20964360587002</text:p>
              </table:table-cell>
              <table:table-cell office:value-type="float" office:value="1.09825327510917">
                <text:p>1.0982532751091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4">
                <text:p>204</text:p>
              </table:table-cell>
              <table:table-cell office:value-type="float" office:value="4.53783231083845">
                <text:p>4.53783231083845</text:p>
              </table:table-cell>
              <table:table-cell office:value-type="float" office:value="4.41228070175439">
                <text:p>4.41228070175439</text:p>
              </table:table-cell>
              <table:table-cell office:value-type="float" office:value="4.19916142557652">
                <text:p>4.19916142557652</text:p>
              </table:table-cell>
              <table:table-cell office:value-type="float" office:value="1.09825327510917">
                <text:p>1.0982532751091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5">
                <text:p>205</text:p>
              </table:table-cell>
              <table:table-cell office:value-type="float" office:value="4.52147239263804">
                <text:p>4.52147239263804</text:p>
              </table:table-cell>
              <table:table-cell office:value-type="float" office:value="4.41228070175439">
                <text:p>4.41228070175439</text:p>
              </table:table-cell>
              <table:table-cell office:value-type="float" office:value="4.18238993710692">
                <text:p>4.18238993710692</text:p>
              </table:table-cell>
              <table:table-cell office:value-type="float" office:value="1.09825327510917">
                <text:p>1.098253275109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6">
                <text:p>206</text:p>
              </table:table-cell>
              <table:table-cell office:value-type="float" office:value="4.46311475409836">
                <text:p>4.46311475409836</text:p>
              </table:table-cell>
              <table:table-cell office:value-type="float" office:value="4.33620689655172">
                <text:p>4.33620689655172</text:p>
              </table:table-cell>
              <table:table-cell office:value-type="float" office:value="4.15932914046122">
                <text:p>4.15932914046122</text:p>
              </table:table-cell>
              <table:table-cell office:value-type="float" office:value="1.09825327510917">
                <text:p>1.0982532751091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7">
                <text:p>207</text:p>
              </table:table-cell>
              <table:table-cell office:value-type="float" office:value="4.43852459016394">
                <text:p>4.43852459016394</text:p>
              </table:table-cell>
              <table:table-cell office:value-type="float" office:value="4.2991452991453">
                <text:p>4.2991452991453</text:p>
              </table:table-cell>
              <table:table-cell office:value-type="float" office:value="4.13836477987421">
                <text:p>4.13836477987421</text:p>
              </table:table-cell>
              <table:table-cell office:value-type="float" office:value="1.09825327510917">
                <text:p>1.098253275109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8">
                <text:p>208</text:p>
              </table:table-cell>
              <table:table-cell office:value-type="float" office:value="4.38809034907598">
                <text:p>4.38809034907598</text:p>
              </table:table-cell>
              <table:table-cell office:value-type="float" office:value="4.2991452991453">
                <text:p>4.2991452991453</text:p>
              </table:table-cell>
              <table:table-cell office:value-type="float" office:value="4.11320754716981">
                <text:p>4.11320754716981</text:p>
              </table:table-cell>
              <table:table-cell office:value-type="float" office:value="1.09825327510917">
                <text:p>1.0982532751091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9">
                <text:p>209</text:p>
              </table:table-cell>
              <table:table-cell office:value-type="float" office:value="4.37371663244353">
                <text:p>4.37371663244353</text:p>
              </table:table-cell>
              <table:table-cell office:value-type="float" office:value="4.26271186440678">
                <text:p>4.26271186440678</text:p>
              </table:table-cell>
              <table:table-cell office:value-type="float" office:value="4.09853249475891">
                <text:p>4.09853249475891</text:p>
              </table:table-cell>
              <table:table-cell office:value-type="float" office:value="1.0958605664488">
                <text:p>1.095860566448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0">
                <text:p>210</text:p>
              </table:table-cell>
              <table:table-cell office:value-type="float" office:value="4.36344969199179">
                <text:p>4.36344969199179</text:p>
              </table:table-cell>
              <table:table-cell office:value-type="float" office:value="4.26271186440678">
                <text:p>4.26271186440678</text:p>
              </table:table-cell>
              <table:table-cell office:value-type="float" office:value="4.08805031446541">
                <text:p>4.08805031446541</text:p>
              </table:table-cell>
              <table:table-cell office:value-type="float" office:value="1.0958605664488">
                <text:p>1.09586056644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1">
                <text:p>211</text:p>
              </table:table-cell>
              <table:table-cell office:value-type="float" office:value="4.34086242299795">
                <text:p>4.34086242299795</text:p>
              </table:table-cell>
              <table:table-cell office:value-type="float" office:value="4.26271186440678">
                <text:p>4.26271186440678</text:p>
              </table:table-cell>
              <table:table-cell office:value-type="float" office:value="4.06708595387841">
                <text:p>4.06708595387841</text:p>
              </table:table-cell>
              <table:table-cell office:value-type="float" office:value="1.0958605664488">
                <text:p>1.09586056644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2">
                <text:p>212</text:p>
              </table:table-cell>
              <table:table-cell office:value-type="float" office:value="4.30246913580247">
                <text:p>4.30246913580247</text:p>
              </table:table-cell>
              <table:table-cell office:value-type="float" office:value="4.22689075630252">
                <text:p>4.22689075630252</text:p>
              </table:table-cell>
              <table:table-cell office:value-type="float" office:value="4.04821802935011">
                <text:p>4.04821802935011</text:p>
              </table:table-cell>
              <table:table-cell office:value-type="float" office:value="1.0958605664488">
                <text:p>1.095860566448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3">
                <text:p>213</text:p>
              </table:table-cell>
              <table:table-cell office:value-type="float" office:value="4.28189300411523">
                <text:p>4.28189300411523</text:p>
              </table:table-cell>
              <table:table-cell office:value-type="float" office:value="4.19166666666667">
                <text:p>4.19166666666667</text:p>
              </table:table-cell>
              <table:table-cell office:value-type="float" office:value="4.0272536687631">
                <text:p>4.0272536687631</text:p>
              </table:table-cell>
              <table:table-cell office:value-type="float" office:value="1.0958605664488">
                <text:p>1.095860566448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4">
                <text:p>214</text:p>
              </table:table-cell>
              <table:table-cell office:value-type="float" office:value="4.26543209876543">
                <text:p>4.26543209876543</text:p>
              </table:table-cell>
              <table:table-cell office:value-type="float" office:value="4.12295081967213">
                <text:p>4.12295081967213</text:p>
              </table:table-cell>
              <table:table-cell office:value-type="float" office:value="4.0104821802935">
                <text:p>4.0104821802935</text:p>
              </table:table-cell>
              <table:table-cell office:value-type="float" office:value="1.0958605664488">
                <text:p>1.095860566448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5">
                <text:p>215</text:p>
              </table:table-cell>
              <table:table-cell office:value-type="float" office:value="4.25102880658436">
                <text:p>4.25102880658436</text:p>
              </table:table-cell>
              <table:table-cell office:value-type="float" office:value="4.08943089430894">
                <text:p>4.08943089430894</text:p>
              </table:table-cell>
              <table:table-cell office:value-type="float" office:value="3.9958071278826">
                <text:p>3.9958071278826</text:p>
              </table:table-cell>
              <table:table-cell office:value-type="float" office:value="1.09347826086957">
                <text:p>1.0934782608695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6">
                <text:p>216</text:p>
              </table:table-cell>
              <table:table-cell office:value-type="float" office:value="4.26694045174538">
                <text:p>4.26694045174538</text:p>
              </table:table-cell>
              <table:table-cell office:value-type="float" office:value="4.05645161290323">
                <text:p>4.05645161290323</text:p>
              </table:table-cell>
              <table:table-cell office:value-type="float" office:value="3.979035639413">
                <text:p>3.979035639413</text:p>
              </table:table-cell>
              <table:table-cell office:value-type="float" office:value="1.09347826086957">
                <text:p>1.093478260869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7">
                <text:p>217</text:p>
              </table:table-cell>
              <table:table-cell office:value-type="float" office:value="4.24845995893224">
                <text:p>4.24845995893224</text:p>
              </table:table-cell>
              <table:table-cell office:value-type="float" office:value="4.024">
                <text:p>4.024</text:p>
              </table:table-cell>
              <table:table-cell office:value-type="float" office:value="3.9601677148847">
                <text:p>3.9601677148847</text:p>
              </table:table-cell>
              <table:table-cell office:value-type="float" office:value="1.09110629067245">
                <text:p>1.0911062906724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8">
                <text:p>218</text:p>
              </table:table-cell>
              <table:table-cell office:value-type="float" office:value="4.2299794661191">
                <text:p>4.2299794661191</text:p>
              </table:table-cell>
              <table:table-cell office:value-type="float" office:value="4.024">
                <text:p>4.024</text:p>
              </table:table-cell>
              <table:table-cell office:value-type="float" office:value="3.94129979035639">
                <text:p>3.94129979035639</text:p>
              </table:table-cell>
              <table:table-cell office:value-type="float" office:value="1.09110629067245">
                <text:p>1.0911062906724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9">
                <text:p>219</text:p>
              </table:table-cell>
              <table:table-cell office:value-type="float" office:value="4.21971252566735">
                <text:p>4.21971252566735</text:p>
              </table:table-cell>
              <table:table-cell office:value-type="float" office:value="4.024">
                <text:p>4.024</text:p>
              </table:table-cell>
              <table:table-cell office:value-type="float" office:value="3.93081761006289">
                <text:p>3.93081761006289</text:p>
              </table:table-cell>
              <table:table-cell office:value-type="float" office:value="1.09110629067245">
                <text:p>1.0911062906724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20">
                <text:p>220</text:p>
              </table:table-cell>
              <table:table-cell office:value-type="float" office:value="4.18930041152263">
                <text:p>4.18930041152263</text:p>
              </table:table-cell>
              <table:table-cell office:value-type="float" office:value="4.024">
                <text:p>4.024</text:p>
              </table:table-cell>
              <table:table-cell office:value-type="float" office:value="3.92243186582809">
                <text:p>3.92243186582809</text:p>
              </table:table-cell>
              <table:table-cell office:value-type="float" office:value="1.09110629067245">
                <text:p>1.0911062906724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21">
                <text:p>221</text:p>
              </table:table-cell>
              <table:table-cell office:value-type="float" office:value="4.17078189300412">
                <text:p>4.17078189300412</text:p>
              </table:table-cell>
              <table:table-cell office:value-type="float" office:value="4.024">
                <text:p>4.024</text:p>
              </table:table-cell>
              <table:table-cell office:value-type="float" office:value="3.90775681341719">
                <text:p>3.90775681341719</text:p>
              </table:table-cell>
              <table:table-cell office:value-type="float" office:value="1.09110629067245">
                <text:p>1.0911062906724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22">
                <text:p>222</text:p>
              </table:table-cell>
              <table:table-cell office:value-type="float" office:value="4.1522633744856">
                <text:p>4.1522633744856</text:p>
              </table:table-cell>
              <table:table-cell office:value-type="float" office:value="3.99206349206349">
                <text:p>3.99206349206349</text:p>
              </table:table-cell>
              <table:table-cell office:value-type="float" office:value="3.90794979079498">
                <text:p>3.90794979079498</text:p>
              </table:table-cell>
              <table:table-cell office:value-type="float" office:value="1.09110629067245">
                <text:p>1.091106290672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3">
                <text:p>223</text:p>
              </table:table-cell>
              <table:table-cell office:value-type="float" office:value="4.11134020618557">
                <text:p>4.11134020618557</text:p>
              </table:table-cell>
              <table:table-cell office:value-type="float" office:value="3.96062992125984">
                <text:p>3.96062992125984</text:p>
              </table:table-cell>
              <table:table-cell office:value-type="float" office:value="3.89539748953975">
                <text:p>3.89539748953975</text:p>
              </table:table-cell>
              <table:table-cell office:value-type="float" office:value="1.09110629067245">
                <text:p>1.0911062906724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4">
                <text:p>224</text:p>
              </table:table-cell>
              <table:table-cell office:value-type="float" office:value="4.09690721649485">
                <text:p>4.09690721649485</text:p>
              </table:table-cell>
              <table:table-cell office:value-type="float" office:value="3.96062992125984">
                <text:p>3.96062992125984</text:p>
              </table:table-cell>
              <table:table-cell office:value-type="float" office:value="3.88284518828452">
                <text:p>3.88284518828452</text:p>
              </table:table-cell>
              <table:table-cell office:value-type="float" office:value="1.09110629067245">
                <text:p>1.091106290672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5">
                <text:p>225</text:p>
              </table:table-cell>
              <table:table-cell office:value-type="float" office:value="4.08659793814433">
                <text:p>4.08659793814433</text:p>
              </table:table-cell>
              <table:table-cell office:value-type="float" office:value="3.9296875">
                <text:p>3.9296875</text:p>
              </table:table-cell>
              <table:table-cell office:value-type="float" office:value="3.87238493723849">
                <text:p>3.87238493723849</text:p>
              </table:table-cell>
              <table:table-cell office:value-type="float" office:value="1.09110629067245">
                <text:p>1.0911062906724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6">
                <text:p>226</text:p>
              </table:table-cell>
              <table:table-cell office:value-type="float" office:value="4.07010309278351">
                <text:p>4.07010309278351</text:p>
              </table:table-cell>
              <table:table-cell office:value-type="float" office:value="3.9296875">
                <text:p>3.9296875</text:p>
              </table:table-cell>
              <table:table-cell office:value-type="float" office:value="3.85564853556485">
                <text:p>3.85564853556485</text:p>
              </table:table-cell>
              <table:table-cell office:value-type="float" office:value="1.09110629067245">
                <text:p>1.0911062906724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7">
                <text:p>227</text:p>
              </table:table-cell>
              <table:table-cell office:value-type="float" office:value="4.03711340206186">
                <text:p>4.03711340206186</text:p>
              </table:table-cell>
              <table:table-cell office:value-type="float" office:value="3.86923076923077">
                <text:p>3.86923076923077</text:p>
              </table:table-cell>
              <table:table-cell office:value-type="float" office:value="3.82426778242678">
                <text:p>3.82426778242678</text:p>
              </table:table-cell>
              <table:table-cell office:value-type="float" office:value="1.09110629067245">
                <text:p>1.0911062906724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8">
                <text:p>228</text:p>
              </table:table-cell>
              <table:table-cell office:value-type="float" office:value="4.03298969072165">
                <text:p>4.03298969072165</text:p>
              </table:table-cell>
              <table:table-cell office:value-type="float" office:value="3.86923076923077">
                <text:p>3.86923076923077</text:p>
              </table:table-cell>
              <table:table-cell office:value-type="float" office:value="3.82008368200837">
                <text:p>3.82008368200837</text:p>
              </table:table-cell>
              <table:table-cell office:value-type="float" office:value="1.09110629067245">
                <text:p>1.0911062906724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9">
                <text:p>229</text:p>
              </table:table-cell>
              <table:table-cell office:value-type="float" office:value="3.9896694214876">
                <text:p>3.9896694214876</text:p>
              </table:table-cell>
              <table:table-cell office:value-type="float" office:value="3.83969465648855">
                <text:p>3.83969465648855</text:p>
              </table:table-cell>
              <table:table-cell office:value-type="float" office:value="3.80753138075314">
                <text:p>3.80753138075314</text:p>
              </table:table-cell>
              <table:table-cell office:value-type="float" office:value="1.08874458874459">
                <text:p>1.088744588744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0">
                <text:p>230</text:p>
              </table:table-cell>
              <table:table-cell office:value-type="float" office:value="3.98347107438017">
                <text:p>3.98347107438017</text:p>
              </table:table-cell>
              <table:table-cell office:value-type="float" office:value="3.83969465648855">
                <text:p>3.83969465648855</text:p>
              </table:table-cell>
              <table:table-cell office:value-type="float" office:value="3.80125523012552">
                <text:p>3.80125523012552</text:p>
              </table:table-cell>
              <table:table-cell office:value-type="float" office:value="1.08874458874459">
                <text:p>1.0887445887445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31">
                <text:p>231</text:p>
              </table:table-cell>
              <table:table-cell office:value-type="float" office:value="3.97107438016529">
                <text:p>3.97107438016529</text:p>
              </table:table-cell>
              <table:table-cell office:value-type="float" office:value="3.83969465648855">
                <text:p>3.83969465648855</text:p>
              </table:table-cell>
              <table:table-cell office:value-type="float" office:value="3.78870292887029">
                <text:p>3.78870292887029</text:p>
              </table:table-cell>
              <table:table-cell office:value-type="float" office:value="1.08874458874459">
                <text:p>1.0887445887445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32">
                <text:p>232</text:p>
              </table:table-cell>
              <table:table-cell office:value-type="float" office:value="3.95661157024793">
                <text:p>3.95661157024793</text:p>
              </table:table-cell>
              <table:table-cell office:value-type="float" office:value="3.81060606060606">
                <text:p>3.81060606060606</text:p>
              </table:table-cell>
              <table:table-cell office:value-type="float" office:value="3.77405857740586">
                <text:p>3.77405857740586</text:p>
              </table:table-cell>
              <table:table-cell office:value-type="float" office:value="1.08874458874459">
                <text:p>1.0887445887445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3">
                <text:p>233</text:p>
              </table:table-cell>
              <table:table-cell office:value-type="float" office:value="3.9400826446281">
                <text:p>3.9400826446281</text:p>
              </table:table-cell>
              <table:table-cell office:value-type="float" office:value="3.78195488721804">
                <text:p>3.78195488721804</text:p>
              </table:table-cell>
              <table:table-cell office:value-type="float" office:value="3.75732217573222">
                <text:p>3.75732217573222</text:p>
              </table:table-cell>
              <table:table-cell office:value-type="float" office:value="1.08874458874459">
                <text:p>1.0887445887445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4">
                <text:p>234</text:p>
              </table:table-cell>
              <table:table-cell office:value-type="float" office:value="3.93595041322314">
                <text:p>3.93595041322314</text:p>
              </table:table-cell>
              <table:table-cell office:value-type="float" office:value="3.78195488721804">
                <text:p>3.78195488721804</text:p>
              </table:table-cell>
              <table:table-cell office:value-type="float" office:value="3.75313807531381">
                <text:p>3.75313807531381</text:p>
              </table:table-cell>
              <table:table-cell office:value-type="float" office:value="1.08874458874459">
                <text:p>1.08874458874459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5">
                <text:p>235</text:p>
              </table:table-cell>
              <table:table-cell office:value-type="float" office:value="3.92148760330579">
                <text:p>3.92148760330579</text:p>
              </table:table-cell>
              <table:table-cell office:value-type="float" office:value="3.78195488721804">
                <text:p>3.78195488721804</text:p>
              </table:table-cell>
              <table:table-cell office:value-type="float" office:value="3.74058577405858">
                <text:p>3.74058577405858</text:p>
              </table:table-cell>
              <table:table-cell office:value-type="float" office:value="1.08874458874459">
                <text:p>1.0887445887445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6">
                <text:p>236</text:p>
              </table:table-cell>
              <table:table-cell office:value-type="float" office:value="3.87370600414079">
                <text:p>3.87370600414079</text:p>
              </table:table-cell>
              <table:table-cell office:value-type="float" office:value="3.75373134328358">
                <text:p>3.75373134328358</text:p>
              </table:table-cell>
              <table:table-cell office:value-type="float" office:value="3.71966527196653">
                <text:p>3.71966527196653</text:p>
              </table:table-cell>
              <table:table-cell office:value-type="float" office:value="1.08874458874459">
                <text:p>1.0887445887445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7">
                <text:p>237</text:p>
              </table:table-cell>
              <table:table-cell office:value-type="float" office:value="3.85300207039337">
                <text:p>3.85300207039337</text:p>
              </table:table-cell>
              <table:table-cell office:value-type="float" office:value="3.72592592592593">
                <text:p>3.72592592592593</text:p>
              </table:table-cell>
              <table:table-cell office:value-type="float" office:value="3.69874476987448">
                <text:p>3.69874476987448</text:p>
              </table:table-cell>
              <table:table-cell office:value-type="float" office:value="1.08874458874459">
                <text:p>1.0887445887445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8">
                <text:p>238</text:p>
              </table:table-cell>
              <table:table-cell office:value-type="float" office:value="3.8343685300207">
                <text:p>3.8343685300207</text:p>
              </table:table-cell>
              <table:table-cell office:value-type="float" office:value="3.67153284671533">
                <text:p>3.67153284671533</text:p>
              </table:table-cell>
              <table:table-cell office:value-type="float" office:value="3.67991631799163">
                <text:p>3.67991631799163</text:p>
              </table:table-cell>
              <table:table-cell office:value-type="float" office:value="1.08874458874459">
                <text:p>1.0887445887445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9">
                <text:p>239</text:p>
              </table:table-cell>
              <table:table-cell office:value-type="float" office:value="3.82608695652174">
                <text:p>3.82608695652174</text:p>
              </table:table-cell>
              <table:table-cell office:value-type="float" office:value="3.67153284671533">
                <text:p>3.67153284671533</text:p>
              </table:table-cell>
              <table:table-cell office:value-type="float" office:value="3.67364016736402">
                <text:p>3.67364016736402</text:p>
              </table:table-cell>
              <table:table-cell office:value-type="float" office:value="1.08874458874459">
                <text:p>1.0887445887445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40">
                <text:p>240</text:p>
              </table:table-cell>
              <table:table-cell office:value-type="float" office:value="3.81159420289855">
                <text:p>3.81159420289855</text:p>
              </table:table-cell>
              <table:table-cell office:value-type="float" office:value="3.64492753623188">
                <text:p>3.64492753623188</text:p>
              </table:table-cell>
              <table:table-cell office:value-type="float" office:value="3.65899581589958">
                <text:p>3.65899581589958</text:p>
              </table:table-cell>
              <table:table-cell office:value-type="float" office:value="1.08874458874459">
                <text:p>1.088744588744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41">
                <text:p>241</text:p>
              </table:table-cell>
              <table:table-cell office:value-type="float" office:value="3.8639175257732">
                <text:p>3.8639175257732</text:p>
              </table:table-cell>
              <table:table-cell office:value-type="float" office:value="3.64492753623188">
                <text:p>3.64492753623188</text:p>
              </table:table-cell>
              <table:table-cell office:value-type="float" office:value="3.68058455114823">
                <text:p>3.68058455114823</text:p>
              </table:table-cell>
              <table:table-cell office:value-type="float" office:value="1.08874458874459">
                <text:p>1.0887445887445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2">
                <text:p>242</text:p>
              </table:table-cell>
              <table:table-cell office:value-type="float" office:value="3.84123711340206">
                <text:p>3.84123711340206</text:p>
              </table:table-cell>
              <table:table-cell office:value-type="float" office:value="3.59285714285714">
                <text:p>3.59285714285714</text:p>
              </table:table-cell>
              <table:table-cell office:value-type="float" office:value="3.66597077244259">
                <text:p>3.66597077244259</text:p>
              </table:table-cell>
              <table:table-cell office:value-type="float" office:value="1.08874458874459">
                <text:p>1.0887445887445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3">
                <text:p>243</text:p>
              </table:table-cell>
              <table:table-cell office:value-type="float" office:value="3.83092783505155">
                <text:p>3.83092783505155</text:p>
              </table:table-cell>
              <table:table-cell office:value-type="float" office:value="3.56737588652482">
                <text:p>3.56737588652482</text:p>
              </table:table-cell>
              <table:table-cell office:value-type="float" office:value="3.65553235908142">
                <text:p>3.65553235908142</text:p>
              </table:table-cell>
              <table:table-cell office:value-type="float" office:value="1.08874458874459">
                <text:p>1.0887445887445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4">
                <text:p>244</text:p>
              </table:table-cell>
              <table:table-cell office:value-type="float" office:value="3.81443298969072">
                <text:p>3.81443298969072</text:p>
              </table:table-cell>
              <table:table-cell office:value-type="float" office:value="3.56737588652482">
                <text:p>3.56737588652482</text:p>
              </table:table-cell>
              <table:table-cell office:value-type="float" office:value="3.63883089770355">
                <text:p>3.63883089770355</text:p>
              </table:table-cell>
              <table:table-cell office:value-type="float" office:value="1.08639308855292">
                <text:p>1.086393088552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5">
                <text:p>245</text:p>
              </table:table-cell>
              <table:table-cell office:value-type="float" office:value="3.8">
                <text:p>3.8</text:p>
              </table:table-cell>
              <table:table-cell office:value-type="float" office:value="3.56737588652482">
                <text:p>3.56737588652482</text:p>
              </table:table-cell>
              <table:table-cell office:value-type="float" office:value="3.62421711899791">
                <text:p>3.62421711899791</text:p>
              </table:table-cell>
              <table:table-cell office:value-type="float" office:value="1.08639308855292">
                <text:p>1.0863930885529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6">
                <text:p>246</text:p>
              </table:table-cell>
              <table:table-cell office:value-type="float" office:value="3.75826446280992">
                <text:p>3.75826446280992</text:p>
              </table:table-cell>
              <table:table-cell office:value-type="float" office:value="3.56737588652482">
                <text:p>3.56737588652482</text:p>
              </table:table-cell>
              <table:table-cell office:value-type="float" office:value="3.61169102296451">
                <text:p>3.61169102296451</text:p>
              </table:table-cell>
              <table:table-cell office:value-type="float" office:value="1.08639308855292">
                <text:p>1.0863930885529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7">
                <text:p>247</text:p>
              </table:table-cell>
              <table:table-cell office:value-type="float" office:value="3.75">
                <text:p>3.75</text:p>
              </table:table-cell>
              <table:table-cell office:value-type="float" office:value="3.54225352112676">
                <text:p>3.54225352112676</text:p>
              </table:table-cell>
              <table:table-cell office:value-type="float" office:value="3.60334029227557">
                <text:p>3.60334029227557</text:p>
              </table:table-cell>
              <table:table-cell office:value-type="float" office:value="1.08639308855292">
                <text:p>1.0863930885529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8">
                <text:p>248</text:p>
              </table:table-cell>
              <table:table-cell office:value-type="float" office:value="3.73140495867769">
                <text:p>3.73140495867769</text:p>
              </table:table-cell>
              <table:table-cell office:value-type="float" office:value="3.51748251748252">
                <text:p>3.51748251748252</text:p>
              </table:table-cell>
              <table:table-cell office:value-type="float" office:value="3.58455114822547">
                <text:p>3.58455114822547</text:p>
              </table:table-cell>
              <table:table-cell office:value-type="float" office:value="1.08405172413793">
                <text:p>1.084051724137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9">
                <text:p>249</text:p>
              </table:table-cell>
              <table:table-cell office:value-type="float" office:value="3.72314049586777">
                <text:p>3.72314049586777</text:p>
              </table:table-cell>
              <table:table-cell office:value-type="float" office:value="3.49305555555556">
                <text:p>3.49305555555556</text:p>
              </table:table-cell>
              <table:table-cell office:value-type="float" office:value="3.57620041753653">
                <text:p>3.57620041753653</text:p>
              </table:table-cell>
              <table:table-cell office:value-type="float" office:value="1.08405172413793">
                <text:p>1.0840517241379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50">
                <text:p>250</text:p>
              </table:table-cell>
              <table:table-cell office:value-type="float" office:value="3.71280991735537">
                <text:p>3.71280991735537</text:p>
              </table:table-cell>
              <table:table-cell office:value-type="float" office:value="3.49305555555556">
                <text:p>3.49305555555556</text:p>
              </table:table-cell>
              <table:table-cell office:value-type="float" office:value="3.56576200417537">
                <text:p>3.56576200417537</text:p>
              </table:table-cell>
              <table:table-cell office:value-type="float" office:value="1.08405172413793">
                <text:p>1.0840517241379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51">
                <text:p>251</text:p>
              </table:table-cell>
              <table:table-cell office:value-type="float" office:value="3.7004132231405">
                <text:p>3.7004132231405</text:p>
              </table:table-cell>
              <table:table-cell office:value-type="float" office:value="3.49305555555556">
                <text:p>3.49305555555556</text:p>
              </table:table-cell>
              <table:table-cell office:value-type="float" office:value="3.55323590814196">
                <text:p>3.55323590814196</text:p>
              </table:table-cell>
              <table:table-cell office:value-type="float" office:value="1.08405172413793">
                <text:p>1.084051724137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52">
                <text:p>252</text:p>
              </table:table-cell>
              <table:table-cell office:value-type="float" office:value="3.6797520661157">
                <text:p>3.6797520661157</text:p>
              </table:table-cell>
              <table:table-cell office:value-type="float" office:value="3.46896551724138">
                <text:p>3.46896551724138</text:p>
              </table:table-cell>
              <table:table-cell office:value-type="float" office:value="3.53444676409186">
                <text:p>3.53444676409186</text:p>
              </table:table-cell>
              <table:table-cell office:value-type="float" office:value="1.08405172413793">
                <text:p>1.084051724137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3">
                <text:p>253</text:p>
              </table:table-cell>
              <table:table-cell office:value-type="float" office:value="3.66115702479339">
                <text:p>3.66115702479339</text:p>
              </table:table-cell>
              <table:table-cell office:value-type="float" office:value="3.44520547945205">
                <text:p>3.44520547945205</text:p>
              </table:table-cell>
              <table:table-cell office:value-type="float" office:value="3.51565762004175">
                <text:p>3.51565762004175</text:p>
              </table:table-cell>
              <table:table-cell office:value-type="float" office:value="1.08405172413793">
                <text:p>1.084051724137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4">
                <text:p>254</text:p>
              </table:table-cell>
              <table:table-cell office:value-type="float" office:value="3.64462809917355">
                <text:p>3.64462809917355</text:p>
              </table:table-cell>
              <table:table-cell office:value-type="float" office:value="3.44520547945205">
                <text:p>3.44520547945205</text:p>
              </table:table-cell>
              <table:table-cell office:value-type="float" office:value="3.50104384133612">
                <text:p>3.50104384133612</text:p>
              </table:table-cell>
              <table:table-cell office:value-type="float" office:value="1.08405172413793">
                <text:p>1.0840517241379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5">
                <text:p>255</text:p>
              </table:table-cell>
              <table:table-cell office:value-type="float" office:value="3.63223140495868">
                <text:p>3.63223140495868</text:p>
              </table:table-cell>
              <table:table-cell office:value-type="float" office:value="3.42176870748299">
                <text:p>3.42176870748299</text:p>
              </table:table-cell>
              <table:table-cell office:value-type="float" office:value="3.48851774530271">
                <text:p>3.48851774530271</text:p>
              </table:table-cell>
              <table:table-cell office:value-type="float" office:value="1.08405172413793">
                <text:p>1.0840517241379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6">
                <text:p>256</text:p>
              </table:table-cell>
              <table:table-cell office:value-type="float" office:value="3.62396694214876">
                <text:p>3.62396694214876</text:p>
              </table:table-cell>
              <table:table-cell office:value-type="float" office:value="3.39864864864865">
                <text:p>3.39864864864865</text:p>
              </table:table-cell>
              <table:table-cell office:value-type="float" office:value="3.48016701461378">
                <text:p>3.48016701461378</text:p>
              </table:table-cell>
              <table:table-cell office:value-type="float" office:value="1.08405172413793">
                <text:p>1.084051724137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7">
                <text:p>257</text:p>
              </table:table-cell>
              <table:table-cell office:value-type="float" office:value="3.60537190082645">
                <text:p>3.60537190082645</text:p>
              </table:table-cell>
              <table:table-cell office:value-type="float" office:value="3.35333333333333">
                <text:p>3.35333333333333</text:p>
              </table:table-cell>
              <table:table-cell office:value-type="float" office:value="3.46137787056367">
                <text:p>3.46137787056367</text:p>
              </table:table-cell>
              <table:table-cell office:value-type="float" office:value="1.08405172413793">
                <text:p>1.0840517241379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8">
                <text:p>258</text:p>
              </table:table-cell>
              <table:table-cell office:value-type="float" office:value="3.58677685950413">
                <text:p>3.58677685950413</text:p>
              </table:table-cell>
              <table:table-cell office:value-type="float" office:value="3.30921052631579">
                <text:p>3.30921052631579</text:p>
              </table:table-cell>
              <table:table-cell office:value-type="float" office:value="3.4446764091858">
                <text:p>3.4446764091858</text:p>
              </table:table-cell>
              <table:table-cell office:value-type="float" office:value="1.08405172413793">
                <text:p>1.0840517241379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9">
                <text:p>259</text:p>
              </table:table-cell>
              <table:table-cell office:value-type="float" office:value="3.62757201646091">
                <text:p>3.62757201646091</text:p>
              </table:table-cell>
              <table:table-cell office:value-type="float" office:value="3.30921052631579">
                <text:p>3.30921052631579</text:p>
              </table:table-cell>
              <table:table-cell office:value-type="float" office:value="3.33473684210526">
                <text:p>3.33473684210526</text:p>
              </table:table-cell>
              <table:table-cell office:value-type="float" office:value="1.08405172413793">
                <text:p>1.0840517241379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60">
                <text:p>260</text:p>
              </table:table-cell>
              <table:table-cell office:value-type="float" office:value="3.58969072164948">
                <text:p>3.58969072164948</text:p>
              </table:table-cell>
              <table:table-cell office:value-type="float" office:value="3.30921052631579">
                <text:p>3.30921052631579</text:p>
              </table:table-cell>
              <table:table-cell office:value-type="float" office:value="3.34663865546218">
                <text:p>3.34663865546218</text:p>
              </table:table-cell>
              <table:table-cell office:value-type="float" office:value="1.08405172413793">
                <text:p>1.0840517241379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61">
                <text:p>261</text:p>
              </table:table-cell>
              <table:table-cell office:value-type="float" office:value="3.57938144329897">
                <text:p>3.57938144329897</text:p>
              </table:table-cell>
              <table:table-cell office:value-type="float" office:value="3.30921052631579">
                <text:p>3.30921052631579</text:p>
              </table:table-cell>
              <table:table-cell office:value-type="float" office:value="3.33613445378151">
                <text:p>3.33613445378151</text:p>
              </table:table-cell>
              <table:table-cell office:value-type="float" office:value="1.08405172413793">
                <text:p>1.0840517241379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62">
                <text:p>262</text:p>
              </table:table-cell>
              <table:table-cell office:value-type="float" office:value="3.56494845360825">
                <text:p>3.56494845360825</text:p>
              </table:table-cell>
              <table:table-cell office:value-type="float" office:value="3.24516129032258">
                <text:p>3.24516129032258</text:p>
              </table:table-cell>
              <table:table-cell office:value-type="float" office:value="3.32352941176471">
                <text:p>3.32352941176471</text:p>
              </table:table-cell>
              <table:table-cell office:value-type="float" office:value="1.08405172413793">
                <text:p>1.0840517241379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3">
                <text:p>263</text:p>
              </table:table-cell>
              <table:table-cell office:value-type="float" office:value="3.54845360824742">
                <text:p>3.54845360824742</text:p>
              </table:table-cell>
              <table:table-cell office:value-type="float" office:value="3.24516129032258">
                <text:p>3.24516129032258</text:p>
              </table:table-cell>
              <table:table-cell office:value-type="float" office:value="3.30672268907563">
                <text:p>3.30672268907563</text:p>
              </table:table-cell>
              <table:table-cell office:value-type="float" office:value="1.08405172413793">
                <text:p>1.0840517241379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4">
                <text:p>264</text:p>
              </table:table-cell>
              <table:table-cell office:value-type="float" office:value="3.54020618556701">
                <text:p>3.54020618556701</text:p>
              </table:table-cell>
              <table:table-cell office:value-type="float" office:value="3.22435897435897">
                <text:p>3.22435897435897</text:p>
              </table:table-cell>
              <table:table-cell office:value-type="float" office:value="3.29831932773109">
                <text:p>3.29831932773109</text:p>
              </table:table-cell>
              <table:table-cell office:value-type="float" office:value="1.08405172413793">
                <text:p>1.0840517241379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5">
                <text:p>265</text:p>
              </table:table-cell>
              <table:table-cell office:value-type="float" office:value="3.52783505154639">
                <text:p>3.52783505154639</text:p>
              </table:table-cell>
              <table:table-cell office:value-type="float" office:value="3.18354430379747">
                <text:p>3.18354430379747</text:p>
              </table:table-cell>
              <table:table-cell office:value-type="float" office:value="3.28781512605042">
                <text:p>3.28781512605042</text:p>
              </table:table-cell>
              <table:table-cell office:value-type="float" office:value="1.08405172413793">
                <text:p>1.0840517241379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6">
                <text:p>266</text:p>
              </table:table-cell>
              <table:table-cell office:value-type="float" office:value="3.55144032921811">
                <text:p>3.55144032921811</text:p>
              </table:table-cell>
              <table:table-cell office:value-type="float" office:value="3.18354430379747">
                <text:p>3.18354430379747</text:p>
              </table:table-cell>
              <table:table-cell office:value-type="float" office:value="3.31027253668763">
                <text:p>3.31027253668763</text:p>
              </table:table-cell>
              <table:table-cell office:value-type="float" office:value="1.08405172413793">
                <text:p>1.084051724137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7">
                <text:p>267</text:p>
              </table:table-cell>
              <table:table-cell office:value-type="float" office:value="3.53086419753086">
                <text:p>3.53086419753086</text:p>
              </table:table-cell>
              <table:table-cell office:value-type="float" office:value="3.18354430379747">
                <text:p>3.18354430379747</text:p>
              </table:table-cell>
              <table:table-cell office:value-type="float" office:value="3.29140461215933">
                <text:p>3.29140461215933</text:p>
              </table:table-cell>
              <table:table-cell office:value-type="float" office:value="1.08405172413793">
                <text:p>1.0840517241379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8">
                <text:p>268</text:p>
              </table:table-cell>
              <table:table-cell office:value-type="float" office:value="3.51851851851852">
                <text:p>3.51851851851852</text:p>
              </table:table-cell>
              <table:table-cell office:value-type="float" office:value="3.16352201257862">
                <text:p>3.16352201257862</text:p>
              </table:table-cell>
              <table:table-cell office:value-type="float" office:value="3.27882599580713">
                <text:p>3.27882599580713</text:p>
              </table:table-cell>
              <table:table-cell office:value-type="float" office:value="1.08405172413793">
                <text:p>1.084051724137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9">
                <text:p>269</text:p>
              </table:table-cell>
              <table:table-cell office:value-type="float" office:value="3.51028806584362">
                <text:p>3.51028806584362</text:p>
              </table:table-cell>
              <table:table-cell office:value-type="float" office:value="3.16352201257862">
                <text:p>3.16352201257862</text:p>
              </table:table-cell>
              <table:table-cell office:value-type="float" office:value="3.27253668763103">
                <text:p>3.27253668763103</text:p>
              </table:table-cell>
              <table:table-cell office:value-type="float" office:value="1.08172043010753">
                <text:p>1.0817204301075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70">
                <text:p>270</text:p>
              </table:table-cell>
              <table:table-cell office:value-type="float" office:value="3.50924024640657">
                <text:p>3.50924024640657</text:p>
              </table:table-cell>
              <table:table-cell office:value-type="float" office:value="3.14375">
                <text:p>3.14375</text:p>
              </table:table-cell>
              <table:table-cell office:value-type="float" office:value="3.24737945492662">
                <text:p>3.24737945492662</text:p>
              </table:table-cell>
              <table:table-cell office:value-type="float" office:value="1.08172043010753">
                <text:p>1.081720430107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71">
                <text:p>271</text:p>
              </table:table-cell>
              <table:table-cell office:value-type="float" office:value="3.48254620123203">
                <text:p>3.48254620123203</text:p>
              </table:table-cell>
              <table:table-cell office:value-type="float" office:value="3.08588957055215">
                <text:p>3.08588957055215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1.08172043010753">
                <text:p>1.081720430107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72">
                <text:p>272</text:p>
              </table:table-cell>
              <table:table-cell office:value-type="float" office:value="3.47022587268994">
                <text:p>3.47022587268994</text:p>
              </table:table-cell>
              <table:table-cell office:value-type="float" office:value="3.06707317073171">
                <text:p>3.06707317073171</text:p>
              </table:table-cell>
              <table:table-cell office:value-type="float" office:value="3.20964360587002">
                <text:p>3.20964360587002</text:p>
              </table:table-cell>
              <table:table-cell office:value-type="float" office:value="1.08172043010753">
                <text:p>1.081720430107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3">
                <text:p>273</text:p>
              </table:table-cell>
              <table:table-cell office:value-type="float" office:value="3.46817248459959">
                <text:p>3.46817248459959</text:p>
              </table:table-cell>
              <table:table-cell office:value-type="float" office:value="3.06707317073171">
                <text:p>3.06707317073171</text:p>
              </table:table-cell>
              <table:table-cell office:value-type="float" office:value="3.20754716981132">
                <text:p>3.20754716981132</text:p>
              </table:table-cell>
              <table:table-cell office:value-type="float" office:value="1.08172043010753">
                <text:p>1.081720430107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4">
                <text:p>274</text:p>
              </table:table-cell>
              <table:table-cell office:value-type="float" office:value="3.45790554414784">
                <text:p>3.45790554414784</text:p>
              </table:table-cell>
              <table:table-cell office:value-type="float" office:value="3.04848484848485">
                <text:p>3.04848484848485</text:p>
              </table:table-cell>
              <table:table-cell office:value-type="float" office:value="3.19706498951782">
                <text:p>3.19706498951782</text:p>
              </table:table-cell>
              <table:table-cell office:value-type="float" office:value="1.08172043010753">
                <text:p>1.081720430107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5">
                <text:p>275</text:p>
              </table:table-cell>
              <table:table-cell office:value-type="float" office:value="3.4476386036961">
                <text:p>3.4476386036961</text:p>
              </table:table-cell>
              <table:table-cell office:value-type="float" office:value="3.04848484848485">
                <text:p>3.04848484848485</text:p>
              </table:table-cell>
              <table:table-cell office:value-type="float" office:value="3.18658280922432">
                <text:p>3.18658280922432</text:p>
              </table:table-cell>
              <table:table-cell office:value-type="float" office:value="1.08172043010753">
                <text:p>1.0817204301075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6">
                <text:p>276</text:p>
              </table:table-cell>
              <table:table-cell office:value-type="float" office:value="3.435318275154">
                <text:p>3.435318275154</text:p>
              </table:table-cell>
              <table:table-cell office:value-type="float" office:value="3.03012048192771">
                <text:p>3.03012048192771</text:p>
              </table:table-cell>
              <table:table-cell office:value-type="float" office:value="3.17400419287212">
                <text:p>3.17400419287212</text:p>
              </table:table-cell>
              <table:table-cell office:value-type="float" office:value="1.08172043010753">
                <text:p>1.0817204301075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7">
                <text:p>277</text:p>
              </table:table-cell>
              <table:table-cell office:value-type="float" office:value="3.41683778234086">
                <text:p>3.41683778234086</text:p>
              </table:table-cell>
              <table:table-cell office:value-type="float" office:value="2.97633136094675">
                <text:p>2.97633136094675</text:p>
              </table:table-cell>
              <table:table-cell office:value-type="float" office:value="3.15513626834382">
                <text:p>3.15513626834382</text:p>
              </table:table-cell>
              <table:table-cell office:value-type="float" office:value="1.08172043010753">
                <text:p>1.0817204301075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8">
                <text:p>278</text:p>
              </table:table-cell>
              <table:table-cell office:value-type="float" office:value="3.41598360655738">
                <text:p>3.41598360655738</text:p>
              </table:table-cell>
              <table:table-cell office:value-type="float" office:value="2.97633136094675">
                <text:p>2.97633136094675</text:p>
              </table:table-cell>
              <table:table-cell office:value-type="float" office:value="3.14046121593291">
                <text:p>3.14046121593291</text:p>
              </table:table-cell>
              <table:table-cell office:value-type="float" office:value="1.08172043010753">
                <text:p>1.0817204301075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9">
                <text:p>279</text:p>
              </table:table-cell>
              <table:table-cell office:value-type="float" office:value="3.41188524590164">
                <text:p>3.41188524590164</text:p>
              </table:table-cell>
              <table:table-cell office:value-type="float" office:value="2.97633136094675">
                <text:p>2.97633136094675</text:p>
              </table:table-cell>
              <table:table-cell office:value-type="float" office:value="3.13626834381551">
                <text:p>3.13626834381551</text:p>
              </table:table-cell>
              <table:table-cell office:value-type="float" office:value="1.08172043010753">
                <text:p>1.081720430107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80">
                <text:p>280</text:p>
              </table:table-cell>
              <table:table-cell office:value-type="float" office:value="3.40163934426229">
                <text:p>3.40163934426229</text:p>
              </table:table-cell>
              <table:table-cell office:value-type="float" office:value="2.95882352941176">
                <text:p>2.95882352941176</text:p>
              </table:table-cell>
              <table:table-cell office:value-type="float" office:value="3.12578616352201">
                <text:p>3.12578616352201</text:p>
              </table:table-cell>
              <table:table-cell office:value-type="float" office:value="1.08172043010753">
                <text:p>1.0817204301075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81">
                <text:p>281</text:p>
              </table:table-cell>
              <table:table-cell office:value-type="float" office:value="3.38524590163934">
                <text:p>3.38524590163934</text:p>
              </table:table-cell>
              <table:table-cell office:value-type="float" office:value="2.95882352941176">
                <text:p>2.95882352941176</text:p>
              </table:table-cell>
              <table:table-cell office:value-type="float" office:value="3.11320754716981">
                <text:p>3.11320754716981</text:p>
              </table:table-cell>
              <table:table-cell office:value-type="float" office:value="1.0793991416309">
                <text:p>1.07939914163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82">
                <text:p>282</text:p>
              </table:table-cell>
              <table:table-cell office:value-type="float" office:value="3.34496919917864">
                <text:p>3.34496919917864</text:p>
              </table:table-cell>
              <table:table-cell office:value-type="float" office:value="2.94152046783626">
                <text:p>2.94152046783626</text:p>
              </table:table-cell>
              <table:table-cell office:value-type="float" office:value="3.09643605870021">
                <text:p>3.09643605870021</text:p>
              </table:table-cell>
              <table:table-cell office:value-type="float" office:value="1.0793991416309">
                <text:p>1.079399141630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3">
                <text:p>283</text:p>
              </table:table-cell>
              <table:table-cell office:value-type="float" office:value="3.3264887063655">
                <text:p>3.3264887063655</text:p>
              </table:table-cell>
              <table:table-cell office:value-type="float" office:value="2.92441860465116">
                <text:p>2.92441860465116</text:p>
              </table:table-cell>
              <table:table-cell office:value-type="float" office:value="3.07756813417191">
                <text:p>3.07756813417191</text:p>
              </table:table-cell>
              <table:table-cell office:value-type="float" office:value="1.0793991416309">
                <text:p>1.079399141630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4">
                <text:p>284</text:p>
              </table:table-cell>
              <table:table-cell office:value-type="float" office:value="3.31622176591376">
                <text:p>3.31622176591376</text:p>
              </table:table-cell>
              <table:table-cell office:value-type="float" office:value="2.90751445086705">
                <text:p>2.90751445086705</text:p>
              </table:table-cell>
              <table:table-cell office:value-type="float" office:value="3.06708595387841">
                <text:p>3.06708595387841</text:p>
              </table:table-cell>
              <table:table-cell office:value-type="float" office:value="1.07708779443255">
                <text:p>1.0770877944325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5">
                <text:p>285</text:p>
              </table:table-cell>
              <table:table-cell office:value-type="float" office:value="3.29979466119096">
                <text:p>3.29979466119096</text:p>
              </table:table-cell>
              <table:table-cell office:value-type="float" office:value="2.89080459770115">
                <text:p>2.89080459770115</text:p>
              </table:table-cell>
              <table:table-cell office:value-type="float" office:value="3.0503144654088">
                <text:p>3.0503144654088</text:p>
              </table:table-cell>
              <table:table-cell office:value-type="float" office:value="1.07708779443255">
                <text:p>1.0770877944325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6">
                <text:p>286</text:p>
              </table:table-cell>
              <table:table-cell office:value-type="float" office:value="3.24536082474227">
                <text:p>3.24536082474227</text:p>
              </table:table-cell>
              <table:table-cell office:value-type="float" office:value="2.87428571428571">
                <text:p>2.87428571428571</text:p>
              </table:table-cell>
              <table:table-cell office:value-type="float" office:value="3.0377358490566">
                <text:p>3.0377358490566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7">
                <text:p>287</text:p>
              </table:table-cell>
              <table:table-cell office:value-type="float" office:value="3.23711340206186">
                <text:p>3.23711340206186</text:p>
              </table:table-cell>
              <table:table-cell office:value-type="float" office:value="2.87428571428571">
                <text:p>2.87428571428571</text:p>
              </table:table-cell>
              <table:table-cell office:value-type="float" office:value="3.0293501048218">
                <text:p>3.0293501048218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8">
                <text:p>288</text:p>
              </table:table-cell>
              <table:table-cell office:value-type="float" office:value="3.21855670103093">
                <text:p>3.21855670103093</text:p>
              </table:table-cell>
              <table:table-cell office:value-type="float" office:value="2.82584269662921">
                <text:p>2.82584269662921</text:p>
              </table:table-cell>
              <table:table-cell office:value-type="float" office:value="3.0104821802935">
                <text:p>3.0104821802935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9">
                <text:p>289</text:p>
              </table:table-cell>
              <table:table-cell office:value-type="float" office:value="3.20824742268041">
                <text:p>3.20824742268041</text:p>
              </table:table-cell>
              <table:table-cell office:value-type="float" office:value="2.81005586592179">
                <text:p>2.81005586592179</text:p>
              </table:table-cell>
              <table:table-cell office:value-type="float" office:value="3">
                <text:p>3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90">
                <text:p>290</text:p>
              </table:table-cell>
              <table:table-cell office:value-type="float" office:value="3.19381443298969">
                <text:p>3.19381443298969</text:p>
              </table:table-cell>
              <table:table-cell office:value-type="float" office:value="2.79444444444444">
                <text:p>2.79444444444444</text:p>
              </table:table-cell>
              <table:table-cell office:value-type="float" office:value="2.9853249475891">
                <text:p>2.9853249475891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91">
                <text:p>291</text:p>
              </table:table-cell>
              <table:table-cell office:value-type="float" office:value="3.16735537190083">
                <text:p>3.16735537190083</text:p>
              </table:table-cell>
              <table:table-cell office:value-type="float" office:value="2.79444444444444">
                <text:p>2.79444444444444</text:p>
              </table:table-cell>
              <table:table-cell office:value-type="float" office:value="2.9811320754717">
                <text:p>2.9811320754717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92">
                <text:p>292</text:p>
              </table:table-cell>
              <table:table-cell office:value-type="float" office:value="3.16322314049587">
                <text:p>3.16322314049587</text:p>
              </table:table-cell>
              <table:table-cell office:value-type="float" office:value="2.79444444444444">
                <text:p>2.79444444444444</text:p>
              </table:table-cell>
              <table:table-cell office:value-type="float" office:value="2.9769392033543">
                <text:p>2.9769392033543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3">
                <text:p>293</text:p>
              </table:table-cell>
              <table:table-cell office:value-type="float" office:value="3.15495867768595">
                <text:p>3.15495867768595</text:p>
              </table:table-cell>
              <table:table-cell office:value-type="float" office:value="2.79444444444444">
                <text:p>2.79444444444444</text:p>
              </table:table-cell>
              <table:table-cell office:value-type="float" office:value="2.9685534591195">
                <text:p>2.9685534591195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4">
                <text:p>294</text:p>
              </table:table-cell>
              <table:table-cell office:value-type="float" office:value="3.15082644628099">
                <text:p>3.15082644628099</text:p>
              </table:table-cell>
              <table:table-cell office:value-type="float" office:value="2.79444444444444">
                <text:p>2.79444444444444</text:p>
              </table:table-cell>
              <table:table-cell office:value-type="float" office:value="2.9643605870021">
                <text:p>2.9643605870021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5">
                <text:p>295</text:p>
              </table:table-cell>
              <table:table-cell office:value-type="float" office:value="3.14462809917355">
                <text:p>3.14462809917355</text:p>
              </table:table-cell>
              <table:table-cell office:value-type="float" office:value="2.79444444444444">
                <text:p>2.79444444444444</text:p>
              </table:table-cell>
              <table:table-cell office:value-type="float" office:value="2.958071278826">
                <text:p>2.958071278826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6">
                <text:p>296</text:p>
              </table:table-cell>
              <table:table-cell office:value-type="float" office:value="3.13429752066116">
                <text:p>3.13429752066116</text:p>
              </table:table-cell>
              <table:table-cell office:value-type="float" office:value="2.77900552486188">
                <text:p>2.77900552486188</text:p>
              </table:table-cell>
              <table:table-cell office:value-type="float" office:value="2.94758909853249">
                <text:p>2.94758909853249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7">
                <text:p>297</text:p>
              </table:table-cell>
              <table:table-cell office:value-type="float" office:value="3.12603305785124">
                <text:p>3.12603305785124</text:p>
              </table:table-cell>
              <table:table-cell office:value-type="float" office:value="2.76373626373626">
                <text:p>2.76373626373626</text:p>
              </table:table-cell>
              <table:table-cell office:value-type="float" office:value="2.93920335429769">
                <text:p>2.93920335429769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8">
                <text:p>298</text:p>
              </table:table-cell>
              <table:table-cell office:value-type="float" office:value="3.11363636363636">
                <text:p>3.11363636363636</text:p>
              </table:table-cell>
              <table:table-cell office:value-type="float" office:value="2.74863387978142">
                <text:p>2.74863387978142</text:p>
              </table:table-cell>
              <table:table-cell office:value-type="float" office:value="2.93081761006289">
                <text:p>2.93081761006289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9">
                <text:p>299</text:p>
              </table:table-cell>
              <table:table-cell office:value-type="float" office:value="3.10537190082645">
                <text:p>3.10537190082645</text:p>
              </table:table-cell>
              <table:table-cell office:value-type="float" office:value="2.73369565217391">
                <text:p>2.73369565217391</text:p>
              </table:table-cell>
              <table:table-cell office:value-type="float" office:value="2.92243186582809">
                <text:p>2.92243186582809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00">
                <text:p>300</text:p>
              </table:table-cell>
              <table:table-cell office:value-type="float" office:value="3.12577319587629">
                <text:p>3.12577319587629</text:p>
              </table:table-cell>
              <table:table-cell office:value-type="float" office:value="2.70430107526882">
                <text:p>2.70430107526882</text:p>
              </table:table-cell>
              <table:table-cell office:value-type="float" office:value="2.91194968553459">
                <text:p>2.91194968553459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01">
                <text:p>301</text:p>
              </table:table-cell>
              <table:table-cell office:value-type="float" office:value="3.14814814814815">
                <text:p>3.14814814814815</text:p>
              </table:table-cell>
              <table:table-cell office:value-type="float" office:value="2.68983957219251">
                <text:p>2.68983957219251</text:p>
              </table:table-cell>
              <table:table-cell office:value-type="float" office:value="2.92887029288703">
                <text:p>2.92887029288703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02">
                <text:p>302</text:p>
              </table:table-cell>
              <table:table-cell office:value-type="float" office:value="3.12757201646091">
                <text:p>3.12757201646091</text:p>
              </table:table-cell>
              <table:table-cell office:value-type="float" office:value="2.66137566137566">
                <text:p>2.66137566137566</text:p>
              </table:table-cell>
              <table:table-cell office:value-type="float" office:value="2.90794979079498">
                <text:p>2.90794979079498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3">
                <text:p>303</text:p>
              </table:table-cell>
              <table:table-cell office:value-type="float" office:value="3.11522633744856">
                <text:p>3.11522633744856</text:p>
              </table:table-cell>
              <table:table-cell office:value-type="float" office:value="2.64736842105263">
                <text:p>2.64736842105263</text:p>
              </table:table-cell>
              <table:table-cell office:value-type="float" office:value="2.89539748953975">
                <text:p>2.89539748953975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4">
                <text:p>304</text:p>
              </table:table-cell>
              <table:table-cell office:value-type="float" office:value="3.11111111111111">
                <text:p>3.11111111111111</text:p>
              </table:table-cell>
              <table:table-cell office:value-type="float" office:value="2.64736842105263">
                <text:p>2.64736842105263</text:p>
              </table:table-cell>
              <table:table-cell office:value-type="float" office:value="2.89121338912134">
                <text:p>2.89121338912134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5">
                <text:p>305</text:p>
              </table:table-cell>
              <table:table-cell office:value-type="float" office:value="3.10288065843621">
                <text:p>3.10288065843621</text:p>
              </table:table-cell>
              <table:table-cell office:value-type="float" office:value="2.64736842105263">
                <text:p>2.64736842105263</text:p>
              </table:table-cell>
              <table:table-cell office:value-type="float" office:value="2.88493723849372">
                <text:p>2.88493723849372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6">
                <text:p>306</text:p>
              </table:table-cell>
              <table:table-cell office:value-type="float" office:value="3.09670781893004">
                <text:p>3.09670781893004</text:p>
              </table:table-cell>
              <table:table-cell office:value-type="float" office:value="2.64736842105263">
                <text:p>2.64736842105263</text:p>
              </table:table-cell>
              <table:table-cell office:value-type="float" office:value="2.88075313807531">
                <text:p>2.88075313807531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7">
                <text:p>307</text:p>
              </table:table-cell>
              <table:table-cell office:value-type="float" office:value="3.08847736625514">
                <text:p>3.08847736625514</text:p>
              </table:table-cell>
              <table:table-cell office:value-type="float" office:value="2.63350785340314">
                <text:p>2.63350785340314</text:p>
              </table:table-cell>
              <table:table-cell office:value-type="float" office:value="2.87238493723849">
                <text:p>2.87238493723849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8">
                <text:p>308</text:p>
              </table:table-cell>
              <table:table-cell office:value-type="float" office:value="3.0843621399177">
                <text:p>3.0843621399177</text:p>
              </table:table-cell>
              <table:table-cell office:value-type="float" office:value="2.63350785340314">
                <text:p>2.63350785340314</text:p>
              </table:table-cell>
              <table:table-cell office:value-type="float" office:value="2.86820083682008">
                <text:p>2.86820083682008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9">
                <text:p>309</text:p>
              </table:table-cell>
              <table:table-cell office:value-type="float" office:value="3.06995884773663">
                <text:p>3.06995884773663</text:p>
              </table:table-cell>
              <table:table-cell office:value-type="float" office:value="2.61979166666667">
                <text:p>2.61979166666667</text:p>
              </table:table-cell>
              <table:table-cell office:value-type="float" office:value="2.85774058577406">
                <text:p>2.85774058577406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10">
                <text:p>310</text:p>
              </table:table-cell>
              <table:table-cell office:value-type="float" office:value="3.05761316872428">
                <text:p>3.05761316872428</text:p>
              </table:table-cell>
              <table:table-cell office:value-type="float" office:value="2.60621761658031">
                <text:p>2.60621761658031</text:p>
              </table:table-cell>
              <table:table-cell office:value-type="float" office:value="2.84518828451883">
                <text:p>2.84518828451883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11">
                <text:p>311</text:p>
              </table:table-cell>
              <table:table-cell office:value-type="float" office:value="3.04732510288066">
                <text:p>3.04732510288066</text:p>
              </table:table-cell>
              <table:table-cell office:value-type="float" office:value="2.60621761658031">
                <text:p>2.60621761658031</text:p>
              </table:table-cell>
              <table:table-cell office:value-type="float" office:value="2.83682008368201">
                <text:p>2.83682008368201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12">
                <text:p>312</text:p>
              </table:table-cell>
              <table:table-cell office:value-type="float" office:value="3.02880658436214">
                <text:p>3.02880658436214</text:p>
              </table:table-cell>
              <table:table-cell office:value-type="float" office:value="2.59278350515464">
                <text:p>2.59278350515464</text:p>
              </table:table-cell>
              <table:table-cell office:value-type="float" office:value="2.81799163179916">
                <text:p>2.81799163179916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3">
                <text:p>313</text:p>
              </table:table-cell>
              <table:table-cell office:value-type="float" office:value="3.05133470225873">
                <text:p>3.05133470225873</text:p>
              </table:table-cell>
              <table:table-cell office:value-type="float" office:value="2.56632653061224">
                <text:p>2.56632653061224</text:p>
              </table:table-cell>
              <table:table-cell office:value-type="float" office:value="2.8455114822547">
                <text:p>2.8455114822547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4">
                <text:p>314</text:p>
              </table:table-cell>
              <table:table-cell office:value-type="float" office:value="3.04312114989733">
                <text:p>3.04312114989733</text:p>
              </table:table-cell>
              <table:table-cell office:value-type="float" office:value="2.56632653061224">
                <text:p>2.56632653061224</text:p>
              </table:table-cell>
              <table:table-cell office:value-type="float" office:value="2.83716075156576">
                <text:p>2.83716075156576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5">
                <text:p>315</text:p>
              </table:table-cell>
              <table:table-cell office:value-type="float" office:value="3.00617283950617">
                <text:p>3.00617283950617</text:p>
              </table:table-cell>
              <table:table-cell office:value-type="float" office:value="2.56632653061224">
                <text:p>2.56632653061224</text:p>
              </table:table-cell>
              <table:table-cell office:value-type="float" office:value="2.83089770354906">
                <text:p>2.83089770354906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6">
                <text:p>316</text:p>
              </table:table-cell>
              <table:table-cell office:value-type="float" office:value="3">
                <text:p>3</text:p>
              </table:table-cell>
              <table:table-cell office:value-type="float" office:value="2.56632653061224">
                <text:p>2.56632653061224</text:p>
              </table:table-cell>
              <table:table-cell office:value-type="float" office:value="2.82463465553236">
                <text:p>2.82463465553236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7">
                <text:p>317</text:p>
              </table:table-cell>
              <table:table-cell office:value-type="float" office:value="3">
                <text:p>3</text:p>
              </table:table-cell>
              <table:table-cell office:value-type="float" office:value="2.56632653061224">
                <text:p>2.56632653061224</text:p>
              </table:table-cell>
              <table:table-cell office:value-type="float" office:value="2.82463465553236">
                <text:p>2.82463465553236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8">
                <text:p>318</text:p>
              </table:table-cell>
              <table:table-cell office:value-type="float" office:value="2.99382716049383">
                <text:p>2.99382716049383</text:p>
              </table:table-cell>
              <table:table-cell office:value-type="float" office:value="2.56632653061224">
                <text:p>2.56632653061224</text:p>
              </table:table-cell>
              <table:table-cell office:value-type="float" office:value="2.81837160751566">
                <text:p>2.81837160751566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9">
                <text:p>319</text:p>
              </table:table-cell>
              <table:table-cell office:value-type="float" office:value="2.98971193415638">
                <text:p>2.98971193415638</text:p>
              </table:table-cell>
              <table:table-cell office:value-type="float" office:value="2.55329949238579">
                <text:p>2.55329949238579</text:p>
              </table:table-cell>
              <table:table-cell office:value-type="float" office:value="2.81419624217119">
                <text:p>2.81419624217119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20">
                <text:p>320</text:p>
              </table:table-cell>
              <table:table-cell office:value-type="float" office:value="2.98559670781893">
                <text:p>2.98559670781893</text:p>
              </table:table-cell>
              <table:table-cell office:value-type="float" office:value="2.55329949238579">
                <text:p>2.55329949238579</text:p>
              </table:table-cell>
              <table:table-cell office:value-type="float" office:value="2.81002087682672">
                <text:p>2.81002087682672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21">
                <text:p>321</text:p>
              </table:table-cell>
              <table:table-cell office:value-type="float" office:value="2.97736625514403">
                <text:p>2.97736625514403</text:p>
              </table:table-cell>
              <table:table-cell office:value-type="float" office:value="2.54040404040404">
                <text:p>2.54040404040404</text:p>
              </table:table-cell>
              <table:table-cell office:value-type="float" office:value="2.80167014613779">
                <text:p>2.80167014613779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22">
                <text:p>322</text:p>
              </table:table-cell>
              <table:table-cell office:value-type="float" office:value="2.97119341563786">
                <text:p>2.97119341563786</text:p>
              </table:table-cell>
              <table:table-cell office:value-type="float" office:value="2.52763819095477">
                <text:p>2.52763819095477</text:p>
              </table:table-cell>
              <table:table-cell office:value-type="float" office:value="2.79540709812109">
                <text:p>2.79540709812109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3">
                <text:p>323</text:p>
              </table:table-cell>
              <table:table-cell office:value-type="float" office:value="2.96502057613169">
                <text:p>2.96502057613169</text:p>
              </table:table-cell>
              <table:table-cell office:value-type="float" office:value="2.52763819095477">
                <text:p>2.52763819095477</text:p>
              </table:table-cell>
              <table:table-cell office:value-type="float" office:value="2.78914405010438">
                <text:p>2.78914405010438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4">
                <text:p>324</text:p>
              </table:table-cell>
              <table:table-cell office:value-type="float" office:value="2.95679012345679">
                <text:p>2.95679012345679</text:p>
              </table:table-cell>
              <table:table-cell office:value-type="float" office:value="2.52763819095477">
                <text:p>2.52763819095477</text:p>
              </table:table-cell>
              <table:table-cell office:value-type="float" office:value="2.78079331941545">
                <text:p>2.78079331941545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5">
                <text:p>325</text:p>
              </table:table-cell>
              <table:table-cell office:value-type="float" office:value="2.94855967078189">
                <text:p>2.94855967078189</text:p>
              </table:table-cell>
              <table:table-cell office:value-type="float" office:value="2.52763819095477">
                <text:p>2.52763819095477</text:p>
              </table:table-cell>
              <table:table-cell office:value-type="float" office:value="2.7875">
                <text:p>2.7875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6">
                <text:p>326</text:p>
              </table:table-cell>
              <table:table-cell office:value-type="float" office:value="3.00204918032787">
                <text:p>3.00204918032787</text:p>
              </table:table-cell>
              <table:table-cell office:value-type="float" office:value="2.515">
                <text:p>2.515</text:p>
              </table:table-cell>
              <table:table-cell office:value-type="float" office:value="2.78333333333333">
                <text:p>2.78333333333333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7">
                <text:p>327</text:p>
              </table:table-cell>
              <table:table-cell office:value-type="float" office:value="2.99180327868852">
                <text:p>2.99180327868852</text:p>
              </table:table-cell>
              <table:table-cell office:value-type="float" office:value="2.515">
                <text:p>2.515</text:p>
              </table:table-cell>
              <table:table-cell office:value-type="float" office:value="2.77291666666667">
                <text:p>2.77291666666667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8">
                <text:p>328</text:p>
              </table:table-cell>
              <table:table-cell office:value-type="float" office:value="2.98155737704918">
                <text:p>2.98155737704918</text:p>
              </table:table-cell>
              <table:table-cell office:value-type="float" office:value="2.50248756218905">
                <text:p>2.50248756218905</text:p>
              </table:table-cell>
              <table:table-cell office:value-type="float" office:value="2.76666666666667">
                <text:p>2.76666666666667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9">
                <text:p>329</text:p>
              </table:table-cell>
              <table:table-cell office:value-type="float" office:value="2.97745901639344">
                <text:p>2.97745901639344</text:p>
              </table:table-cell>
              <table:table-cell office:value-type="float" office:value="2.49009900990099">
                <text:p>2.49009900990099</text:p>
              </table:table-cell>
              <table:table-cell office:value-type="float" office:value="2.7625">
                <text:p>2.7625</text:p>
              </table:table-cell>
              <table:table-cell office:value-type="float" office:value="1.0724946695096">
                <text:p>1.072494669509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30">
                <text:p>330</text:p>
              </table:table-cell>
              <table:table-cell office:value-type="float" office:value="2.96311475409836">
                <text:p>2.96311475409836</text:p>
              </table:table-cell>
              <table:table-cell office:value-type="float" office:value="2.4656862745098">
                <text:p>2.4656862745098</text:p>
              </table:table-cell>
              <table:table-cell office:value-type="float" office:value="2.76715176715177">
                <text:p>2.76715176715177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31">
                <text:p>331</text:p>
              </table:table-cell>
              <table:table-cell office:value-type="float" office:value="2.95696721311475">
                <text:p>2.95696721311475</text:p>
              </table:table-cell>
              <table:table-cell office:value-type="float" office:value="2.45365853658537">
                <text:p>2.45365853658537</text:p>
              </table:table-cell>
              <table:table-cell office:value-type="float" office:value="2.76091476091476">
                <text:p>2.76091476091476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32">
                <text:p>332</text:p>
              </table:table-cell>
              <table:table-cell office:value-type="float" office:value="2.9405737704918">
                <text:p>2.9405737704918</text:p>
              </table:table-cell>
              <table:table-cell office:value-type="float" office:value="2.41826923076923">
                <text:p>2.41826923076923</text:p>
              </table:table-cell>
              <table:table-cell office:value-type="float" office:value="2.74428274428274">
                <text:p>2.74428274428274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3">
                <text:p>333</text:p>
              </table:table-cell>
              <table:table-cell office:value-type="float" office:value="2.8952772073922">
                <text:p>2.8952772073922</text:p>
              </table:table-cell>
              <table:table-cell office:value-type="float" office:value="2.3952380952381">
                <text:p>2.3952380952381</text:p>
              </table:table-cell>
              <table:table-cell office:value-type="float" office:value="2.72765072765073">
                <text:p>2.72765072765073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4">
                <text:p>334</text:p>
              </table:table-cell>
              <table:table-cell office:value-type="float" office:value="2.88911704312115">
                <text:p>2.88911704312115</text:p>
              </table:table-cell>
              <table:table-cell office:value-type="float" office:value="2.3952380952381">
                <text:p>2.3952380952381</text:p>
              </table:table-cell>
              <table:table-cell office:value-type="float" office:value="2.72349272349272">
                <text:p>2.72349272349272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5">
                <text:p>335</text:p>
              </table:table-cell>
              <table:table-cell office:value-type="float" office:value="2.88090349075975">
                <text:p>2.88090349075975</text:p>
              </table:table-cell>
              <table:table-cell office:value-type="float" office:value="2.37264150943396">
                <text:p>2.37264150943396</text:p>
              </table:table-cell>
              <table:table-cell office:value-type="float" office:value="2.71517671517672">
                <text:p>2.71517671517672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6">
                <text:p>336</text:p>
              </table:table-cell>
              <table:table-cell office:value-type="float" office:value="2.87268993839836">
                <text:p>2.87268993839836</text:p>
              </table:table-cell>
              <table:table-cell office:value-type="float" office:value="2.36150234741784">
                <text:p>2.36150234741784</text:p>
              </table:table-cell>
              <table:table-cell office:value-type="float" office:value="2.70686070686071">
                <text:p>2.70686070686071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7">
                <text:p>337</text:p>
              </table:table-cell>
              <table:table-cell office:value-type="float" office:value="2.86447638603696">
                <text:p>2.86447638603696</text:p>
              </table:table-cell>
              <table:table-cell office:value-type="float" office:value="2.35046728971963">
                <text:p>2.35046728971963</text:p>
              </table:table-cell>
              <table:table-cell office:value-type="float" office:value="2.7006237006237">
                <text:p>2.7006237006237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8">
                <text:p>338</text:p>
              </table:table-cell>
              <table:table-cell office:value-type="float" office:value="2.85831622176591">
                <text:p>2.85831622176591</text:p>
              </table:table-cell>
              <table:table-cell office:value-type="float" office:value="2.3287037037037">
                <text:p>2.3287037037037</text:p>
              </table:table-cell>
              <table:table-cell office:value-type="float" office:value="2.69438669438669">
                <text:p>2.69438669438669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9">
                <text:p>339</text:p>
              </table:table-cell>
              <table:table-cell office:value-type="float" office:value="2.85215605749487">
                <text:p>2.85215605749487</text:p>
              </table:table-cell>
              <table:table-cell office:value-type="float" office:value="2.31797235023041">
                <text:p>2.31797235023041</text:p>
              </table:table-cell>
              <table:table-cell office:value-type="float" office:value="2.68814968814969">
                <text:p>2.68814968814969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40">
                <text:p>340</text:p>
              </table:table-cell>
              <table:table-cell office:value-type="float" office:value="2.84188911704312">
                <text:p>2.84188911704312</text:p>
              </table:table-cell>
              <table:table-cell office:value-type="float" office:value="2.31797235023041">
                <text:p>2.31797235023041</text:p>
              </table:table-cell>
              <table:table-cell office:value-type="float" office:value="2.67983367983368">
                <text:p>2.67983367983368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1">
                <text:p>341</text:p>
              </table:table-cell>
              <table:table-cell office:value-type="float" office:value="2.83983572895277">
                <text:p>2.83983572895277</text:p>
              </table:table-cell>
              <table:table-cell office:value-type="float" office:value="2.31797235023041">
                <text:p>2.31797235023041</text:p>
              </table:table-cell>
              <table:table-cell office:value-type="float" office:value="2.67775467775468">
                <text:p>2.67775467775468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42">
                <text:p>342</text:p>
              </table:table-cell>
              <table:table-cell office:value-type="float" office:value="2.83983572895277">
                <text:p>2.83983572895277</text:p>
              </table:table-cell>
              <table:table-cell office:value-type="float" office:value="2.31797235023041">
                <text:p>2.31797235023041</text:p>
              </table:table-cell>
              <table:table-cell office:value-type="float" office:value="2.67775467775468">
                <text:p>2.67775467775468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3">
                <text:p>343</text:p>
              </table:table-cell>
              <table:table-cell office:value-type="float" office:value="2.83162217659138">
                <text:p>2.83162217659138</text:p>
              </table:table-cell>
              <table:table-cell office:value-type="float" office:value="2.31797235023041">
                <text:p>2.31797235023041</text:p>
              </table:table-cell>
              <table:table-cell office:value-type="float" office:value="2.67151767151767">
                <text:p>2.67151767151767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4">
                <text:p>344</text:p>
              </table:table-cell>
              <table:table-cell office:value-type="float" office:value="2.82340862422998">
                <text:p>2.82340862422998</text:p>
              </table:table-cell>
              <table:table-cell office:value-type="float" office:value="2.30733944954128">
                <text:p>2.30733944954128</text:p>
              </table:table-cell>
              <table:table-cell office:value-type="float" office:value="2.66320166320166">
                <text:p>2.66320166320166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5">
                <text:p>345</text:p>
              </table:table-cell>
              <table:table-cell office:value-type="float" office:value="2.81930184804928">
                <text:p>2.81930184804928</text:p>
              </table:table-cell>
              <table:table-cell office:value-type="float" office:value="2.30733944954128">
                <text:p>2.30733944954128</text:p>
              </table:table-cell>
              <table:table-cell office:value-type="float" office:value="2.65904365904366">
                <text:p>2.65904365904366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6">
                <text:p>346</text:p>
              </table:table-cell>
              <table:table-cell office:value-type="float" office:value="2.81108829568788">
                <text:p>2.81108829568788</text:p>
              </table:table-cell>
              <table:table-cell office:value-type="float" office:value="2.29680365296804">
                <text:p>2.29680365296804</text:p>
              </table:table-cell>
              <table:table-cell office:value-type="float" office:value="2.65072765072765">
                <text:p>2.65072765072765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7">
                <text:p>347</text:p>
              </table:table-cell>
              <table:table-cell office:value-type="float" office:value="2.79876796714579">
                <text:p>2.79876796714579</text:p>
              </table:table-cell>
              <table:table-cell office:value-type="float" office:value="2.29680365296804">
                <text:p>2.29680365296804</text:p>
              </table:table-cell>
              <table:table-cell office:value-type="float" office:value="2.63825363825364">
                <text:p>2.63825363825364</text:p>
              </table:table-cell>
              <table:table-cell office:value-type="float" office:value="1.07021276595745">
                <text:p>1.0702127659574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8">
                <text:p>348</text:p>
              </table:table-cell>
              <table:table-cell office:value-type="float" office:value="2.76337448559671">
                <text:p>2.76337448559671</text:p>
              </table:table-cell>
              <table:table-cell office:value-type="float" office:value="2.28636363636364">
                <text:p>2.28636363636364</text:p>
              </table:table-cell>
              <table:table-cell office:value-type="float" office:value="2.63201663201663">
                <text:p>2.63201663201663</text:p>
              </table:table-cell>
              <table:table-cell office:value-type="float" office:value="1.06794055201699">
                <text:p>1.0679405520169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9">
                <text:p>349</text:p>
              </table:table-cell>
              <table:table-cell office:value-type="float" office:value="2.75102880658436">
                <text:p>2.75102880658436</text:p>
              </table:table-cell>
              <table:table-cell office:value-type="float" office:value="2.27601809954751">
                <text:p>2.27601809954751</text:p>
              </table:table-cell>
              <table:table-cell office:value-type="float" office:value="2.61954261954262">
                <text:p>2.61954261954262</text:p>
              </table:table-cell>
              <table:table-cell office:value-type="float" office:value="1.06794055201699">
                <text:p>1.0679405520169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50">
                <text:p>350</text:p>
              </table:table-cell>
              <table:table-cell office:value-type="float" office:value="2.74485596707819">
                <text:p>2.74485596707819</text:p>
              </table:table-cell>
              <table:table-cell office:value-type="float" office:value="2.27601809954751">
                <text:p>2.27601809954751</text:p>
              </table:table-cell>
              <table:table-cell office:value-type="float" office:value="2.61330561330561">
                <text:p>2.61330561330561</text:p>
              </table:table-cell>
              <table:table-cell office:value-type="float" office:value="1.06794055201699">
                <text:p>1.0679405520169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1">
                <text:p>351</text:p>
              </table:table-cell>
              <table:table-cell office:value-type="float" office:value="2.73456790123457">
                <text:p>2.73456790123457</text:p>
              </table:table-cell>
              <table:table-cell office:value-type="float" office:value="2.26576576576577">
                <text:p>2.26576576576577</text:p>
              </table:table-cell>
              <table:table-cell office:value-type="float" office:value="2.6029106029106">
                <text:p>2.6029106029106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2">
                <text:p>352</text:p>
              </table:table-cell>
              <table:table-cell office:value-type="float" office:value="2.73045267489712">
                <text:p>2.73045267489712</text:p>
              </table:table-cell>
              <table:table-cell office:value-type="float" office:value="2.25560538116592">
                <text:p>2.25560538116592</text:p>
              </table:table-cell>
              <table:table-cell office:value-type="float" office:value="2.5987525987526">
                <text:p>2.5987525987526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3">
                <text:p>353</text:p>
              </table:table-cell>
              <table:table-cell office:value-type="float" office:value="2.71399176954732">
                <text:p>2.71399176954732</text:p>
              </table:table-cell>
              <table:table-cell office:value-type="float" office:value="2.25560538116592">
                <text:p>2.25560538116592</text:p>
              </table:table-cell>
              <table:table-cell office:value-type="float" office:value="2.58212058212058">
                <text:p>2.58212058212058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4">
                <text:p>354</text:p>
              </table:table-cell>
              <table:table-cell office:value-type="float" office:value="2.73305954825462">
                <text:p>2.73305954825462</text:p>
              </table:table-cell>
              <table:table-cell office:value-type="float" office:value="2.24553571428571">
                <text:p>2.24553571428571</text:p>
              </table:table-cell>
              <table:table-cell office:value-type="float" office:value="2.57380457380457">
                <text:p>2.57380457380457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5">
                <text:p>355</text:p>
              </table:table-cell>
              <table:table-cell office:value-type="float" office:value="2.72279260780287">
                <text:p>2.72279260780287</text:p>
              </table:table-cell>
              <table:table-cell office:value-type="float" office:value="2.23555555555556">
                <text:p>2.23555555555556</text:p>
              </table:table-cell>
              <table:table-cell office:value-type="float" office:value="2.56340956340956">
                <text:p>2.56340956340956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6">
                <text:p>356</text:p>
              </table:table-cell>
              <table:table-cell office:value-type="float" office:value="2.72279260780287">
                <text:p>2.72279260780287</text:p>
              </table:table-cell>
              <table:table-cell office:value-type="float" office:value="2.23555555555556">
                <text:p>2.23555555555556</text:p>
              </table:table-cell>
              <table:table-cell office:value-type="float" office:value="2.56340956340956">
                <text:p>2.56340956340956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7">
                <text:p>357</text:p>
              </table:table-cell>
              <table:table-cell office:value-type="float" office:value="2.71047227926078">
                <text:p>2.71047227926078</text:p>
              </table:table-cell>
              <table:table-cell office:value-type="float" office:value="2.215859030837">
                <text:p>2.215859030837</text:p>
              </table:table-cell>
              <table:table-cell office:value-type="float" office:value="2.55301455301455">
                <text:p>2.55301455301455</text:p>
              </table:table-cell>
              <table:table-cell office:value-type="float" office:value="1.06342494714588">
                <text:p>1.063424947145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8">
                <text:p>358</text:p>
              </table:table-cell>
              <table:table-cell office:value-type="float" office:value="2.70636550308008">
                <text:p>2.70636550308008</text:p>
              </table:table-cell>
              <table:table-cell office:value-type="float" office:value="2.215859030837">
                <text:p>2.215859030837</text:p>
              </table:table-cell>
              <table:table-cell office:value-type="float" office:value="2.54885654885655">
                <text:p>2.54885654885655</text:p>
              </table:table-cell>
              <table:table-cell office:value-type="float" office:value="1.06342494714588">
                <text:p>1.0634249471458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9">
                <text:p>359</text:p>
              </table:table-cell>
              <table:table-cell office:value-type="float" office:value="2.69404517453799">
                <text:p>2.69404517453799</text:p>
              </table:table-cell>
              <table:table-cell office:value-type="float" office:value="2.16810344827586">
                <text:p>2.16810344827586</text:p>
              </table:table-cell>
              <table:table-cell office:value-type="float" office:value="2.53638253638254">
                <text:p>2.53638253638254</text:p>
              </table:table-cell>
              <table:table-cell office:value-type="float" office:value="1.06342494714588">
                <text:p>1.063424947145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60">
                <text:p>360</text:p>
              </table:table-cell>
              <table:table-cell office:value-type="float" office:value="2.68172484599589">
                <text:p>2.68172484599589</text:p>
              </table:table-cell>
              <table:table-cell office:value-type="float" office:value="2.16810344827586">
                <text:p>2.16810344827586</text:p>
              </table:table-cell>
              <table:table-cell office:value-type="float" office:value="2.52598752598753">
                <text:p>2.52598752598753</text:p>
              </table:table-cell>
              <table:table-cell office:value-type="float" office:value="1.06342494714588">
                <text:p>1.063424947145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61">
                <text:p>361</text:p>
              </table:table-cell>
              <table:table-cell office:value-type="float" office:value="2.6776180698152">
                <text:p>2.6776180698152</text:p>
              </table:table-cell>
              <table:table-cell office:value-type="float" office:value="2.16810344827586">
                <text:p>2.16810344827586</text:p>
              </table:table-cell>
              <table:table-cell office:value-type="float" office:value="2.54564315352697">
                <text:p>2.54564315352697</text:p>
              </table:table-cell>
              <table:table-cell office:value-type="float" office:value="1.06342494714588">
                <text:p>1.0634249471458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62">
                <text:p>362</text:p>
              </table:table-cell>
              <table:table-cell office:value-type="float" office:value="2.6694045174538">
                <text:p>2.6694045174538</text:p>
              </table:table-cell>
              <table:table-cell office:value-type="float" office:value="2.16810344827586">
                <text:p>2.16810344827586</text:p>
              </table:table-cell>
              <table:table-cell office:value-type="float" office:value="2.53734439834025">
                <text:p>2.53734439834025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3">
                <text:p>363</text:p>
              </table:table-cell>
              <table:table-cell office:value-type="float" office:value="2.65913757700205">
                <text:p>2.65913757700205</text:p>
              </table:table-cell>
              <table:table-cell office:value-type="float" office:value="2.14957264957265">
                <text:p>2.14957264957265</text:p>
              </table:table-cell>
              <table:table-cell office:value-type="float" office:value="2.52697095435685">
                <text:p>2.52697095435685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4">
                <text:p>364</text:p>
              </table:table-cell>
              <table:table-cell office:value-type="float" office:value="2.67622950819672">
                <text:p>2.67622950819672</text:p>
              </table:table-cell>
              <table:table-cell office:value-type="float" office:value="2.14957264957265">
                <text:p>2.14957264957265</text:p>
              </table:table-cell>
              <table:table-cell office:value-type="float" office:value="2.54658385093168">
                <text:p>2.54658385093168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5">
                <text:p>365</text:p>
              </table:table-cell>
              <table:table-cell office:value-type="float" office:value="2.66598360655738">
                <text:p>2.66598360655738</text:p>
              </table:table-cell>
              <table:table-cell office:value-type="float" office:value="2.14957264957265">
                <text:p>2.14957264957265</text:p>
              </table:table-cell>
              <table:table-cell office:value-type="float" office:value="2.53830227743271">
                <text:p>2.53830227743271</text:p>
              </table:table-cell>
              <table:table-cell office:value-type="float" office:value="1.06342494714588">
                <text:p>1.0634249471458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6">
                <text:p>366</text:p>
              </table:table-cell>
              <table:table-cell office:value-type="float" office:value="2.6577868852459">
                <text:p>2.6577868852459</text:p>
              </table:table-cell>
              <table:table-cell office:value-type="float" office:value="2.14042553191489">
                <text:p>2.14042553191489</text:p>
              </table:table-cell>
              <table:table-cell office:value-type="float" office:value="2.53002070393375">
                <text:p>2.53002070393375</text:p>
              </table:table-cell>
              <table:table-cell office:value-type="float" office:value="1.06342494714588">
                <text:p>1.0634249471458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7">
                <text:p>367</text:p>
              </table:table-cell>
              <table:table-cell office:value-type="float" office:value="2.65163934426229">
                <text:p>2.65163934426229</text:p>
              </table:table-cell>
              <table:table-cell office:value-type="float" office:value="2.14042553191489">
                <text:p>2.14042553191489</text:p>
              </table:table-cell>
              <table:table-cell office:value-type="float" office:value="2.52380952380952">
                <text:p>2.52380952380952</text:p>
              </table:table-cell>
              <table:table-cell office:value-type="float" office:value="1.06342494714588">
                <text:p>1.0634249471458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8">
                <text:p>368</text:p>
              </table:table-cell>
              <table:table-cell office:value-type="float" office:value="2.64344262295082">
                <text:p>2.64344262295082</text:p>
              </table:table-cell>
              <table:table-cell office:value-type="float" office:value="2.13135593220339">
                <text:p>2.13135593220339</text:p>
              </table:table-cell>
              <table:table-cell office:value-type="float" office:value="2.51552795031056">
                <text:p>2.51552795031056</text:p>
              </table:table-cell>
              <table:table-cell office:value-type="float" office:value="1.06342494714588">
                <text:p>1.063424947145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9">
                <text:p>369</text:p>
              </table:table-cell>
              <table:table-cell office:value-type="float" office:value="2.63729508196721">
                <text:p>2.63729508196721</text:p>
              </table:table-cell>
              <table:table-cell office:value-type="float" office:value="2.13135593220339">
                <text:p>2.13135593220339</text:p>
              </table:table-cell>
              <table:table-cell office:value-type="float" office:value="2.50931677018634">
                <text:p>2.50931677018634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70">
                <text:p>370</text:p>
              </table:table-cell>
              <table:table-cell office:value-type="float" office:value="2.62909836065574">
                <text:p>2.62909836065574</text:p>
              </table:table-cell>
              <table:table-cell office:value-type="float" office:value="2.10460251046025">
                <text:p>2.10460251046025</text:p>
              </table:table-cell>
              <table:table-cell office:value-type="float" office:value="2.50103519668737">
                <text:p>2.50103519668737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71">
                <text:p>371</text:p>
              </table:table-cell>
              <table:table-cell office:value-type="float" office:value="2.62909836065574">
                <text:p>2.62909836065574</text:p>
              </table:table-cell>
              <table:table-cell office:value-type="float" office:value="2.10460251046025">
                <text:p>2.10460251046025</text:p>
              </table:table-cell>
              <table:table-cell office:value-type="float" office:value="2.50103519668737">
                <text:p>2.50103519668737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72">
                <text:p>372</text:p>
              </table:table-cell>
              <table:table-cell office:value-type="float" office:value="2.62704918032787">
                <text:p>2.62704918032787</text:p>
              </table:table-cell>
              <table:table-cell office:value-type="float" office:value="2.10460251046025">
                <text:p>2.10460251046025</text:p>
              </table:table-cell>
              <table:table-cell office:value-type="float" office:value="2.49896480331263">
                <text:p>2.49896480331263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3">
                <text:p>373</text:p>
              </table:table-cell>
              <table:table-cell office:value-type="float" office:value="2.625">
                <text:p>2.625</text:p>
              </table:table-cell>
              <table:table-cell office:value-type="float" office:value="2.09583333333333">
                <text:p>2.09583333333333</text:p>
              </table:table-cell>
              <table:table-cell office:value-type="float" office:value="2.49689440993789">
                <text:p>2.49689440993789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4">
                <text:p>374</text:p>
              </table:table-cell>
              <table:table-cell office:value-type="float" office:value="2.61680327868852">
                <text:p>2.61680327868852</text:p>
              </table:table-cell>
              <table:table-cell office:value-type="float" office:value="2.09583333333333">
                <text:p>2.09583333333333</text:p>
              </table:table-cell>
              <table:table-cell office:value-type="float" office:value="2.48861283643892">
                <text:p>2.48861283643892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5">
                <text:p>375</text:p>
              </table:table-cell>
              <table:table-cell office:value-type="float" office:value="2.60860655737705">
                <text:p>2.60860655737705</text:p>
              </table:table-cell>
              <table:table-cell office:value-type="float" office:value="2.09583333333333">
                <text:p>2.09583333333333</text:p>
              </table:table-cell>
              <table:table-cell office:value-type="float" office:value="2.50826446280992">
                <text:p>2.50826446280992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6">
                <text:p>376</text:p>
              </table:table-cell>
              <table:table-cell office:value-type="float" office:value="2.59631147540984">
                <text:p>2.59631147540984</text:p>
              </table:table-cell>
              <table:table-cell office:value-type="float" office:value="2.07851239669421">
                <text:p>2.07851239669421</text:p>
              </table:table-cell>
              <table:table-cell office:value-type="float" office:value="2.49586776859504">
                <text:p>2.49586776859504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7">
                <text:p>377</text:p>
              </table:table-cell>
              <table:table-cell office:value-type="float" office:value="2.5922131147541">
                <text:p>2.5922131147541</text:p>
              </table:table-cell>
              <table:table-cell office:value-type="float" office:value="2.07851239669421">
                <text:p>2.07851239669421</text:p>
              </table:table-cell>
              <table:table-cell office:value-type="float" office:value="2.49173553719008">
                <text:p>2.49173553719008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8">
                <text:p>378</text:p>
              </table:table-cell>
              <table:table-cell office:value-type="float" office:value="2.57991803278689">
                <text:p>2.57991803278689</text:p>
              </table:table-cell>
              <table:table-cell office:value-type="float" office:value="2.07851239669421">
                <text:p>2.07851239669421</text:p>
              </table:table-cell>
              <table:table-cell office:value-type="float" office:value="2.50515463917526">
                <text:p>2.50515463917526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9">
                <text:p>379</text:p>
              </table:table-cell>
              <table:table-cell office:value-type="float" office:value="2.57581967213115">
                <text:p>2.57581967213115</text:p>
              </table:table-cell>
              <table:table-cell office:value-type="float" office:value="2.06995884773663">
                <text:p>2.06995884773663</text:p>
              </table:table-cell>
              <table:table-cell office:value-type="float" office:value="2.50103092783505">
                <text:p>2.50103092783505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80">
                <text:p>380</text:p>
              </table:table-cell>
              <table:table-cell office:value-type="float" office:value="2.57172131147541">
                <text:p>2.57172131147541</text:p>
              </table:table-cell>
              <table:table-cell office:value-type="float" office:value="2.06995884773663">
                <text:p>2.06995884773663</text:p>
              </table:table-cell>
              <table:table-cell office:value-type="float" office:value="2.49690721649485">
                <text:p>2.49690721649485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81">
                <text:p>381</text:p>
              </table:table-cell>
              <table:table-cell office:value-type="float" office:value="2.56147540983607">
                <text:p>2.56147540983607</text:p>
              </table:table-cell>
              <table:table-cell office:value-type="float" office:value="2.06995884773663">
                <text:p>2.06995884773663</text:p>
              </table:table-cell>
              <table:table-cell office:value-type="float" office:value="2.48659793814433">
                <text:p>2.48659793814433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82">
                <text:p>382</text:p>
              </table:table-cell>
              <table:table-cell office:value-type="float" office:value="2.54918032786885">
                <text:p>2.54918032786885</text:p>
              </table:table-cell>
              <table:table-cell office:value-type="float" office:value="2.06995884773663">
                <text:p>2.06995884773663</text:p>
              </table:table-cell>
              <table:table-cell office:value-type="float" office:value="2.47422680412371">
                <text:p>2.47422680412371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3">
                <text:p>383</text:p>
              </table:table-cell>
              <table:table-cell office:value-type="float" office:value="2.54303278688525">
                <text:p>2.54303278688525</text:p>
              </table:table-cell>
              <table:table-cell office:value-type="float" office:value="2.06995884773663">
                <text:p>2.06995884773663</text:p>
              </table:table-cell>
              <table:table-cell office:value-type="float" office:value="2.47010309278351">
                <text:p>2.47010309278351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4">
                <text:p>384</text:p>
              </table:table-cell>
              <table:table-cell office:value-type="float" office:value="2.53893442622951">
                <text:p>2.53893442622951</text:p>
              </table:table-cell>
              <table:table-cell office:value-type="float" office:value="2.06995884773663">
                <text:p>2.06995884773663</text:p>
              </table:table-cell>
              <table:table-cell office:value-type="float" office:value="2.4659793814433">
                <text:p>2.4659793814433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5">
                <text:p>385</text:p>
              </table:table-cell>
              <table:table-cell office:value-type="float" office:value="2.53483606557377">
                <text:p>2.53483606557377</text:p>
              </table:table-cell>
              <table:table-cell office:value-type="float" office:value="2.06995884773663">
                <text:p>2.06995884773663</text:p>
              </table:table-cell>
              <table:table-cell office:value-type="float" office:value="2.46185567010309">
                <text:p>2.46185567010309</text:p>
              </table:table-cell>
              <table:table-cell office:value-type="float" office:value="1.06567796610169">
                <text:p>1.0656779661016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6">
                <text:p>386</text:p>
              </table:table-cell>
              <table:table-cell office:value-type="float" office:value="2.52459016393443">
                <text:p>2.52459016393443</text:p>
              </table:table-cell>
              <table:table-cell office:value-type="float" office:value="2.06995884773663">
                <text:p>2.06995884773663</text:p>
              </table:table-cell>
              <table:table-cell office:value-type="float" office:value="2.45154639175258">
                <text:p>2.45154639175258</text:p>
              </table:table-cell>
              <table:table-cell office:value-type="float" office:value="1.06342494714588">
                <text:p>1.0634249471458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7">
                <text:p>387</text:p>
              </table:table-cell>
              <table:table-cell office:value-type="float" office:value="2.51229508196721">
                <text:p>2.51229508196721</text:p>
              </table:table-cell>
              <table:table-cell office:value-type="float" office:value="2.0530612244898">
                <text:p>2.0530612244898</text:p>
              </table:table-cell>
              <table:table-cell office:value-type="float" office:value="2.43917525773196">
                <text:p>2.43917525773196</text:p>
              </table:table-cell>
              <table:table-cell office:value-type="float" office:value="1.06342494714588">
                <text:p>1.0634249471458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8">
                <text:p>388</text:p>
              </table:table-cell>
              <table:table-cell office:value-type="float" office:value="2.50819672131148">
                <text:p>2.50819672131148</text:p>
              </table:table-cell>
              <table:table-cell office:value-type="float" office:value="2.04471544715447">
                <text:p>2.04471544715447</text:p>
              </table:table-cell>
              <table:table-cell office:value-type="float" office:value="2.43505154639175">
                <text:p>2.43505154639175</text:p>
              </table:table-cell>
              <table:table-cell office:value-type="float" office:value="1.06342494714588">
                <text:p>1.0634249471458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9">
                <text:p>389</text:p>
              </table:table-cell>
              <table:table-cell office:value-type="float" office:value="2.49795081967213">
                <text:p>2.49795081967213</text:p>
              </table:table-cell>
              <table:table-cell office:value-type="float" office:value="2.02822580645161">
                <text:p>2.02822580645161</text:p>
              </table:table-cell>
              <table:table-cell office:value-type="float" office:value="2.42474226804124">
                <text:p>2.42474226804124</text:p>
              </table:table-cell>
              <table:table-cell office:value-type="float" office:value="1.06342494714588">
                <text:p>1.0634249471458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90">
                <text:p>390</text:p>
              </table:table-cell>
              <table:table-cell office:value-type="float" office:value="2.49180327868852">
                <text:p>2.49180327868852</text:p>
              </table:table-cell>
              <table:table-cell office:value-type="float" office:value="2.02008032128514">
                <text:p>2.02008032128514</text:p>
              </table:table-cell>
              <table:table-cell office:value-type="float" office:value="2.41855670103093">
                <text:p>2.41855670103093</text:p>
              </table:table-cell>
              <table:table-cell office:value-type="float" office:value="1.06342494714588">
                <text:p>1.063424947145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91">
                <text:p>391</text:p>
              </table:table-cell>
              <table:table-cell office:value-type="float" office:value="2.48565573770492">
                <text:p>2.48565573770492</text:p>
              </table:table-cell>
              <table:table-cell office:value-type="float" office:value="2.02008032128514">
                <text:p>2.02008032128514</text:p>
              </table:table-cell>
              <table:table-cell office:value-type="float" office:value="2.41237113402062">
                <text:p>2.41237113402062</text:p>
              </table:table-cell>
              <table:table-cell office:value-type="float" office:value="1.06342494714588">
                <text:p>1.0634249471458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92">
                <text:p>392</text:p>
              </table:table-cell>
              <table:table-cell office:value-type="float" office:value="2.48360655737705">
                <text:p>2.48360655737705</text:p>
              </table:table-cell>
              <table:table-cell office:value-type="float" office:value="2.02008032128514">
                <text:p>2.02008032128514</text:p>
              </table:table-cell>
              <table:table-cell office:value-type="float" office:value="2.41030927835052">
                <text:p>2.41030927835052</text:p>
              </table:table-cell>
              <table:table-cell office:value-type="float" office:value="1.06342494714588">
                <text:p>1.063424947145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3">
                <text:p>393</text:p>
              </table:table-cell>
              <table:table-cell office:value-type="float" office:value="2.47745901639344">
                <text:p>2.47745901639344</text:p>
              </table:table-cell>
              <table:table-cell office:value-type="float" office:value="2.012">
                <text:p>2.012</text:p>
              </table:table-cell>
              <table:table-cell office:value-type="float" office:value="2.40412371134021">
                <text:p>2.40412371134021</text:p>
              </table:table-cell>
              <table:table-cell office:value-type="float" office:value="1.06342494714588">
                <text:p>1.0634249471458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4">
                <text:p>394</text:p>
              </table:table-cell>
              <table:table-cell office:value-type="float" office:value="2.47745901639344">
                <text:p>2.47745901639344</text:p>
              </table:table-cell>
              <table:table-cell office:value-type="float" office:value="2.012">
                <text:p>2.012</text:p>
              </table:table-cell>
              <table:table-cell office:value-type="float" office:value="2.40412371134021">
                <text:p>2.40412371134021</text:p>
              </table:table-cell>
              <table:table-cell office:value-type="float" office:value="1.06342494714588">
                <text:p>1.0634249471458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5">
                <text:p>395</text:p>
              </table:table-cell>
              <table:table-cell office:value-type="float" office:value="2.46926229508197">
                <text:p>2.46926229508197</text:p>
              </table:table-cell>
              <table:table-cell office:value-type="float" office:value="2.00398406374502">
                <text:p>2.00398406374502</text:p>
              </table:table-cell>
              <table:table-cell office:value-type="float" office:value="2.39587628865979">
                <text:p>2.39587628865979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6">
                <text:p>396</text:p>
              </table:table-cell>
              <table:table-cell office:value-type="float" office:value="2.46106557377049">
                <text:p>2.46106557377049</text:p>
              </table:table-cell>
              <table:table-cell office:value-type="float" office:value="1.98814229249012">
                <text:p>1.98814229249012</text:p>
              </table:table-cell>
              <table:table-cell office:value-type="float" office:value="2.38762886597938">
                <text:p>2.38762886597938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7">
                <text:p>397</text:p>
              </table:table-cell>
              <table:table-cell office:value-type="float" office:value="2.45081967213115">
                <text:p>2.45081967213115</text:p>
              </table:table-cell>
              <table:table-cell office:value-type="float" office:value="1.97254901960784">
                <text:p>1.97254901960784</text:p>
              </table:table-cell>
              <table:table-cell office:value-type="float" office:value="2.37731958762887">
                <text:p>2.37731958762887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8">
                <text:p>398</text:p>
              </table:table-cell>
              <table:table-cell office:value-type="float" office:value="2.44877049180328">
                <text:p>2.44877049180328</text:p>
              </table:table-cell>
              <table:table-cell office:value-type="float" office:value="1.96484375">
                <text:p>1.96484375</text:p>
              </table:table-cell>
              <table:table-cell office:value-type="float" office:value="2.37525773195876">
                <text:p>2.37525773195876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9">
                <text:p>399</text:p>
              </table:table-cell>
              <table:table-cell office:value-type="float" office:value="2.47239263803681">
                <text:p>2.47239263803681</text:p>
              </table:table-cell>
              <table:table-cell office:value-type="float" office:value="1.96484375">
                <text:p>1.96484375</text:p>
              </table:table-cell>
              <table:table-cell office:value-type="float" office:value="2.40123456790123">
                <text:p>2.40123456790123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00">
                <text:p>400</text:p>
              </table:table-cell>
              <table:table-cell office:value-type="float" office:value="2.47034764826176">
                <text:p>2.47034764826176</text:p>
              </table:table-cell>
              <table:table-cell office:value-type="float" office:value="1.96484375">
                <text:p>1.96484375</text:p>
              </table:table-cell>
              <table:table-cell office:value-type="float" office:value="2.39917695473251">
                <text:p>2.39917695473251</text:p>
              </table:table-cell>
              <table:table-cell office:value-type="float" office:value="1.06342494714588">
                <text:p>1.063424947145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01">
                <text:p>401</text:p>
              </table:table-cell>
              <table:table-cell office:value-type="float" office:value="2.46625766871166">
                <text:p>2.46625766871166</text:p>
              </table:table-cell>
              <table:table-cell office:value-type="float" office:value="1.96484375">
                <text:p>1.96484375</text:p>
              </table:table-cell>
              <table:table-cell office:value-type="float" office:value="2.39506172839506">
                <text:p>2.39506172839506</text:p>
              </table:table-cell>
              <table:table-cell office:value-type="float" office:value="1.06342494714588">
                <text:p>1.063424947145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402">
                <text:p>402</text:p>
              </table:table-cell>
              <table:table-cell office:value-type="float" office:value="2.46216768916155">
                <text:p>2.46216768916155</text:p>
              </table:table-cell>
              <table:table-cell office:value-type="float" office:value="1.96484375">
                <text:p>1.96484375</text:p>
              </table:table-cell>
              <table:table-cell office:value-type="float" office:value="2.39094650205761">
                <text:p>2.39094650205761</text:p>
              </table:table-cell>
              <table:table-cell office:value-type="float" office:value="1.06342494714588">
                <text:p>1.0634249471458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3">
                <text:p>403</text:p>
              </table:table-cell>
              <table:table-cell office:value-type="float" office:value="2.45807770961145">
                <text:p>2.45807770961145</text:p>
              </table:table-cell>
              <table:table-cell office:value-type="float" office:value="1.96484375">
                <text:p>1.96484375</text:p>
              </table:table-cell>
              <table:table-cell office:value-type="float" office:value="2.38683127572016">
                <text:p>2.38683127572016</text:p>
              </table:table-cell>
              <table:table-cell office:value-type="float" office:value="1.06342494714588">
                <text:p>1.0634249471458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4">
                <text:p>404</text:p>
              </table:table-cell>
              <table:table-cell office:value-type="float" office:value="2.4519427402863">
                <text:p>2.4519427402863</text:p>
              </table:table-cell>
              <table:table-cell office:value-type="float" office:value="1.95719844357977">
                <text:p>1.95719844357977</text:p>
              </table:table-cell>
              <table:table-cell office:value-type="float" office:value="2.38065843621399">
                <text:p>2.38065843621399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5">
                <text:p>405</text:p>
              </table:table-cell>
              <table:table-cell office:value-type="float" office:value="2.4478527607362">
                <text:p>2.4478527607362</text:p>
              </table:table-cell>
              <table:table-cell office:value-type="float" office:value="1.94961240310078">
                <text:p>1.94961240310078</text:p>
              </table:table-cell>
              <table:table-cell office:value-type="float" office:value="2.37654320987654">
                <text:p>2.37654320987654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6">
                <text:p>406</text:p>
              </table:table-cell>
              <table:table-cell office:value-type="float" office:value="2.44171779141104">
                <text:p>2.44171779141104</text:p>
              </table:table-cell>
              <table:table-cell office:value-type="float" office:value="1.93461538461538">
                <text:p>1.93461538461538</text:p>
              </table:table-cell>
              <table:table-cell office:value-type="float" office:value="2.37037037037037">
                <text:p>2.37037037037037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7">
                <text:p>407</text:p>
              </table:table-cell>
              <table:table-cell office:value-type="float" office:value="2.43762781186094">
                <text:p>2.43762781186094</text:p>
              </table:table-cell>
              <table:table-cell office:value-type="float" office:value="1.93461538461538">
                <text:p>1.93461538461538</text:p>
              </table:table-cell>
              <table:table-cell office:value-type="float" office:value="2.36625514403292">
                <text:p>2.36625514403292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8">
                <text:p>408</text:p>
              </table:table-cell>
              <table:table-cell office:value-type="float" office:value="2.45510204081633">
                <text:p>2.45510204081633</text:p>
              </table:table-cell>
              <table:table-cell office:value-type="float" office:value="1.93461538461538">
                <text:p>1.93461538461538</text:p>
              </table:table-cell>
              <table:table-cell office:value-type="float" office:value="2.36213991769547">
                <text:p>2.36213991769547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9">
                <text:p>409</text:p>
              </table:table-cell>
              <table:table-cell office:value-type="float" office:value="2.45102040816327">
                <text:p>2.45102040816327</text:p>
              </table:table-cell>
              <table:table-cell office:value-type="float" office:value="1.93461538461538">
                <text:p>1.93461538461538</text:p>
              </table:table-cell>
              <table:table-cell office:value-type="float" office:value="2.35802469135802">
                <text:p>2.35802469135802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10">
                <text:p>410</text:p>
              </table:table-cell>
              <table:table-cell office:value-type="float" office:value="2.44489795918367">
                <text:p>2.44489795918367</text:p>
              </table:table-cell>
              <table:table-cell office:value-type="float" office:value="1.9272030651341">
                <text:p>1.9272030651341</text:p>
              </table:table-cell>
              <table:table-cell office:value-type="float" office:value="2.35185185185185">
                <text:p>2.35185185185185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11">
                <text:p>411</text:p>
              </table:table-cell>
              <table:table-cell office:value-type="float" office:value="2.44285714285714">
                <text:p>2.44285714285714</text:p>
              </table:table-cell>
              <table:table-cell office:value-type="float" office:value="1.91984732824427">
                <text:p>1.91984732824427</text:p>
              </table:table-cell>
              <table:table-cell office:value-type="float" office:value="2.34979423868313">
                <text:p>2.34979423868313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12">
                <text:p>412</text:p>
              </table:table-cell>
              <table:table-cell office:value-type="float" office:value="2.43469387755102">
                <text:p>2.43469387755102</text:p>
              </table:table-cell>
              <table:table-cell office:value-type="float" office:value="1.91254752851711">
                <text:p>1.91254752851711</text:p>
              </table:table-cell>
              <table:table-cell office:value-type="float" office:value="2.34156378600823">
                <text:p>2.34156378600823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3">
                <text:p>413</text:p>
              </table:table-cell>
              <table:table-cell office:value-type="float" office:value="2.43061224489796">
                <text:p>2.43061224489796</text:p>
              </table:table-cell>
              <table:table-cell office:value-type="float" office:value="1.89811320754717">
                <text:p>1.89811320754717</text:p>
              </table:table-cell>
              <table:table-cell office:value-type="float" office:value="2.33744855967078">
                <text:p>2.33744855967078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4">
                <text:p>414</text:p>
              </table:table-cell>
              <table:table-cell office:value-type="float" office:value="2.42857142857143">
                <text:p>2.42857142857143</text:p>
              </table:table-cell>
              <table:table-cell office:value-type="float" office:value="1.89811320754717">
                <text:p>1.89811320754717</text:p>
              </table:table-cell>
              <table:table-cell office:value-type="float" office:value="2.33539094650206">
                <text:p>2.33539094650206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5">
                <text:p>415</text:p>
              </table:table-cell>
              <table:table-cell office:value-type="float" office:value="2.42448979591837">
                <text:p>2.42448979591837</text:p>
              </table:table-cell>
              <table:table-cell office:value-type="float" office:value="1.88389513108614">
                <text:p>1.88389513108614</text:p>
              </table:table-cell>
              <table:table-cell office:value-type="float" office:value="2.33127572016461">
                <text:p>2.33127572016461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6">
                <text:p>416</text:p>
              </table:table-cell>
              <table:table-cell office:value-type="float" office:value="2.42448979591837">
                <text:p>2.42448979591837</text:p>
              </table:table-cell>
              <table:table-cell office:value-type="float" office:value="1.88389513108614">
                <text:p>1.88389513108614</text:p>
              </table:table-cell>
              <table:table-cell office:value-type="float" office:value="2.33127572016461">
                <text:p>2.33127572016461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7">
                <text:p>417</text:p>
              </table:table-cell>
              <table:table-cell office:value-type="float" office:value="2.41632653061224">
                <text:p>2.41632653061224</text:p>
              </table:table-cell>
              <table:table-cell office:value-type="float" office:value="1.87686567164179">
                <text:p>1.87686567164179</text:p>
              </table:table-cell>
              <table:table-cell office:value-type="float" office:value="2.32304526748971">
                <text:p>2.32304526748971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8">
                <text:p>418</text:p>
              </table:table-cell>
              <table:table-cell office:value-type="float" office:value="2.40816326530612">
                <text:p>2.40816326530612</text:p>
              </table:table-cell>
              <table:table-cell office:value-type="float" office:value="1.86988847583643">
                <text:p>1.86988847583643</text:p>
              </table:table-cell>
              <table:table-cell office:value-type="float" office:value="2.31481481481481">
                <text:p>2.31481481481481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9">
                <text:p>419</text:p>
              </table:table-cell>
              <table:table-cell office:value-type="float" office:value="2.37832310838446">
                <text:p>2.37832310838446</text:p>
              </table:table-cell>
              <table:table-cell office:value-type="float" office:value="1.86296296296296">
                <text:p>1.86296296296296</text:p>
              </table:table-cell>
              <table:table-cell office:value-type="float" office:value="2.30658436213992">
                <text:p>2.30658436213992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20">
                <text:p>420</text:p>
              </table:table-cell>
              <table:table-cell office:value-type="float" office:value="2.37832310838446">
                <text:p>2.37832310838446</text:p>
              </table:table-cell>
              <table:table-cell office:value-type="float" office:value="1.86296296296296">
                <text:p>1.86296296296296</text:p>
              </table:table-cell>
              <table:table-cell office:value-type="float" office:value="2.30658436213992">
                <text:p>2.30658436213992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21">
                <text:p>421</text:p>
              </table:table-cell>
              <table:table-cell office:value-type="float" office:value="2.37423312883436">
                <text:p>2.37423312883436</text:p>
              </table:table-cell>
              <table:table-cell office:value-type="float" office:value="1.85608856088561">
                <text:p>1.85608856088561</text:p>
              </table:table-cell>
              <table:table-cell office:value-type="float" office:value="2.30246913580247">
                <text:p>2.30246913580247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22">
                <text:p>422</text:p>
              </table:table-cell>
              <table:table-cell office:value-type="float" office:value="2.3721881390593">
                <text:p>2.3721881390593</text:p>
              </table:table-cell>
              <table:table-cell office:value-type="float" office:value="1.85608856088561">
                <text:p>1.85608856088561</text:p>
              </table:table-cell>
              <table:table-cell office:value-type="float" office:value="2.30041152263374">
                <text:p>2.30041152263374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3">
                <text:p>423</text:p>
              </table:table-cell>
              <table:table-cell office:value-type="float" office:value="2.3640081799591">
                <text:p>2.3640081799591</text:p>
              </table:table-cell>
              <table:table-cell office:value-type="float" office:value="1.84249084249084">
                <text:p>1.84249084249084</text:p>
              </table:table-cell>
              <table:table-cell office:value-type="float" office:value="2.29218106995885">
                <text:p>2.29218106995885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4">
                <text:p>424</text:p>
              </table:table-cell>
              <table:table-cell office:value-type="float" office:value="2.359918200409">
                <text:p>2.359918200409</text:p>
              </table:table-cell>
              <table:table-cell office:value-type="float" office:value="1.83576642335766">
                <text:p>1.83576642335766</text:p>
              </table:table-cell>
              <table:table-cell office:value-type="float" office:value="2.2880658436214">
                <text:p>2.2880658436214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5">
                <text:p>425</text:p>
              </table:table-cell>
              <table:table-cell office:value-type="float" office:value="2.35787321063395">
                <text:p>2.35787321063395</text:p>
              </table:table-cell>
              <table:table-cell office:value-type="float" office:value="1.83576642335766">
                <text:p>1.83576642335766</text:p>
              </table:table-cell>
              <table:table-cell office:value-type="float" office:value="2.28600823045267">
                <text:p>2.28600823045267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6">
                <text:p>426</text:p>
              </table:table-cell>
              <table:table-cell office:value-type="float" office:value="2.35378323108384">
                <text:p>2.35378323108384</text:p>
              </table:table-cell>
              <table:table-cell office:value-type="float" office:value="1.83576642335766">
                <text:p>1.83576642335766</text:p>
              </table:table-cell>
              <table:table-cell office:value-type="float" office:value="2.28189300411523">
                <text:p>2.28189300411523</text:p>
              </table:table-cell>
              <table:table-cell office:value-type="float" office:value="1.06118143459916">
                <text:p>1.061181434599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7">
                <text:p>427</text:p>
              </table:table-cell>
              <table:table-cell office:value-type="float" office:value="2.32991803278689">
                <text:p>2.32991803278689</text:p>
              </table:table-cell>
              <table:table-cell office:value-type="float" office:value="1.83576642335766">
                <text:p>1.83576642335766</text:p>
              </table:table-cell>
              <table:table-cell office:value-type="float" office:value="2.28189300411523">
                <text:p>2.28189300411523</text:p>
              </table:table-cell>
              <table:table-cell office:value-type="float" office:value="1.05894736842105">
                <text:p>1.0589473684210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8">
                <text:p>428</text:p>
              </table:table-cell>
              <table:table-cell office:value-type="float" office:value="2.31762295081967">
                <text:p>2.31762295081967</text:p>
              </table:table-cell>
              <table:table-cell office:value-type="float" office:value="1.82246376811594">
                <text:p>1.82246376811594</text:p>
              </table:table-cell>
              <table:table-cell office:value-type="float" office:value="2.26954732510288">
                <text:p>2.26954732510288</text:p>
              </table:table-cell>
              <table:table-cell office:value-type="float" office:value="1.05894736842105">
                <text:p>1.0589473684210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9">
                <text:p>429</text:p>
              </table:table-cell>
              <table:table-cell office:value-type="float" office:value="2.31762295081967">
                <text:p>2.31762295081967</text:p>
              </table:table-cell>
              <table:table-cell office:value-type="float" office:value="1.82246376811594">
                <text:p>1.82246376811594</text:p>
              </table:table-cell>
              <table:table-cell office:value-type="float" office:value="2.26954732510288">
                <text:p>2.26954732510288</text:p>
              </table:table-cell>
              <table:table-cell office:value-type="float" office:value="1.05894736842105">
                <text:p>1.0589473684210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30">
                <text:p>430</text:p>
              </table:table-cell>
              <table:table-cell office:value-type="float" office:value="2.31147540983607">
                <text:p>2.31147540983607</text:p>
              </table:table-cell>
              <table:table-cell office:value-type="float" office:value="1.82246376811594">
                <text:p>1.82246376811594</text:p>
              </table:table-cell>
              <table:table-cell office:value-type="float" office:value="2.26337448559671">
                <text:p>2.26337448559671</text:p>
              </table:table-cell>
              <table:table-cell office:value-type="float" office:value="1.05894736842105">
                <text:p>1.058947368421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31">
                <text:p>431</text:p>
              </table:table-cell>
              <table:table-cell office:value-type="float" office:value="2.30122950819672">
                <text:p>2.30122950819672</text:p>
              </table:table-cell>
              <table:table-cell office:value-type="float" office:value="1.80935251798561">
                <text:p>1.80935251798561</text:p>
              </table:table-cell>
              <table:table-cell office:value-type="float" office:value="2.25308641975309">
                <text:p>2.25308641975309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32">
                <text:p>432</text:p>
              </table:table-cell>
              <table:table-cell office:value-type="float" office:value="2.29713114754098">
                <text:p>2.29713114754098</text:p>
              </table:table-cell>
              <table:table-cell office:value-type="float" office:value="1.80935251798561">
                <text:p>1.80935251798561</text:p>
              </table:table-cell>
              <table:table-cell office:value-type="float" office:value="2.24897119341564">
                <text:p>2.24897119341564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3">
                <text:p>433</text:p>
              </table:table-cell>
              <table:table-cell office:value-type="float" office:value="2.29508196721311">
                <text:p>2.29508196721311</text:p>
              </table:table-cell>
              <table:table-cell office:value-type="float" office:value="1.80935251798561">
                <text:p>1.80935251798561</text:p>
              </table:table-cell>
              <table:table-cell office:value-type="float" office:value="2.24691358024691">
                <text:p>2.24691358024691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4">
                <text:p>434</text:p>
              </table:table-cell>
              <table:table-cell office:value-type="float" office:value="2.29303278688525">
                <text:p>2.29303278688525</text:p>
              </table:table-cell>
              <table:table-cell office:value-type="float" office:value="1.80286738351254">
                <text:p>1.80286738351254</text:p>
              </table:table-cell>
              <table:table-cell office:value-type="float" office:value="2.24485596707819">
                <text:p>2.24485596707819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5">
                <text:p>435</text:p>
              </table:table-cell>
              <table:table-cell office:value-type="float" office:value="2.28893442622951">
                <text:p>2.28893442622951</text:p>
              </table:table-cell>
              <table:table-cell office:value-type="float" office:value="1.80286738351254">
                <text:p>1.80286738351254</text:p>
              </table:table-cell>
              <table:table-cell office:value-type="float" office:value="2.24074074074074">
                <text:p>2.24074074074074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6">
                <text:p>436</text:p>
              </table:table-cell>
              <table:table-cell office:value-type="float" office:value="2.28688524590164">
                <text:p>2.28688524590164</text:p>
              </table:table-cell>
              <table:table-cell office:value-type="float" office:value="1.80286738351254">
                <text:p>1.80286738351254</text:p>
              </table:table-cell>
              <table:table-cell office:value-type="float" office:value="2.23868312757202">
                <text:p>2.23868312757202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7">
                <text:p>437</text:p>
              </table:table-cell>
              <table:table-cell office:value-type="float" office:value="2.28073770491803">
                <text:p>2.28073770491803</text:p>
              </table:table-cell>
              <table:table-cell office:value-type="float" office:value="1.79642857142857">
                <text:p>1.79642857142857</text:p>
              </table:table-cell>
              <table:table-cell office:value-type="float" office:value="2.23251028806584">
                <text:p>2.23251028806584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8">
                <text:p>438</text:p>
              </table:table-cell>
              <table:table-cell office:value-type="float" office:value="2.28073770491803">
                <text:p>2.28073770491803</text:p>
              </table:table-cell>
              <table:table-cell office:value-type="float" office:value="1.79642857142857">
                <text:p>1.79642857142857</text:p>
              </table:table-cell>
              <table:table-cell office:value-type="float" office:value="2.23251028806584">
                <text:p>2.23251028806584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9">
                <text:p>439</text:p>
              </table:table-cell>
              <table:table-cell office:value-type="float" office:value="2.27459016393443">
                <text:p>2.27459016393443</text:p>
              </table:table-cell>
              <table:table-cell office:value-type="float" office:value="1.79003558718861">
                <text:p>1.79003558718861</text:p>
              </table:table-cell>
              <table:table-cell office:value-type="float" office:value="2.22633744855967">
                <text:p>2.22633744855967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40">
                <text:p>440</text:p>
              </table:table-cell>
              <table:table-cell office:value-type="float" office:value="2.27459016393443">
                <text:p>2.27459016393443</text:p>
              </table:table-cell>
              <table:table-cell office:value-type="float" office:value="1.79003558718861">
                <text:p>1.79003558718861</text:p>
              </table:table-cell>
              <table:table-cell office:value-type="float" office:value="2.22633744855967">
                <text:p>2.22633744855967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41">
                <text:p>441</text:p>
              </table:table-cell>
              <table:table-cell office:value-type="float" office:value="2.27254098360656">
                <text:p>2.27254098360656</text:p>
              </table:table-cell>
              <table:table-cell office:value-type="float" office:value="1.78368794326241">
                <text:p>1.78368794326241</text:p>
              </table:table-cell>
              <table:table-cell office:value-type="float" office:value="2.22427983539095">
                <text:p>2.22427983539095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42">
                <text:p>442</text:p>
              </table:table-cell>
              <table:table-cell office:value-type="float" office:value="2.26639344262295">
                <text:p>2.26639344262295</text:p>
              </table:table-cell>
              <table:table-cell office:value-type="float" office:value="1.78368794326241">
                <text:p>1.78368794326241</text:p>
              </table:table-cell>
              <table:table-cell office:value-type="float" office:value="2.21810699588477">
                <text:p>2.21810699588477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3">
                <text:p>443</text:p>
              </table:table-cell>
              <table:table-cell office:value-type="float" office:value="2.26024590163934">
                <text:p>2.26024590163934</text:p>
              </table:table-cell>
              <table:table-cell office:value-type="float" office:value="1.78368794326241">
                <text:p>1.78368794326241</text:p>
              </table:table-cell>
              <table:table-cell office:value-type="float" office:value="2.2119341563786">
                <text:p>2.2119341563786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4">
                <text:p>444</text:p>
              </table:table-cell>
              <table:table-cell office:value-type="float" office:value="2.23408624229979">
                <text:p>2.23408624229979</text:p>
              </table:table-cell>
              <table:table-cell office:value-type="float" office:value="1.78368794326241">
                <text:p>1.78368794326241</text:p>
              </table:table-cell>
              <table:table-cell office:value-type="float" office:value="2.20781893004115">
                <text:p>2.20781893004115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5">
                <text:p>445</text:p>
              </table:table-cell>
              <table:table-cell office:value-type="float" office:value="2.2258726899384">
                <text:p>2.2258726899384</text:p>
              </table:table-cell>
              <table:table-cell office:value-type="float" office:value="1.78368794326241">
                <text:p>1.78368794326241</text:p>
              </table:table-cell>
              <table:table-cell office:value-type="float" office:value="2.19958847736626">
                <text:p>2.19958847736626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6">
                <text:p>446</text:p>
              </table:table-cell>
              <table:table-cell office:value-type="float" office:value="2.22381930184805">
                <text:p>2.22381930184805</text:p>
              </table:table-cell>
              <table:table-cell office:value-type="float" office:value="1.78368794326241">
                <text:p>1.78368794326241</text:p>
              </table:table-cell>
              <table:table-cell office:value-type="float" office:value="2.22381930184805">
                <text:p>2.22381930184805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7">
                <text:p>447</text:p>
              </table:table-cell>
              <table:table-cell office:value-type="float" office:value="2.2217659137577">
                <text:p>2.2217659137577</text:p>
              </table:table-cell>
              <table:table-cell office:value-type="float" office:value="1.78368794326241">
                <text:p>1.78368794326241</text:p>
              </table:table-cell>
              <table:table-cell office:value-type="float" office:value="2.2217659137577">
                <text:p>2.2217659137577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8">
                <text:p>448</text:p>
              </table:table-cell>
              <table:table-cell office:value-type="float" office:value="2.217659137577">
                <text:p>2.217659137577</text:p>
              </table:table-cell>
              <table:table-cell office:value-type="float" office:value="1.7773851590106">
                <text:p>1.7773851590106</text:p>
              </table:table-cell>
              <table:table-cell office:value-type="float" office:value="2.217659137577">
                <text:p>2.217659137577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9">
                <text:p>449</text:p>
              </table:table-cell>
              <table:table-cell office:value-type="float" office:value="2.21560574948665">
                <text:p>2.21560574948665</text:p>
              </table:table-cell>
              <table:table-cell office:value-type="float" office:value="1.7773851590106">
                <text:p>1.7773851590106</text:p>
              </table:table-cell>
              <table:table-cell office:value-type="float" office:value="2.21560574948665">
                <text:p>2.21560574948665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50">
                <text:p>450</text:p>
              </table:table-cell>
              <table:table-cell office:value-type="float" office:value="2.21560574948665">
                <text:p>2.21560574948665</text:p>
              </table:table-cell>
              <table:table-cell office:value-type="float" office:value="1.7773851590106">
                <text:p>1.7773851590106</text:p>
              </table:table-cell>
              <table:table-cell office:value-type="float" office:value="2.21560574948665">
                <text:p>2.21560574948665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51">
                <text:p>451</text:p>
              </table:table-cell>
              <table:table-cell office:value-type="float" office:value="2.21149897330595">
                <text:p>2.21149897330595</text:p>
              </table:table-cell>
              <table:table-cell office:value-type="float" office:value="1.7773851590106">
                <text:p>1.7773851590106</text:p>
              </table:table-cell>
              <table:table-cell office:value-type="float" office:value="2.21149897330595">
                <text:p>2.21149897330595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52">
                <text:p>452</text:p>
              </table:table-cell>
              <table:table-cell office:value-type="float" office:value="2.20739219712526">
                <text:p>2.20739219712526</text:p>
              </table:table-cell>
              <table:table-cell office:value-type="float" office:value="1.77112676056338">
                <text:p>1.77112676056338</text:p>
              </table:table-cell>
              <table:table-cell office:value-type="float" office:value="2.20739219712526">
                <text:p>2.20739219712526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3">
                <text:p>453</text:p>
              </table:table-cell>
              <table:table-cell office:value-type="float" office:value="2.20328542094456">
                <text:p>2.20328542094456</text:p>
              </table:table-cell>
              <table:table-cell office:value-type="float" office:value="1.76491228070175">
                <text:p>1.76491228070175</text:p>
              </table:table-cell>
              <table:table-cell office:value-type="float" office:value="2.20328542094456">
                <text:p>2.20328542094456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4">
                <text:p>454</text:p>
              </table:table-cell>
              <table:table-cell office:value-type="float" office:value="2.19917864476386">
                <text:p>2.19917864476386</text:p>
              </table:table-cell>
              <table:table-cell office:value-type="float" office:value="1.75874125874126">
                <text:p>1.75874125874126</text:p>
              </table:table-cell>
              <table:table-cell office:value-type="float" office:value="2.19917864476386">
                <text:p>2.19917864476386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5">
                <text:p>455</text:p>
              </table:table-cell>
              <table:table-cell office:value-type="float" office:value="2.19712525667351">
                <text:p>2.19712525667351</text:p>
              </table:table-cell>
              <table:table-cell office:value-type="float" office:value="1.75261324041812">
                <text:p>1.75261324041812</text:p>
              </table:table-cell>
              <table:table-cell office:value-type="float" office:value="2.19712525667351">
                <text:p>2.19712525667351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6">
                <text:p>456</text:p>
              </table:table-cell>
              <table:table-cell office:value-type="float" office:value="2.19507186858316">
                <text:p>2.19507186858316</text:p>
              </table:table-cell>
              <table:table-cell office:value-type="float" office:value="1.74652777777778">
                <text:p>1.74652777777778</text:p>
              </table:table-cell>
              <table:table-cell office:value-type="float" office:value="2.19507186858316">
                <text:p>2.19507186858316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7">
                <text:p>457</text:p>
              </table:table-cell>
              <table:table-cell office:value-type="float" office:value="2.19507186858316">
                <text:p>2.19507186858316</text:p>
              </table:table-cell>
              <table:table-cell office:value-type="float" office:value="1.74652777777778">
                <text:p>1.74652777777778</text:p>
              </table:table-cell>
              <table:table-cell office:value-type="float" office:value="2.19507186858316">
                <text:p>2.19507186858316</text:p>
              </table:table-cell>
              <table:table-cell office:value-type="float" office:value="1.05672268907563">
                <text:p>1.056722689075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8">
                <text:p>458</text:p>
              </table:table-cell>
              <table:table-cell office:value-type="float" office:value="2.2172131147541">
                <text:p>2.2172131147541</text:p>
              </table:table-cell>
              <table:table-cell office:value-type="float" office:value="1.74652777777778">
                <text:p>1.74652777777778</text:p>
              </table:table-cell>
              <table:table-cell office:value-type="float" office:value="2.2172131147541">
                <text:p>2.2172131147541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9">
                <text:p>459</text:p>
              </table:table-cell>
              <table:table-cell office:value-type="float" office:value="2.21516393442623">
                <text:p>2.21516393442623</text:p>
              </table:table-cell>
              <table:table-cell office:value-type="float" office:value="1.74652777777778">
                <text:p>1.74652777777778</text:p>
              </table:table-cell>
              <table:table-cell office:value-type="float" office:value="2.21516393442623">
                <text:p>2.21516393442623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0">
                <text:p>460</text:p>
              </table:table-cell>
              <table:table-cell office:value-type="float" office:value="2.21311475409836">
                <text:p>2.21311475409836</text:p>
              </table:table-cell>
              <table:table-cell office:value-type="float" office:value="1.74652777777778">
                <text:p>1.74652777777778</text:p>
              </table:table-cell>
              <table:table-cell office:value-type="float" office:value="2.21311475409836">
                <text:p>2.21311475409836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61">
                <text:p>461</text:p>
              </table:table-cell>
              <table:table-cell office:value-type="float" office:value="2.20901639344262">
                <text:p>2.20901639344262</text:p>
              </table:table-cell>
              <table:table-cell office:value-type="float" office:value="1.74048442906574">
                <text:p>1.74048442906574</text:p>
              </table:table-cell>
              <table:table-cell office:value-type="float" office:value="2.20901639344262">
                <text:p>2.20901639344262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62">
                <text:p>462</text:p>
              </table:table-cell>
              <table:table-cell office:value-type="float" office:value="2.20491803278689">
                <text:p>2.20491803278689</text:p>
              </table:table-cell>
              <table:table-cell office:value-type="float" office:value="1.73448275862069">
                <text:p>1.73448275862069</text:p>
              </table:table-cell>
              <table:table-cell office:value-type="float" office:value="2.20491803278689">
                <text:p>2.20491803278689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3">
                <text:p>463</text:p>
              </table:table-cell>
              <table:table-cell office:value-type="float" office:value="2.20081967213115">
                <text:p>2.20081967213115</text:p>
              </table:table-cell>
              <table:table-cell office:value-type="float" office:value="1.73448275862069">
                <text:p>1.73448275862069</text:p>
              </table:table-cell>
              <table:table-cell office:value-type="float" office:value="2.20081967213115">
                <text:p>2.20081967213115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4">
                <text:p>464</text:p>
              </table:table-cell>
              <table:table-cell office:value-type="float" office:value="2.19672131147541">
                <text:p>2.19672131147541</text:p>
              </table:table-cell>
              <table:table-cell office:value-type="float" office:value="1.72852233676976">
                <text:p>1.72852233676976</text:p>
              </table:table-cell>
              <table:table-cell office:value-type="float" office:value="2.19672131147541">
                <text:p>2.19672131147541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5">
                <text:p>465</text:p>
              </table:table-cell>
              <table:table-cell office:value-type="float" office:value="2.19467213114754">
                <text:p>2.19467213114754</text:p>
              </table:table-cell>
              <table:table-cell office:value-type="float" office:value="1.72852233676976">
                <text:p>1.72852233676976</text:p>
              </table:table-cell>
              <table:table-cell office:value-type="float" office:value="2.19467213114754">
                <text:p>2.19467213114754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6">
                <text:p>466</text:p>
              </table:table-cell>
              <table:table-cell office:value-type="float" office:value="2.19467213114754">
                <text:p>2.19467213114754</text:p>
              </table:table-cell>
              <table:table-cell office:value-type="float" office:value="1.72852233676976">
                <text:p>1.72852233676976</text:p>
              </table:table-cell>
              <table:table-cell office:value-type="float" office:value="2.19467213114754">
                <text:p>2.19467213114754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7">
                <text:p>467</text:p>
              </table:table-cell>
              <table:table-cell office:value-type="float" office:value="2.19262295081967">
                <text:p>2.19262295081967</text:p>
              </table:table-cell>
              <table:table-cell office:value-type="float" office:value="1.72260273972603">
                <text:p>1.72260273972603</text:p>
              </table:table-cell>
              <table:table-cell office:value-type="float" office:value="2.19262295081967">
                <text:p>2.19262295081967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8">
                <text:p>468</text:p>
              </table:table-cell>
              <table:table-cell office:value-type="float" office:value="2.20654396728016">
                <text:p>2.20654396728016</text:p>
              </table:table-cell>
              <table:table-cell office:value-type="float" office:value="1.72260273972603">
                <text:p>1.72260273972603</text:p>
              </table:table-cell>
              <table:table-cell office:value-type="float" office:value="2.18647540983607">
                <text:p>2.18647540983607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9">
                <text:p>469</text:p>
              </table:table-cell>
              <table:table-cell office:value-type="float" office:value="2.20245398773006">
                <text:p>2.20245398773006</text:p>
              </table:table-cell>
              <table:table-cell office:value-type="float" office:value="1.72260273972603">
                <text:p>1.72260273972603</text:p>
              </table:table-cell>
              <table:table-cell office:value-type="float" office:value="2.18237704918033">
                <text:p>2.18237704918033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70">
                <text:p>470</text:p>
              </table:table-cell>
              <table:table-cell office:value-type="float" office:value="2.19836400817996">
                <text:p>2.19836400817996</text:p>
              </table:table-cell>
              <table:table-cell office:value-type="float" office:value="1.72260273972603">
                <text:p>1.72260273972603</text:p>
              </table:table-cell>
              <table:table-cell office:value-type="float" office:value="2.17827868852459">
                <text:p>2.17827868852459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71">
                <text:p>471</text:p>
              </table:table-cell>
              <table:table-cell office:value-type="float" office:value="2.19427402862986">
                <text:p>2.19427402862986</text:p>
              </table:table-cell>
              <table:table-cell office:value-type="float" office:value="1.72260273972603">
                <text:p>1.72260273972603</text:p>
              </table:table-cell>
              <table:table-cell office:value-type="float" office:value="2.17418032786885">
                <text:p>2.17418032786885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72">
                <text:p>472</text:p>
              </table:table-cell>
              <table:table-cell office:value-type="float" office:value="2.19427402862986">
                <text:p>2.19427402862986</text:p>
              </table:table-cell>
              <table:table-cell office:value-type="float" office:value="1.72260273972603">
                <text:p>1.72260273972603</text:p>
              </table:table-cell>
              <table:table-cell office:value-type="float" office:value="2.17418032786885">
                <text:p>2.17418032786885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3">
                <text:p>473</text:p>
              </table:table-cell>
              <table:table-cell office:value-type="float" office:value="2.19222903885481">
                <text:p>2.19222903885481</text:p>
              </table:table-cell>
              <table:table-cell office:value-type="float" office:value="1.72260273972603">
                <text:p>1.72260273972603</text:p>
              </table:table-cell>
              <table:table-cell office:value-type="float" office:value="2.17213114754098">
                <text:p>2.17213114754098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4">
                <text:p>474</text:p>
              </table:table-cell>
              <table:table-cell office:value-type="float" office:value="2.1840490797546">
                <text:p>2.1840490797546</text:p>
              </table:table-cell>
              <table:table-cell office:value-type="float" office:value="1.71672354948805">
                <text:p>1.71672354948805</text:p>
              </table:table-cell>
              <table:table-cell office:value-type="float" office:value="2.16393442622951">
                <text:p>2.16393442622951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5">
                <text:p>475</text:p>
              </table:table-cell>
              <table:table-cell office:value-type="float" office:value="2.18200408997955">
                <text:p>2.18200408997955</text:p>
              </table:table-cell>
              <table:table-cell office:value-type="float" office:value="1.71672354948805">
                <text:p>1.71672354948805</text:p>
              </table:table-cell>
              <table:table-cell office:value-type="float" office:value="2.16188524590164">
                <text:p>2.16188524590164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6">
                <text:p>476</text:p>
              </table:table-cell>
              <table:table-cell office:value-type="float" office:value="2.1758691206544">
                <text:p>2.1758691206544</text:p>
              </table:table-cell>
              <table:table-cell office:value-type="float" office:value="1.71672354948805">
                <text:p>1.71672354948805</text:p>
              </table:table-cell>
              <table:table-cell office:value-type="float" office:value="2.15573770491803">
                <text:p>2.15573770491803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7">
                <text:p>477</text:p>
              </table:table-cell>
              <table:table-cell office:value-type="float" office:value="2.17177914110429">
                <text:p>2.17177914110429</text:p>
              </table:table-cell>
              <table:table-cell office:value-type="float" office:value="1.71672354948805">
                <text:p>1.71672354948805</text:p>
              </table:table-cell>
              <table:table-cell office:value-type="float" office:value="2.15163934426229">
                <text:p>2.15163934426229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8">
                <text:p>478</text:p>
              </table:table-cell>
              <table:table-cell office:value-type="float" office:value="2.16768916155419">
                <text:p>2.16768916155419</text:p>
              </table:table-cell>
              <table:table-cell office:value-type="float" office:value="1.71672354948805">
                <text:p>1.71672354948805</text:p>
              </table:table-cell>
              <table:table-cell office:value-type="float" office:value="2.14754098360656">
                <text:p>2.14754098360656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9">
                <text:p>479</text:p>
              </table:table-cell>
              <table:table-cell office:value-type="float" office:value="2.16359918200409">
                <text:p>2.16359918200409</text:p>
              </table:table-cell>
              <table:table-cell office:value-type="float" office:value="1.71672354948805">
                <text:p>1.71672354948805</text:p>
              </table:table-cell>
              <table:table-cell office:value-type="float" office:value="2.14344262295082">
                <text:p>2.14344262295082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80">
                <text:p>480</text:p>
              </table:table-cell>
              <table:table-cell office:value-type="float" office:value="2.15950920245399">
                <text:p>2.15950920245399</text:p>
              </table:table-cell>
              <table:table-cell office:value-type="float" office:value="1.7108843537415">
                <text:p>1.7108843537415</text:p>
              </table:table-cell>
              <table:table-cell office:value-type="float" office:value="2.15950920245399">
                <text:p>2.15950920245399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81">
                <text:p>481</text:p>
              </table:table-cell>
              <table:table-cell office:value-type="float" office:value="2.15541922290389">
                <text:p>2.15541922290389</text:p>
              </table:table-cell>
              <table:table-cell office:value-type="float" office:value="1.7108843537415">
                <text:p>1.7108843537415</text:p>
              </table:table-cell>
              <table:table-cell office:value-type="float" office:value="2.15541922290389">
                <text:p>2.15541922290389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82">
                <text:p>482</text:p>
              </table:table-cell>
              <table:table-cell office:value-type="float" office:value="2.15541922290389">
                <text:p>2.15541922290389</text:p>
              </table:table-cell>
              <table:table-cell office:value-type="float" office:value="1.7108843537415">
                <text:p>1.7108843537415</text:p>
              </table:table-cell>
              <table:table-cell office:value-type="float" office:value="2.15541922290389">
                <text:p>2.15541922290389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3">
                <text:p>483</text:p>
              </table:table-cell>
              <table:table-cell office:value-type="float" office:value="2.15132924335378">
                <text:p>2.15132924335378</text:p>
              </table:table-cell>
              <table:table-cell office:value-type="float" office:value="1.70508474576271">
                <text:p>1.70508474576271</text:p>
              </table:table-cell>
              <table:table-cell office:value-type="float" office:value="2.15132924335378">
                <text:p>2.15132924335378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4">
                <text:p>484</text:p>
              </table:table-cell>
              <table:table-cell office:value-type="float" office:value="2.14314928425358">
                <text:p>2.14314928425358</text:p>
              </table:table-cell>
              <table:table-cell office:value-type="float" office:value="1.69932432432432">
                <text:p>1.69932432432432</text:p>
              </table:table-cell>
              <table:table-cell office:value-type="float" office:value="2.14314928425358">
                <text:p>2.14314928425358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5">
                <text:p>485</text:p>
              </table:table-cell>
              <table:table-cell office:value-type="float" office:value="2.14110429447853">
                <text:p>2.14110429447853</text:p>
              </table:table-cell>
              <table:table-cell office:value-type="float" office:value="1.69932432432432">
                <text:p>1.69932432432432</text:p>
              </table:table-cell>
              <table:table-cell office:value-type="float" office:value="2.14110429447853">
                <text:p>2.14110429447853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6">
                <text:p>486</text:p>
              </table:table-cell>
              <table:table-cell office:value-type="float" office:value="2.13701431492843">
                <text:p>2.13701431492843</text:p>
              </table:table-cell>
              <table:table-cell office:value-type="float" office:value="1.69932432432432">
                <text:p>1.69932432432432</text:p>
              </table:table-cell>
              <table:table-cell office:value-type="float" office:value="2.13701431492843">
                <text:p>2.13701431492843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7">
                <text:p>487</text:p>
              </table:table-cell>
              <table:table-cell office:value-type="float" office:value="2.13496932515337">
                <text:p>2.13496932515337</text:p>
              </table:table-cell>
              <table:table-cell office:value-type="float" office:value="1.69932432432432">
                <text:p>1.69932432432432</text:p>
              </table:table-cell>
              <table:table-cell office:value-type="float" office:value="2.13496932515337">
                <text:p>2.13496932515337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8">
                <text:p>488</text:p>
              </table:table-cell>
              <table:table-cell office:value-type="float" office:value="2.1530612244898">
                <text:p>2.1530612244898</text:p>
              </table:table-cell>
              <table:table-cell office:value-type="float" office:value="1.69932432432432">
                <text:p>1.69932432432432</text:p>
              </table:table-cell>
              <table:table-cell office:value-type="float" office:value="2.12883435582822">
                <text:p>2.12883435582822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9">
                <text:p>489</text:p>
              </table:table-cell>
              <table:table-cell office:value-type="float" office:value="2.14897959183673">
                <text:p>2.14897959183673</text:p>
              </table:table-cell>
              <table:table-cell office:value-type="float" office:value="1.69360269360269">
                <text:p>1.69360269360269</text:p>
              </table:table-cell>
              <table:table-cell office:value-type="float" office:value="2.12474437627812">
                <text:p>2.12474437627812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90">
                <text:p>490</text:p>
              </table:table-cell>
              <table:table-cell office:value-type="float" office:value="2.1469387755102">
                <text:p>2.1469387755102</text:p>
              </table:table-cell>
              <table:table-cell office:value-type="float" office:value="1.68791946308725">
                <text:p>1.68791946308725</text:p>
              </table:table-cell>
              <table:table-cell office:value-type="float" office:value="2.12269938650307">
                <text:p>2.12269938650307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91">
                <text:p>491</text:p>
              </table:table-cell>
              <table:table-cell office:value-type="float" office:value="2.14489795918367">
                <text:p>2.14489795918367</text:p>
              </table:table-cell>
              <table:table-cell office:value-type="float" office:value="1.68791946308725">
                <text:p>1.68791946308725</text:p>
              </table:table-cell>
              <table:table-cell office:value-type="float" office:value="2.12065439672802">
                <text:p>2.12065439672802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92">
                <text:p>492</text:p>
              </table:table-cell>
              <table:table-cell office:value-type="float" office:value="2.14489795918367">
                <text:p>2.14489795918367</text:p>
              </table:table-cell>
              <table:table-cell office:value-type="float" office:value="1.68791946308725">
                <text:p>1.68791946308725</text:p>
              </table:table-cell>
              <table:table-cell office:value-type="float" office:value="2.12065439672802">
                <text:p>2.12065439672802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3">
                <text:p>493</text:p>
              </table:table-cell>
              <table:table-cell office:value-type="float" office:value="2.14081632653061">
                <text:p>2.14081632653061</text:p>
              </table:table-cell>
              <table:table-cell office:value-type="float" office:value="1.68791946308725">
                <text:p>1.68791946308725</text:p>
              </table:table-cell>
              <table:table-cell office:value-type="float" office:value="2.11656441717791">
                <text:p>2.11656441717791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4">
                <text:p>494</text:p>
              </table:table-cell>
              <table:table-cell office:value-type="float" office:value="2.13877551020408">
                <text:p>2.13877551020408</text:p>
              </table:table-cell>
              <table:table-cell office:value-type="float" office:value="1.68791946308725">
                <text:p>1.68791946308725</text:p>
              </table:table-cell>
              <table:table-cell office:value-type="float" office:value="2.11451942740286">
                <text:p>2.11451942740286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5">
                <text:p>495</text:p>
              </table:table-cell>
              <table:table-cell office:value-type="float" office:value="2.13673469387755">
                <text:p>2.13673469387755</text:p>
              </table:table-cell>
              <table:table-cell office:value-type="float" office:value="1.68791946308725">
                <text:p>1.68791946308725</text:p>
              </table:table-cell>
              <table:table-cell office:value-type="float" office:value="2.11247443762781">
                <text:p>2.11247443762781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6">
                <text:p>496</text:p>
              </table:table-cell>
              <table:table-cell office:value-type="float" office:value="2.13673469387755">
                <text:p>2.13673469387755</text:p>
              </table:table-cell>
              <table:table-cell office:value-type="float" office:value="1.68791946308725">
                <text:p>1.68791946308725</text:p>
              </table:table-cell>
              <table:table-cell office:value-type="float" office:value="2.11247443762781">
                <text:p>2.11247443762781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7">
                <text:p>497</text:p>
              </table:table-cell>
              <table:table-cell office:value-type="float" office:value="2.13265306122449">
                <text:p>2.13265306122449</text:p>
              </table:table-cell>
              <table:table-cell office:value-type="float" office:value="1.68791946308725">
                <text:p>1.68791946308725</text:p>
              </table:table-cell>
              <table:table-cell office:value-type="float" office:value="2.10838445807771">
                <text:p>2.10838445807771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8">
                <text:p>498</text:p>
              </table:table-cell>
              <table:table-cell office:value-type="float" office:value="2.12857142857143">
                <text:p>2.12857142857143</text:p>
              </table:table-cell>
              <table:table-cell office:value-type="float" office:value="1.68791946308725">
                <text:p>1.68791946308725</text:p>
              </table:table-cell>
              <table:table-cell office:value-type="float" office:value="2.10429447852761">
                <text:p>2.10429447852761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9">
                <text:p>499</text:p>
              </table:table-cell>
              <table:table-cell office:value-type="float" office:value="2.12448979591837">
                <text:p>2.12448979591837</text:p>
              </table:table-cell>
              <table:table-cell office:value-type="float" office:value="1.68791946308725">
                <text:p>1.68791946308725</text:p>
              </table:table-cell>
              <table:table-cell office:value-type="float" office:value="2.10020449897751">
                <text:p>2.10020449897751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00">
                <text:p>500</text:p>
              </table:table-cell>
              <table:table-cell office:value-type="float" office:value="2.12040816326531">
                <text:p>2.12040816326531</text:p>
              </table:table-cell>
              <table:table-cell office:value-type="float" office:value="1.68791946308725">
                <text:p>1.68791946308725</text:p>
              </table:table-cell>
              <table:table-cell office:value-type="float" office:value="2.0961145194274">
                <text:p>2.0961145194274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01">
                <text:p>501</text:p>
              </table:table-cell>
              <table:table-cell office:value-type="float" office:value="2.11836734693878">
                <text:p>2.11836734693878</text:p>
              </table:table-cell>
              <table:table-cell office:value-type="float" office:value="1.68791946308725">
                <text:p>1.68791946308725</text:p>
              </table:table-cell>
              <table:table-cell office:value-type="float" office:value="2.09406952965235">
                <text:p>2.09406952965235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02">
                <text:p>502</text:p>
              </table:table-cell>
              <table:table-cell office:value-type="float" office:value="2.11428571428571">
                <text:p>2.11428571428571</text:p>
              </table:table-cell>
              <table:table-cell office:value-type="float" office:value="1.68227424749164">
                <text:p>1.68227424749164</text:p>
              </table:table-cell>
              <table:table-cell office:value-type="float" office:value="2.08997955010225">
                <text:p>2.08997955010225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3">
                <text:p>503</text:p>
              </table:table-cell>
              <table:table-cell office:value-type="float" office:value="2.10612244897959">
                <text:p>2.10612244897959</text:p>
              </table:table-cell>
              <table:table-cell office:value-type="float" office:value="1.68227424749164">
                <text:p>1.68227424749164</text:p>
              </table:table-cell>
              <table:table-cell office:value-type="float" office:value="2.08179959100204">
                <text:p>2.08179959100204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4">
                <text:p>504</text:p>
              </table:table-cell>
              <table:table-cell office:value-type="float" office:value="2.1">
                <text:p>2.1</text:p>
              </table:table-cell>
              <table:table-cell office:value-type="float" office:value="1.67666666666667">
                <text:p>1.67666666666667</text:p>
              </table:table-cell>
              <table:table-cell office:value-type="float" office:value="2.07566462167689">
                <text:p>2.07566462167689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5">
                <text:p>505</text:p>
              </table:table-cell>
              <table:table-cell office:value-type="float" office:value="2.09591836734694">
                <text:p>2.09591836734694</text:p>
              </table:table-cell>
              <table:table-cell office:value-type="float" office:value="1.67666666666667">
                <text:p>1.67666666666667</text:p>
              </table:table-cell>
              <table:table-cell office:value-type="float" office:value="2.07157464212679">
                <text:p>2.07157464212679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6">
                <text:p>506</text:p>
              </table:table-cell>
              <table:table-cell office:value-type="float" office:value="2.09183673469388">
                <text:p>2.09183673469388</text:p>
              </table:table-cell>
              <table:table-cell office:value-type="float" office:value="1.67666666666667">
                <text:p>1.67666666666667</text:p>
              </table:table-cell>
              <table:table-cell office:value-type="float" office:value="2.06748466257669">
                <text:p>2.06748466257669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7">
                <text:p>507</text:p>
              </table:table-cell>
              <table:table-cell office:value-type="float" office:value="2.08979591836735">
                <text:p>2.08979591836735</text:p>
              </table:table-cell>
              <table:table-cell office:value-type="float" office:value="1.67666666666667">
                <text:p>1.67666666666667</text:p>
              </table:table-cell>
              <table:table-cell office:value-type="float" office:value="2.06543967280164">
                <text:p>2.06543967280164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8">
                <text:p>508</text:p>
              </table:table-cell>
              <table:table-cell office:value-type="float" office:value="2.08979591836735">
                <text:p>2.08979591836735</text:p>
              </table:table-cell>
              <table:table-cell office:value-type="float" office:value="1.67666666666667">
                <text:p>1.67666666666667</text:p>
              </table:table-cell>
              <table:table-cell office:value-type="float" office:value="2.06543967280164">
                <text:p>2.06543967280164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9">
                <text:p>509</text:p>
              </table:table-cell>
              <table:table-cell office:value-type="float" office:value="2.08775510204082">
                <text:p>2.08775510204082</text:p>
              </table:table-cell>
              <table:table-cell office:value-type="float" office:value="1.67666666666667">
                <text:p>1.67666666666667</text:p>
              </table:table-cell>
              <table:table-cell office:value-type="float" office:value="2.06339468302658">
                <text:p>2.06339468302658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10">
                <text:p>510</text:p>
              </table:table-cell>
              <table:table-cell office:value-type="float" office:value="2.09979633401222">
                <text:p>2.09979633401222</text:p>
              </table:table-cell>
              <table:table-cell office:value-type="float" office:value="1.67666666666667">
                <text:p>1.67666666666667</text:p>
              </table:table-cell>
              <table:table-cell office:value-type="float" office:value="2.05725971370143">
                <text:p>2.05725971370143</text:p>
              </table:table-cell>
              <table:table-cell office:value-type="float" office:value="1.05450733752621">
                <text:p>1.0545073375262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11">
                <text:p>511</text:p>
              </table:table-cell>
              <table:table-cell office:value-type="float" office:value="2.07755102040816">
                <text:p>2.07755102040816</text:p>
              </table:table-cell>
              <table:table-cell office:value-type="float" office:value="1.67666666666667">
                <text:p>1.67666666666667</text:p>
              </table:table-cell>
              <table:table-cell office:value-type="float" office:value="2.05521472392638">
                <text:p>2.05521472392638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12">
                <text:p>512</text:p>
              </table:table-cell>
              <table:table-cell office:value-type="float" office:value="2.07551020408163">
                <text:p>2.07551020408163</text:p>
              </table:table-cell>
              <table:table-cell office:value-type="float" office:value="1.67666666666667">
                <text:p>1.67666666666667</text:p>
              </table:table-cell>
              <table:table-cell office:value-type="float" office:value="2.05316973415133">
                <text:p>2.05316973415133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3">
                <text:p>513</text:p>
              </table:table-cell>
              <table:table-cell office:value-type="float" office:value="2.0734693877551">
                <text:p>2.0734693877551</text:p>
              </table:table-cell>
              <table:table-cell office:value-type="float" office:value="1.67666666666667">
                <text:p>1.67666666666667</text:p>
              </table:table-cell>
              <table:table-cell office:value-type="float" office:value="2.05112474437628">
                <text:p>2.05112474437628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4">
                <text:p>514</text:p>
              </table:table-cell>
              <table:table-cell office:value-type="float" office:value="2.07142857142857">
                <text:p>2.07142857142857</text:p>
              </table:table-cell>
              <table:table-cell office:value-type="float" office:value="1.67666666666667">
                <text:p>1.67666666666667</text:p>
              </table:table-cell>
              <table:table-cell office:value-type="float" office:value="2.04907975460123">
                <text:p>2.04907975460123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5">
                <text:p>515</text:p>
              </table:table-cell>
              <table:table-cell office:value-type="float" office:value="2.06122448979592">
                <text:p>2.06122448979592</text:p>
              </table:table-cell>
              <table:table-cell office:value-type="float" office:value="1.67666666666667">
                <text:p>1.67666666666667</text:p>
              </table:table-cell>
              <table:table-cell office:value-type="float" office:value="2.03885480572597">
                <text:p>2.03885480572597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6">
                <text:p>516</text:p>
              </table:table-cell>
              <table:table-cell office:value-type="float" office:value="2.05510204081633">
                <text:p>2.05510204081633</text:p>
              </table:table-cell>
              <table:table-cell office:value-type="float" office:value="1.67666666666667">
                <text:p>1.67666666666667</text:p>
              </table:table-cell>
              <table:table-cell office:value-type="float" office:value="2.03271983640082">
                <text:p>2.03271983640082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7">
                <text:p>517</text:p>
              </table:table-cell>
              <table:table-cell office:value-type="float" office:value="2.07331975560081">
                <text:p>2.07331975560081</text:p>
              </table:table-cell>
              <table:table-cell office:value-type="float" office:value="1.67666666666667">
                <text:p>1.67666666666667</text:p>
              </table:table-cell>
              <table:table-cell office:value-type="float" office:value="2.02862985685072">
                <text:p>2.02862985685072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8">
                <text:p>518</text:p>
              </table:table-cell>
              <table:table-cell office:value-type="float" office:value="2.06924643584521">
                <text:p>2.06924643584521</text:p>
              </table:table-cell>
              <table:table-cell office:value-type="float" office:value="1.67666666666667">
                <text:p>1.67666666666667</text:p>
              </table:table-cell>
              <table:table-cell office:value-type="float" office:value="2.02453987730061">
                <text:p>2.02453987730061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9">
                <text:p>519</text:p>
              </table:table-cell>
              <table:table-cell office:value-type="float" office:value="2.06924643584521">
                <text:p>2.06924643584521</text:p>
              </table:table-cell>
              <table:table-cell office:value-type="float" office:value="1.67666666666667">
                <text:p>1.67666666666667</text:p>
              </table:table-cell>
              <table:table-cell office:value-type="float" office:value="2.02453987730061">
                <text:p>2.02453987730061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20">
                <text:p>520</text:p>
              </table:table-cell>
              <table:table-cell office:value-type="float" office:value="2.06924643584521">
                <text:p>2.06924643584521</text:p>
              </table:table-cell>
              <table:table-cell office:value-type="float" office:value="1.67666666666667">
                <text:p>1.67666666666667</text:p>
              </table:table-cell>
              <table:table-cell office:value-type="float" office:value="2.02453987730061">
                <text:p>2.02453987730061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21">
                <text:p>521</text:p>
              </table:table-cell>
              <table:table-cell office:value-type="float" office:value="2.06517311608961">
                <text:p>2.06517311608961</text:p>
              </table:table-cell>
              <table:table-cell office:value-type="float" office:value="1.67666666666667">
                <text:p>1.67666666666667</text:p>
              </table:table-cell>
              <table:table-cell office:value-type="float" office:value="2.02044989775051">
                <text:p>2.02044989775051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22">
                <text:p>522</text:p>
              </table:table-cell>
              <table:table-cell office:value-type="float" office:value="2.06109979633401">
                <text:p>2.06109979633401</text:p>
              </table:table-cell>
              <table:table-cell office:value-type="float" office:value="1.67109634551495">
                <text:p>1.67109634551495</text:p>
              </table:table-cell>
              <table:table-cell office:value-type="float" office:value="2.01635991820041">
                <text:p>2.01635991820041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3">
                <text:p>523</text:p>
              </table:table-cell>
              <table:table-cell office:value-type="float" office:value="2.05702647657841">
                <text:p>2.05702647657841</text:p>
              </table:table-cell>
              <table:table-cell office:value-type="float" office:value="1.66556291390728">
                <text:p>1.66556291390728</text:p>
              </table:table-cell>
              <table:table-cell office:value-type="float" office:value="2.01226993865031">
                <text:p>2.01226993865031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4">
                <text:p>524</text:p>
              </table:table-cell>
              <table:table-cell office:value-type="float" office:value="2.05498981670061">
                <text:p>2.05498981670061</text:p>
              </table:table-cell>
              <table:table-cell office:value-type="float" office:value="1.66556291390728">
                <text:p>1.66556291390728</text:p>
              </table:table-cell>
              <table:table-cell office:value-type="float" office:value="2.01022494887526">
                <text:p>2.01022494887526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5">
                <text:p>525</text:p>
              </table:table-cell>
              <table:table-cell office:value-type="float" office:value="2.05295315682281">
                <text:p>2.05295315682281</text:p>
              </table:table-cell>
              <table:table-cell office:value-type="float" office:value="1.66556291390728">
                <text:p>1.66556291390728</text:p>
              </table:table-cell>
              <table:table-cell office:value-type="float" office:value="2.0081799591002">
                <text:p>2.0081799591002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6">
                <text:p>526</text:p>
              </table:table-cell>
              <table:table-cell office:value-type="float" office:value="2.05295315682281">
                <text:p>2.05295315682281</text:p>
              </table:table-cell>
              <table:table-cell office:value-type="float" office:value="1.66556291390728">
                <text:p>1.66556291390728</text:p>
              </table:table-cell>
              <table:table-cell office:value-type="float" office:value="2.0081799591002">
                <text:p>2.0081799591002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7">
                <text:p>527</text:p>
              </table:table-cell>
              <table:table-cell office:value-type="float" office:value="2.05295315682281">
                <text:p>2.05295315682281</text:p>
              </table:table-cell>
              <table:table-cell office:value-type="float" office:value="1.66556291390728">
                <text:p>1.66556291390728</text:p>
              </table:table-cell>
              <table:table-cell office:value-type="float" office:value="2.0081799591002">
                <text:p>2.0081799591002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8">
                <text:p>528</text:p>
              </table:table-cell>
              <table:table-cell office:value-type="float" office:value="2.05091649694501">
                <text:p>2.05091649694501</text:p>
              </table:table-cell>
              <table:table-cell office:value-type="float" office:value="1.66556291390728">
                <text:p>1.66556291390728</text:p>
              </table:table-cell>
              <table:table-cell office:value-type="float" office:value="2.00613496932515">
                <text:p>2.00613496932515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9">
                <text:p>529</text:p>
              </table:table-cell>
              <table:table-cell office:value-type="float" office:value="2.04684317718941">
                <text:p>2.04684317718941</text:p>
              </table:table-cell>
              <table:table-cell office:value-type="float" office:value="1.66556291390728">
                <text:p>1.66556291390728</text:p>
              </table:table-cell>
              <table:table-cell office:value-type="float" office:value="2.00204498977505">
                <text:p>2.00204498977505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30">
                <text:p>530</text:p>
              </table:table-cell>
              <table:table-cell office:value-type="float" office:value="2.04684317718941">
                <text:p>2.04684317718941</text:p>
              </table:table-cell>
              <table:table-cell office:value-type="float" office:value="1.66556291390728">
                <text:p>1.66556291390728</text:p>
              </table:table-cell>
              <table:table-cell office:value-type="float" office:value="2.00204498977505">
                <text:p>2.00204498977505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31">
                <text:p>531</text:p>
              </table:table-cell>
              <table:table-cell office:value-type="float" office:value="2.04276985743381">
                <text:p>2.04276985743381</text:p>
              </table:table-cell>
              <table:table-cell office:value-type="float" office:value="1.66006600660066">
                <text:p>1.66006600660066</text:p>
              </table:table-cell>
              <table:table-cell office:value-type="float" office:value="1.99795501022495">
                <text:p>1.99795501022495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32">
                <text:p>532</text:p>
              </table:table-cell>
              <table:table-cell office:value-type="float" office:value="2.03258655804481">
                <text:p>2.03258655804481</text:p>
              </table:table-cell>
              <table:table-cell office:value-type="float" office:value="1.6437908496732">
                <text:p>1.6437908496732</text:p>
              </table:table-cell>
              <table:table-cell office:value-type="float" office:value="1.98773006134969">
                <text:p>1.98773006134969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3">
                <text:p>533</text:p>
              </table:table-cell>
              <table:table-cell office:value-type="float" office:value="2.03054989816701">
                <text:p>2.03054989816701</text:p>
              </table:table-cell>
              <table:table-cell office:value-type="float" office:value="1.6437908496732">
                <text:p>1.6437908496732</text:p>
              </table:table-cell>
              <table:table-cell office:value-type="float" office:value="2.00816326530612">
                <text:p>2.00816326530612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4">
                <text:p>534</text:p>
              </table:table-cell>
              <table:table-cell office:value-type="float" office:value="2.02647657841141">
                <text:p>2.02647657841141</text:p>
              </table:table-cell>
              <table:table-cell office:value-type="float" office:value="1.6437908496732">
                <text:p>1.6437908496732</text:p>
              </table:table-cell>
              <table:table-cell office:value-type="float" office:value="2.00408163265306">
                <text:p>2.00408163265306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5">
                <text:p>535</text:p>
              </table:table-cell>
              <table:table-cell office:value-type="float" office:value="2.0183299389002">
                <text:p>2.0183299389002</text:p>
              </table:table-cell>
              <table:table-cell office:value-type="float" office:value="1.63843648208469">
                <text:p>1.63843648208469</text:p>
              </table:table-cell>
              <table:table-cell office:value-type="float" office:value="1.99591836734694">
                <text:p>1.99591836734694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6">
                <text:p>536</text:p>
              </table:table-cell>
              <table:table-cell office:value-type="float" office:value="2.0162932790224">
                <text:p>2.0162932790224</text:p>
              </table:table-cell>
              <table:table-cell office:value-type="float" office:value="1.63843648208469">
                <text:p>1.63843648208469</text:p>
              </table:table-cell>
              <table:table-cell office:value-type="float" office:value="1.99387755102041">
                <text:p>1.99387755102041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7">
                <text:p>537</text:p>
              </table:table-cell>
              <table:table-cell office:value-type="float" office:value="2.0142566191446">
                <text:p>2.0142566191446</text:p>
              </table:table-cell>
              <table:table-cell office:value-type="float" office:value="1.63843648208469">
                <text:p>1.63843648208469</text:p>
              </table:table-cell>
              <table:table-cell office:value-type="float" office:value="1.99183673469388">
                <text:p>1.99183673469388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8">
                <text:p>538</text:p>
              </table:table-cell>
              <table:table-cell office:value-type="float" office:value="2.0081466395112">
                <text:p>2.0081466395112</text:p>
              </table:table-cell>
              <table:table-cell office:value-type="float" office:value="1.62783171521036">
                <text:p>1.62783171521036</text:p>
              </table:table-cell>
              <table:table-cell office:value-type="float" office:value="1.98571428571429">
                <text:p>1.98571428571429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9">
                <text:p>539</text:p>
              </table:table-cell>
              <table:table-cell office:value-type="float" office:value="2.0081466395112">
                <text:p>2.0081466395112</text:p>
              </table:table-cell>
              <table:table-cell office:value-type="float" office:value="1.62783171521036">
                <text:p>1.62783171521036</text:p>
              </table:table-cell>
              <table:table-cell office:value-type="float" office:value="1.98571428571429">
                <text:p>1.98571428571429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40">
                <text:p>540</text:p>
              </table:table-cell>
              <table:table-cell office:value-type="float" office:value="2.0061099796334">
                <text:p>2.0061099796334</text:p>
              </table:table-cell>
              <table:table-cell office:value-type="float" office:value="1.62783171521036">
                <text:p>1.62783171521036</text:p>
              </table:table-cell>
              <table:table-cell office:value-type="float" office:value="1.98367346938776">
                <text:p>1.98367346938776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41">
                <text:p>541</text:p>
              </table:table-cell>
              <table:table-cell office:value-type="float" office:value="2.0020366598778">
                <text:p>2.0020366598778</text:p>
              </table:table-cell>
              <table:table-cell office:value-type="float" office:value="1.62783171521036">
                <text:p>1.62783171521036</text:p>
              </table:table-cell>
              <table:table-cell office:value-type="float" office:value="1.97959183673469">
                <text:p>1.97959183673469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42">
                <text:p>542</text:p>
              </table:table-cell>
              <table:table-cell office:value-type="float" office:value="2.0020366598778">
                <text:p>2.0020366598778</text:p>
              </table:table-cell>
              <table:table-cell office:value-type="float" office:value="1.62783171521036">
                <text:p>1.62783171521036</text:p>
              </table:table-cell>
              <table:table-cell office:value-type="float" office:value="1.97959183673469">
                <text:p>1.97959183673469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3">
                <text:p>543</text:p>
              </table:table-cell>
              <table:table-cell office:value-type="float" office:value="2">
                <text:p>2</text:p>
              </table:table-cell>
              <table:table-cell office:value-type="float" office:value="1.62783171521036">
                <text:p>1.62783171521036</text:p>
              </table:table-cell>
              <table:table-cell office:value-type="float" office:value="1.97755102040816">
                <text:p>1.97755102040816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4">
                <text:p>544</text:p>
              </table:table-cell>
              <table:table-cell office:value-type="float" office:value="1.9959266802444">
                <text:p>1.9959266802444</text:p>
              </table:table-cell>
              <table:table-cell office:value-type="float" office:value="1.62258064516129">
                <text:p>1.62258064516129</text:p>
              </table:table-cell>
              <table:table-cell office:value-type="float" office:value="1.9734693877551">
                <text:p>1.9734693877551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5">
                <text:p>545</text:p>
              </table:table-cell>
              <table:table-cell office:value-type="float" office:value="1.989816700611">
                <text:p>1.989816700611</text:p>
              </table:table-cell>
              <table:table-cell office:value-type="float" office:value="1.61736334405145">
                <text:p>1.61736334405145</text:p>
              </table:table-cell>
              <table:table-cell office:value-type="float" office:value="1.96734693877551">
                <text:p>1.96734693877551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6">
                <text:p>546</text:p>
              </table:table-cell>
              <table:table-cell office:value-type="float" office:value="1.9877800407332">
                <text:p>1.9877800407332</text:p>
              </table:table-cell>
              <table:table-cell office:value-type="float" office:value="1.61736334405145">
                <text:p>1.61736334405145</text:p>
              </table:table-cell>
              <table:table-cell office:value-type="float" office:value="1.96530612244898">
                <text:p>1.96530612244898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7">
                <text:p>547</text:p>
              </table:table-cell>
              <table:table-cell office:value-type="float" office:value="1.9857433808554">
                <text:p>1.9857433808554</text:p>
              </table:table-cell>
              <table:table-cell office:value-type="float" office:value="1.61736334405145">
                <text:p>1.61736334405145</text:p>
              </table:table-cell>
              <table:table-cell office:value-type="float" office:value="1.96326530612245">
                <text:p>1.96326530612245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8">
                <text:p>548</text:p>
              </table:table-cell>
              <table:table-cell office:value-type="float" office:value="1.9837067209776">
                <text:p>1.9837067209776</text:p>
              </table:table-cell>
              <table:table-cell office:value-type="float" office:value="1.61736334405145">
                <text:p>1.61736334405145</text:p>
              </table:table-cell>
              <table:table-cell office:value-type="float" office:value="1.96122448979592">
                <text:p>1.96122448979592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9">
                <text:p>549</text:p>
              </table:table-cell>
              <table:table-cell office:value-type="float" office:value="1.9816700610998">
                <text:p>1.9816700610998</text:p>
              </table:table-cell>
              <table:table-cell office:value-type="float" office:value="1.61736334405145">
                <text:p>1.61736334405145</text:p>
              </table:table-cell>
              <table:table-cell office:value-type="float" office:value="1.95918367346939">
                <text:p>1.95918367346939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50">
                <text:p>550</text:p>
              </table:table-cell>
              <table:table-cell office:value-type="float" office:value="1.9755600814664">
                <text:p>1.9755600814664</text:p>
              </table:table-cell>
              <table:table-cell office:value-type="float" office:value="1.60702875399361">
                <text:p>1.60702875399361</text:p>
              </table:table-cell>
              <table:table-cell office:value-type="float" office:value="1.9530612244898">
                <text:p>1.9530612244898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51">
                <text:p>551</text:p>
              </table:table-cell>
              <table:table-cell office:value-type="float" office:value="1.9755600814664">
                <text:p>1.9755600814664</text:p>
              </table:table-cell>
              <table:table-cell office:value-type="float" office:value="1.60702875399361">
                <text:p>1.60702875399361</text:p>
              </table:table-cell>
              <table:table-cell office:value-type="float" office:value="1.9530612244898">
                <text:p>1.9530612244898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52">
                <text:p>552</text:p>
              </table:table-cell>
              <table:table-cell office:value-type="float" office:value="1.9755600814664">
                <text:p>1.9755600814664</text:p>
              </table:table-cell>
              <table:table-cell office:value-type="float" office:value="1.60702875399361">
                <text:p>1.60702875399361</text:p>
              </table:table-cell>
              <table:table-cell office:value-type="float" office:value="1.9530612244898">
                <text:p>1.9530612244898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3">
                <text:p>553</text:p>
              </table:table-cell>
              <table:table-cell office:value-type="float" office:value="1.97352342158859">
                <text:p>1.97352342158859</text:p>
              </table:table-cell>
              <table:table-cell office:value-type="float" office:value="1.60702875399361">
                <text:p>1.60702875399361</text:p>
              </table:table-cell>
              <table:table-cell office:value-type="float" office:value="1.95102040816327">
                <text:p>1.95102040816327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4">
                <text:p>554</text:p>
              </table:table-cell>
              <table:table-cell office:value-type="float" office:value="1.97148676171079">
                <text:p>1.97148676171079</text:p>
              </table:table-cell>
              <table:table-cell office:value-type="float" office:value="1.60702875399361">
                <text:p>1.60702875399361</text:p>
              </table:table-cell>
              <table:table-cell office:value-type="float" office:value="1.94897959183673">
                <text:p>1.94897959183673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5">
                <text:p>555</text:p>
              </table:table-cell>
              <table:table-cell office:value-type="float" office:value="1.96741344195519">
                <text:p>1.96741344195519</text:p>
              </table:table-cell>
              <table:table-cell office:value-type="float" office:value="1.60702875399361">
                <text:p>1.60702875399361</text:p>
              </table:table-cell>
              <table:table-cell office:value-type="float" office:value="1.94489795918367">
                <text:p>1.94489795918367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6">
                <text:p>556</text:p>
              </table:table-cell>
              <table:table-cell office:value-type="float" office:value="1.96741344195519">
                <text:p>1.96741344195519</text:p>
              </table:table-cell>
              <table:table-cell office:value-type="float" office:value="1.60702875399361">
                <text:p>1.60702875399361</text:p>
              </table:table-cell>
              <table:table-cell office:value-type="float" office:value="1.94489795918367">
                <text:p>1.94489795918367</text:p>
              </table:table-cell>
              <table:table-cell office:value-type="float" office:value="1.05230125523013">
                <text:p>1.0523012552301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7">
                <text:p>557</text:p>
              </table:table-cell>
              <table:table-cell office:value-type="float" office:value="1.96334012219959">
                <text:p>1.96334012219959</text:p>
              </table:table-cell>
              <table:table-cell office:value-type="float" office:value="1.60702875399361">
                <text:p>1.60702875399361</text:p>
              </table:table-cell>
              <table:table-cell office:value-type="float" office:value="1.92433537832311">
                <text:p>1.92433537832311</text:p>
              </table:table-cell>
              <table:table-cell office:value-type="float" office:value="1.05010438413361">
                <text:p>1.0501043841336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8">
                <text:p>558</text:p>
              </table:table-cell>
              <table:table-cell office:value-type="float" office:value="1.96130346232179">
                <text:p>1.96130346232179</text:p>
              </table:table-cell>
              <table:table-cell office:value-type="float" office:value="1.60702875399361">
                <text:p>1.60702875399361</text:p>
              </table:table-cell>
              <table:table-cell office:value-type="float" office:value="1.92229038854806">
                <text:p>1.92229038854806</text:p>
              </table:table-cell>
              <table:table-cell office:value-type="float" office:value="1.05010438413361">
                <text:p>1.0501043841336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9">
                <text:p>559</text:p>
              </table:table-cell>
              <table:table-cell office:value-type="float" office:value="1.96130346232179">
                <text:p>1.96130346232179</text:p>
              </table:table-cell>
              <table:table-cell office:value-type="float" office:value="1.60702875399361">
                <text:p>1.60702875399361</text:p>
              </table:table-cell>
              <table:table-cell office:value-type="float" office:value="1.92229038854806">
                <text:p>1.92229038854806</text:p>
              </table:table-cell>
              <table:table-cell office:value-type="float" office:value="1.05010438413361">
                <text:p>1.0501043841336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60">
                <text:p>560</text:p>
              </table:table-cell>
              <table:table-cell office:value-type="float" office:value="1.95519348268839">
                <text:p>1.95519348268839</text:p>
              </table:table-cell>
              <table:table-cell office:value-type="float" office:value="1.60191082802548">
                <text:p>1.60191082802548</text:p>
              </table:table-cell>
              <table:table-cell office:value-type="float" office:value="1.93469387755102">
                <text:p>1.93469387755102</text:p>
              </table:table-cell>
              <table:table-cell office:value-type="float" office:value="1.05010438413361">
                <text:p>1.0501043841336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61">
                <text:p>561</text:p>
              </table:table-cell>
              <table:table-cell office:value-type="float" office:value="1.95112016293279">
                <text:p>1.95112016293279</text:p>
              </table:table-cell>
              <table:table-cell office:value-type="float" office:value="1.5968253968254">
                <text:p>1.5968253968254</text:p>
              </table:table-cell>
              <table:table-cell office:value-type="float" office:value="1.93061224489796">
                <text:p>1.93061224489796</text:p>
              </table:table-cell>
              <table:table-cell office:value-type="float" office:value="1.05010438413361">
                <text:p>1.0501043841336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2">
                <text:p>562</text:p>
              </table:table-cell>
              <table:table-cell office:value-type="float" office:value="1.94908350305499">
                <text:p>1.94908350305499</text:p>
              </table:table-cell>
              <table:table-cell office:value-type="float" office:value="1.5968253968254">
                <text:p>1.5968253968254</text:p>
              </table:table-cell>
              <table:table-cell office:value-type="float" office:value="1.92857142857143">
                <text:p>1.92857142857143</text:p>
              </table:table-cell>
              <table:table-cell office:value-type="float" office:value="1.05010438413361">
                <text:p>1.0501043841336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3">
                <text:p>563</text:p>
              </table:table-cell>
              <table:table-cell office:value-type="float" office:value="1.94704684317719">
                <text:p>1.94704684317719</text:p>
              </table:table-cell>
              <table:table-cell office:value-type="float" office:value="1.5968253968254">
                <text:p>1.5968253968254</text:p>
              </table:table-cell>
              <table:table-cell office:value-type="float" office:value="1.9265306122449">
                <text:p>1.9265306122449</text:p>
              </table:table-cell>
              <table:table-cell office:value-type="float" office:value="1.05010438413361">
                <text:p>1.0501043841336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4">
                <text:p>564</text:p>
              </table:table-cell>
              <table:table-cell office:value-type="float" office:value="1.94297352342159">
                <text:p>1.94297352342159</text:p>
              </table:table-cell>
              <table:table-cell office:value-type="float" office:value="1.59177215189873">
                <text:p>1.59177215189873</text:p>
              </table:table-cell>
              <table:table-cell office:value-type="float" office:value="1.92244897959184">
                <text:p>1.92244897959184</text:p>
              </table:table-cell>
              <table:table-cell office:value-type="float" office:value="1.05010438413361">
                <text:p>1.0501043841336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5">
                <text:p>565</text:p>
              </table:table-cell>
              <table:table-cell office:value-type="float" office:value="1.94297352342159">
                <text:p>1.94297352342159</text:p>
              </table:table-cell>
              <table:table-cell office:value-type="float" office:value="1.59177215189873">
                <text:p>1.59177215189873</text:p>
              </table:table-cell>
              <table:table-cell office:value-type="float" office:value="1.92244897959184">
                <text:p>1.92244897959184</text:p>
              </table:table-cell>
              <table:table-cell office:value-type="float" office:value="1.05010438413361">
                <text:p>1.0501043841336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6">
                <text:p>566</text:p>
              </table:table-cell>
              <table:table-cell office:value-type="float" office:value="1.94093686354379">
                <text:p>1.94093686354379</text:p>
              </table:table-cell>
              <table:table-cell office:value-type="float" office:value="1.58675078864353">
                <text:p>1.58675078864353</text:p>
              </table:table-cell>
              <table:table-cell office:value-type="float" office:value="1.92040816326531">
                <text:p>1.92040816326531</text:p>
              </table:table-cell>
              <table:table-cell office:value-type="float" office:value="1.05010438413361">
                <text:p>1.0501043841336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7">
                <text:p>567</text:p>
              </table:table-cell>
              <table:table-cell office:value-type="float" office:value="1.93890020366599">
                <text:p>1.93890020366599</text:p>
              </table:table-cell>
              <table:table-cell office:value-type="float" office:value="1.58176100628931">
                <text:p>1.58176100628931</text:p>
              </table:table-cell>
              <table:table-cell office:value-type="float" office:value="1.91836734693878">
                <text:p>1.91836734693878</text:p>
              </table:table-cell>
              <table:table-cell office:value-type="float" office:value="1.05010438413361">
                <text:p>1.0501043841336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8">
                <text:p>568</text:p>
              </table:table-cell>
              <table:table-cell office:value-type="float" office:value="1.93686354378819">
                <text:p>1.93686354378819</text:p>
              </table:table-cell>
              <table:table-cell office:value-type="float" office:value="1.58176100628931">
                <text:p>1.58176100628931</text:p>
              </table:table-cell>
              <table:table-cell office:value-type="float" office:value="1.91632653061225">
                <text:p>1.91632653061225</text:p>
              </table:table-cell>
              <table:table-cell office:value-type="float" office:value="1.05010438413361">
                <text:p>1.0501043841336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9">
                <text:p>569</text:p>
              </table:table-cell>
              <table:table-cell office:value-type="float" office:value="1.93279022403259">
                <text:p>1.93279022403259</text:p>
              </table:table-cell>
              <table:table-cell office:value-type="float" office:value="1.58176100628931">
                <text:p>1.58176100628931</text:p>
              </table:table-cell>
              <table:table-cell office:value-type="float" office:value="1.91224489795918">
                <text:p>1.91224489795918</text:p>
              </table:table-cell>
              <table:table-cell office:value-type="float" office:value="1.05010438413361">
                <text:p>1.0501043841336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70">
                <text:p>570</text:p>
              </table:table-cell>
              <table:table-cell office:value-type="float" office:value="1.93075356415479">
                <text:p>1.93075356415479</text:p>
              </table:table-cell>
              <table:table-cell office:value-type="float" office:value="1.58176100628931">
                <text:p>1.58176100628931</text:p>
              </table:table-cell>
              <table:table-cell office:value-type="float" office:value="1.91020408163265">
                <text:p>1.91020408163265</text:p>
              </table:table-cell>
              <table:table-cell office:value-type="float" office:value="1.05010438413361">
                <text:p>1.0501043841336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71">
                <text:p>571</text:p>
              </table:table-cell>
              <table:table-cell office:value-type="float" office:value="1.92871690427699">
                <text:p>1.92871690427699</text:p>
              </table:table-cell>
              <table:table-cell office:value-type="float" office:value="1.58176100628931">
                <text:p>1.58176100628931</text:p>
              </table:table-cell>
              <table:table-cell office:value-type="float" office:value="1.90816326530612">
                <text:p>1.90816326530612</text:p>
              </table:table-cell>
              <table:table-cell office:value-type="float" office:value="1.05010438413361">
                <text:p>1.0501043841336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72">
                <text:p>572</text:p>
              </table:table-cell>
              <table:table-cell office:value-type="float" office:value="1.92668024439919">
                <text:p>1.92668024439919</text:p>
              </table:table-cell>
              <table:table-cell office:value-type="float" office:value="1.58176100628931">
                <text:p>1.58176100628931</text:p>
              </table:table-cell>
              <table:table-cell office:value-type="float" office:value="1.90612244897959">
                <text:p>1.90612244897959</text:p>
              </table:table-cell>
              <table:table-cell office:value-type="float" office:value="1.05010438413361">
                <text:p>1.0501043841336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3">
                <text:p>573</text:p>
              </table:table-cell>
              <table:table-cell office:value-type="float" office:value="1.92464358452139">
                <text:p>1.92464358452139</text:p>
              </table:table-cell>
              <table:table-cell office:value-type="float" office:value="1.58176100628931">
                <text:p>1.58176100628931</text:p>
              </table:table-cell>
              <table:table-cell office:value-type="float" office:value="1.90408163265306">
                <text:p>1.90408163265306</text:p>
              </table:table-cell>
              <table:table-cell office:value-type="float" office:value="1.05010438413361">
                <text:p>1.0501043841336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4">
                <text:p>574</text:p>
              </table:table-cell>
              <table:table-cell office:value-type="float" office:value="1.91853360488798">
                <text:p>1.91853360488798</text:p>
              </table:table-cell>
              <table:table-cell office:value-type="float" office:value="1.57680250783699">
                <text:p>1.57680250783699</text:p>
              </table:table-cell>
              <table:table-cell office:value-type="float" office:value="1.89795918367347">
                <text:p>1.89795918367347</text:p>
              </table:table-cell>
              <table:table-cell office:value-type="float" office:value="1.05010438413361">
                <text:p>1.0501043841336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5">
                <text:p>575</text:p>
              </table:table-cell>
              <table:table-cell office:value-type="float" office:value="1.91649694501018">
                <text:p>1.91649694501018</text:p>
              </table:table-cell>
              <table:table-cell office:value-type="float" office:value="1.57680250783699">
                <text:p>1.57680250783699</text:p>
              </table:table-cell>
              <table:table-cell office:value-type="float" office:value="1.89591836734694">
                <text:p>1.89591836734694</text:p>
              </table:table-cell>
              <table:table-cell office:value-type="float" office:value="1.05010438413361">
                <text:p>1.0501043841336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6">
                <text:p>576</text:p>
              </table:table-cell>
              <table:table-cell office:value-type="float" office:value="1.91446028513238">
                <text:p>1.91446028513238</text:p>
              </table:table-cell>
              <table:table-cell office:value-type="float" office:value="1.57680250783699">
                <text:p>1.57680250783699</text:p>
              </table:table-cell>
              <table:table-cell office:value-type="float" office:value="1.89387755102041">
                <text:p>1.89387755102041</text:p>
              </table:table-cell>
              <table:table-cell office:value-type="float" office:value="1.05010438413361">
                <text:p>1.0501043841336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7">
                <text:p>577</text:p>
              </table:table-cell>
              <table:table-cell office:value-type="float" office:value="1.91446028513238">
                <text:p>1.91446028513238</text:p>
              </table:table-cell>
              <table:table-cell office:value-type="float" office:value="1.57680250783699">
                <text:p>1.57680250783699</text:p>
              </table:table-cell>
              <table:table-cell office:value-type="float" office:value="1.89387755102041">
                <text:p>1.89387755102041</text:p>
              </table:table-cell>
              <table:table-cell office:value-type="float" office:value="1.05010438413361">
                <text:p>1.0501043841336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8">
                <text:p>578</text:p>
              </table:table-cell>
              <table:table-cell office:value-type="float" office:value="1.90835030549898">
                <text:p>1.90835030549898</text:p>
              </table:table-cell>
              <table:table-cell office:value-type="float" office:value="1.571875">
                <text:p>1.571875</text:p>
              </table:table-cell>
              <table:table-cell office:value-type="float" office:value="1.88775510204082">
                <text:p>1.88775510204082</text:p>
              </table:table-cell>
              <table:table-cell office:value-type="float" office:value="1.05010438413361">
                <text:p>1.0501043841336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9">
                <text:p>579</text:p>
              </table:table-cell>
              <table:table-cell office:value-type="float" office:value="1.90427698574338">
                <text:p>1.90427698574338</text:p>
              </table:table-cell>
              <table:table-cell office:value-type="float" office:value="1.56697819314642">
                <text:p>1.56697819314642</text:p>
              </table:table-cell>
              <table:table-cell office:value-type="float" office:value="1.88367346938776">
                <text:p>1.88367346938776</text:p>
              </table:table-cell>
              <table:table-cell office:value-type="float" office:value="1.05010438413361">
                <text:p>1.0501043841336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80">
                <text:p>580</text:p>
              </table:table-cell>
              <table:table-cell office:value-type="float" office:value="1.90020366598778">
                <text:p>1.90020366598778</text:p>
              </table:table-cell>
              <table:table-cell office:value-type="float" office:value="1.56211180124224">
                <text:p>1.56211180124224</text:p>
              </table:table-cell>
              <table:table-cell office:value-type="float" office:value="1.87959183673469">
                <text:p>1.87959183673469</text:p>
              </table:table-cell>
              <table:table-cell office:value-type="float" office:value="1.05010438413361">
                <text:p>1.0501043841336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81">
                <text:p>581</text:p>
              </table:table-cell>
              <table:table-cell office:value-type="float" office:value="1.89613034623218">
                <text:p>1.89613034623218</text:p>
              </table:table-cell>
              <table:table-cell office:value-type="float" office:value="1.55727554179567">
                <text:p>1.55727554179567</text:p>
              </table:table-cell>
              <table:table-cell office:value-type="float" office:value="1.87551020408163">
                <text:p>1.87551020408163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2">
                <text:p>582</text:p>
              </table:table-cell>
              <table:table-cell office:value-type="float" office:value="1.89613034623218">
                <text:p>1.89613034623218</text:p>
              </table:table-cell>
              <table:table-cell office:value-type="float" office:value="1.55727554179567">
                <text:p>1.55727554179567</text:p>
              </table:table-cell>
              <table:table-cell office:value-type="float" office:value="1.87551020408163">
                <text:p>1.87551020408163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3">
                <text:p>583</text:p>
              </table:table-cell>
              <table:table-cell office:value-type="float" office:value="1.89409368635438">
                <text:p>1.89409368635438</text:p>
              </table:table-cell>
              <table:table-cell office:value-type="float" office:value="1.55246913580247">
                <text:p>1.55246913580247</text:p>
              </table:table-cell>
              <table:table-cell office:value-type="float" office:value="1.8734693877551">
                <text:p>1.8734693877551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4">
                <text:p>584</text:p>
              </table:table-cell>
              <table:table-cell office:value-type="float" office:value="1.89409368635438">
                <text:p>1.89409368635438</text:p>
              </table:table-cell>
              <table:table-cell office:value-type="float" office:value="1.55246913580247">
                <text:p>1.55246913580247</text:p>
              </table:table-cell>
              <table:table-cell office:value-type="float" office:value="1.8734693877551">
                <text:p>1.8734693877551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5">
                <text:p>585</text:p>
              </table:table-cell>
              <table:table-cell office:value-type="float" office:value="1.89205702647658">
                <text:p>1.89205702647658</text:p>
              </table:table-cell>
              <table:table-cell office:value-type="float" office:value="1.55246913580247">
                <text:p>1.55246913580247</text:p>
              </table:table-cell>
              <table:table-cell office:value-type="float" office:value="1.87142857142857">
                <text:p>1.87142857142857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6">
                <text:p>586</text:p>
              </table:table-cell>
              <table:table-cell office:value-type="float" office:value="1.89205702647658">
                <text:p>1.89205702647658</text:p>
              </table:table-cell>
              <table:table-cell office:value-type="float" office:value="1.55246913580247">
                <text:p>1.55246913580247</text:p>
              </table:table-cell>
              <table:table-cell office:value-type="float" office:value="1.87142857142857">
                <text:p>1.87142857142857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7">
                <text:p>587</text:p>
              </table:table-cell>
              <table:table-cell office:value-type="float" office:value="1.88594704684318">
                <text:p>1.88594704684318</text:p>
              </table:table-cell>
              <table:table-cell office:value-type="float" office:value="1.53822629969419">
                <text:p>1.53822629969419</text:p>
              </table:table-cell>
              <table:table-cell office:value-type="float" office:value="1.86530612244898">
                <text:p>1.86530612244898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8">
                <text:p>588</text:p>
              </table:table-cell>
              <table:table-cell office:value-type="float" office:value="1.87983706720978">
                <text:p>1.87983706720978</text:p>
              </table:table-cell>
              <table:table-cell office:value-type="float" office:value="1.53353658536585">
                <text:p>1.53353658536585</text:p>
              </table:table-cell>
              <table:table-cell office:value-type="float" office:value="1.85918367346939">
                <text:p>1.85918367346939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9">
                <text:p>589</text:p>
              </table:table-cell>
              <table:table-cell office:value-type="float" office:value="1.87983706720978">
                <text:p>1.87983706720978</text:p>
              </table:table-cell>
              <table:table-cell office:value-type="float" office:value="1.53353658536585">
                <text:p>1.53353658536585</text:p>
              </table:table-cell>
              <table:table-cell office:value-type="float" office:value="1.85918367346939">
                <text:p>1.85918367346939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90">
                <text:p>590</text:p>
              </table:table-cell>
              <table:table-cell office:value-type="float" office:value="1.87780040733198">
                <text:p>1.87780040733198</text:p>
              </table:table-cell>
              <table:table-cell office:value-type="float" office:value="1.53353658536585">
                <text:p>1.53353658536585</text:p>
              </table:table-cell>
              <table:table-cell office:value-type="float" office:value="1.85918367346939">
                <text:p>1.85918367346939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91">
                <text:p>591</text:p>
              </table:table-cell>
              <table:table-cell office:value-type="float" office:value="1.87780040733198">
                <text:p>1.87780040733198</text:p>
              </table:table-cell>
              <table:table-cell office:value-type="float" office:value="1.53353658536585">
                <text:p>1.53353658536585</text:p>
              </table:table-cell>
              <table:table-cell office:value-type="float" office:value="1.85918367346939">
                <text:p>1.85918367346939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92">
                <text:p>592</text:p>
              </table:table-cell>
              <table:table-cell office:value-type="float" office:value="1.86965376782077">
                <text:p>1.86965376782077</text:p>
              </table:table-cell>
              <table:table-cell office:value-type="float" office:value="1.52887537993921">
                <text:p>1.52887537993921</text:p>
              </table:table-cell>
              <table:table-cell office:value-type="float" office:value="1.85102040816327">
                <text:p>1.85102040816327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3">
                <text:p>593</text:p>
              </table:table-cell>
              <table:table-cell office:value-type="float" office:value="1.86965376782077">
                <text:p>1.86965376782077</text:p>
              </table:table-cell>
              <table:table-cell office:value-type="float" office:value="1.52887537993921">
                <text:p>1.52887537993921</text:p>
              </table:table-cell>
              <table:table-cell office:value-type="float" office:value="1.85102040816327">
                <text:p>1.85102040816327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4">
                <text:p>594</text:p>
              </table:table-cell>
              <table:table-cell office:value-type="float" office:value="1.86558044806517">
                <text:p>1.86558044806517</text:p>
              </table:table-cell>
              <table:table-cell office:value-type="float" office:value="1.52424242424242">
                <text:p>1.52424242424242</text:p>
              </table:table-cell>
              <table:table-cell office:value-type="float" office:value="1.8469387755102">
                <text:p>1.8469387755102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5">
                <text:p>595</text:p>
              </table:table-cell>
              <table:table-cell office:value-type="float" office:value="1.86150712830957">
                <text:p>1.86150712830957</text:p>
              </table:table-cell>
              <table:table-cell office:value-type="float" office:value="1.52424242424242">
                <text:p>1.52424242424242</text:p>
              </table:table-cell>
              <table:table-cell office:value-type="float" office:value="1.84285714285714">
                <text:p>1.84285714285714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6">
                <text:p>596</text:p>
              </table:table-cell>
              <table:table-cell office:value-type="float" office:value="1.85539714867617">
                <text:p>1.85539714867617</text:p>
              </table:table-cell>
              <table:table-cell office:value-type="float" office:value="1.52424242424242">
                <text:p>1.52424242424242</text:p>
              </table:table-cell>
              <table:table-cell office:value-type="float" office:value="1.83673469387755">
                <text:p>1.83673469387755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7">
                <text:p>597</text:p>
              </table:table-cell>
              <table:table-cell office:value-type="float" office:value="1.85539714867617">
                <text:p>1.85539714867617</text:p>
              </table:table-cell>
              <table:table-cell office:value-type="float" office:value="1.52424242424242">
                <text:p>1.52424242424242</text:p>
              </table:table-cell>
              <table:table-cell office:value-type="float" office:value="1.83673469387755">
                <text:p>1.83673469387755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8">
                <text:p>598</text:p>
              </table:table-cell>
              <table:table-cell office:value-type="float" office:value="1.85539714867617">
                <text:p>1.85539714867617</text:p>
              </table:table-cell>
              <table:table-cell office:value-type="float" office:value="1.52424242424242">
                <text:p>1.52424242424242</text:p>
              </table:table-cell>
              <table:table-cell office:value-type="float" office:value="1.83673469387755">
                <text:p>1.83673469387755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9">
                <text:p>599</text:p>
              </table:table-cell>
              <table:table-cell office:value-type="float" office:value="1.85336048879837">
                <text:p>1.85336048879837</text:p>
              </table:table-cell>
              <table:table-cell office:value-type="float" office:value="1.52424242424242">
                <text:p>1.52424242424242</text:p>
              </table:table-cell>
              <table:table-cell office:value-type="float" office:value="1.83469387755102">
                <text:p>1.83469387755102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600">
                <text:p>600</text:p>
              </table:table-cell>
              <table:table-cell office:value-type="float" office:value="1.85336048879837">
                <text:p>1.85336048879837</text:p>
              </table:table-cell>
              <table:table-cell office:value-type="float" office:value="1.52424242424242">
                <text:p>1.52424242424242</text:p>
              </table:table-cell>
              <table:table-cell office:value-type="float" office:value="1.83469387755102">
                <text:p>1.83469387755102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601">
                <text:p>601</text:p>
              </table:table-cell>
              <table:table-cell office:value-type="float" office:value="1.85336048879837">
                <text:p>1.85336048879837</text:p>
              </table:table-cell>
              <table:table-cell office:value-type="float" office:value="1.52424242424242">
                <text:p>1.52424242424242</text:p>
              </table:table-cell>
              <table:table-cell office:value-type="float" office:value="1.83469387755102">
                <text:p>1.83469387755102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02">
                <text:p>602</text:p>
              </table:table-cell>
              <table:table-cell office:value-type="float" office:value="1.84928716904277">
                <text:p>1.84928716904277</text:p>
              </table:table-cell>
              <table:table-cell office:value-type="float" office:value="1.52424242424242">
                <text:p>1.52424242424242</text:p>
              </table:table-cell>
              <table:table-cell office:value-type="float" office:value="1.83061224489796">
                <text:p>1.83061224489796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3">
                <text:p>603</text:p>
              </table:table-cell>
              <table:table-cell office:value-type="float" office:value="1.84928716904277">
                <text:p>1.84928716904277</text:p>
              </table:table-cell>
              <table:table-cell office:value-type="float" office:value="1.52424242424242">
                <text:p>1.52424242424242</text:p>
              </table:table-cell>
              <table:table-cell office:value-type="float" office:value="1.83061224489796">
                <text:p>1.83061224489796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4">
                <text:p>604</text:p>
              </table:table-cell>
              <table:table-cell office:value-type="float" office:value="1.84725050916497">
                <text:p>1.84725050916497</text:p>
              </table:table-cell>
              <table:table-cell office:value-type="float" office:value="1.51963746223565">
                <text:p>1.51963746223565</text:p>
              </table:table-cell>
              <table:table-cell office:value-type="float" office:value="1.82857142857143">
                <text:p>1.82857142857143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5">
                <text:p>605</text:p>
              </table:table-cell>
              <table:table-cell office:value-type="float" office:value="1.84114052953157">
                <text:p>1.84114052953157</text:p>
              </table:table-cell>
              <table:table-cell office:value-type="float" office:value="1.51963746223565">
                <text:p>1.51963746223565</text:p>
              </table:table-cell>
              <table:table-cell office:value-type="float" office:value="1.82244897959184">
                <text:p>1.82244897959184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6">
                <text:p>606</text:p>
              </table:table-cell>
              <table:table-cell office:value-type="float" office:value="1.84114052953157">
                <text:p>1.84114052953157</text:p>
              </table:table-cell>
              <table:table-cell office:value-type="float" office:value="1.51963746223565">
                <text:p>1.51963746223565</text:p>
              </table:table-cell>
              <table:table-cell office:value-type="float" office:value="1.82244897959184">
                <text:p>1.82244897959184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7">
                <text:p>607</text:p>
              </table:table-cell>
              <table:table-cell office:value-type="float" office:value="1.84114052953157">
                <text:p>1.84114052953157</text:p>
              </table:table-cell>
              <table:table-cell office:value-type="float" office:value="1.51963746223565">
                <text:p>1.51963746223565</text:p>
              </table:table-cell>
              <table:table-cell office:value-type="float" office:value="1.82244897959184">
                <text:p>1.82244897959184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8">
                <text:p>608</text:p>
              </table:table-cell>
              <table:table-cell office:value-type="float" office:value="1.83910386965377">
                <text:p>1.83910386965377</text:p>
              </table:table-cell>
              <table:table-cell office:value-type="float" office:value="1.51963746223565">
                <text:p>1.51963746223565</text:p>
              </table:table-cell>
              <table:table-cell office:value-type="float" office:value="1.82040816326531">
                <text:p>1.82040816326531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9">
                <text:p>609</text:p>
              </table:table-cell>
              <table:table-cell office:value-type="float" office:value="1.83706720977597">
                <text:p>1.83706720977597</text:p>
              </table:table-cell>
              <table:table-cell office:value-type="float" office:value="1.51963746223565">
                <text:p>1.51963746223565</text:p>
              </table:table-cell>
              <table:table-cell office:value-type="float" office:value="1.81836734693878">
                <text:p>1.81836734693878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10">
                <text:p>610</text:p>
              </table:table-cell>
              <table:table-cell office:value-type="float" office:value="1.83706720977597">
                <text:p>1.83706720977597</text:p>
              </table:table-cell>
              <table:table-cell office:value-type="float" office:value="1.51963746223565">
                <text:p>1.51963746223565</text:p>
              </table:table-cell>
              <table:table-cell office:value-type="float" office:value="1.81836734693878">
                <text:p>1.81836734693878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11">
                <text:p>611</text:p>
              </table:table-cell>
              <table:table-cell office:value-type="float" office:value="1.83706720977597">
                <text:p>1.83706720977597</text:p>
              </table:table-cell>
              <table:table-cell office:value-type="float" office:value="1.51963746223565">
                <text:p>1.51963746223565</text:p>
              </table:table-cell>
              <table:table-cell office:value-type="float" office:value="1.81836734693878">
                <text:p>1.81836734693878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12">
                <text:p>612</text:p>
              </table:table-cell>
              <table:table-cell office:value-type="float" office:value="1.83706720977597">
                <text:p>1.83706720977597</text:p>
              </table:table-cell>
              <table:table-cell office:value-type="float" office:value="1.51963746223565">
                <text:p>1.51963746223565</text:p>
              </table:table-cell>
              <table:table-cell office:value-type="float" office:value="1.81836734693878">
                <text:p>1.81836734693878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3">
                <text:p>613</text:p>
              </table:table-cell>
              <table:table-cell office:value-type="float" office:value="1.83095723014257">
                <text:p>1.83095723014257</text:p>
              </table:table-cell>
              <table:table-cell office:value-type="float" office:value="1.51506024096386">
                <text:p>1.51506024096386</text:p>
              </table:table-cell>
              <table:table-cell office:value-type="float" office:value="1.81224489795918">
                <text:p>1.81224489795918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4">
                <text:p>614</text:p>
              </table:table-cell>
              <table:table-cell office:value-type="float" office:value="1.82892057026477">
                <text:p>1.82892057026477</text:p>
              </table:table-cell>
              <table:table-cell office:value-type="float" office:value="1.51051051051051">
                <text:p>1.51051051051051</text:p>
              </table:table-cell>
              <table:table-cell office:value-type="float" office:value="1.81020408163265">
                <text:p>1.81020408163265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5">
                <text:p>615</text:p>
              </table:table-cell>
              <table:table-cell office:value-type="float" office:value="1.82892057026477">
                <text:p>1.82892057026477</text:p>
              </table:table-cell>
              <table:table-cell office:value-type="float" office:value="1.51051051051051">
                <text:p>1.51051051051051</text:p>
              </table:table-cell>
              <table:table-cell office:value-type="float" office:value="1.81020408163265">
                <text:p>1.81020408163265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6">
                <text:p>616</text:p>
              </table:table-cell>
              <table:table-cell office:value-type="float" office:value="1.82892057026477">
                <text:p>1.82892057026477</text:p>
              </table:table-cell>
              <table:table-cell office:value-type="float" office:value="1.51051051051051">
                <text:p>1.51051051051051</text:p>
              </table:table-cell>
              <table:table-cell office:value-type="float" office:value="1.81020408163265">
                <text:p>1.81020408163265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7">
                <text:p>617</text:p>
              </table:table-cell>
              <table:table-cell office:value-type="float" office:value="1.82688391038697">
                <text:p>1.82688391038697</text:p>
              </table:table-cell>
              <table:table-cell office:value-type="float" office:value="1.5059880239521">
                <text:p>1.5059880239521</text:p>
              </table:table-cell>
              <table:table-cell office:value-type="float" office:value="1.80816326530612">
                <text:p>1.80816326530612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8">
                <text:p>618</text:p>
              </table:table-cell>
              <table:table-cell office:value-type="float" office:value="1.82484725050917">
                <text:p>1.82484725050917</text:p>
              </table:table-cell>
              <table:table-cell office:value-type="float" office:value="1.5059880239521">
                <text:p>1.5059880239521</text:p>
              </table:table-cell>
              <table:table-cell office:value-type="float" office:value="1.80612244897959">
                <text:p>1.80612244897959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9">
                <text:p>619</text:p>
              </table:table-cell>
              <table:table-cell office:value-type="float" office:value="1.82484725050917">
                <text:p>1.82484725050917</text:p>
              </table:table-cell>
              <table:table-cell office:value-type="float" office:value="1.5059880239521">
                <text:p>1.5059880239521</text:p>
              </table:table-cell>
              <table:table-cell office:value-type="float" office:value="1.80612244897959">
                <text:p>1.80612244897959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20">
                <text:p>620</text:p>
              </table:table-cell>
              <table:table-cell office:value-type="float" office:value="1.82484725050917">
                <text:p>1.82484725050917</text:p>
              </table:table-cell>
              <table:table-cell office:value-type="float" office:value="1.5059880239521">
                <text:p>1.5059880239521</text:p>
              </table:table-cell>
              <table:table-cell office:value-type="float" office:value="1.80612244897959">
                <text:p>1.80612244897959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21">
                <text:p>621</text:p>
              </table:table-cell>
              <table:table-cell office:value-type="float" office:value="1.82484725050917">
                <text:p>1.82484725050917</text:p>
              </table:table-cell>
              <table:table-cell office:value-type="float" office:value="1.5059880239521">
                <text:p>1.5059880239521</text:p>
              </table:table-cell>
              <table:table-cell office:value-type="float" office:value="1.80612244897959">
                <text:p>1.80612244897959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22">
                <text:p>622</text:p>
              </table:table-cell>
              <table:table-cell office:value-type="float" office:value="1.82484725050917">
                <text:p>1.82484725050917</text:p>
              </table:table-cell>
              <table:table-cell office:value-type="float" office:value="1.5059880239521">
                <text:p>1.5059880239521</text:p>
              </table:table-cell>
              <table:table-cell office:value-type="float" office:value="1.80612244897959">
                <text:p>1.80612244897959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3">
                <text:p>623</text:p>
              </table:table-cell>
              <table:table-cell office:value-type="float" office:value="1.82281059063136">
                <text:p>1.82281059063136</text:p>
              </table:table-cell>
              <table:table-cell office:value-type="float" office:value="1.5059880239521">
                <text:p>1.5059880239521</text:p>
              </table:table-cell>
              <table:table-cell office:value-type="float" office:value="1.80408163265306">
                <text:p>1.80408163265306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4">
                <text:p>624</text:p>
              </table:table-cell>
              <table:table-cell office:value-type="float" office:value="1.82281059063136">
                <text:p>1.82281059063136</text:p>
              </table:table-cell>
              <table:table-cell office:value-type="float" office:value="1.5059880239521">
                <text:p>1.5059880239521</text:p>
              </table:table-cell>
              <table:table-cell office:value-type="float" office:value="1.80408163265306">
                <text:p>1.80408163265306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5">
                <text:p>625</text:p>
              </table:table-cell>
              <table:table-cell office:value-type="float" office:value="1.82281059063136">
                <text:p>1.82281059063136</text:p>
              </table:table-cell>
              <table:table-cell office:value-type="float" office:value="1.5059880239521">
                <text:p>1.5059880239521</text:p>
              </table:table-cell>
              <table:table-cell office:value-type="float" office:value="1.80408163265306">
                <text:p>1.80408163265306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6">
                <text:p>626</text:p>
              </table:table-cell>
              <table:table-cell office:value-type="float" office:value="1.82077393075356">
                <text:p>1.82077393075356</text:p>
              </table:table-cell>
              <table:table-cell office:value-type="float" office:value="1.50149253731343">
                <text:p>1.50149253731343</text:p>
              </table:table-cell>
              <table:table-cell office:value-type="float" office:value="1.80204081632653">
                <text:p>1.80204081632653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7">
                <text:p>627</text:p>
              </table:table-cell>
              <table:table-cell office:value-type="float" office:value="1.81873727087576">
                <text:p>1.81873727087576</text:p>
              </table:table-cell>
              <table:table-cell office:value-type="float" office:value="1.50149253731343">
                <text:p>1.50149253731343</text:p>
              </table:table-cell>
              <table:table-cell office:value-type="float" office:value="1.8">
                <text:p>1.8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8">
                <text:p>628</text:p>
              </table:table-cell>
              <table:table-cell office:value-type="float" office:value="1.81670061099796">
                <text:p>1.81670061099796</text:p>
              </table:table-cell>
              <table:table-cell office:value-type="float" office:value="1.50149253731343">
                <text:p>1.50149253731343</text:p>
              </table:table-cell>
              <table:table-cell office:value-type="float" office:value="1.79795918367347">
                <text:p>1.79795918367347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9">
                <text:p>629</text:p>
              </table:table-cell>
              <table:table-cell office:value-type="float" office:value="1.81466395112016">
                <text:p>1.81466395112016</text:p>
              </table:table-cell>
              <table:table-cell office:value-type="float" office:value="1.50149253731343">
                <text:p>1.50149253731343</text:p>
              </table:table-cell>
              <table:table-cell office:value-type="float" office:value="1.79591836734694">
                <text:p>1.79591836734694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30">
                <text:p>630</text:p>
              </table:table-cell>
              <table:table-cell office:value-type="float" office:value="1.81466395112016">
                <text:p>1.81466395112016</text:p>
              </table:table-cell>
              <table:table-cell office:value-type="float" office:value="1.50149253731343">
                <text:p>1.50149253731343</text:p>
              </table:table-cell>
              <table:table-cell office:value-type="float" office:value="1.79591836734694">
                <text:p>1.79591836734694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31">
                <text:p>631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50149253731343">
                <text:p>1.50149253731343</text:p>
              </table:table-cell>
              <table:table-cell office:value-type="float" office:value="1.79591836734694">
                <text:p>1.79591836734694</text:p>
              </table:table-cell>
              <table:table-cell office:value-type="float" office:value="1.04791666666667">
                <text:p>1.0479166666666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32">
                <text:p>632</text:p>
              </table:table-cell>
              <table:table-cell office:value-type="float" office:value="1.83130081300813">
                <text:p>1.83130081300813</text:p>
              </table:table-cell>
              <table:table-cell office:value-type="float" office:value="1.50149253731343">
                <text:p>1.50149253731343</text:p>
              </table:table-cell>
              <table:table-cell office:value-type="float" office:value="1.79387755102041">
                <text:p>1.79387755102041</text:p>
              </table:table-cell>
              <table:table-cell office:value-type="float" office:value="1.04573804573805">
                <text:p>1.0457380457380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3">
                <text:p>633</text:p>
              </table:table-cell>
              <table:table-cell office:value-type="float" office:value="1.82926829268293">
                <text:p>1.82926829268293</text:p>
              </table:table-cell>
              <table:table-cell office:value-type="float" office:value="1.50149253731343">
                <text:p>1.50149253731343</text:p>
              </table:table-cell>
              <table:table-cell office:value-type="float" office:value="1.79183673469388">
                <text:p>1.79183673469388</text:p>
              </table:table-cell>
              <table:table-cell office:value-type="float" office:value="1.04573804573805">
                <text:p>1.0457380457380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4">
                <text:p>634</text:p>
              </table:table-cell>
              <table:table-cell office:value-type="float" office:value="1.82926829268293">
                <text:p>1.82926829268293</text:p>
              </table:table-cell>
              <table:table-cell office:value-type="float" office:value="1.50149253731343">
                <text:p>1.50149253731343</text:p>
              </table:table-cell>
              <table:table-cell office:value-type="float" office:value="1.79183673469388">
                <text:p>1.79183673469388</text:p>
              </table:table-cell>
              <table:table-cell office:value-type="float" office:value="1.04573804573805">
                <text:p>1.0457380457380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5">
                <text:p>635</text:p>
              </table:table-cell>
              <table:table-cell office:value-type="float" office:value="1.82520325203252">
                <text:p>1.82520325203252</text:p>
              </table:table-cell>
              <table:table-cell office:value-type="float" office:value="1.49702380952381">
                <text:p>1.49702380952381</text:p>
              </table:table-cell>
              <table:table-cell office:value-type="float" office:value="1.78775510204082">
                <text:p>1.78775510204082</text:p>
              </table:table-cell>
              <table:table-cell office:value-type="float" office:value="1.04573804573805">
                <text:p>1.0457380457380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6">
                <text:p>636</text:p>
              </table:table-cell>
              <table:table-cell office:value-type="float" office:value="1.82520325203252">
                <text:p>1.82520325203252</text:p>
              </table:table-cell>
              <table:table-cell office:value-type="float" office:value="1.49702380952381">
                <text:p>1.49702380952381</text:p>
              </table:table-cell>
              <table:table-cell office:value-type="float" office:value="1.78775510204082">
                <text:p>1.78775510204082</text:p>
              </table:table-cell>
              <table:table-cell office:value-type="float" office:value="1.04573804573805">
                <text:p>1.0457380457380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7">
                <text:p>637</text:p>
              </table:table-cell>
              <table:table-cell office:value-type="float" office:value="1.82317073170732">
                <text:p>1.82317073170732</text:p>
              </table:table-cell>
              <table:table-cell office:value-type="float" office:value="1.49258160237389">
                <text:p>1.49258160237389</text:p>
              </table:table-cell>
              <table:table-cell office:value-type="float" office:value="1.78571428571429">
                <text:p>1.78571428571429</text:p>
              </table:table-cell>
              <table:table-cell office:value-type="float" office:value="1.04573804573805">
                <text:p>1.0457380457380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8">
                <text:p>638</text:p>
              </table:table-cell>
              <table:table-cell office:value-type="float" office:value="1.82113821138211">
                <text:p>1.82113821138211</text:p>
              </table:table-cell>
              <table:table-cell office:value-type="float" office:value="1.49258160237389">
                <text:p>1.49258160237389</text:p>
              </table:table-cell>
              <table:table-cell office:value-type="float" office:value="1.78367346938776">
                <text:p>1.78367346938776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9">
                <text:p>639</text:p>
              </table:table-cell>
              <table:table-cell office:value-type="float" office:value="1.82113821138211">
                <text:p>1.82113821138211</text:p>
              </table:table-cell>
              <table:table-cell office:value-type="float" office:value="1.49258160237389">
                <text:p>1.49258160237389</text:p>
              </table:table-cell>
              <table:table-cell office:value-type="float" office:value="1.78367346938776">
                <text:p>1.78367346938776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40">
                <text:p>640</text:p>
              </table:table-cell>
              <table:table-cell office:value-type="float" office:value="1.81707317073171">
                <text:p>1.81707317073171</text:p>
              </table:table-cell>
              <table:table-cell office:value-type="float" office:value="1.49258160237389">
                <text:p>1.49258160237389</text:p>
              </table:table-cell>
              <table:table-cell office:value-type="float" office:value="1.77959183673469">
                <text:p>1.77959183673469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41">
                <text:p>641</text:p>
              </table:table-cell>
              <table:table-cell office:value-type="float" office:value="1.81707317073171">
                <text:p>1.81707317073171</text:p>
              </table:table-cell>
              <table:table-cell office:value-type="float" office:value="1.49258160237389">
                <text:p>1.49258160237389</text:p>
              </table:table-cell>
              <table:table-cell office:value-type="float" office:value="1.77959183673469">
                <text:p>1.77959183673469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42">
                <text:p>642</text:p>
              </table:table-cell>
              <table:table-cell office:value-type="float" office:value="1.81707317073171">
                <text:p>1.81707317073171</text:p>
              </table:table-cell>
              <table:table-cell office:value-type="float" office:value="1.49258160237389">
                <text:p>1.49258160237389</text:p>
              </table:table-cell>
              <table:table-cell office:value-type="float" office:value="1.77959183673469">
                <text:p>1.77959183673469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3">
                <text:p>643</text:p>
              </table:table-cell>
              <table:table-cell office:value-type="float" office:value="1.81707317073171">
                <text:p>1.81707317073171</text:p>
              </table:table-cell>
              <table:table-cell office:value-type="float" office:value="1.49258160237389">
                <text:p>1.49258160237389</text:p>
              </table:table-cell>
              <table:table-cell office:value-type="float" office:value="1.77959183673469">
                <text:p>1.77959183673469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4">
                <text:p>644</text:p>
              </table:table-cell>
              <table:table-cell office:value-type="float" office:value="1.8150406504065">
                <text:p>1.8150406504065</text:p>
              </table:table-cell>
              <table:table-cell office:value-type="float" office:value="1.49258160237389">
                <text:p>1.49258160237389</text:p>
              </table:table-cell>
              <table:table-cell office:value-type="float" office:value="1.77755102040816">
                <text:p>1.77755102040816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5">
                <text:p>645</text:p>
              </table:table-cell>
              <table:table-cell office:value-type="float" office:value="1.8150406504065">
                <text:p>1.8150406504065</text:p>
              </table:table-cell>
              <table:table-cell office:value-type="float" office:value="1.49258160237389">
                <text:p>1.49258160237389</text:p>
              </table:table-cell>
              <table:table-cell office:value-type="float" office:value="1.77755102040816">
                <text:p>1.77755102040816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6">
                <text:p>646</text:p>
              </table:table-cell>
              <table:table-cell office:value-type="float" office:value="1.8130081300813">
                <text:p>1.8130081300813</text:p>
              </table:table-cell>
              <table:table-cell office:value-type="float" office:value="1.49258160237389">
                <text:p>1.49258160237389</text:p>
              </table:table-cell>
              <table:table-cell office:value-type="float" office:value="1.77551020408163">
                <text:p>1.77551020408163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7">
                <text:p>647</text:p>
              </table:table-cell>
              <table:table-cell office:value-type="float" office:value="1.8109756097561">
                <text:p>1.8109756097561</text:p>
              </table:table-cell>
              <table:table-cell office:value-type="float" office:value="1.48816568047337">
                <text:p>1.48816568047337</text:p>
              </table:table-cell>
              <table:table-cell office:value-type="float" office:value="1.7734693877551">
                <text:p>1.7734693877551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8">
                <text:p>648</text:p>
              </table:table-cell>
              <table:table-cell office:value-type="float" office:value="1.80894308943089">
                <text:p>1.80894308943089</text:p>
              </table:table-cell>
              <table:table-cell office:value-type="float" office:value="1.48377581120944">
                <text:p>1.48377581120944</text:p>
              </table:table-cell>
              <table:table-cell office:value-type="float" office:value="1.77142857142857">
                <text:p>1.77142857142857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9">
                <text:p>649</text:p>
              </table:table-cell>
              <table:table-cell office:value-type="float" office:value="1.80487804878049">
                <text:p>1.80487804878049</text:p>
              </table:table-cell>
              <table:table-cell office:value-type="float" office:value="1.47941176470588">
                <text:p>1.47941176470588</text:p>
              </table:table-cell>
              <table:table-cell office:value-type="float" office:value="1.76734693877551">
                <text:p>1.76734693877551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50">
                <text:p>650</text:p>
              </table:table-cell>
              <table:table-cell office:value-type="float" office:value="1.80284552845528">
                <text:p>1.80284552845528</text:p>
              </table:table-cell>
              <table:table-cell office:value-type="float" office:value="1.47941176470588">
                <text:p>1.47941176470588</text:p>
              </table:table-cell>
              <table:table-cell office:value-type="float" office:value="1.76530612244898">
                <text:p>1.76530612244898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51">
                <text:p>651</text:p>
              </table:table-cell>
              <table:table-cell office:value-type="float" office:value="1.79878048780488">
                <text:p>1.79878048780488</text:p>
              </table:table-cell>
              <table:table-cell office:value-type="float" office:value="1.47941176470588">
                <text:p>1.47941176470588</text:p>
              </table:table-cell>
              <table:table-cell office:value-type="float" office:value="1.76122448979592">
                <text:p>1.76122448979592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52">
                <text:p>652</text:p>
              </table:table-cell>
              <table:table-cell office:value-type="float" office:value="1.79878048780488">
                <text:p>1.79878048780488</text:p>
              </table:table-cell>
              <table:table-cell office:value-type="float" office:value="1.47941176470588">
                <text:p>1.47941176470588</text:p>
              </table:table-cell>
              <table:table-cell office:value-type="float" office:value="1.76122448979592">
                <text:p>1.76122448979592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3">
                <text:p>653</text:p>
              </table:table-cell>
              <table:table-cell office:value-type="float" office:value="1.79471544715447">
                <text:p>1.79471544715447</text:p>
              </table:table-cell>
              <table:table-cell office:value-type="float" office:value="1.47507331378299">
                <text:p>1.47507331378299</text:p>
              </table:table-cell>
              <table:table-cell office:value-type="float" office:value="1.75714285714286">
                <text:p>1.75714285714286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4">
                <text:p>654</text:p>
              </table:table-cell>
              <table:table-cell office:value-type="float" office:value="1.79268292682927">
                <text:p>1.79268292682927</text:p>
              </table:table-cell>
              <table:table-cell office:value-type="float" office:value="1.47507331378299">
                <text:p>1.47507331378299</text:p>
              </table:table-cell>
              <table:table-cell office:value-type="float" office:value="1.75510204081633">
                <text:p>1.75510204081633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5">
                <text:p>655</text:p>
              </table:table-cell>
              <table:table-cell office:value-type="float" office:value="1.79065040650407">
                <text:p>1.79065040650407</text:p>
              </table:table-cell>
              <table:table-cell office:value-type="float" office:value="1.47076023391813">
                <text:p>1.47076023391813</text:p>
              </table:table-cell>
              <table:table-cell office:value-type="float" office:value="1.7530612244898">
                <text:p>1.7530612244898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6">
                <text:p>656</text:p>
              </table:table-cell>
              <table:table-cell office:value-type="float" office:value="1.78861788617886">
                <text:p>1.78861788617886</text:p>
              </table:table-cell>
              <table:table-cell office:value-type="float" office:value="1.466472303207">
                <text:p>1.466472303207</text:p>
              </table:table-cell>
              <table:table-cell office:value-type="float" office:value="1.75102040816327">
                <text:p>1.75102040816327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7">
                <text:p>657</text:p>
              </table:table-cell>
              <table:table-cell office:value-type="float" office:value="1.78658536585366">
                <text:p>1.78658536585366</text:p>
              </table:table-cell>
              <table:table-cell office:value-type="float" office:value="1.466472303207">
                <text:p>1.466472303207</text:p>
              </table:table-cell>
              <table:table-cell office:value-type="float" office:value="1.74897959183673">
                <text:p>1.74897959183673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8">
                <text:p>658</text:p>
              </table:table-cell>
              <table:table-cell office:value-type="float" office:value="1.78252032520325">
                <text:p>1.78252032520325</text:p>
              </table:table-cell>
              <table:table-cell office:value-type="float" office:value="1.46220930232558">
                <text:p>1.46220930232558</text:p>
              </table:table-cell>
              <table:table-cell office:value-type="float" office:value="1.74489795918367">
                <text:p>1.74489795918367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9">
                <text:p>659</text:p>
              </table:table-cell>
              <table:table-cell office:value-type="float" office:value="1.78252032520325">
                <text:p>1.78252032520325</text:p>
              </table:table-cell>
              <table:table-cell office:value-type="float" office:value="1.46220930232558">
                <text:p>1.46220930232558</text:p>
              </table:table-cell>
              <table:table-cell office:value-type="float" office:value="1.74489795918367">
                <text:p>1.74489795918367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60">
                <text:p>660</text:p>
              </table:table-cell>
              <table:table-cell office:value-type="float" office:value="1.78048780487805">
                <text:p>1.78048780487805</text:p>
              </table:table-cell>
              <table:table-cell office:value-type="float" office:value="1.46220930232558">
                <text:p>1.46220930232558</text:p>
              </table:table-cell>
              <table:table-cell office:value-type="float" office:value="1.74285714285714">
                <text:p>1.74285714285714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61">
                <text:p>661</text:p>
              </table:table-cell>
              <table:table-cell office:value-type="float" office:value="1.77642276422764">
                <text:p>1.77642276422764</text:p>
              </table:table-cell>
              <table:table-cell office:value-type="float" office:value="1.45797101449275">
                <text:p>1.45797101449275</text:p>
              </table:table-cell>
              <table:table-cell office:value-type="float" office:value="1.73877551020408">
                <text:p>1.73877551020408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62">
                <text:p>662</text:p>
              </table:table-cell>
              <table:table-cell office:value-type="float" office:value="1.77032520325203">
                <text:p>1.77032520325203</text:p>
              </table:table-cell>
              <table:table-cell office:value-type="float" office:value="1.45375722543353">
                <text:p>1.45375722543353</text:p>
              </table:table-cell>
              <table:table-cell office:value-type="float" office:value="1.73265306122449">
                <text:p>1.73265306122449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3">
                <text:p>663</text:p>
              </table:table-cell>
              <table:table-cell office:value-type="float" office:value="1.76219512195122">
                <text:p>1.76219512195122</text:p>
              </table:table-cell>
              <table:table-cell office:value-type="float" office:value="1.44540229885057">
                <text:p>1.44540229885057</text:p>
              </table:table-cell>
              <table:table-cell office:value-type="float" office:value="1.72448979591837">
                <text:p>1.72448979591837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4">
                <text:p>664</text:p>
              </table:table-cell>
              <table:table-cell office:value-type="float" office:value="1.76219512195122">
                <text:p>1.76219512195122</text:p>
              </table:table-cell>
              <table:table-cell office:value-type="float" office:value="1.44540229885057">
                <text:p>1.44540229885057</text:p>
              </table:table-cell>
              <table:table-cell office:value-type="float" office:value="1.72448979591837">
                <text:p>1.72448979591837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5">
                <text:p>665</text:p>
              </table:table-cell>
              <table:table-cell office:value-type="float" office:value="1.76219512195122">
                <text:p>1.76219512195122</text:p>
              </table:table-cell>
              <table:table-cell office:value-type="float" office:value="1.44540229885057">
                <text:p>1.44540229885057</text:p>
              </table:table-cell>
              <table:table-cell office:value-type="float" office:value="1.72448979591837">
                <text:p>1.72448979591837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6">
                <text:p>666</text:p>
              </table:table-cell>
              <table:table-cell office:value-type="float" office:value="1.76219512195122">
                <text:p>1.76219512195122</text:p>
              </table:table-cell>
              <table:table-cell office:value-type="float" office:value="1.44540229885057">
                <text:p>1.44540229885057</text:p>
              </table:table-cell>
              <table:table-cell office:value-type="float" office:value="1.72448979591837">
                <text:p>1.72448979591837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7">
                <text:p>667</text:p>
              </table:table-cell>
              <table:table-cell office:value-type="float" office:value="1.76219512195122">
                <text:p>1.76219512195122</text:p>
              </table:table-cell>
              <table:table-cell office:value-type="float" office:value="1.44540229885057">
                <text:p>1.44540229885057</text:p>
              </table:table-cell>
              <table:table-cell office:value-type="float" office:value="1.72448979591837">
                <text:p>1.72448979591837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8">
                <text:p>668</text:p>
              </table:table-cell>
              <table:table-cell office:value-type="float" office:value="1.76219512195122">
                <text:p>1.76219512195122</text:p>
              </table:table-cell>
              <table:table-cell office:value-type="float" office:value="1.44540229885057">
                <text:p>1.44540229885057</text:p>
              </table:table-cell>
              <table:table-cell office:value-type="float" office:value="1.72448979591837">
                <text:p>1.72448979591837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9">
                <text:p>669</text:p>
              </table:table-cell>
              <table:table-cell office:value-type="float" office:value="1.76219512195122">
                <text:p>1.76219512195122</text:p>
              </table:table-cell>
              <table:table-cell office:value-type="float" office:value="1.44540229885057">
                <text:p>1.44540229885057</text:p>
              </table:table-cell>
              <table:table-cell office:value-type="float" office:value="1.72448979591837">
                <text:p>1.72448979591837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70">
                <text:p>670</text:p>
              </table:table-cell>
              <table:table-cell office:value-type="float" office:value="1.76219512195122">
                <text:p>1.76219512195122</text:p>
              </table:table-cell>
              <table:table-cell office:value-type="float" office:value="1.44540229885057">
                <text:p>1.44540229885057</text:p>
              </table:table-cell>
              <table:table-cell office:value-type="float" office:value="1.72448979591837">
                <text:p>1.72448979591837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71">
                <text:p>671</text:p>
              </table:table-cell>
              <table:table-cell office:value-type="float" office:value="1.76016260162602">
                <text:p>1.76016260162602</text:p>
              </table:table-cell>
              <table:table-cell office:value-type="float" office:value="1.44540229885057">
                <text:p>1.44540229885057</text:p>
              </table:table-cell>
              <table:table-cell office:value-type="float" office:value="1.72244897959184">
                <text:p>1.72244897959184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72">
                <text:p>672</text:p>
              </table:table-cell>
              <table:table-cell office:value-type="float" office:value="1.76016260162602">
                <text:p>1.76016260162602</text:p>
              </table:table-cell>
              <table:table-cell office:value-type="float" office:value="1.44540229885057">
                <text:p>1.44540229885057</text:p>
              </table:table-cell>
              <table:table-cell office:value-type="float" office:value="1.72244897959184">
                <text:p>1.72244897959184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3">
                <text:p>673</text:p>
              </table:table-cell>
              <table:table-cell office:value-type="float" office:value="1.76016260162602">
                <text:p>1.76016260162602</text:p>
              </table:table-cell>
              <table:table-cell office:value-type="float" office:value="1.44540229885057">
                <text:p>1.44540229885057</text:p>
              </table:table-cell>
              <table:table-cell office:value-type="float" office:value="1.72244897959184">
                <text:p>1.72244897959184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4">
                <text:p>674</text:p>
              </table:table-cell>
              <table:table-cell office:value-type="float" office:value="1.76016260162602">
                <text:p>1.76016260162602</text:p>
              </table:table-cell>
              <table:table-cell office:value-type="float" office:value="1.44540229885057">
                <text:p>1.44540229885057</text:p>
              </table:table-cell>
              <table:table-cell office:value-type="float" office:value="1.72244897959184">
                <text:p>1.72244897959184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5">
                <text:p>675</text:p>
              </table:table-cell>
              <table:table-cell office:value-type="float" office:value="1.76016260162602">
                <text:p>1.76016260162602</text:p>
              </table:table-cell>
              <table:table-cell office:value-type="float" office:value="1.44540229885057">
                <text:p>1.44540229885057</text:p>
              </table:table-cell>
              <table:table-cell office:value-type="float" office:value="1.72244897959184">
                <text:p>1.72244897959184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6">
                <text:p>676</text:p>
              </table:table-cell>
              <table:table-cell office:value-type="float" office:value="1.75813008130081">
                <text:p>1.75813008130081</text:p>
              </table:table-cell>
              <table:table-cell office:value-type="float" office:value="1.44540229885057">
                <text:p>1.44540229885057</text:p>
              </table:table-cell>
              <table:table-cell office:value-type="float" office:value="1.72040816326531">
                <text:p>1.72040816326531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7">
                <text:p>677</text:p>
              </table:table-cell>
              <table:table-cell office:value-type="float" office:value="1.75609756097561">
                <text:p>1.75609756097561</text:p>
              </table:table-cell>
              <table:table-cell office:value-type="float" office:value="1.44126074498567">
                <text:p>1.44126074498567</text:p>
              </table:table-cell>
              <table:table-cell office:value-type="float" office:value="1.71836734693878">
                <text:p>1.71836734693878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8">
                <text:p>678</text:p>
              </table:table-cell>
              <table:table-cell office:value-type="float" office:value="1.75">
                <text:p>1.75</text:p>
              </table:table-cell>
              <table:table-cell office:value-type="float" office:value="1.43304843304843">
                <text:p>1.43304843304843</text:p>
              </table:table-cell>
              <table:table-cell office:value-type="float" office:value="1.71224489795918">
                <text:p>1.71224489795918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9">
                <text:p>679</text:p>
              </table:table-cell>
              <table:table-cell office:value-type="float" office:value="1.7479674796748">
                <text:p>1.7479674796748</text:p>
              </table:table-cell>
              <table:table-cell office:value-type="float" office:value="1.42897727272727">
                <text:p>1.42897727272727</text:p>
              </table:table-cell>
              <table:table-cell office:value-type="float" office:value="1.71020408163265">
                <text:p>1.71020408163265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80">
                <text:p>680</text:p>
              </table:table-cell>
              <table:table-cell office:value-type="float" office:value="1.74593495934959">
                <text:p>1.74593495934959</text:p>
              </table:table-cell>
              <table:table-cell office:value-type="float" office:value="1.42897727272727">
                <text:p>1.42897727272727</text:p>
              </table:table-cell>
              <table:table-cell office:value-type="float" office:value="1.70816326530612">
                <text:p>1.70816326530612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81">
                <text:p>681</text:p>
              </table:table-cell>
              <table:table-cell office:value-type="float" office:value="1.74390243902439">
                <text:p>1.74390243902439</text:p>
              </table:table-cell>
              <table:table-cell office:value-type="float" office:value="1.42492917847026">
                <text:p>1.42492917847026</text:p>
              </table:table-cell>
              <table:table-cell office:value-type="float" office:value="1.70612244897959">
                <text:p>1.70612244897959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82">
                <text:p>682</text:p>
              </table:table-cell>
              <table:table-cell office:value-type="float" office:value="1.74186991869919">
                <text:p>1.74186991869919</text:p>
              </table:table-cell>
              <table:table-cell office:value-type="float" office:value="1.42492917847026">
                <text:p>1.42492917847026</text:p>
              </table:table-cell>
              <table:table-cell office:value-type="float" office:value="1.70408163265306">
                <text:p>1.70408163265306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3">
                <text:p>683</text:p>
              </table:table-cell>
              <table:table-cell office:value-type="float" office:value="1.74186991869919">
                <text:p>1.74186991869919</text:p>
              </table:table-cell>
              <table:table-cell office:value-type="float" office:value="1.42492917847026">
                <text:p>1.42492917847026</text:p>
              </table:table-cell>
              <table:table-cell office:value-type="float" office:value="1.70408163265306">
                <text:p>1.70408163265306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4">
                <text:p>684</text:p>
              </table:table-cell>
              <table:table-cell office:value-type="float" office:value="1.73780487804878">
                <text:p>1.73780487804878</text:p>
              </table:table-cell>
              <table:table-cell office:value-type="float" office:value="1.42090395480226">
                <text:p>1.42090395480226</text:p>
              </table:table-cell>
              <table:table-cell office:value-type="float" office:value="1.7">
                <text:p>1.7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5">
                <text:p>685</text:p>
              </table:table-cell>
              <table:table-cell office:value-type="float" office:value="1.73780487804878">
                <text:p>1.73780487804878</text:p>
              </table:table-cell>
              <table:table-cell office:value-type="float" office:value="1.42090395480226">
                <text:p>1.42090395480226</text:p>
              </table:table-cell>
              <table:table-cell office:value-type="float" office:value="1.7">
                <text:p>1.7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6">
                <text:p>686</text:p>
              </table:table-cell>
              <table:table-cell office:value-type="float" office:value="1.73170731707317">
                <text:p>1.73170731707317</text:p>
              </table:table-cell>
              <table:table-cell office:value-type="float" office:value="1.42090395480226">
                <text:p>1.42090395480226</text:p>
              </table:table-cell>
              <table:table-cell office:value-type="float" office:value="1.69387755102041">
                <text:p>1.69387755102041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7">
                <text:p>687</text:p>
              </table:table-cell>
              <table:table-cell office:value-type="float" office:value="1.72967479674797">
                <text:p>1.72967479674797</text:p>
              </table:table-cell>
              <table:table-cell office:value-type="float" office:value="1.4169014084507">
                <text:p>1.4169014084507</text:p>
              </table:table-cell>
              <table:table-cell office:value-type="float" office:value="1.69183673469388">
                <text:p>1.69183673469388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8">
                <text:p>688</text:p>
              </table:table-cell>
              <table:table-cell office:value-type="float" office:value="1.72560975609756">
                <text:p>1.72560975609756</text:p>
              </table:table-cell>
              <table:table-cell office:value-type="float" office:value="1.4169014084507">
                <text:p>1.4169014084507</text:p>
              </table:table-cell>
              <table:table-cell office:value-type="float" office:value="1.68775510204082">
                <text:p>1.68775510204082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9">
                <text:p>689</text:p>
              </table:table-cell>
              <table:table-cell office:value-type="float" office:value="1.72560975609756">
                <text:p>1.72560975609756</text:p>
              </table:table-cell>
              <table:table-cell office:value-type="float" office:value="1.4169014084507">
                <text:p>1.4169014084507</text:p>
              </table:table-cell>
              <table:table-cell office:value-type="float" office:value="1.68775510204082">
                <text:p>1.68775510204082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90">
                <text:p>690</text:p>
              </table:table-cell>
              <table:table-cell office:value-type="float" office:value="1.72357723577236">
                <text:p>1.72357723577236</text:p>
              </table:table-cell>
              <table:table-cell office:value-type="float" office:value="1.4169014084507">
                <text:p>1.4169014084507</text:p>
              </table:table-cell>
              <table:table-cell office:value-type="float" office:value="1.68571428571429">
                <text:p>1.68571428571429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91">
                <text:p>691</text:p>
              </table:table-cell>
              <table:table-cell office:value-type="float" office:value="1.72357723577236">
                <text:p>1.72357723577236</text:p>
              </table:table-cell>
              <table:table-cell office:value-type="float" office:value="1.4169014084507">
                <text:p>1.4169014084507</text:p>
              </table:table-cell>
              <table:table-cell office:value-type="float" office:value="1.68571428571429">
                <text:p>1.68571428571429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92">
                <text:p>692</text:p>
              </table:table-cell>
              <table:table-cell office:value-type="float" office:value="1.71951219512195">
                <text:p>1.71951219512195</text:p>
              </table:table-cell>
              <table:table-cell office:value-type="float" office:value="1.4169014084507">
                <text:p>1.4169014084507</text:p>
              </table:table-cell>
              <table:table-cell office:value-type="float" office:value="1.68367346938776">
                <text:p>1.68367346938776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3">
                <text:p>693</text:p>
              </table:table-cell>
              <table:table-cell office:value-type="float" office:value="1.71951219512195">
                <text:p>1.71951219512195</text:p>
              </table:table-cell>
              <table:table-cell office:value-type="float" office:value="1.4169014084507">
                <text:p>1.4169014084507</text:p>
              </table:table-cell>
              <table:table-cell office:value-type="float" office:value="1.68367346938776">
                <text:p>1.68367346938776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4">
                <text:p>694</text:p>
              </table:table-cell>
              <table:table-cell office:value-type="float" office:value="1.71951219512195">
                <text:p>1.71951219512195</text:p>
              </table:table-cell>
              <table:table-cell office:value-type="float" office:value="1.4169014084507">
                <text:p>1.4169014084507</text:p>
              </table:table-cell>
              <table:table-cell office:value-type="float" office:value="1.68367346938776">
                <text:p>1.68367346938776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5">
                <text:p>695</text:p>
              </table:table-cell>
              <table:table-cell office:value-type="float" office:value="1.71951219512195">
                <text:p>1.71951219512195</text:p>
              </table:table-cell>
              <table:table-cell office:value-type="float" office:value="1.4169014084507">
                <text:p>1.4169014084507</text:p>
              </table:table-cell>
              <table:table-cell office:value-type="float" office:value="1.68367346938776">
                <text:p>1.68367346938776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6">
                <text:p>696</text:p>
              </table:table-cell>
              <table:table-cell office:value-type="float" office:value="1.71951219512195">
                <text:p>1.71951219512195</text:p>
              </table:table-cell>
              <table:table-cell office:value-type="float" office:value="1.4169014084507">
                <text:p>1.4169014084507</text:p>
              </table:table-cell>
              <table:table-cell office:value-type="float" office:value="1.68367346938776">
                <text:p>1.68367346938776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7">
                <text:p>697</text:p>
              </table:table-cell>
              <table:table-cell office:value-type="float" office:value="1.71747967479675">
                <text:p>1.71747967479675</text:p>
              </table:table-cell>
              <table:table-cell office:value-type="float" office:value="1.41292134831461">
                <text:p>1.41292134831461</text:p>
              </table:table-cell>
              <table:table-cell office:value-type="float" office:value="1.68163265306122">
                <text:p>1.68163265306122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8">
                <text:p>698</text:p>
              </table:table-cell>
              <table:table-cell office:value-type="float" office:value="1.71747967479675">
                <text:p>1.71747967479675</text:p>
              </table:table-cell>
              <table:table-cell office:value-type="float" office:value="1.41292134831461">
                <text:p>1.41292134831461</text:p>
              </table:table-cell>
              <table:table-cell office:value-type="float" office:value="1.68163265306122">
                <text:p>1.68163265306122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9">
                <text:p>699</text:p>
              </table:table-cell>
              <table:table-cell office:value-type="float" office:value="1.71747967479675">
                <text:p>1.71747967479675</text:p>
              </table:table-cell>
              <table:table-cell office:value-type="float" office:value="1.41292134831461">
                <text:p>1.41292134831461</text:p>
              </table:table-cell>
              <table:table-cell office:value-type="float" office:value="1.68163265306122">
                <text:p>1.68163265306122</text:p>
              </table:table-cell>
              <table:table-cell office:value-type="float" office:value="1.04356846473029">
                <text:p>1.04356846473029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00">
                <text:p>700</text:p>
              </table:table-cell>
              <table:table-cell office:value-type="float" office:value="1.71341463414634">
                <text:p>1.71341463414634</text:p>
              </table:table-cell>
              <table:table-cell office:value-type="float" office:value="1.41292134831461">
                <text:p>1.41292134831461</text:p>
              </table:table-cell>
              <table:table-cell office:value-type="float" office:value="1.67755102040816">
                <text:p>1.67755102040816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701">
                <text:p>701</text:p>
              </table:table-cell>
              <table:table-cell office:value-type="float" office:value="1.71341463414634">
                <text:p>1.71341463414634</text:p>
              </table:table-cell>
              <table:table-cell office:value-type="float" office:value="1.41292134831461">
                <text:p>1.41292134831461</text:p>
              </table:table-cell>
              <table:table-cell office:value-type="float" office:value="1.67755102040816">
                <text:p>1.67755102040816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702">
                <text:p>702</text:p>
              </table:table-cell>
              <table:table-cell office:value-type="float" office:value="1.71138211382114">
                <text:p>1.71138211382114</text:p>
              </table:table-cell>
              <table:table-cell office:value-type="float" office:value="1.41292134831461">
                <text:p>1.41292134831461</text:p>
              </table:table-cell>
              <table:table-cell office:value-type="float" office:value="1.67551020408163">
                <text:p>1.67551020408163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3">
                <text:p>703</text:p>
              </table:table-cell>
              <table:table-cell office:value-type="float" office:value="1.70934959349593">
                <text:p>1.70934959349593</text:p>
              </table:table-cell>
              <table:table-cell office:value-type="float" office:value="1.41292134831461">
                <text:p>1.41292134831461</text:p>
              </table:table-cell>
              <table:table-cell office:value-type="float" office:value="1.6734693877551">
                <text:p>1.6734693877551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4">
                <text:p>704</text:p>
              </table:table-cell>
              <table:table-cell office:value-type="float" office:value="1.70731707317073">
                <text:p>1.70731707317073</text:p>
              </table:table-cell>
              <table:table-cell office:value-type="float" office:value="1.41292134831461">
                <text:p>1.41292134831461</text:p>
              </table:table-cell>
              <table:table-cell office:value-type="float" office:value="1.67142857142857">
                <text:p>1.67142857142857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5">
                <text:p>705</text:p>
              </table:table-cell>
              <table:table-cell office:value-type="float" office:value="1.70731707317073">
                <text:p>1.70731707317073</text:p>
              </table:table-cell>
              <table:table-cell office:value-type="float" office:value="1.41292134831461">
                <text:p>1.41292134831461</text:p>
              </table:table-cell>
              <table:table-cell office:value-type="float" office:value="1.67142857142857">
                <text:p>1.67142857142857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6">
                <text:p>706</text:p>
              </table:table-cell>
              <table:table-cell office:value-type="float" office:value="1.70528455284553">
                <text:p>1.70528455284553</text:p>
              </table:table-cell>
              <table:table-cell office:value-type="float" office:value="1.40896358543417">
                <text:p>1.40896358543417</text:p>
              </table:table-cell>
              <table:table-cell office:value-type="float" office:value="1.66938775510204">
                <text:p>1.66938775510204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7">
                <text:p>707</text:p>
              </table:table-cell>
              <table:table-cell office:value-type="float" office:value="1.70325203252033">
                <text:p>1.70325203252033</text:p>
              </table:table-cell>
              <table:table-cell office:value-type="float" office:value="1.40896358543417">
                <text:p>1.40896358543417</text:p>
              </table:table-cell>
              <table:table-cell office:value-type="float" office:value="1.66734693877551">
                <text:p>1.66734693877551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8">
                <text:p>708</text:p>
              </table:table-cell>
              <table:table-cell office:value-type="float" office:value="1.70325203252033">
                <text:p>1.70325203252033</text:p>
              </table:table-cell>
              <table:table-cell office:value-type="float" office:value="1.40896358543417">
                <text:p>1.40896358543417</text:p>
              </table:table-cell>
              <table:table-cell office:value-type="float" office:value="1.66734693877551">
                <text:p>1.66734693877551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9">
                <text:p>709</text:p>
              </table:table-cell>
              <table:table-cell office:value-type="float" office:value="1.69918699186992">
                <text:p>1.69918699186992</text:p>
              </table:table-cell>
              <table:table-cell office:value-type="float" office:value="1.40896358543417">
                <text:p>1.40896358543417</text:p>
              </table:table-cell>
              <table:table-cell office:value-type="float" office:value="1.66326530612245">
                <text:p>1.66326530612245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10">
                <text:p>710</text:p>
              </table:table-cell>
              <table:table-cell office:value-type="float" office:value="1.69105691056911">
                <text:p>1.69105691056911</text:p>
              </table:table-cell>
              <table:table-cell office:value-type="float" office:value="1.40502793296089">
                <text:p>1.40502793296089</text:p>
              </table:table-cell>
              <table:table-cell office:value-type="float" office:value="1.65510204081633">
                <text:p>1.65510204081633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11">
                <text:p>711</text:p>
              </table:table-cell>
              <table:table-cell office:value-type="float" office:value="1.6890243902439">
                <text:p>1.6890243902439</text:p>
              </table:table-cell>
              <table:table-cell office:value-type="float" office:value="1.40502793296089">
                <text:p>1.40502793296089</text:p>
              </table:table-cell>
              <table:table-cell office:value-type="float" office:value="1.6530612244898">
                <text:p>1.6530612244898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12">
                <text:p>712</text:p>
              </table:table-cell>
              <table:table-cell office:value-type="float" office:value="1.6890243902439">
                <text:p>1.6890243902439</text:p>
              </table:table-cell>
              <table:table-cell office:value-type="float" office:value="1.40502793296089">
                <text:p>1.40502793296089</text:p>
              </table:table-cell>
              <table:table-cell office:value-type="float" office:value="1.6530612244898">
                <text:p>1.6530612244898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3">
                <text:p>713</text:p>
              </table:table-cell>
              <table:table-cell office:value-type="float" office:value="1.6869918699187">
                <text:p>1.6869918699187</text:p>
              </table:table-cell>
              <table:table-cell office:value-type="float" office:value="1.40502793296089">
                <text:p>1.40502793296089</text:p>
              </table:table-cell>
              <table:table-cell office:value-type="float" office:value="1.66802443991853">
                <text:p>1.66802443991853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4">
                <text:p>714</text:p>
              </table:table-cell>
              <table:table-cell office:value-type="float" office:value="1.6849593495935">
                <text:p>1.6849593495935</text:p>
              </table:table-cell>
              <table:table-cell office:value-type="float" office:value="1.40502793296089">
                <text:p>1.40502793296089</text:p>
              </table:table-cell>
              <table:table-cell office:value-type="float" office:value="1.66598778004073">
                <text:p>1.66598778004073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5">
                <text:p>715</text:p>
              </table:table-cell>
              <table:table-cell office:value-type="float" office:value="1.6849593495935">
                <text:p>1.6849593495935</text:p>
              </table:table-cell>
              <table:table-cell office:value-type="float" office:value="1.40502793296089">
                <text:p>1.40502793296089</text:p>
              </table:table-cell>
              <table:table-cell office:value-type="float" office:value="1.66598778004073">
                <text:p>1.66598778004073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6">
                <text:p>716</text:p>
              </table:table-cell>
              <table:table-cell office:value-type="float" office:value="1.68089430894309">
                <text:p>1.68089430894309</text:p>
              </table:table-cell>
              <table:table-cell office:value-type="float" office:value="1.40502793296089">
                <text:p>1.40502793296089</text:p>
              </table:table-cell>
              <table:table-cell office:value-type="float" office:value="1.66191446028513">
                <text:p>1.66191446028513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7">
                <text:p>717</text:p>
              </table:table-cell>
              <table:table-cell office:value-type="float" office:value="1.67886178861789">
                <text:p>1.67886178861789</text:p>
              </table:table-cell>
              <table:table-cell office:value-type="float" office:value="1.40502793296089">
                <text:p>1.40502793296089</text:p>
              </table:table-cell>
              <table:table-cell office:value-type="float" office:value="1.65987780040733">
                <text:p>1.65987780040733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8">
                <text:p>718</text:p>
              </table:table-cell>
              <table:table-cell office:value-type="float" office:value="1.67886178861789">
                <text:p>1.67886178861789</text:p>
              </table:table-cell>
              <table:table-cell office:value-type="float" office:value="1.40502793296089">
                <text:p>1.40502793296089</text:p>
              </table:table-cell>
              <table:table-cell office:value-type="float" office:value="1.65987780040733">
                <text:p>1.65987780040733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9">
                <text:p>719</text:p>
              </table:table-cell>
              <table:table-cell office:value-type="float" office:value="1.67682926829268">
                <text:p>1.67682926829268</text:p>
              </table:table-cell>
              <table:table-cell office:value-type="float" office:value="1.40111420612813">
                <text:p>1.40111420612813</text:p>
              </table:table-cell>
              <table:table-cell office:value-type="float" office:value="1.65784114052953">
                <text:p>1.65784114052953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20">
                <text:p>720</text:p>
              </table:table-cell>
              <table:table-cell office:value-type="float" office:value="1.67682926829268">
                <text:p>1.67682926829268</text:p>
              </table:table-cell>
              <table:table-cell office:value-type="float" office:value="1.40111420612813">
                <text:p>1.40111420612813</text:p>
              </table:table-cell>
              <table:table-cell office:value-type="float" office:value="1.65784114052953">
                <text:p>1.65784114052953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21">
                <text:p>721</text:p>
              </table:table-cell>
              <table:table-cell office:value-type="float" office:value="1.67682926829268">
                <text:p>1.67682926829268</text:p>
              </table:table-cell>
              <table:table-cell office:value-type="float" office:value="1.40111420612813">
                <text:p>1.40111420612813</text:p>
              </table:table-cell>
              <table:table-cell office:value-type="float" office:value="1.65784114052953">
                <text:p>1.65784114052953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22">
                <text:p>722</text:p>
              </table:table-cell>
              <table:table-cell office:value-type="float" office:value="1.67276422764228">
                <text:p>1.67276422764228</text:p>
              </table:table-cell>
              <table:table-cell office:value-type="float" office:value="1.40111420612813">
                <text:p>1.40111420612813</text:p>
              </table:table-cell>
              <table:table-cell office:value-type="float" office:value="1.65376782077393">
                <text:p>1.65376782077393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3">
                <text:p>723</text:p>
              </table:table-cell>
              <table:table-cell office:value-type="float" office:value="1.67276422764228">
                <text:p>1.67276422764228</text:p>
              </table:table-cell>
              <table:table-cell office:value-type="float" office:value="1.40111420612813">
                <text:p>1.40111420612813</text:p>
              </table:table-cell>
              <table:table-cell office:value-type="float" office:value="1.65376782077393">
                <text:p>1.65376782077393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4">
                <text:p>724</text:p>
              </table:table-cell>
              <table:table-cell office:value-type="float" office:value="1.67276422764228">
                <text:p>1.67276422764228</text:p>
              </table:table-cell>
              <table:table-cell office:value-type="float" office:value="1.40111420612813">
                <text:p>1.40111420612813</text:p>
              </table:table-cell>
              <table:table-cell office:value-type="float" office:value="1.65376782077393">
                <text:p>1.65376782077393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5">
                <text:p>725</text:p>
              </table:table-cell>
              <table:table-cell office:value-type="float" office:value="1.67073170731707">
                <text:p>1.67073170731707</text:p>
              </table:table-cell>
              <table:table-cell office:value-type="float" office:value="1.39722222222222">
                <text:p>1.39722222222222</text:p>
              </table:table-cell>
              <table:table-cell office:value-type="float" office:value="1.65173116089613">
                <text:p>1.65173116089613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6">
                <text:p>726</text:p>
              </table:table-cell>
              <table:table-cell office:value-type="float" office:value="1.67073170731707">
                <text:p>1.67073170731707</text:p>
              </table:table-cell>
              <table:table-cell office:value-type="float" office:value="1.39722222222222">
                <text:p>1.39722222222222</text:p>
              </table:table-cell>
              <table:table-cell office:value-type="float" office:value="1.65173116089613">
                <text:p>1.65173116089613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7">
                <text:p>727</text:p>
              </table:table-cell>
              <table:table-cell office:value-type="float" office:value="1.67073170731707">
                <text:p>1.67073170731707</text:p>
              </table:table-cell>
              <table:table-cell office:value-type="float" office:value="1.39722222222222">
                <text:p>1.39722222222222</text:p>
              </table:table-cell>
              <table:table-cell office:value-type="float" office:value="1.65173116089613">
                <text:p>1.65173116089613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8">
                <text:p>728</text:p>
              </table:table-cell>
              <table:table-cell office:value-type="float" office:value="1.67073170731707">
                <text:p>1.67073170731707</text:p>
              </table:table-cell>
              <table:table-cell office:value-type="float" office:value="1.39722222222222">
                <text:p>1.39722222222222</text:p>
              </table:table-cell>
              <table:table-cell office:value-type="float" office:value="1.65173116089613">
                <text:p>1.65173116089613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9">
                <text:p>729</text:p>
              </table:table-cell>
              <table:table-cell office:value-type="float" office:value="1.67073170731707">
                <text:p>1.67073170731707</text:p>
              </table:table-cell>
              <table:table-cell office:value-type="float" office:value="1.39722222222222">
                <text:p>1.39722222222222</text:p>
              </table:table-cell>
              <table:table-cell office:value-type="float" office:value="1.65173116089613">
                <text:p>1.65173116089613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30">
                <text:p>730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39722222222222">
                <text:p>1.3972222222222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31">
                <text:p>731</text:p>
              </table:table-cell>
              <table:table-cell office:value-type="float" office:value="1.66260162601626">
                <text:p>1.66260162601626</text:p>
              </table:table-cell>
              <table:table-cell office:value-type="float" office:value="1.39722222222222">
                <text:p>1.39722222222222</text:p>
              </table:table-cell>
              <table:table-cell office:value-type="float" office:value="1.66260162601626">
                <text:p>1.66260162601626</text:p>
              </table:table-cell>
              <table:table-cell office:value-type="float" office:value="1.04140786749482">
                <text:p>1.04140786749482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32">
                <text:p>732</text:p>
              </table:table-cell>
              <table:table-cell office:value-type="float" office:value="1.65853658536585">
                <text:p>1.65853658536585</text:p>
              </table:table-cell>
              <table:table-cell office:value-type="float" office:value="1.39722222222222">
                <text:p>1.39722222222222</text:p>
              </table:table-cell>
              <table:table-cell office:value-type="float" office:value="1.65853658536585">
                <text:p>1.65853658536585</text:p>
              </table:table-cell>
              <table:table-cell office:value-type="float" office:value="1.03925619834711">
                <text:p>1.0392561983471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3">
                <text:p>733</text:p>
              </table:table-cell>
              <table:table-cell office:value-type="float" office:value="1.65853658536585">
                <text:p>1.65853658536585</text:p>
              </table:table-cell>
              <table:table-cell office:value-type="float" office:value="1.39722222222222">
                <text:p>1.39722222222222</text:p>
              </table:table-cell>
              <table:table-cell office:value-type="float" office:value="1.65853658536585">
                <text:p>1.65853658536585</text:p>
              </table:table-cell>
              <table:table-cell office:value-type="float" office:value="1.03925619834711">
                <text:p>1.039256198347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4">
                <text:p>734</text:p>
              </table:table-cell>
              <table:table-cell office:value-type="float" office:value="1.65650406504065">
                <text:p>1.65650406504065</text:p>
              </table:table-cell>
              <table:table-cell office:value-type="float" office:value="1.39722222222222">
                <text:p>1.39722222222222</text:p>
              </table:table-cell>
              <table:table-cell office:value-type="float" office:value="1.65650406504065">
                <text:p>1.65650406504065</text:p>
              </table:table-cell>
              <table:table-cell office:value-type="float" office:value="1.03925619834711">
                <text:p>1.0392561983471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5">
                <text:p>735</text:p>
              </table:table-cell>
              <table:table-cell office:value-type="float" office:value="1.65650406504065">
                <text:p>1.65650406504065</text:p>
              </table:table-cell>
              <table:table-cell office:value-type="float" office:value="1.39722222222222">
                <text:p>1.39722222222222</text:p>
              </table:table-cell>
              <table:table-cell office:value-type="float" office:value="1.65650406504065">
                <text:p>1.65650406504065</text:p>
              </table:table-cell>
              <table:table-cell office:value-type="float" office:value="1.03925619834711">
                <text:p>1.0392561983471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6">
                <text:p>736</text:p>
              </table:table-cell>
              <table:table-cell office:value-type="float" office:value="1.65447154471545">
                <text:p>1.65447154471545</text:p>
              </table:table-cell>
              <table:table-cell office:value-type="float" office:value="1.39722222222222">
                <text:p>1.39722222222222</text:p>
              </table:table-cell>
              <table:table-cell office:value-type="float" office:value="1.65447154471545">
                <text:p>1.65447154471545</text:p>
              </table:table-cell>
              <table:table-cell office:value-type="float" office:value="1.03925619834711">
                <text:p>1.0392561983471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7">
                <text:p>737</text:p>
              </table:table-cell>
              <table:table-cell office:value-type="float" office:value="1.65243902439024">
                <text:p>1.65243902439024</text:p>
              </table:table-cell>
              <table:table-cell office:value-type="float" office:value="1.39722222222222">
                <text:p>1.39722222222222</text:p>
              </table:table-cell>
              <table:table-cell office:value-type="float" office:value="1.65243902439024">
                <text:p>1.65243902439024</text:p>
              </table:table-cell>
              <table:table-cell office:value-type="float" office:value="1.03925619834711">
                <text:p>1.0392561983471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8">
                <text:p>738</text:p>
              </table:table-cell>
              <table:table-cell office:value-type="float" office:value="1.65040650406504">
                <text:p>1.65040650406504</text:p>
              </table:table-cell>
              <table:table-cell office:value-type="float" office:value="1.39722222222222">
                <text:p>1.39722222222222</text:p>
              </table:table-cell>
              <table:table-cell office:value-type="float" office:value="1.65040650406504">
                <text:p>1.65040650406504</text:p>
              </table:table-cell>
              <table:table-cell office:value-type="float" office:value="1.03925619834711">
                <text:p>1.039256198347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9">
                <text:p>739</text:p>
              </table:table-cell>
              <table:table-cell office:value-type="float" office:value="1.64837398373984">
                <text:p>1.64837398373984</text:p>
              </table:table-cell>
              <table:table-cell office:value-type="float" office:value="1.39722222222222">
                <text:p>1.39722222222222</text:p>
              </table:table-cell>
              <table:table-cell office:value-type="float" office:value="1.64837398373984">
                <text:p>1.64837398373984</text:p>
              </table:table-cell>
              <table:table-cell office:value-type="float" office:value="1.03925619834711">
                <text:p>1.0392561983471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40">
                <text:p>740</text:p>
              </table:table-cell>
              <table:table-cell office:value-type="float" office:value="1.64837398373984">
                <text:p>1.64837398373984</text:p>
              </table:table-cell>
              <table:table-cell office:value-type="float" office:value="1.39722222222222">
                <text:p>1.39722222222222</text:p>
              </table:table-cell>
              <table:table-cell office:value-type="float" office:value="1.64837398373984">
                <text:p>1.64837398373984</text:p>
              </table:table-cell>
              <table:table-cell office:value-type="float" office:value="1.03925619834711">
                <text:p>1.0392561983471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41">
                <text:p>741</text:p>
              </table:table-cell>
              <table:table-cell office:value-type="float" office:value="1.64837398373984">
                <text:p>1.64837398373984</text:p>
              </table:table-cell>
              <table:table-cell office:value-type="float" office:value="1.39722222222222">
                <text:p>1.39722222222222</text:p>
              </table:table-cell>
              <table:table-cell office:value-type="float" office:value="1.64837398373984">
                <text:p>1.64837398373984</text:p>
              </table:table-cell>
              <table:table-cell office:value-type="float" office:value="1.03925619834711">
                <text:p>1.0392561983471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42">
                <text:p>742</text:p>
              </table:table-cell>
              <table:table-cell office:value-type="float" office:value="1.64634146341463">
                <text:p>1.64634146341463</text:p>
              </table:table-cell>
              <table:table-cell office:value-type="float" office:value="1.39335180055402">
                <text:p>1.39335180055402</text:p>
              </table:table-cell>
              <table:table-cell office:value-type="float" office:value="1.64634146341463">
                <text:p>1.64634146341463</text:p>
              </table:table-cell>
              <table:table-cell office:value-type="float" office:value="1.03925619834711">
                <text:p>1.0392561983471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3">
                <text:p>743</text:p>
              </table:table-cell>
              <table:table-cell office:value-type="float" office:value="1.64430894308943">
                <text:p>1.64430894308943</text:p>
              </table:table-cell>
              <table:table-cell office:value-type="float" office:value="1.38950276243094">
                <text:p>1.38950276243094</text:p>
              </table:table-cell>
              <table:table-cell office:value-type="float" office:value="1.64430894308943">
                <text:p>1.64430894308943</text:p>
              </table:table-cell>
              <table:table-cell office:value-type="float" office:value="1.03925619834711">
                <text:p>1.0392561983471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4">
                <text:p>744</text:p>
              </table:table-cell>
              <table:table-cell office:value-type="float" office:value="1.64227642276423">
                <text:p>1.64227642276423</text:p>
              </table:table-cell>
              <table:table-cell office:value-type="float" office:value="1.38950276243094">
                <text:p>1.38950276243094</text:p>
              </table:table-cell>
              <table:table-cell office:value-type="float" office:value="1.64227642276423">
                <text:p>1.64227642276423</text:p>
              </table:table-cell>
              <table:table-cell office:value-type="float" office:value="1.03925619834711">
                <text:p>1.0392561983471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5">
                <text:p>745</text:p>
              </table:table-cell>
              <table:table-cell office:value-type="float" office:value="1.64227642276423">
                <text:p>1.64227642276423</text:p>
              </table:table-cell>
              <table:table-cell office:value-type="float" office:value="1.38950276243094">
                <text:p>1.38950276243094</text:p>
              </table:table-cell>
              <table:table-cell office:value-type="float" office:value="1.64227642276423">
                <text:p>1.64227642276423</text:p>
              </table:table-cell>
              <table:table-cell office:value-type="float" office:value="1.03925619834711">
                <text:p>1.0392561983471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6">
                <text:p>746</text:p>
              </table:table-cell>
              <table:table-cell office:value-type="float" office:value="1.64227642276423">
                <text:p>1.64227642276423</text:p>
              </table:table-cell>
              <table:table-cell office:value-type="float" office:value="1.38950276243094">
                <text:p>1.38950276243094</text:p>
              </table:table-cell>
              <table:table-cell office:value-type="float" office:value="1.64227642276423">
                <text:p>1.64227642276423</text:p>
              </table:table-cell>
              <table:table-cell office:value-type="float" office:value="1.03925619834711">
                <text:p>1.0392561983471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7">
                <text:p>747</text:p>
              </table:table-cell>
              <table:table-cell office:value-type="float" office:value="1.64024390243902">
                <text:p>1.64024390243902</text:p>
              </table:table-cell>
              <table:table-cell office:value-type="float" office:value="1.38950276243094">
                <text:p>1.38950276243094</text:p>
              </table:table-cell>
              <table:table-cell office:value-type="float" office:value="1.64024390243902">
                <text:p>1.64024390243902</text:p>
              </table:table-cell>
              <table:table-cell office:value-type="float" office:value="1.03925619834711">
                <text:p>1.0392561983471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8">
                <text:p>748</text:p>
              </table:table-cell>
              <table:table-cell office:value-type="float" office:value="1.64024390243902">
                <text:p>1.64024390243902</text:p>
              </table:table-cell>
              <table:table-cell office:value-type="float" office:value="1.38950276243094">
                <text:p>1.38950276243094</text:p>
              </table:table-cell>
              <table:table-cell office:value-type="float" office:value="1.64024390243902">
                <text:p>1.64024390243902</text:p>
              </table:table-cell>
              <table:table-cell office:value-type="float" office:value="1.03925619834711">
                <text:p>1.0392561983471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9">
                <text:p>749</text:p>
              </table:table-cell>
              <table:table-cell office:value-type="float" office:value="1.64024390243902">
                <text:p>1.64024390243902</text:p>
              </table:table-cell>
              <table:table-cell office:value-type="float" office:value="1.38950276243094">
                <text:p>1.38950276243094</text:p>
              </table:table-cell>
              <table:table-cell office:value-type="float" office:value="1.64024390243902">
                <text:p>1.64024390243902</text:p>
              </table:table-cell>
              <table:table-cell office:value-type="float" office:value="1.03925619834711">
                <text:p>1.0392561983471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50">
                <text:p>750</text:p>
              </table:table-cell>
              <table:table-cell office:value-type="float" office:value="1.64024390243902">
                <text:p>1.64024390243902</text:p>
              </table:table-cell>
              <table:table-cell office:value-type="float" office:value="1.38950276243094">
                <text:p>1.38950276243094</text:p>
              </table:table-cell>
              <table:table-cell office:value-type="float" office:value="1.64024390243902">
                <text:p>1.64024390243902</text:p>
              </table:table-cell>
              <table:table-cell office:value-type="float" office:value="1.03925619834711">
                <text:p>1.0392561983471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51">
                <text:p>751</text:p>
              </table:table-cell>
              <table:table-cell office:value-type="float" office:value="1.64024390243902">
                <text:p>1.64024390243902</text:p>
              </table:table-cell>
              <table:table-cell office:value-type="float" office:value="1.38950276243094">
                <text:p>1.38950276243094</text:p>
              </table:table-cell>
              <table:table-cell office:value-type="float" office:value="1.64024390243902">
                <text:p>1.64024390243902</text:p>
              </table:table-cell>
              <table:table-cell office:value-type="float" office:value="1.03925619834711">
                <text:p>1.0392561983471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52">
                <text:p>752</text:p>
              </table:table-cell>
              <table:table-cell office:value-type="float" office:value="1.64024390243902">
                <text:p>1.64024390243902</text:p>
              </table:table-cell>
              <table:table-cell office:value-type="float" office:value="1.38950276243094">
                <text:p>1.38950276243094</text:p>
              </table:table-cell>
              <table:table-cell office:value-type="float" office:value="1.64024390243902">
                <text:p>1.64024390243902</text:p>
              </table:table-cell>
              <table:table-cell office:value-type="float" office:value="1.03925619834711">
                <text:p>1.0392561983471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3">
                <text:p>753</text:p>
              </table:table-cell>
              <table:table-cell office:value-type="float" office:value="1.63821138211382">
                <text:p>1.63821138211382</text:p>
              </table:table-cell>
              <table:table-cell office:value-type="float" office:value="1.38950276243094">
                <text:p>1.38950276243094</text:p>
              </table:table-cell>
              <table:table-cell office:value-type="float" office:value="1.63821138211382">
                <text:p>1.63821138211382</text:p>
              </table:table-cell>
              <table:table-cell office:value-type="float" office:value="1.03925619834711">
                <text:p>1.0392561983471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4">
                <text:p>754</text:p>
              </table:table-cell>
              <table:table-cell office:value-type="float" office:value="1.63414634146341">
                <text:p>1.63414634146341</text:p>
              </table:table-cell>
              <table:table-cell office:value-type="float" office:value="1.38950276243094">
                <text:p>1.38950276243094</text:p>
              </table:table-cell>
              <table:table-cell office:value-type="float" office:value="1.63414634146341">
                <text:p>1.63414634146341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5">
                <text:p>755</text:p>
              </table:table-cell>
              <table:table-cell office:value-type="float" office:value="1.63414634146341">
                <text:p>1.63414634146341</text:p>
              </table:table-cell>
              <table:table-cell office:value-type="float" office:value="1.38950276243094">
                <text:p>1.38950276243094</text:p>
              </table:table-cell>
              <table:table-cell office:value-type="float" office:value="1.63414634146341">
                <text:p>1.63414634146341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6">
                <text:p>756</text:p>
              </table:table-cell>
              <table:table-cell office:value-type="float" office:value="1.63211382113821">
                <text:p>1.63211382113821</text:p>
              </table:table-cell>
              <table:table-cell office:value-type="float" office:value="1.38567493112948">
                <text:p>1.38567493112948</text:p>
              </table:table-cell>
              <table:table-cell office:value-type="float" office:value="1.63211382113821">
                <text:p>1.63211382113821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7">
                <text:p>757</text:p>
              </table:table-cell>
              <table:table-cell office:value-type="float" office:value="1.63211382113821">
                <text:p>1.63211382113821</text:p>
              </table:table-cell>
              <table:table-cell office:value-type="float" office:value="1.38567493112948">
                <text:p>1.38567493112948</text:p>
              </table:table-cell>
              <table:table-cell office:value-type="float" office:value="1.63211382113821">
                <text:p>1.63211382113821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8">
                <text:p>758</text:p>
              </table:table-cell>
              <table:table-cell office:value-type="float" office:value="1.63008130081301">
                <text:p>1.63008130081301</text:p>
              </table:table-cell>
              <table:table-cell office:value-type="float" office:value="1.38186813186813">
                <text:p>1.38186813186813</text:p>
              </table:table-cell>
              <table:table-cell office:value-type="float" office:value="1.63008130081301">
                <text:p>1.63008130081301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9">
                <text:p>759</text:p>
              </table:table-cell>
              <table:table-cell office:value-type="float" office:value="1.63008130081301">
                <text:p>1.63008130081301</text:p>
              </table:table-cell>
              <table:table-cell office:value-type="float" office:value="1.38186813186813">
                <text:p>1.38186813186813</text:p>
              </table:table-cell>
              <table:table-cell office:value-type="float" office:value="1.63008130081301">
                <text:p>1.63008130081301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60">
                <text:p>760</text:p>
              </table:table-cell>
              <table:table-cell office:value-type="float" office:value="1.6280487804878">
                <text:p>1.6280487804878</text:p>
              </table:table-cell>
              <table:table-cell office:value-type="float" office:value="1.37808219178082">
                <text:p>1.37808219178082</text:p>
              </table:table-cell>
              <table:table-cell office:value-type="float" office:value="1.6280487804878">
                <text:p>1.6280487804878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61">
                <text:p>761</text:p>
              </table:table-cell>
              <table:table-cell office:value-type="float" office:value="1.6260162601626">
                <text:p>1.6260162601626</text:p>
              </table:table-cell>
              <table:table-cell office:value-type="float" office:value="1.37808219178082">
                <text:p>1.37808219178082</text:p>
              </table:table-cell>
              <table:table-cell office:value-type="float" office:value="1.6260162601626">
                <text:p>1.6260162601626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62">
                <text:p>762</text:p>
              </table:table-cell>
              <table:table-cell office:value-type="float" office:value="1.6260162601626">
                <text:p>1.6260162601626</text:p>
              </table:table-cell>
              <table:table-cell office:value-type="float" office:value="1.37808219178082">
                <text:p>1.37808219178082</text:p>
              </table:table-cell>
              <table:table-cell office:value-type="float" office:value="1.6260162601626">
                <text:p>1.6260162601626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3">
                <text:p>763</text:p>
              </table:table-cell>
              <table:table-cell office:value-type="float" office:value="1.64300202839757">
                <text:p>1.64300202839757</text:p>
              </table:table-cell>
              <table:table-cell office:value-type="float" office:value="1.37808219178082">
                <text:p>1.37808219178082</text:p>
              </table:table-cell>
              <table:table-cell office:value-type="float" office:value="1.64300202839757">
                <text:p>1.64300202839757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4">
                <text:p>764</text:p>
              </table:table-cell>
              <table:table-cell office:value-type="float" office:value="1.64097363083164">
                <text:p>1.64097363083164</text:p>
              </table:table-cell>
              <table:table-cell office:value-type="float" office:value="1.37808219178082">
                <text:p>1.37808219178082</text:p>
              </table:table-cell>
              <table:table-cell office:value-type="float" office:value="1.64097363083164">
                <text:p>1.64097363083164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5">
                <text:p>765</text:p>
              </table:table-cell>
              <table:table-cell office:value-type="float" office:value="1.64097363083164">
                <text:p>1.64097363083164</text:p>
              </table:table-cell>
              <table:table-cell office:value-type="float" office:value="1.37808219178082">
                <text:p>1.37808219178082</text:p>
              </table:table-cell>
              <table:table-cell office:value-type="float" office:value="1.64097363083164">
                <text:p>1.64097363083164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6">
                <text:p>766</text:p>
              </table:table-cell>
              <table:table-cell office:value-type="float" office:value="1.63894523326572">
                <text:p>1.63894523326572</text:p>
              </table:table-cell>
              <table:table-cell office:value-type="float" office:value="1.37808219178082">
                <text:p>1.37808219178082</text:p>
              </table:table-cell>
              <table:table-cell office:value-type="float" office:value="1.63894523326572">
                <text:p>1.63894523326572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7">
                <text:p>767</text:p>
              </table:table-cell>
              <table:table-cell office:value-type="float" office:value="1.65182186234818">
                <text:p>1.65182186234818</text:p>
              </table:table-cell>
              <table:table-cell office:value-type="float" office:value="1.37431693989071">
                <text:p>1.37431693989071</text:p>
              </table:table-cell>
              <table:table-cell office:value-type="float" office:value="1.63488843813387">
                <text:p>1.63488843813387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8">
                <text:p>768</text:p>
              </table:table-cell>
              <table:table-cell office:value-type="float" office:value="1.65182186234818">
                <text:p>1.65182186234818</text:p>
              </table:table-cell>
              <table:table-cell office:value-type="float" office:value="1.37431693989071">
                <text:p>1.37431693989071</text:p>
              </table:table-cell>
              <table:table-cell office:value-type="float" office:value="1.63488843813387">
                <text:p>1.63488843813387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9">
                <text:p>769</text:p>
              </table:table-cell>
              <table:table-cell office:value-type="float" office:value="1.6497975708502">
                <text:p>1.6497975708502</text:p>
              </table:table-cell>
              <table:table-cell office:value-type="float" office:value="1.37431693989071">
                <text:p>1.37431693989071</text:p>
              </table:table-cell>
              <table:table-cell office:value-type="float" office:value="1.63286004056795">
                <text:p>1.63286004056795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70">
                <text:p>770</text:p>
              </table:table-cell>
              <table:table-cell office:value-type="float" office:value="1.64777327935223">
                <text:p>1.64777327935223</text:p>
              </table:table-cell>
              <table:table-cell office:value-type="float" office:value="1.37431693989071">
                <text:p>1.37431693989071</text:p>
              </table:table-cell>
              <table:table-cell office:value-type="float" office:value="1.63083164300203">
                <text:p>1.63083164300203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71">
                <text:p>771</text:p>
              </table:table-cell>
              <table:table-cell office:value-type="float" office:value="1.64777327935223">
                <text:p>1.64777327935223</text:p>
              </table:table-cell>
              <table:table-cell office:value-type="float" office:value="1.37431693989071">
                <text:p>1.37431693989071</text:p>
              </table:table-cell>
              <table:table-cell office:value-type="float" office:value="1.63083164300203">
                <text:p>1.63083164300203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72">
                <text:p>772</text:p>
              </table:table-cell>
              <table:table-cell office:value-type="float" office:value="1.64777327935223">
                <text:p>1.64777327935223</text:p>
              </table:table-cell>
              <table:table-cell office:value-type="float" office:value="1.37431693989071">
                <text:p>1.37431693989071</text:p>
              </table:table-cell>
              <table:table-cell office:value-type="float" office:value="1.63083164300203">
                <text:p>1.63083164300203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3">
                <text:p>773</text:p>
              </table:table-cell>
              <table:table-cell office:value-type="float" office:value="1.64574898785425">
                <text:p>1.64574898785425</text:p>
              </table:table-cell>
              <table:table-cell office:value-type="float" office:value="1.37431693989071">
                <text:p>1.37431693989071</text:p>
              </table:table-cell>
              <table:table-cell office:value-type="float" office:value="1.62880324543611">
                <text:p>1.62880324543611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4">
                <text:p>774</text:p>
              </table:table-cell>
              <table:table-cell office:value-type="float" office:value="1.64574898785425">
                <text:p>1.64574898785425</text:p>
              </table:table-cell>
              <table:table-cell office:value-type="float" office:value="1.37431693989071">
                <text:p>1.37431693989071</text:p>
              </table:table-cell>
              <table:table-cell office:value-type="float" office:value="1.62880324543611">
                <text:p>1.62880324543611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5">
                <text:p>775</text:p>
              </table:table-cell>
              <table:table-cell office:value-type="float" office:value="1.64574898785425">
                <text:p>1.64574898785425</text:p>
              </table:table-cell>
              <table:table-cell office:value-type="float" office:value="1.37431693989071">
                <text:p>1.37431693989071</text:p>
              </table:table-cell>
              <table:table-cell office:value-type="float" office:value="1.62880324543611">
                <text:p>1.62880324543611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6">
                <text:p>776</text:p>
              </table:table-cell>
              <table:table-cell office:value-type="float" office:value="1.64574898785425">
                <text:p>1.64574898785425</text:p>
              </table:table-cell>
              <table:table-cell office:value-type="float" office:value="1.37431693989071">
                <text:p>1.37431693989071</text:p>
              </table:table-cell>
              <table:table-cell office:value-type="float" office:value="1.62880324543611">
                <text:p>1.62880324543611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7">
                <text:p>777</text:p>
              </table:table-cell>
              <table:table-cell office:value-type="float" office:value="1.64372469635628">
                <text:p>1.64372469635628</text:p>
              </table:table-cell>
              <table:table-cell office:value-type="float" office:value="1.37431693989071">
                <text:p>1.37431693989071</text:p>
              </table:table-cell>
              <table:table-cell office:value-type="float" office:value="1.62677484787018">
                <text:p>1.62677484787018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8">
                <text:p>778</text:p>
              </table:table-cell>
              <table:table-cell office:value-type="float" office:value="1.64372469635628">
                <text:p>1.64372469635628</text:p>
              </table:table-cell>
              <table:table-cell office:value-type="float" office:value="1.37431693989071">
                <text:p>1.37431693989071</text:p>
              </table:table-cell>
              <table:table-cell office:value-type="float" office:value="1.62677484787018">
                <text:p>1.62677484787018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9">
                <text:p>779</text:p>
              </table:table-cell>
              <table:table-cell office:value-type="float" office:value="1.6417004048583">
                <text:p>1.6417004048583</text:p>
              </table:table-cell>
              <table:table-cell office:value-type="float" office:value="1.37431693989071">
                <text:p>1.37431693989071</text:p>
              </table:table-cell>
              <table:table-cell office:value-type="float" office:value="1.62474645030426">
                <text:p>1.62474645030426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80">
                <text:p>780</text:p>
              </table:table-cell>
              <table:table-cell office:value-type="float" office:value="1.63967611336032">
                <text:p>1.63967611336032</text:p>
              </table:table-cell>
              <table:table-cell office:value-type="float" office:value="1.37431693989071">
                <text:p>1.37431693989071</text:p>
              </table:table-cell>
              <table:table-cell office:value-type="float" office:value="1.62271805273834">
                <text:p>1.62271805273834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81">
                <text:p>781</text:p>
              </table:table-cell>
              <table:table-cell office:value-type="float" office:value="1.63967611336032">
                <text:p>1.63967611336032</text:p>
              </table:table-cell>
              <table:table-cell office:value-type="float" office:value="1.37431693989071">
                <text:p>1.37431693989071</text:p>
              </table:table-cell>
              <table:table-cell office:value-type="float" office:value="1.62271805273834">
                <text:p>1.62271805273834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82">
                <text:p>782</text:p>
              </table:table-cell>
              <table:table-cell office:value-type="float" office:value="1.63967611336032">
                <text:p>1.63967611336032</text:p>
              </table:table-cell>
              <table:table-cell office:value-type="float" office:value="1.37431693989071">
                <text:p>1.37431693989071</text:p>
              </table:table-cell>
              <table:table-cell office:value-type="float" office:value="1.62271805273834">
                <text:p>1.62271805273834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3">
                <text:p>783</text:p>
              </table:table-cell>
              <table:table-cell office:value-type="float" office:value="1.63765182186235">
                <text:p>1.63765182186235</text:p>
              </table:table-cell>
              <table:table-cell office:value-type="float" office:value="1.37057220708447">
                <text:p>1.37057220708447</text:p>
              </table:table-cell>
              <table:table-cell office:value-type="float" office:value="1.62068965517241">
                <text:p>1.62068965517241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4">
                <text:p>784</text:p>
              </table:table-cell>
              <table:table-cell office:value-type="float" office:value="1.63765182186235">
                <text:p>1.63765182186235</text:p>
              </table:table-cell>
              <table:table-cell office:value-type="float" office:value="1.37057220708447">
                <text:p>1.37057220708447</text:p>
              </table:table-cell>
              <table:table-cell office:value-type="float" office:value="1.62068965517241">
                <text:p>1.62068965517241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5">
                <text:p>785</text:p>
              </table:table-cell>
              <table:table-cell office:value-type="float" office:value="1.63562753036437">
                <text:p>1.63562753036437</text:p>
              </table:table-cell>
              <table:table-cell office:value-type="float" office:value="1.37057220708447">
                <text:p>1.37057220708447</text:p>
              </table:table-cell>
              <table:table-cell office:value-type="float" office:value="1.63562753036437">
                <text:p>1.63562753036437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6">
                <text:p>786</text:p>
              </table:table-cell>
              <table:table-cell office:value-type="float" office:value="1.6336032388664">
                <text:p>1.6336032388664</text:p>
              </table:table-cell>
              <table:table-cell office:value-type="float" office:value="1.36684782608696">
                <text:p>1.36684782608696</text:p>
              </table:table-cell>
              <table:table-cell office:value-type="float" office:value="1.6336032388664">
                <text:p>1.6336032388664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7">
                <text:p>787</text:p>
              </table:table-cell>
              <table:table-cell office:value-type="float" office:value="1.6336032388664">
                <text:p>1.6336032388664</text:p>
              </table:table-cell>
              <table:table-cell office:value-type="float" office:value="1.36684782608696">
                <text:p>1.36684782608696</text:p>
              </table:table-cell>
              <table:table-cell office:value-type="float" office:value="1.6336032388664">
                <text:p>1.6336032388664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8">
                <text:p>788</text:p>
              </table:table-cell>
              <table:table-cell office:value-type="float" office:value="1.6336032388664">
                <text:p>1.6336032388664</text:p>
              </table:table-cell>
              <table:table-cell office:value-type="float" office:value="1.36684782608696">
                <text:p>1.36684782608696</text:p>
              </table:table-cell>
              <table:table-cell office:value-type="float" office:value="1.6336032388664">
                <text:p>1.6336032388664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9">
                <text:p>789</text:p>
              </table:table-cell>
              <table:table-cell office:value-type="float" office:value="1.63157894736842">
                <text:p>1.63157894736842</text:p>
              </table:table-cell>
              <table:table-cell office:value-type="float" office:value="1.36684782608696">
                <text:p>1.36684782608696</text:p>
              </table:table-cell>
              <table:table-cell office:value-type="float" office:value="1.63157894736842">
                <text:p>1.63157894736842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90">
                <text:p>790</text:p>
              </table:table-cell>
              <table:table-cell office:value-type="float" office:value="1.63157894736842">
                <text:p>1.63157894736842</text:p>
              </table:table-cell>
              <table:table-cell office:value-type="float" office:value="1.36684782608696">
                <text:p>1.36684782608696</text:p>
              </table:table-cell>
              <table:table-cell office:value-type="float" office:value="1.63157894736842">
                <text:p>1.63157894736842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91">
                <text:p>791</text:p>
              </table:table-cell>
              <table:table-cell office:value-type="float" office:value="1.63157894736842">
                <text:p>1.63157894736842</text:p>
              </table:table-cell>
              <table:table-cell office:value-type="float" office:value="1.36684782608696">
                <text:p>1.36684782608696</text:p>
              </table:table-cell>
              <table:table-cell office:value-type="float" office:value="1.63157894736842">
                <text:p>1.63157894736842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92">
                <text:p>792</text:p>
              </table:table-cell>
              <table:table-cell office:value-type="float" office:value="1.63157894736842">
                <text:p>1.63157894736842</text:p>
              </table:table-cell>
              <table:table-cell office:value-type="float" office:value="1.36684782608696">
                <text:p>1.36684782608696</text:p>
              </table:table-cell>
              <table:table-cell office:value-type="float" office:value="1.63157894736842">
                <text:p>1.63157894736842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3">
                <text:p>793</text:p>
              </table:table-cell>
              <table:table-cell office:value-type="float" office:value="1.63157894736842">
                <text:p>1.63157894736842</text:p>
              </table:table-cell>
              <table:table-cell office:value-type="float" office:value="1.36684782608696">
                <text:p>1.36684782608696</text:p>
              </table:table-cell>
              <table:table-cell office:value-type="float" office:value="1.63157894736842">
                <text:p>1.63157894736842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4">
                <text:p>794</text:p>
              </table:table-cell>
              <table:table-cell office:value-type="float" office:value="1.62955465587045">
                <text:p>1.62955465587045</text:p>
              </table:table-cell>
              <table:table-cell office:value-type="float" office:value="1.36684782608696">
                <text:p>1.36684782608696</text:p>
              </table:table-cell>
              <table:table-cell office:value-type="float" office:value="1.62955465587045">
                <text:p>1.62955465587045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5">
                <text:p>795</text:p>
              </table:table-cell>
              <table:table-cell office:value-type="float" office:value="1.62753036437247">
                <text:p>1.62753036437247</text:p>
              </table:table-cell>
              <table:table-cell office:value-type="float" office:value="1.36684782608696">
                <text:p>1.36684782608696</text:p>
              </table:table-cell>
              <table:table-cell office:value-type="float" office:value="1.62753036437247">
                <text:p>1.62753036437247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6">
                <text:p>796</text:p>
              </table:table-cell>
              <table:table-cell office:value-type="float" office:value="1.62550607287449">
                <text:p>1.62550607287449</text:p>
              </table:table-cell>
              <table:table-cell office:value-type="float" office:value="1.36684782608696">
                <text:p>1.36684782608696</text:p>
              </table:table-cell>
              <table:table-cell office:value-type="float" office:value="1.62550607287449">
                <text:p>1.62550607287449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7">
                <text:p>797</text:p>
              </table:table-cell>
              <table:table-cell office:value-type="float" office:value="1.62550607287449">
                <text:p>1.62550607287449</text:p>
              </table:table-cell>
              <table:table-cell office:value-type="float" office:value="1.36684782608696">
                <text:p>1.36684782608696</text:p>
              </table:table-cell>
              <table:table-cell office:value-type="float" office:value="1.62550607287449">
                <text:p>1.62550607287449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8">
                <text:p>798</text:p>
              </table:table-cell>
              <table:table-cell office:value-type="float" office:value="1.62145748987854">
                <text:p>1.62145748987854</text:p>
              </table:table-cell>
              <table:table-cell office:value-type="float" office:value="1.36684782608696">
                <text:p>1.36684782608696</text:p>
              </table:table-cell>
              <table:table-cell office:value-type="float" office:value="1.62145748987854">
                <text:p>1.62145748987854</text:p>
              </table:table-cell>
              <table:table-cell office:value-type="float" office:value="1.03711340206186">
                <text:p>1.0371134020618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9">
                <text:p>799</text:p>
              </table:table-cell>
              <table:table-cell office:value-type="float" office:value="1.62145748987854">
                <text:p>1.62145748987854</text:p>
              </table:table-cell>
              <table:table-cell office:value-type="float" office:value="1.36684782608696">
                <text:p>1.36684782608696</text:p>
              </table:table-cell>
              <table:table-cell office:value-type="float" office:value="1.62145748987854">
                <text:p>1.62145748987854</text:p>
              </table:table-cell>
              <table:table-cell office:value-type="float" office:value="1.03711340206186">
                <text:p>1.03711340206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